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0.0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6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1"/>
    <style:style style:name="ce5" style:family="table-cell" style:parent-style-name="Default" style:data-style-name="N162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62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b" table:style-name="ta1" table:print="false">
        <table:table-column table:style-name="co1" table:number-columns-repeated="2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2" table:number-columns-repeated="5" table:default-cell-style-name="ce5"/>
        <table:table-column table:style-name="co3" table:number-columns-repeated="14" table:default-cell-style-name="ce5"/>
        <table:table-column table:style-name="co1" table:default-cell-style-name="ce5"/>
        <table:table-column table:style-name="co3" table:number-columns-repeated="2" table:default-cell-style-name="ce5"/>
        <table:table-column table:style-name="co4" table:number-columns-repeated="33" table:default-cell-style-name="ce5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3.739cm" svg:y="0cm" draw:caption-point-x="-0.61cm" draw:caption-point-y="0.01cm">
              <dc:date>2020-01-28T00:00:00</dc:date>
              <text:p text:style-name="P1"><text:span text:style-name="T1">This define the metallicity</text:span></text:p>
            </office:annotation>
            <text:p>&lt;0.0001</text:p>
          </table:table-cell>
          <table:table-cell table:style-name="ce6" office:value-type="string" calcext:value-type="string">
            <office:annotation draw:style-name="gr1" draw:text-style-name="P2" svg:width="2.899cm" svg:height="1.799cm" svg:x="6.879cm" svg:y="0cm" draw:caption-point-x="-0.61cm" draw:caption-point-y="0.01cm">
              <dc:date>2020-01-28T00:00:00</dc:date>
              <text:p text:style-name="P1"><text:span text:style-name="T1">From Here to right the Elements</text:span></text:p>
            </office:annotation>
            <text:p>He</text:p>
          </table:table-cell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_13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_1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_17</text:p>
          </table:table-cell>
          <table:table-cell table:style-name="ce6" office:value-type="string" calcext:value-type="string">
            <text:p>O_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Mg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T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Mn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Co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Cu</text:p>
          </table:table-cell>
          <table:table-cell table:style-name="ce6" office:value-type="string" calcext:value-type="string">
            <text:p>Zn</text:p>
          </table:table-cell>
          <table:table-cell table:style-name="ce6" office:value-type="string" calcext:value-type="string">
            <text:p>rem</text:p>
          </table:table-cell>
          <table:table-cell table:style-name="ce1" table:number-columns-repeated="3"/>
          <table:table-cell table:style-name="ce8"/>
          <table:table-cell table:style-name="ce1" table:number-columns-repeated="31"/>
        </table:table-row>
        <table:table-row table:style-name="ro1">
          <table:table-cell table:style-name="ce2" office:value-type="float" office:value="0.5" calcext:value-type="float">
            <office:annotation draw:style-name="gr1" draw:text-style-name="P2" svg:width="2.899cm" svg:height="1.799cm" svg:x="3.739cm" svg:y="0cm" draw:caption-point-x="-0.61cm" draw:caption-point-y="0.461cm">
              <dc:date>2020-01-28T00:00:00</dc:date>
              <text:p text:style-name="P1"><text:span text:style-name="T1">From here to bottom there are the star masses</text:span></text:p>
            </office:annotation>
            <text:p>0,5</text:p>
          </table:table-cell>
          <table:table-cell table:number-columns-repeated="27" office:value-type="float" office:value="0" calcext:value-type="float">
            <text:p>0,0000000000000</text:p>
          </table:table-cell>
          <table:table-cell office:value-type="float" office:value="0.5" calcext:value-type="float">
            <text:p>0,50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" calcext:value-type="float">
            <text:p>1,0</text:p>
          </table:table-cell>
          <table:table-cell office:value-type="float" office:value="0.005318" calcext:value-type="float">
            <text:p>0,0053180000000</text:p>
          </table:table-cell>
          <table:table-cell office:value-type="float" office:value="0.000000000108" calcext:value-type="float">
            <text:p>0,0000000001080</text:p>
          </table:table-cell>
          <table:table-cell office:value-type="float" office:value="0.00025878" calcext:value-type="float">
            <text:p>0,0002587800000</text:p>
          </table:table-cell>
          <table:table-cell office:value-type="float" office:value="0.00000020088" calcext:value-type="float">
            <text:p>0,0000002008800</text:p>
          </table:table-cell>
          <table:table-cell office:value-type="float" office:value="0.000004106" calcext:value-type="float">
            <text:p>0,0000041060000</text:p>
          </table:table-cell>
          <table:table-cell office:value-type="float" office:value="0.000000000144" calcext:value-type="float">
            <text:p>0,0000000001440</text:p>
          </table:table-cell>
          <table:table-cell office:value-type="float" office:value="0.000011637" calcext:value-type="float">
            <text:p>0,0000116370000</text:p>
          </table:table-cell>
          <table:table-cell office:value-type="float" office:value="0.000000072171" calcext:value-type="float">
            <text:p>0,0000000721710</text:p>
          </table:table-cell>
          <table:table-cell office:value-type="float" office:value="-0.000000004294" calcext:value-type="float">
            <text:p>-0,0000000042940</text:p>
          </table:table-cell>
          <table:table-cell office:value-type="float" office:value="0.000000005543" calcext:value-type="float">
            <text:p>0,0000000055430</text:p>
          </table:table-cell>
          <table:table-cell office:value-type="float" office:value="0.000000032203" calcext:value-type="float">
            <text:p>0,0000000322030</text:p>
          </table:table-cell>
          <table:table-cell office:value-type="float" office:value="0.000000021607" calcext:value-type="float">
            <text:p>0,0000000216070</text:p>
          </table:table-cell>
          <table:table-cell office:value-type="float" office:value="0.000000003227" calcext:value-type="float">
            <text:p>0,000000003227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2" calcext:value-type="float">
            <text:p>0,72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.25" calcext:value-type="float">
            <text:p>1,3</text:p>
          </table:table-cell>
          <table:table-cell office:value-type="float" office:value="0.025995" calcext:value-type="float">
            <text:p>0,0259950000000</text:p>
          </table:table-cell>
          <table:table-cell office:value-type="float" office:value="0.000000000108" calcext:value-type="float">
            <text:p>0,0000000001080</text:p>
          </table:table-cell>
          <table:table-cell office:value-type="float" office:value="0.0037028" calcext:value-type="float">
            <text:p>0,0037028000000</text:p>
          </table:table-cell>
          <table:table-cell office:value-type="float" office:value="0.00000048133" calcext:value-type="float">
            <text:p>0,0000004813300</text:p>
          </table:table-cell>
          <table:table-cell office:value-type="float" office:value="0.000019602" calcext:value-type="float">
            <text:p>0,0000196020000</text:p>
          </table:table-cell>
          <table:table-cell office:value-type="float" office:value="0.000000001693" calcext:value-type="float">
            <text:p>0,0000000016930</text:p>
          </table:table-cell>
          <table:table-cell office:value-type="float" office:value="0.000093069" calcext:value-type="float">
            <text:p>0,0000930690000</text:p>
          </table:table-cell>
          <table:table-cell office:value-type="float" office:value="0.000000076392" calcext:value-type="float">
            <text:p>0,0000000763920</text:p>
          </table:table-cell>
          <table:table-cell office:value-type="float" office:value="-0.000000014683" calcext:value-type="float">
            <text:p>-0,0000000146830</text:p>
          </table:table-cell>
          <table:table-cell office:value-type="float" office:value="0.00000015589" calcext:value-type="float">
            <text:p>0,0000001558900</text:p>
          </table:table-cell>
          <table:table-cell office:value-type="float" office:value="0.00000026405" calcext:value-type="float">
            <text:p>0,0000002640500</text:p>
          </table:table-cell>
          <table:table-cell office:value-type="float" office:value="0.00000017855" calcext:value-type="float">
            <text:p>0,0000001785500</text:p>
          </table:table-cell>
          <table:table-cell office:value-type="float" office:value="0.000000017787" calcext:value-type="float">
            <text:p>0,000000017787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8" calcext:value-type="float">
            <text:p>0,668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0.046646" calcext:value-type="float">
            <text:p>0,0466460000000</text:p>
          </table:table-cell>
          <table:table-cell office:value-type="float" office:value="0.000000000119" calcext:value-type="float">
            <text:p>0,0000000001190</text:p>
          </table:table-cell>
          <table:table-cell office:value-type="float" office:value="0.01171" calcext:value-type="float">
            <text:p>0,0117100000000</text:p>
          </table:table-cell>
          <table:table-cell office:value-type="float" office:value="0.00000089996" calcext:value-type="float">
            <text:p>0,0000008999600</text:p>
          </table:table-cell>
          <table:table-cell office:value-type="float" office:value="0.000040573" calcext:value-type="float">
            <text:p>0,0000405730000</text:p>
          </table:table-cell>
          <table:table-cell office:value-type="float" office:value="0.000000022949" calcext:value-type="float">
            <text:p>0,0000000229490</text:p>
          </table:table-cell>
          <table:table-cell office:value-type="float" office:value="0.00027503" calcext:value-type="float">
            <text:p>0,0002750300000</text:p>
          </table:table-cell>
          <table:table-cell office:value-type="float" office:value="0.00000032428" calcext:value-type="float">
            <text:p>0,0000003242800</text:p>
          </table:table-cell>
          <table:table-cell office:value-type="float" office:value="-0.000000028205" calcext:value-type="float">
            <text:p>-0,0000000282050</text:p>
          </table:table-cell>
          <table:table-cell office:value-type="float" office:value="0.0000012556" calcext:value-type="float">
            <text:p>0,0000012556000</text:p>
          </table:table-cell>
          <table:table-cell office:value-type="float" office:value="0.0000044785" calcext:value-type="float">
            <text:p>0,0000044785000</text:p>
          </table:table-cell>
          <table:table-cell office:value-type="float" office:value="0.0000025319" calcext:value-type="float">
            <text:p>0,0000025319000</text:p>
          </table:table-cell>
          <table:table-cell office:value-type="float" office:value="0.000000029657" calcext:value-type="float">
            <text:p>0,000000029657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1" calcext:value-type="float">
            <text:p>0,661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.75" calcext:value-type="float">
            <text:p>1,8</text:p>
          </table:table-cell>
          <table:table-cell office:value-type="float" office:value="0.087919" calcext:value-type="float">
            <text:p>0,0879190000000</text:p>
          </table:table-cell>
          <table:table-cell office:value-type="float" office:value="0.000000000097" calcext:value-type="float">
            <text:p>0,0000000000970</text:p>
          </table:table-cell>
          <table:table-cell office:value-type="float" office:value="0.023388" calcext:value-type="float">
            <text:p>0,0233880000000</text:p>
          </table:table-cell>
          <table:table-cell office:value-type="float" office:value="0.0000011751" calcext:value-type="float">
            <text:p>0,0000011751000</text:p>
          </table:table-cell>
          <table:table-cell office:value-type="float" office:value="0.000054326" calcext:value-type="float">
            <text:p>0,0000543260000</text:p>
          </table:table-cell>
          <table:table-cell office:value-type="float" office:value="0.000000030015" calcext:value-type="float">
            <text:p>0,0000000300150</text:p>
          </table:table-cell>
          <table:table-cell office:value-type="float" office:value="0.0004287" calcext:value-type="float">
            <text:p>0,0004287000000</text:p>
          </table:table-cell>
          <table:table-cell office:value-type="float" office:value="0.00000082345" calcext:value-type="float">
            <text:p>0,0000008234500</text:p>
          </table:table-cell>
          <table:table-cell office:value-type="float" office:value="-0.000000048704" calcext:value-type="float">
            <text:p>-0,0000000487040</text:p>
          </table:table-cell>
          <table:table-cell office:value-type="float" office:value="0.0000048298" calcext:value-type="float">
            <text:p>0,0000048298000</text:p>
          </table:table-cell>
          <table:table-cell office:value-type="float" office:value="0.000036117" calcext:value-type="float">
            <text:p>0,0000361170000</text:p>
          </table:table-cell>
          <table:table-cell office:value-type="float" office:value="0.00001868" calcext:value-type="float">
            <text:p>0,0000186800000</text:p>
          </table:table-cell>
          <table:table-cell office:value-type="float" office:value="0.000000095793" calcext:value-type="float">
            <text:p>0,000000095793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4" calcext:value-type="float">
            <text:p>0,664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office:value-type="float" office:value="0.10689" calcext:value-type="float">
            <text:p>0,1068900000000</text:p>
          </table:table-cell>
          <table:table-cell office:value-type="float" office:value="0.000000000066" calcext:value-type="float">
            <text:p>0,0000000000660</text:p>
          </table:table-cell>
          <table:table-cell office:value-type="float" office:value="0.02969" calcext:value-type="float">
            <text:p>0,0296900000000</text:p>
          </table:table-cell>
          <table:table-cell office:value-type="float" office:value="0.0000014216" calcext:value-type="float">
            <text:p>0,0000014216000</text:p>
          </table:table-cell>
          <table:table-cell office:value-type="float" office:value="0.000063921" calcext:value-type="float">
            <text:p>0,0000639210000</text:p>
          </table:table-cell>
          <table:table-cell office:value-type="float" office:value="0.000000014069" calcext:value-type="float">
            <text:p>0,0000000140690</text:p>
          </table:table-cell>
          <table:table-cell office:value-type="float" office:value="0.00047155" calcext:value-type="float">
            <text:p>0,0004715500000</text:p>
          </table:table-cell>
          <table:table-cell office:value-type="float" office:value="0.00000084577" calcext:value-type="float">
            <text:p>0,0000008457700</text:p>
          </table:table-cell>
          <table:table-cell office:value-type="float" office:value="-0.00000005845" calcext:value-type="float">
            <text:p>-0,0000000584500</text:p>
          </table:table-cell>
          <table:table-cell office:value-type="float" office:value="0.0000078963" calcext:value-type="float">
            <text:p>0,0000078963000</text:p>
          </table:table-cell>
          <table:table-cell office:value-type="float" office:value="0.000067498" calcext:value-type="float">
            <text:p>0,0000674980000</text:p>
          </table:table-cell>
          <table:table-cell office:value-type="float" office:value="0.000040405" calcext:value-type="float">
            <text:p>0,0000404050000</text:p>
          </table:table-cell>
          <table:table-cell office:value-type="float" office:value="0.00000023081" calcext:value-type="float">
            <text:p>0,00000023081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81" calcext:value-type="float">
            <text:p>0,681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office:value-type="float" office:value="0.1414" calcext:value-type="float">
            <text:p>0,1414000000000</text:p>
          </table:table-cell>
          <table:table-cell office:value-type="float" office:value="-0.000000000024" calcext:value-type="float">
            <text:p>-0,0000000000240</text:p>
          </table:table-cell>
          <table:table-cell office:value-type="float" office:value="0.041071" calcext:value-type="float">
            <text:p>0,0410710000000</text:p>
          </table:table-cell>
          <table:table-cell office:value-type="float" office:value="0.0000016379" calcext:value-type="float">
            <text:p>0,0000016379000</text:p>
          </table:table-cell>
          <table:table-cell office:value-type="float" office:value="0.000071704" calcext:value-type="float">
            <text:p>0,000071704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55697" calcext:value-type="float">
            <text:p>0,0005569700000</text:p>
          </table:table-cell>
          <table:table-cell office:value-type="float" office:value="0.00000069615" calcext:value-type="float">
            <text:p>0,0000006961500</text:p>
          </table:table-cell>
          <table:table-cell office:value-type="float" office:value="-0.000000068987" calcext:value-type="float">
            <text:p>-0,0000000689870</text:p>
          </table:table-cell>
          <table:table-cell office:value-type="float" office:value="0.000014214" calcext:value-type="float">
            <text:p>0,0000142140000</text:p>
          </table:table-cell>
          <table:table-cell office:value-type="float" office:value="0.00012859" calcext:value-type="float">
            <text:p>0,0001285900000</text:p>
          </table:table-cell>
          <table:table-cell office:value-type="float" office:value="0.00015119" calcext:value-type="float">
            <text:p>0,0001511900000</text:p>
          </table:table-cell>
          <table:table-cell office:value-type="float" office:value="0.0000010512" calcext:value-type="float">
            <text:p>0,0000010512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962" calcext:value-type="float">
            <text:p>0,6962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2.25" calcext:value-type="float">
            <text:p>2,3</text:p>
          </table:table-cell>
          <table:table-cell office:value-type="float" office:value="0.15789" calcext:value-type="float">
            <text:p>0,1578900000000</text:p>
          </table:table-cell>
          <table:table-cell office:value-type="float" office:value="-0.000000000062" calcext:value-type="float">
            <text:p>-0,0000000000620</text:p>
          </table:table-cell>
          <table:table-cell office:value-type="float" office:value="0.048515" calcext:value-type="float">
            <text:p>0,0485150000000</text:p>
          </table:table-cell>
          <table:table-cell office:value-type="float" office:value="0.0000017866" calcext:value-type="float">
            <text:p>0,0000017866000</text:p>
          </table:table-cell>
          <table:table-cell office:value-type="float" office:value="0.000072241" calcext:value-type="float">
            <text:p>0,000072241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62473" calcext:value-type="float">
            <text:p>0,0006247300000</text:p>
          </table:table-cell>
          <table:table-cell office:value-type="float" office:value="0.00000036407" calcext:value-type="float">
            <text:p>0,0000003640700</text:p>
          </table:table-cell>
          <table:table-cell office:value-type="float" office:value="-0.000000069009" calcext:value-type="float">
            <text:p>-0,0000000690090</text:p>
          </table:table-cell>
          <table:table-cell office:value-type="float" office:value="0.00001867" calcext:value-type="float">
            <text:p>0,0000186700000</text:p>
          </table:table-cell>
          <table:table-cell office:value-type="float" office:value="0.00016241" calcext:value-type="float">
            <text:p>0,0001624100000</text:p>
          </table:table-cell>
          <table:table-cell office:value-type="float" office:value="0.00022528" calcext:value-type="float">
            <text:p>0,0002252800000</text:p>
          </table:table-cell>
          <table:table-cell office:value-type="float" office:value="0.0000019135" calcext:value-type="float">
            <text:p>0,0000019135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13" calcext:value-type="float">
            <text:p>0,713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office:value-type="float" office:value="0.12749" calcext:value-type="float">
            <text:p>0,1274900000000</text:p>
          </table:table-cell>
          <table:table-cell office:value-type="float" office:value="-0.00000000006" calcext:value-type="float">
            <text:p>-0,0000000000600</text:p>
          </table:table-cell>
          <table:table-cell office:value-type="float" office:value="0.042072" calcext:value-type="float">
            <text:p>0,0420720000000</text:p>
          </table:table-cell>
          <table:table-cell office:value-type="float" office:value="0.00001121" calcext:value-type="float">
            <text:p>0,0000112100000</text:p>
          </table:table-cell>
          <table:table-cell office:value-type="float" office:value="0.000038377" calcext:value-type="float">
            <text:p>0,000038377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57962" calcext:value-type="float">
            <text:p>0,0005796200000</text:p>
          </table:table-cell>
          <table:table-cell office:value-type="float" office:value="0.00000052262" calcext:value-type="float">
            <text:p>0,0000005226200</text:p>
          </table:table-cell>
          <table:table-cell office:value-type="float" office:value="-0.000000081962" calcext:value-type="float">
            <text:p>-0,0000000819620</text:p>
          </table:table-cell>
          <table:table-cell office:value-type="float" office:value="0.000010605" calcext:value-type="float">
            <text:p>0,0000106050000</text:p>
          </table:table-cell>
          <table:table-cell office:value-type="float" office:value="0.000057195" calcext:value-type="float">
            <text:p>0,0000571950000</text:p>
          </table:table-cell>
          <table:table-cell office:value-type="float" office:value="0.0003141" calcext:value-type="float">
            <text:p>0,0003141000000</text:p>
          </table:table-cell>
          <table:table-cell office:value-type="float" office:value="0.0000032749" calcext:value-type="float">
            <text:p>0,0000032749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32" calcext:value-type="float">
            <text:p>0,732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3" calcext:value-type="float">
            <text:p>3,0</text:p>
          </table:table-cell>
          <table:table-cell office:value-type="float" office:value="0.076485" calcext:value-type="float">
            <text:p>0,0764850000000</text:p>
          </table:table-cell>
          <table:table-cell office:value-type="float" office:value="0.000000061157" calcext:value-type="float">
            <text:p>0,0000000611570</text:p>
          </table:table-cell>
          <table:table-cell office:value-type="float" office:value="0.023596" calcext:value-type="float">
            <text:p>0,0235960000000</text:p>
          </table:table-cell>
          <table:table-cell office:value-type="float" office:value="0.00044029" calcext:value-type="float">
            <text:p>0,0004402900000</text:p>
          </table:table-cell>
          <table:table-cell office:value-type="float" office:value="0.000081023" calcext:value-type="float">
            <text:p>0,000081023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41406" calcext:value-type="float">
            <text:p>0,0004140600000</text:p>
          </table:table-cell>
          <table:table-cell office:value-type="float" office:value="0.0000012847" calcext:value-type="float">
            <text:p>0,0000012847000</text:p>
          </table:table-cell>
          <table:table-cell office:value-type="float" office:value="-0.00000014768" calcext:value-type="float">
            <text:p>-0,0000001476800</text:p>
          </table:table-cell>
          <table:table-cell office:value-type="float" office:value="0.0000017349" calcext:value-type="float">
            <text:p>0,0000017349000</text:p>
          </table:table-cell>
          <table:table-cell office:value-type="float" office:value="0.000014751" calcext:value-type="float">
            <text:p>0,0000147510000</text:p>
          </table:table-cell>
          <table:table-cell office:value-type="float" office:value="0.00014336" calcext:value-type="float">
            <text:p>0,0001433600000</text:p>
          </table:table-cell>
          <table:table-cell office:value-type="float" office:value="0.0000016323" calcext:value-type="float">
            <text:p>0,0000016323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13" calcext:value-type="float">
            <text:p>0,813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office:value-type="float" office:value="0.12691" calcext:value-type="float">
            <text:p>0,1269100000000</text:p>
          </table:table-cell>
          <table:table-cell office:value-type="float" office:value="0.000000006153" calcext:value-type="float">
            <text:p>0,0000000061530</text:p>
          </table:table-cell>
          <table:table-cell office:value-type="float" office:value="0.005967" calcext:value-type="float">
            <text:p>0,0059670000000</text:p>
          </table:table-cell>
          <table:table-cell office:value-type="float" office:value="0.00040612" calcext:value-type="float">
            <text:p>0,0004061200000</text:p>
          </table:table-cell>
          <table:table-cell office:value-type="float" office:value="0.019821" calcext:value-type="float">
            <text:p>0,0198210000000</text:p>
          </table:table-cell>
          <table:table-cell office:value-type="float" office:value="0.00000031289" calcext:value-type="float">
            <text:p>0,0000003128900</text:p>
          </table:table-cell>
          <table:table-cell office:value-type="float" office:value="0.00051491" calcext:value-type="float">
            <text:p>0,0005149100000</text:p>
          </table:table-cell>
          <table:table-cell office:value-type="float" office:value="0.00000080543" calcext:value-type="float">
            <text:p>0,0000008054300</text:p>
          </table:table-cell>
          <table:table-cell office:value-type="float" office:value="-0.00000027736" calcext:value-type="float">
            <text:p>-0,0000002773600</text:p>
          </table:table-cell>
          <table:table-cell office:value-type="float" office:value="0.00000041267" calcext:value-type="float">
            <text:p>0,0000004126700</text:p>
          </table:table-cell>
          <table:table-cell office:value-type="float" office:value="0.000017465" calcext:value-type="float">
            <text:p>0,0000174650000</text:p>
          </table:table-cell>
          <table:table-cell office:value-type="float" office:value="0.00013354" calcext:value-type="float">
            <text:p>0,0001335400000</text:p>
          </table:table-cell>
          <table:table-cell office:value-type="float" office:value="0.0000020024" calcext:value-type="float">
            <text:p>0,000002002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54" calcext:value-type="float">
            <text:p>0,854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4" calcext:value-type="float">
            <text:p>4,0</text:p>
          </table:table-cell>
          <table:table-cell office:value-type="float" office:value="0.20337" calcext:value-type="float">
            <text:p>0,2033700000000</text:p>
          </table:table-cell>
          <table:table-cell office:value-type="float" office:value="0.00000000161" calcext:value-type="float">
            <text:p>0,0000000016100</text:p>
          </table:table-cell>
          <table:table-cell office:value-type="float" office:value="0.005" calcext:value-type="float">
            <text:p>0,0050000000000</text:p>
          </table:table-cell>
          <table:table-cell office:value-type="float" office:value="0.00042528" calcext:value-type="float">
            <text:p>0,0004252800000</text:p>
          </table:table-cell>
          <table:table-cell office:value-type="float" office:value="0.026448" calcext:value-type="float">
            <text:p>0,0264480000000</text:p>
          </table:table-cell>
          <table:table-cell office:value-type="float" office:value="0.00000048382" calcext:value-type="float">
            <text:p>0,0000004838200</text:p>
          </table:table-cell>
          <table:table-cell office:value-type="float" office:value="0.00064843" calcext:value-type="float">
            <text:p>0,0006484300000</text:p>
          </table:table-cell>
          <table:table-cell office:value-type="float" office:value="0.000001186" calcext:value-type="float">
            <text:p>0,0000011860000</text:p>
          </table:table-cell>
          <table:table-cell office:value-type="float" office:value="-0.00000033423" calcext:value-type="float">
            <text:p>-0,0000003342300</text:p>
          </table:table-cell>
          <table:table-cell office:value-type="float" office:value="0.00000046337" calcext:value-type="float">
            <text:p>0,0000004633700</text:p>
          </table:table-cell>
          <table:table-cell office:value-type="float" office:value="0.000019467" calcext:value-type="float">
            <text:p>0,0000194670000</text:p>
          </table:table-cell>
          <table:table-cell office:value-type="float" office:value="0.00017504" calcext:value-type="float">
            <text:p>0,0001750400000</text:p>
          </table:table-cell>
          <table:table-cell office:value-type="float" office:value="0.0000026807" calcext:value-type="float">
            <text:p>0,0000026807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74" calcext:value-type="float">
            <text:p>0,874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office:value-type="float" office:value="0.26487" calcext:value-type="float">
            <text:p>0,2648700000000</text:p>
          </table:table-cell>
          <table:table-cell office:value-type="float" office:value="0.000000001329" calcext:value-type="float">
            <text:p>0,0000000013290</text:p>
          </table:table-cell>
          <table:table-cell office:value-type="float" office:value="0.0034416" calcext:value-type="float">
            <text:p>0,0034416000000</text:p>
          </table:table-cell>
          <table:table-cell office:value-type="float" office:value="0.0003519" calcext:value-type="float">
            <text:p>0,0003519000000</text:p>
          </table:table-cell>
          <table:table-cell office:value-type="float" office:value="0.022479" calcext:value-type="float">
            <text:p>0,0224790000000</text:p>
          </table:table-cell>
          <table:table-cell office:value-type="float" office:value="0.00000045838" calcext:value-type="float">
            <text:p>0,0000004583800</text:p>
          </table:table-cell>
          <table:table-cell office:value-type="float" office:value="0.00047463" calcext:value-type="float">
            <text:p>0,0004746300000</text:p>
          </table:table-cell>
          <table:table-cell office:value-type="float" office:value="0.0000012008" calcext:value-type="float">
            <text:p>0,0000012008000</text:p>
          </table:table-cell>
          <table:table-cell office:value-type="float" office:value="-0.00000038618" calcext:value-type="float">
            <text:p>-0,0000003861800</text:p>
          </table:table-cell>
          <table:table-cell office:value-type="float" office:value="0.00000020225" calcext:value-type="float">
            <text:p>0,0000002022500</text:p>
          </table:table-cell>
          <table:table-cell office:value-type="float" office:value="0.000012275" calcext:value-type="float">
            <text:p>0,0000122750000</text:p>
          </table:table-cell>
          <table:table-cell office:value-type="float" office:value="0.00011619" calcext:value-type="float">
            <text:p>0,0001161900000</text:p>
          </table:table-cell>
          <table:table-cell office:value-type="float" office:value="0.0000019696" calcext:value-type="float">
            <text:p>0,0000019696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97" calcext:value-type="float">
            <text:p>0,897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3" office:value-type="float" office:value="5" calcext:value-type="float">
            <text:p>5,0</text:p>
          </table:table-cell>
          <table:table-cell office:value-type="float" office:value="0.34199" calcext:value-type="float">
            <text:p>0,3419900000000</text:p>
          </table:table-cell>
          <table:table-cell office:value-type="float" office:value="0.000000000723" calcext:value-type="float">
            <text:p>0,0000000007230</text:p>
          </table:table-cell>
          <table:table-cell office:value-type="float" office:value="0.0026457" calcext:value-type="float">
            <text:p>0,0026457000000</text:p>
          </table:table-cell>
          <table:table-cell office:value-type="float" office:value="0.00038494" calcext:value-type="float">
            <text:p>0,0003849400000</text:p>
          </table:table-cell>
          <table:table-cell office:value-type="float" office:value="0.022888" calcext:value-type="float">
            <text:p>0,0228880000000</text:p>
          </table:table-cell>
          <table:table-cell office:value-type="float" office:value="0.00000058676" calcext:value-type="float">
            <text:p>0,0000005867600</text:p>
          </table:table-cell>
          <table:table-cell office:value-type="float" office:value="0.00038167" calcext:value-type="float">
            <text:p>0,0003816700000</text:p>
          </table:table-cell>
          <table:table-cell office:value-type="float" office:value="0.0000014066" calcext:value-type="float">
            <text:p>0,0000014066000</text:p>
          </table:table-cell>
          <table:table-cell office:value-type="float" office:value="-0.00000043866" calcext:value-type="float">
            <text:p>-0,0000004386600</text:p>
          </table:table-cell>
          <table:table-cell office:value-type="float" office:value="0.000000064996" calcext:value-type="float">
            <text:p>0,0000000649960</text:p>
          </table:table-cell>
          <table:table-cell office:value-type="float" office:value="0.000010469" calcext:value-type="float">
            <text:p>0,0000104690000</text:p>
          </table:table-cell>
          <table:table-cell office:value-type="float" office:value="0.0001297" calcext:value-type="float">
            <text:p>0,0001297000000</text:p>
          </table:table-cell>
          <table:table-cell office:value-type="float" office:value="0.0000026228" calcext:value-type="float">
            <text:p>0,0000026228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29" calcext:value-type="float">
            <text:p>0,9290000000000</text:p>
          </table:table-cell>
          <table:table-cell table:style-name="ce1" table:number-columns-repeated="3"/>
          <table:table-cell table:style-name="ce8"/>
          <table:table-cell table:style-name="ce1" table:number-columns-repeated="31"/>
        </table:table-row>
        <table:table-row table:style-name="ro1">
          <table:table-cell table:style-name="ce2" office:value-type="float" office:value="5.5" calcext:value-type="float">
            <text:p>5,5</text:p>
          </table:table-cell>
          <table:table-cell office:value-type="float" office:value="0.42286" calcext:value-type="float">
            <text:p>0,4228600000000</text:p>
          </table:table-cell>
          <table:table-cell office:value-type="float" office:value="0.000000000068" calcext:value-type="float">
            <text:p>0,0000000000680</text:p>
          </table:table-cell>
          <table:table-cell office:value-type="float" office:value="0.0025914" calcext:value-type="float">
            <text:p>0,0025914000000</text:p>
          </table:table-cell>
          <table:table-cell office:value-type="float" office:value="0.0004177" calcext:value-type="float">
            <text:p>0,0004177000000</text:p>
          </table:table-cell>
          <table:table-cell office:value-type="float" office:value="0.028426" calcext:value-type="float">
            <text:p>0,0284260000000</text:p>
          </table:table-cell>
          <table:table-cell office:value-type="float" office:value="0.00000086941" calcext:value-type="float">
            <text:p>0,0000008694100</text:p>
          </table:table-cell>
          <table:table-cell office:value-type="float" office:value="0.00036993" calcext:value-type="float">
            <text:p>0,0003699300000</text:p>
          </table:table-cell>
          <table:table-cell office:value-type="float" office:value="0.0000019258" calcext:value-type="float">
            <text:p>0,0000019258000</text:p>
          </table:table-cell>
          <table:table-cell office:value-type="float" office:value="-0.00000048916" calcext:value-type="float">
            <text:p>-0,0000004891600</text:p>
          </table:table-cell>
          <table:table-cell office:value-type="float" office:value="0.000000039482" calcext:value-type="float">
            <text:p>0,0000000394820</text:p>
          </table:table-cell>
          <table:table-cell office:value-type="float" office:value="0.000012656" calcext:value-type="float">
            <text:p>0,0000126560000</text:p>
          </table:table-cell>
          <table:table-cell office:value-type="float" office:value="0.00023151" calcext:value-type="float">
            <text:p>0,0002315100000</text:p>
          </table:table-cell>
          <table:table-cell office:value-type="float" office:value="0.0000066348" calcext:value-type="float">
            <text:p>0,0000066348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66" calcext:value-type="float">
            <text:p>0,966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6" calcext:value-type="float">
            <text:p>6,0</text:p>
          </table:table-cell>
          <table:table-cell office:value-type="float" office:value="0.51817" calcext:value-type="float">
            <text:p>0,5181700000000</text:p>
          </table:table-cell>
          <table:table-cell office:value-type="float" office:value="-0.000000000104" calcext:value-type="float">
            <text:p>-0,0000000001040</text:p>
          </table:table-cell>
          <table:table-cell office:value-type="float" office:value="0.0018626" calcext:value-type="float">
            <text:p>0,0018626000000</text:p>
          </table:table-cell>
          <table:table-cell office:value-type="float" office:value="0.00038933" calcext:value-type="float">
            <text:p>0,0003893300000</text:p>
          </table:table-cell>
          <table:table-cell office:value-type="float" office:value="0.033797" calcext:value-type="float">
            <text:p>0,0337970000000</text:p>
          </table:table-cell>
          <table:table-cell office:value-type="float" office:value="0.0000021831" calcext:value-type="float">
            <text:p>0,0000021831000</text:p>
          </table:table-cell>
          <table:table-cell office:value-type="float" office:value="0.00063527" calcext:value-type="float">
            <text:p>0,0006352700000</text:p>
          </table:table-cell>
          <table:table-cell office:value-type="float" office:value="0.0000030072" calcext:value-type="float">
            <text:p>0,0000030072000</text:p>
          </table:table-cell>
          <table:table-cell office:value-type="float" office:value="-0.00000053865" calcext:value-type="float">
            <text:p>-0,0000005386500</text:p>
          </table:table-cell>
          <table:table-cell office:value-type="float" office:value="0.000000009031" calcext:value-type="float">
            <text:p>0,0000000090310</text:p>
          </table:table-cell>
          <table:table-cell office:value-type="float" office:value="0.000012576" calcext:value-type="float">
            <text:p>0,0000125760000</text:p>
          </table:table-cell>
          <table:table-cell office:value-type="float" office:value="0.00034512" calcext:value-type="float">
            <text:p>0,0003451200000</text:p>
          </table:table-cell>
          <table:table-cell office:value-type="float" office:value="0.000017699" calcext:value-type="float">
            <text:p>0,000017699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08" calcext:value-type="float">
            <text:p>1,008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6.5" calcext:value-type="float">
            <text:p>6,5</text:p>
          </table:table-cell>
          <table:table-cell office:value-type="float" office:value="0.8325" calcext:value-type="float">
            <text:p>0,8325000000000</text:p>
          </table:table-cell>
          <table:table-cell office:value-type="float" office:value="-0.000000005549" calcext:value-type="float">
            <text:p>-0,0000000055490</text:p>
          </table:table-cell>
          <table:table-cell office:value-type="float" office:value="0.003868" calcext:value-type="float">
            <text:p>0,0038680000000</text:p>
          </table:table-cell>
          <table:table-cell office:value-type="float" office:value="0.0008518" calcext:value-type="float">
            <text:p>0,0008518000000</text:p>
          </table:table-cell>
          <table:table-cell office:value-type="float" office:value="0.09036" calcext:value-type="float">
            <text:p>0,0903600000000</text:p>
          </table:table-cell>
          <table:table-cell office:value-type="float" office:value="0.000006144" calcext:value-type="float">
            <text:p>0,0000061440000</text:p>
          </table:table-cell>
          <table:table-cell office:value-type="float" office:value="0.001689" calcext:value-type="float">
            <text:p>0,0016890000000</text:p>
          </table:table-cell>
          <table:table-cell office:value-type="float" office:value="0.00001043" calcext:value-type="float">
            <text:p>0,0000104300000</text:p>
          </table:table-cell>
          <table:table-cell office:value-type="float" office:value="-0.000000576" calcext:value-type="float">
            <text:p>-0,0000005760000</text:p>
          </table:table-cell>
          <table:table-cell office:value-type="float" office:value="0.00000001929" calcext:value-type="float">
            <text:p>0,0000000192900</text:p>
          </table:table-cell>
          <table:table-cell office:value-type="float" office:value="0.00003101" calcext:value-type="float">
            <text:p>0,0000310100000</text:p>
          </table:table-cell>
          <table:table-cell office:value-type="float" office:value="0.0026145" calcext:value-type="float">
            <text:p>0,0026145000000</text:p>
          </table:table-cell>
          <table:table-cell office:value-type="float" office:value="0.0002394" calcext:value-type="float">
            <text:p>0,00023940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1" calcext:value-type="float">
            <text:p>1,10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7" calcext:value-type="float">
            <text:p>7,0</text:p>
          </table:table-cell>
          <table:table-cell office:value-type="float" office:value="0.7512" calcext:value-type="float">
            <text:p>0,7512000000000</text:p>
          </table:table-cell>
          <table:table-cell office:value-type="float" office:value="-0.000000006023" calcext:value-type="float">
            <text:p>-0,0000000060230</text:p>
          </table:table-cell>
          <table:table-cell office:value-type="float" office:value="0.003614" calcext:value-type="float">
            <text:p>0,0036140000000</text:p>
          </table:table-cell>
          <table:table-cell office:value-type="float" office:value="0.0005662" calcext:value-type="float">
            <text:p>0,0005662000000</text:p>
          </table:table-cell>
          <table:table-cell office:value-type="float" office:value="0.04478" calcext:value-type="float">
            <text:p>0,0447800000000</text:p>
          </table:table-cell>
          <table:table-cell office:value-type="float" office:value="0.000006423" calcext:value-type="float">
            <text:p>0,0000064230000</text:p>
          </table:table-cell>
          <table:table-cell office:value-type="float" office:value="0.0009486" calcext:value-type="float">
            <text:p>0,0009486000000</text:p>
          </table:table-cell>
          <table:table-cell office:value-type="float" office:value="0.000006567" calcext:value-type="float">
            <text:p>0,0000065670000</text:p>
          </table:table-cell>
          <table:table-cell office:value-type="float" office:value="-0.0000006231" calcext:value-type="float">
            <text:p>-0,0000006231000</text:p>
          </table:table-cell>
          <table:table-cell office:value-type="float" office:value="-0.000000001199" calcext:value-type="float">
            <text:p>-0,0000000011990</text:p>
          </table:table-cell>
          <table:table-cell office:value-type="float" office:value="0.000004581" calcext:value-type="float">
            <text:p>0,0000045810000</text:p>
          </table:table-cell>
          <table:table-cell office:value-type="float" office:value="0.00068543" calcext:value-type="float">
            <text:p>0,0006854300000</text:p>
          </table:table-cell>
          <table:table-cell office:value-type="float" office:value="0.00007341" calcext:value-type="float">
            <text:p>0,00007341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17" calcext:value-type="float">
            <text:p>1,17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7.5" calcext:value-type="float">
            <text:p>7,5</text:p>
          </table:table-cell>
          <table:table-cell office:value-type="float" office:value="0.7224" calcext:value-type="float">
            <text:p>0,7224000000000</text:p>
          </table:table-cell>
          <table:table-cell office:value-type="float" office:value="-0.000000004987" calcext:value-type="float">
            <text:p>-0,0000000049870</text:p>
          </table:table-cell>
          <table:table-cell office:value-type="float" office:value="0.003097" calcext:value-type="float">
            <text:p>0,0030970000000</text:p>
          </table:table-cell>
          <table:table-cell office:value-type="float" office:value="0.0004973" calcext:value-type="float">
            <text:p>0,0004973000000</text:p>
          </table:table-cell>
          <table:table-cell office:value-type="float" office:value="0.02937" calcext:value-type="float">
            <text:p>0,0293700000000</text:p>
          </table:table-cell>
          <table:table-cell office:value-type="float" office:value="0.000007489" calcext:value-type="float">
            <text:p>0,0000074890000</text:p>
          </table:table-cell>
          <table:table-cell office:value-type="float" office:value="0.001004" calcext:value-type="float">
            <text:p>0,0010040000000</text:p>
          </table:table-cell>
          <table:table-cell office:value-type="float" office:value="0.000007406" calcext:value-type="float">
            <text:p>0,0000074060000</text:p>
          </table:table-cell>
          <table:table-cell office:value-type="float" office:value="-0.0000006694" calcext:value-type="float">
            <text:p>-0,0000006694000</text:p>
          </table:table-cell>
          <table:table-cell office:value-type="float" office:value="-0.000000009786" calcext:value-type="float">
            <text:p>-0,0000000097860</text:p>
          </table:table-cell>
          <table:table-cell office:value-type="float" office:value="0.000001651" calcext:value-type="float">
            <text:p>0,0000016510000</text:p>
          </table:table-cell>
          <table:table-cell office:value-type="float" office:value="0.00032336" calcext:value-type="float">
            <text:p>0,0003233600000</text:p>
          </table:table-cell>
          <table:table-cell office:value-type="float" office:value="0.00002677" calcext:value-type="float">
            <text:p>0,00002677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23" calcext:value-type="float">
            <text:p>1,23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8" calcext:value-type="float">
            <text:p>8,0</text:p>
          </table:table-cell>
          <table:table-cell office:value-type="float" office:value="0.7224" calcext:value-type="float">
            <text:p>0,7224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office:value-type="float" office:value="0.7224" calcext:value-type="float">
            <text:p>0,7224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9" calcext:value-type="float">
            <text:p>9,0</text:p>
          </table:table-cell>
          <table:table-cell office:value-type="float" office:value="0.7224" calcext:value-type="float">
            <text:p>0,7224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3" calcext:value-type="float">
            <text:p>13,0</text:p>
          </table:table-cell>
          <table:table-cell office:value-type="float" office:value="4.0136" calcext:value-type="float">
            <text:p>4,0136000000000</text:p>
          </table:table-cell>
          <table:table-cell office:value-type="float" office:value="0.000000000217" calcext:value-type="float">
            <text:p>0,0000000002170</text:p>
          </table:table-cell>
          <table:table-cell office:value-type="float" office:value="0.074066" calcext:value-type="float">
            <text:p>0,0740660000000</text:p>
          </table:table-cell>
          <table:table-cell office:value-type="float" office:value="0.000000083905" calcext:value-type="float">
            <text:p>0,0000000839050</text:p>
          </table:table-cell>
          <table:table-cell office:value-type="float" office:value="0.0018322" calcext:value-type="float">
            <text:p>0,0018322000000</text:p>
          </table:table-cell>
          <table:table-cell office:value-type="float" office:value="0.000000063845" calcext:value-type="float">
            <text:p>0,0000000638450</text:p>
          </table:table-cell>
          <table:table-cell office:value-type="float" office:value="0.44963" calcext:value-type="float">
            <text:p>0,4496300000000</text:p>
          </table:table-cell>
          <table:table-cell office:value-type="float" office:value="0.0000016944" calcext:value-type="float">
            <text:p>0,0000016944000</text:p>
          </table:table-cell>
          <table:table-cell office:value-type="float" office:value="0.000000057921" calcext:value-type="float">
            <text:p>0,0000000579210</text:p>
          </table:table-cell>
          <table:table-cell office:value-type="float" office:value="0.000000000117" calcext:value-type="float">
            <text:p>0,0000000001170</text:p>
          </table:table-cell>
          <table:table-cell office:value-type="float" office:value="0.00014409" calcext:value-type="float">
            <text:p>0,0001440900000</text:p>
          </table:table-cell>
          <table:table-cell office:value-type="float" office:value="0.086424" calcext:value-type="float">
            <text:p>0,0864240000000</text:p>
          </table:table-cell>
          <table:table-cell office:value-type="float" office:value="0.0037764" calcext:value-type="float">
            <text:p>0,0037764000000</text:p>
          </table:table-cell>
          <table:table-cell office:value-type="float" office:value="0.082552" calcext:value-type="float">
            <text:p>0,0825520000000</text:p>
          </table:table-cell>
          <table:table-cell office:value-type="float" office:value="0.024037" calcext:value-type="float">
            <text:p>0,0240370000000</text:p>
          </table:table-cell>
          <table:table-cell office:value-type="float" office:value="0.0000053768" calcext:value-type="float">
            <text:p>0,0000053768000</text:p>
          </table:table-cell>
          <table:table-cell office:value-type="float" office:value="0.0029359" calcext:value-type="float">
            <text:p>0,0029359000000</text:p>
          </table:table-cell>
          <table:table-cell office:value-type="float" office:value="0.000000021194" calcext:value-type="float">
            <text:p>0,0000000211940</text:p>
          </table:table-cell>
          <table:table-cell office:value-type="float" office:value="0.000080694" calcext:value-type="float">
            <text:p>0,0000806940000</text:p>
          </table:table-cell>
          <table:table-cell office:value-type="float" office:value="0.000016543" calcext:value-type="float">
            <text:p>0,0000165430000</text:p>
          </table:table-cell>
          <table:table-cell office:value-type="float" office:value="0.00093969" calcext:value-type="float">
            <text:p>0,0009396900000</text:p>
          </table:table-cell>
          <table:table-cell office:value-type="float" office:value="0.00013285" calcext:value-type="float">
            <text:p>0,0001328500000</text:p>
          </table:table-cell>
          <table:table-cell office:value-type="float" office:value="0.071727" calcext:value-type="float">
            <text:p>0,0717270000000</text:p>
          </table:table-cell>
          <table:table-cell office:value-type="float" office:value="0.00017563" calcext:value-type="float">
            <text:p>0,0001756300000</text:p>
          </table:table-cell>
          <table:table-cell office:value-type="float" office:value="0.0025654" calcext:value-type="float">
            <text:p>0,0025654000000</text:p>
          </table:table-cell>
          <table:table-cell office:value-type="float" office:value="0.0000051024" calcext:value-type="float">
            <text:p>0,0000051024000</text:p>
          </table:table-cell>
          <table:table-cell office:value-type="float" office:value="0.00012573" calcext:value-type="float">
            <text:p>0,0001257300000</text:p>
          </table:table-cell>
          <table:table-cell office:value-type="float" office:value="1.57" calcext:value-type="float">
            <text:p>1,57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5" calcext:value-type="float">
            <text:p>15,0</text:p>
          </table:table-cell>
          <table:table-cell office:value-type="float" office:value="4.4008" calcext:value-type="float">
            <text:p>4,4008000000000</text:p>
          </table:table-cell>
          <table:table-cell office:value-type="float" office:value="0.000000000294" calcext:value-type="float">
            <text:p>0,0000000002940</text:p>
          </table:table-cell>
          <table:table-cell office:value-type="float" office:value="0.17161" calcext:value-type="float">
            <text:p>0,1716100000000</text:p>
          </table:table-cell>
          <table:table-cell office:value-type="float" office:value="0.000000062053" calcext:value-type="float">
            <text:p>0,0000000620530</text:p>
          </table:table-cell>
          <table:table-cell office:value-type="float" office:value="0.001858" calcext:value-type="float">
            <text:p>0,0018580000000</text:p>
          </table:table-cell>
          <table:table-cell office:value-type="float" office:value="0.000000068632" calcext:value-type="float">
            <text:p>0,0000000686320</text:p>
          </table:table-cell>
          <table:table-cell office:value-type="float" office:value="0.77272" calcext:value-type="float">
            <text:p>0,7727200000000</text:p>
          </table:table-cell>
          <table:table-cell office:value-type="float" office:value="0.0000015681" calcext:value-type="float">
            <text:p>0,0000015681000</text:p>
          </table:table-cell>
          <table:table-cell office:value-type="float" office:value="0.0000048937" calcext:value-type="float">
            <text:p>0,0000048937000</text:p>
          </table:table-cell>
          <table:table-cell office:value-type="float" office:value="0.000000001972" calcext:value-type="float">
            <text:p>0,0000000019720</text:p>
          </table:table-cell>
          <table:table-cell office:value-type="float" office:value="0.002447" calcext:value-type="float">
            <text:p>0,0024470000000</text:p>
          </table:table-cell>
          <table:table-cell office:value-type="float" office:value="0.068908" calcext:value-type="float">
            <text:p>0,0689080000000</text:p>
          </table:table-cell>
          <table:table-cell office:value-type="float" office:value="0.0013693" calcext:value-type="float">
            <text:p>0,0013693000000</text:p>
          </table:table-cell>
          <table:table-cell office:value-type="float" office:value="0.073629" calcext:value-type="float">
            <text:p>0,0736290000000</text:p>
          </table:table-cell>
          <table:table-cell office:value-type="float" office:value="0.032314" calcext:value-type="float">
            <text:p>0,0323140000000</text:p>
          </table:table-cell>
          <table:table-cell office:value-type="float" office:value="0.0000086696" calcext:value-type="float">
            <text:p>0,0000086696000</text:p>
          </table:table-cell>
          <table:table-cell office:value-type="float" office:value="0.0044322" calcext:value-type="float">
            <text:p>0,0044322000000</text:p>
          </table:table-cell>
          <table:table-cell office:value-type="float" office:value="0.000000040312" calcext:value-type="float">
            <text:p>0,0000000403120</text:p>
          </table:table-cell>
          <table:table-cell office:value-type="float" office:value="0.000093763" calcext:value-type="float">
            <text:p>0,0000937630000</text:p>
          </table:table-cell>
          <table:table-cell office:value-type="float" office:value="0.000010812" calcext:value-type="float">
            <text:p>0,0000108120000</text:p>
          </table:table-cell>
          <table:table-cell office:value-type="float" office:value="0.0011682" calcext:value-type="float">
            <text:p>0,0011682000000</text:p>
          </table:table-cell>
          <table:table-cell office:value-type="float" office:value="0.00018547" calcext:value-type="float">
            <text:p>0,0001854700000</text:p>
          </table:table-cell>
          <table:table-cell office:value-type="float" office:value="0.072373" calcext:value-type="float">
            <text:p>0,0723730000000</text:p>
          </table:table-cell>
          <table:table-cell office:value-type="float" office:value="0.00013195" calcext:value-type="float">
            <text:p>0,0001319500000</text:p>
          </table:table-cell>
          <table:table-cell office:value-type="float" office:value="0.0020759" calcext:value-type="float">
            <text:p>0,0020759000000</text:p>
          </table:table-cell>
          <table:table-cell office:value-type="float" office:value="0.0000037844" calcext:value-type="float">
            <text:p>0,0000037844000</text:p>
          </table:table-cell>
          <table:table-cell office:value-type="float" office:value="0.00012273" calcext:value-type="float">
            <text:p>0,0001227300000</text:p>
          </table:table-cell>
          <table:table-cell office:value-type="float" office:value="1.48" calcext:value-type="float">
            <text:p>1,48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18" calcext:value-type="float">
            <text:p>18,0</text:p>
          </table:table-cell>
          <table:table-cell office:value-type="float" office:value="5.4219" calcext:value-type="float">
            <text:p>5,4219000000000</text:p>
          </table:table-cell>
          <table:table-cell office:value-type="float" office:value="0.000000000073" calcext:value-type="float">
            <text:p>0,0000000000730</text:p>
          </table:table-cell>
          <table:table-cell office:value-type="float" office:value="0.21849" calcext:value-type="float">
            <text:p>0,2184900000000</text:p>
          </table:table-cell>
          <table:table-cell office:value-type="float" office:value="0.000000002627" calcext:value-type="float">
            <text:p>0,0000000026270</text:p>
          </table:table-cell>
          <table:table-cell office:value-type="float" office:value="0.00018913" calcext:value-type="float">
            <text:p>0,0001891300000</text:p>
          </table:table-cell>
          <table:table-cell office:value-type="float" office:value="0.000000023976" calcext:value-type="float">
            <text:p>0,0000000239760</text:p>
          </table:table-cell>
          <table:table-cell office:value-type="float" office:value="1.3788" calcext:value-type="float">
            <text:p>1,3788000000000</text:p>
          </table:table-cell>
          <table:table-cell office:value-type="float" office:value="0.00000027915" calcext:value-type="float">
            <text:p>0,0000002791500</text:p>
          </table:table-cell>
          <table:table-cell office:value-type="float" office:value="0.0000046303" calcext:value-type="float">
            <text:p>0,0000046303000</text:p>
          </table:table-cell>
          <table:table-cell office:value-type="float" office:value="0.00000000791" calcext:value-type="float">
            <text:p>0,0000000079100</text:p>
          </table:table-cell>
          <table:table-cell office:value-type="float" office:value="0.0020781" calcext:value-type="float">
            <text:p>0,0020781000000</text:p>
          </table:table-cell>
          <table:table-cell office:value-type="float" office:value="0.15836" calcext:value-type="float">
            <text:p>0,1583600000000</text:p>
          </table:table-cell>
          <table:table-cell office:value-type="float" office:value="0.0031421" calcext:value-type="float">
            <text:p>0,0031421000000</text:p>
          </table:table-cell>
          <table:table-cell office:value-type="float" office:value="0.11699" calcext:value-type="float">
            <text:p>0,1169900000000</text:p>
          </table:table-cell>
          <table:table-cell office:value-type="float" office:value="0.041042" calcext:value-type="float">
            <text:p>0,0410420000000</text:p>
          </table:table-cell>
          <table:table-cell office:value-type="float" office:value="0.000021013" calcext:value-type="float">
            <text:p>0,0000210130000</text:p>
          </table:table-cell>
          <table:table-cell office:value-type="float" office:value="0.0044141" calcext:value-type="float">
            <text:p>0,0044141000000</text:p>
          </table:table-cell>
          <table:table-cell office:value-type="float" office:value="0.000000055388" calcext:value-type="float">
            <text:p>0,0000000553880</text:p>
          </table:table-cell>
          <table:table-cell office:value-type="float" office:value="0.000088889" calcext:value-type="float">
            <text:p>0,0000888890000</text:p>
          </table:table-cell>
          <table:table-cell office:value-type="float" office:value="0.000012356" calcext:value-type="float">
            <text:p>0,0000123560000</text:p>
          </table:table-cell>
          <table:table-cell office:value-type="float" office:value="0.0012189" calcext:value-type="float">
            <text:p>0,0012189000000</text:p>
          </table:table-cell>
          <table:table-cell office:value-type="float" office:value="0.00017391" calcext:value-type="float">
            <text:p>0,0001739100000</text:p>
          </table:table-cell>
          <table:table-cell office:value-type="float" office:value="0.072287" calcext:value-type="float">
            <text:p>0,0722870000000</text:p>
          </table:table-cell>
          <table:table-cell office:value-type="float" office:value="0.00016102" calcext:value-type="float">
            <text:p>0,0001610200000</text:p>
          </table:table-cell>
          <table:table-cell office:value-type="float" office:value="0.0019883" calcext:value-type="float">
            <text:p>0,0019883000000</text:p>
          </table:table-cell>
          <table:table-cell office:value-type="float" office:value="0.0000040785" calcext:value-type="float">
            <text:p>0,0000040785000</text:p>
          </table:table-cell>
          <table:table-cell office:value-type="float" office:value="0.000095585" calcext:value-type="float">
            <text:p>0,0000955850000</text:p>
          </table:table-cell>
          <table:table-cell office:value-type="float" office:value="1.65" calcext:value-type="float">
            <text:p>1,65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20" calcext:value-type="float">
            <text:p>20,0</text:p>
          </table:table-cell>
          <table:table-cell office:value-type="float" office:value="5.9363" calcext:value-type="float">
            <text:p>5,9363000000000</text:p>
          </table:table-cell>
          <table:table-cell office:value-type="float" office:value="0.000000000279" calcext:value-type="float">
            <text:p>0,0000000002790</text:p>
          </table:table-cell>
          <table:table-cell office:value-type="float" office:value="0.21055" calcext:value-type="float">
            <text:p>0,2105500000000</text:p>
          </table:table-cell>
          <table:table-cell office:value-type="float" office:value="0.000000011376" calcext:value-type="float">
            <text:p>0,0000000113760</text:p>
          </table:table-cell>
          <table:table-cell office:value-type="float" office:value="0.000054226" calcext:value-type="float">
            <text:p>0,0000542260000</text:p>
          </table:table-cell>
          <table:table-cell office:value-type="float" office:value="0.000000011323" calcext:value-type="float">
            <text:p>0,0000000113230</text:p>
          </table:table-cell>
          <table:table-cell office:value-type="float" office:value="2.1053" calcext:value-type="float">
            <text:p>2,1053000000000</text:p>
          </table:table-cell>
          <table:table-cell office:value-type="float" office:value="0.000000068299" calcext:value-type="float">
            <text:p>0,0000000682990</text:p>
          </table:table-cell>
          <table:table-cell office:value-type="float" office:value="0.000000025246" calcext:value-type="float">
            <text:p>0,0000000252460</text:p>
          </table:table-cell>
          <table:table-cell office:value-type="float" office:value="0.000000001625" calcext:value-type="float">
            <text:p>0,0000000016250</text:p>
          </table:table-cell>
          <table:table-cell office:value-type="float" office:value="0.0029023" calcext:value-type="float">
            <text:p>0,0029023000000</text:p>
          </table:table-cell>
          <table:table-cell office:value-type="float" office:value="0.15061" calcext:value-type="float">
            <text:p>0,1506100000000</text:p>
          </table:table-cell>
          <table:table-cell office:value-type="float" office:value="0.0013667" calcext:value-type="float">
            <text:p>0,0013667000000</text:p>
          </table:table-cell>
          <table:table-cell office:value-type="float" office:value="0.099671" calcext:value-type="float">
            <text:p>0,0996710000000</text:p>
          </table:table-cell>
          <table:table-cell office:value-type="float" office:value="0.053811" calcext:value-type="float">
            <text:p>0,0538110000000</text:p>
          </table:table-cell>
          <table:table-cell office:value-type="float" office:value="0.000053524" calcext:value-type="float">
            <text:p>0,0000535240000</text:p>
          </table:table-cell>
          <table:table-cell office:value-type="float" office:value="0.0062447" calcext:value-type="float">
            <text:p>0,0062447000000</text:p>
          </table:table-cell>
          <table:table-cell office:value-type="float" office:value="0.00000025532" calcext:value-type="float">
            <text:p>0,0000002553200</text:p>
          </table:table-cell>
          <table:table-cell office:value-type="float" office:value="0.00010273" calcext:value-type="float">
            <text:p>0,0001027300000</text:p>
          </table:table-cell>
          <table:table-cell office:value-type="float" office:value="0.000011027" calcext:value-type="float">
            <text:p>0,0000110270000</text:p>
          </table:table-cell>
          <table:table-cell office:value-type="float" office:value="0.0014678" calcext:value-type="float">
            <text:p>0,0014678000000</text:p>
          </table:table-cell>
          <table:table-cell office:value-type="float" office:value="0.00022569" calcext:value-type="float">
            <text:p>0,0002256900000</text:p>
          </table:table-cell>
          <table:table-cell office:value-type="float" office:value="0.072292" calcext:value-type="float">
            <text:p>0,0722920000000</text:p>
          </table:table-cell>
          <table:table-cell office:value-type="float" office:value="0.00014955" calcext:value-type="float">
            <text:p>0,0001495500000</text:p>
          </table:table-cell>
          <table:table-cell office:value-type="float" office:value="0.0017434" calcext:value-type="float">
            <text:p>0,0017434000000</text:p>
          </table:table-cell>
          <table:table-cell office:value-type="float" office:value="0.0000035797" calcext:value-type="float">
            <text:p>0,0000035797000</text:p>
          </table:table-cell>
          <table:table-cell office:value-type="float" office:value="0.000083398" calcext:value-type="float">
            <text:p>0,0000833980000</text:p>
          </table:table-cell>
          <table:table-cell office:value-type="float" office:value="1.66" calcext:value-type="float">
            <text:p>1,66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2" office:value-type="float" office:value="25" calcext:value-type="float">
            <text:p>25,0</text:p>
          </table:table-cell>
          <table:table-cell office:value-type="float" office:value="8.0268" calcext:value-type="float">
            <text:p>8,0268000000000</text:p>
          </table:table-cell>
          <table:table-cell office:value-type="float" office:value="0.000000005677" calcext:value-type="float">
            <text:p>0,0000000056770</text:p>
          </table:table-cell>
          <table:table-cell office:value-type="float" office:value="0.29357" calcext:value-type="float">
            <text:p>0,2935700000000</text:p>
          </table:table-cell>
          <table:table-cell office:value-type="float" office:value="0.000000014655" calcext:value-type="float">
            <text:p>0,0000000146550</text:p>
          </table:table-cell>
          <table:table-cell office:value-type="float" office:value="0.00059124" calcext:value-type="float">
            <text:p>0,0005912400000</text:p>
          </table:table-cell>
          <table:table-cell office:value-type="float" office:value="0.00000011747" calcext:value-type="float">
            <text:p>0,0000001174700</text:p>
          </table:table-cell>
          <table:table-cell office:value-type="float" office:value="2.791" calcext:value-type="float">
            <text:p>2,7910000000000</text:p>
          </table:table-cell>
          <table:table-cell office:value-type="float" office:value="0.0000014892" calcext:value-type="float">
            <text:p>0,0000014892000</text:p>
          </table:table-cell>
          <table:table-cell office:value-type="float" office:value="0.00000067454" calcext:value-type="float">
            <text:p>0,0000006745400</text:p>
          </table:table-cell>
          <table:table-cell office:value-type="float" office:value="0.00000000171" calcext:value-type="float">
            <text:p>0,0000000017100</text:p>
          </table:table-cell>
          <table:table-cell office:value-type="float" office:value="0.0010266" calcext:value-type="float">
            <text:p>0,0010266000000</text:p>
          </table:table-cell>
          <table:table-cell office:value-type="float" office:value="0.11981" calcext:value-type="float">
            <text:p>0,1198100000000</text:p>
          </table:table-cell>
          <table:table-cell office:value-type="float" office:value="0.00080797" calcext:value-type="float">
            <text:p>0,0008079700000</text:p>
          </table:table-cell>
          <table:table-cell office:value-type="float" office:value="0.35121" calcext:value-type="float">
            <text:p>0,3512100000000</text:p>
          </table:table-cell>
          <table:table-cell office:value-type="float" office:value="0.1857" calcext:value-type="float">
            <text:p>0,1857000000000</text:p>
          </table:table-cell>
          <table:table-cell office:value-type="float" office:value="0.000083773" calcext:value-type="float">
            <text:p>0,0000837730000</text:p>
          </table:table-cell>
          <table:table-cell office:value-type="float" office:value="0.024815" calcext:value-type="float">
            <text:p>0,0248150000000</text:p>
          </table:table-cell>
          <table:table-cell office:value-type="float" office:value="0.00000061634" calcext:value-type="float">
            <text:p>0,0000006163400</text:p>
          </table:table-cell>
          <table:table-cell office:value-type="float" office:value="0.00016565" calcext:value-type="float">
            <text:p>0,0001656500000</text:p>
          </table:table-cell>
          <table:table-cell office:value-type="float" office:value="0.0000090135" calcext:value-type="float">
            <text:p>0,0000090135000</text:p>
          </table:table-cell>
          <table:table-cell office:value-type="float" office:value="0.002967" calcext:value-type="float">
            <text:p>0,0029670000000</text:p>
          </table:table-cell>
          <table:table-cell office:value-type="float" office:value="0.00043031" calcext:value-type="float">
            <text:p>0,0004303100000</text:p>
          </table:table-cell>
          <table:table-cell office:value-type="float" office:value="0.073798" calcext:value-type="float">
            <text:p>0,0737980000000</text:p>
          </table:table-cell>
          <table:table-cell office:value-type="float" office:value="0.000015658" calcext:value-type="float">
            <text:p>0,0000156580000</text:p>
          </table:table-cell>
          <table:table-cell office:value-type="float" office:value="0.00044209" calcext:value-type="float">
            <text:p>0,0004420900000</text:p>
          </table:table-cell>
          <table:table-cell office:value-type="float" office:value="0.00000013101" calcext:value-type="float">
            <text:p>0,0000001310100</text:p>
          </table:table-cell>
          <table:table-cell office:value-type="float" office:value="0.0000025601" calcext:value-type="float">
            <text:p>0,0000025601000</text:p>
          </table:table-cell>
          <table:table-cell office:value-type="float" office:value="1.92" calcext:value-type="float">
            <text:p>1,92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31"/>
        </table:table-row>
        <table:table-row table:style-name="ro1">
          <table:table-cell table:style-name="ce3" office:value-type="float" office:value="30" calcext:value-type="float">
            <text:p>30,0</text:p>
          </table:table-cell>
          <table:table-cell office:value-type="float" office:value="9.5219" calcext:value-type="float">
            <text:p>9,5219000000000</text:p>
          </table:table-cell>
          <table:table-cell office:value-type="float" office:value="0.0000000236" calcext:value-type="float">
            <text:p>0,0000000236000</text:p>
          </table:table-cell>
          <table:table-cell office:value-type="float" office:value="0.33746" calcext:value-type="float">
            <text:p>0,3374600000000</text:p>
          </table:table-cell>
          <table:table-cell office:value-type="float" office:value="0.000000010202" calcext:value-type="float">
            <text:p>0,0000000102020</text:p>
          </table:table-cell>
          <table:table-cell office:value-type="float" office:value="0.0000016378" calcext:value-type="float">
            <text:p>0,0000016378000</text:p>
          </table:table-cell>
          <table:table-cell office:value-type="float" office:value="0.000000016749" calcext:value-type="float">
            <text:p>0,0000000167490</text:p>
          </table:table-cell>
          <table:table-cell office:value-type="float" office:value="4.812" calcext:value-type="float">
            <text:p>4,8120000000000</text:p>
          </table:table-cell>
          <table:table-cell office:value-type="float" office:value="0.000000018829" calcext:value-type="float">
            <text:p>0,0000000188290</text:p>
          </table:table-cell>
          <table:table-cell office:value-type="float" office:value="0.000000002065" calcext:value-type="float">
            <text:p>0,0000000020650</text:p>
          </table:table-cell>
          <table:table-cell office:value-type="float" office:value="0.000000000894" calcext:value-type="float">
            <text:p>0,0000000008940</text:p>
          </table:table-cell>
          <table:table-cell office:value-type="float" office:value="0.0014159" calcext:value-type="float">
            <text:p>0,0014159000000</text:p>
          </table:table-cell>
          <table:table-cell office:value-type="float" office:value="0.22685" calcext:value-type="float">
            <text:p>0,2268500000000</text:p>
          </table:table-cell>
          <table:table-cell office:value-type="float" office:value="0.0026266" calcext:value-type="float">
            <text:p>0,0026266000000</text:p>
          </table:table-cell>
          <table:table-cell office:value-type="float" office:value="0.24874" calcext:value-type="float">
            <text:p>0,2487400000000</text:p>
          </table:table-cell>
          <table:table-cell office:value-type="float" office:value="0.11591" calcext:value-type="float">
            <text:p>0,1159100000000</text:p>
          </table:table-cell>
          <table:table-cell office:value-type="float" office:value="0.000016435" calcext:value-type="float">
            <text:p>0,0000164350000</text:p>
          </table:table-cell>
          <table:table-cell office:value-type="float" office:value="0.017362" calcext:value-type="float">
            <text:p>0,0173620000000</text:p>
          </table:table-cell>
          <table:table-cell office:value-type="float" office:value="0.00000015101" calcext:value-type="float">
            <text:p>0,0000001510100</text:p>
          </table:table-cell>
          <table:table-cell office:value-type="float" office:value="0.00018991" calcext:value-type="float">
            <text:p>0,0001899100000</text:p>
          </table:table-cell>
          <table:table-cell office:value-type="float" office:value="0.000010586" calcext:value-type="float">
            <text:p>0,0000105860000</text:p>
          </table:table-cell>
          <table:table-cell office:value-type="float" office:value="0.0033411" calcext:value-type="float">
            <text:p>0,0033411000000</text:p>
          </table:table-cell>
          <table:table-cell office:value-type="float" office:value="0.00051575" calcext:value-type="float">
            <text:p>0,0005157500000</text:p>
          </table:table-cell>
          <table:table-cell office:value-type="float" office:value="0.074577" calcext:value-type="float">
            <text:p>0,0745770000000</text:p>
          </table:table-cell>
          <table:table-cell office:value-type="float" office:value="0.000002473" calcext:value-type="float">
            <text:p>0,0000024730000</text:p>
          </table:table-cell>
          <table:table-cell office:value-type="float" office:value="0.00038602" calcext:value-type="float">
            <text:p>0,0003860200000</text:p>
          </table:table-cell>
          <table:table-cell office:value-type="float" office:value="0.000000000238" calcext:value-type="float">
            <text:p>0,0000000002380</text:p>
          </table:table-cell>
          <table:table-cell office:value-type="float" office:value="0.000000000308" calcext:value-type="float">
            <text:p>0,0000000003080</text:p>
          </table:table-cell>
          <table:table-cell office:value-type="float" office:value="2.07" calcext:value-type="float">
            <text:p>2,0700000000000</text:p>
          </table:table-cell>
          <table:table-cell table:style-name="ce1" table:number-columns-repeated="35"/>
        </table:table-row>
        <table:table-row table:style-name="ro1">
          <table:table-cell table:style-name="ce2" office:value-type="float" office:value="40" calcext:value-type="float">
            <text:p>40,0</text:p>
          </table:table-cell>
          <table:table-cell office:value-type="float" office:value="11.893" calcext:value-type="float">
            <text:p>11,8930000000000</text:p>
          </table:table-cell>
          <table:table-cell office:value-type="float" office:value="0.000000000038" calcext:value-type="float">
            <text:p>0,0000000000380</text:p>
          </table:table-cell>
          <table:table-cell office:value-type="float" office:value="0.4287" calcext:value-type="float">
            <text:p>0,4287000000000</text:p>
          </table:table-cell>
          <table:table-cell office:value-type="float" office:value="0.000000003215" calcext:value-type="float">
            <text:p>0,0000000032150</text:p>
          </table:table-cell>
          <table:table-cell office:value-type="float" office:value="0.00000058923" calcext:value-type="float">
            <text:p>0,0000005892300</text:p>
          </table:table-cell>
          <table:table-cell office:value-type="float" office:value="0.00000062926" calcext:value-type="float">
            <text:p>0,0000006292600</text:p>
          </table:table-cell>
          <table:table-cell office:value-type="float" office:value="8.382" calcext:value-type="float">
            <text:p>8,3820000000000</text:p>
          </table:table-cell>
          <table:table-cell office:value-type="float" office:value="0.000000001422" calcext:value-type="float">
            <text:p>0,0000000014220</text:p>
          </table:table-cell>
          <table:table-cell office:value-type="float" office:value="0.00000021284" calcext:value-type="float">
            <text:p>0,0000002128400</text:p>
          </table:table-cell>
          <table:table-cell office:value-type="float" office:value="0.000000000238" calcext:value-type="float">
            <text:p>0,0000000002380</text:p>
          </table:table-cell>
          <table:table-cell office:value-type="float" office:value="0.00018427" calcext:value-type="float">
            <text:p>0,0001842700000</text:p>
          </table:table-cell>
          <table:table-cell office:value-type="float" office:value="0.47842" calcext:value-type="float">
            <text:p>0,4784200000000</text:p>
          </table:table-cell>
          <table:table-cell office:value-type="float" office:value="0.014684" calcext:value-type="float">
            <text:p>0,0146840000000</text:p>
          </table:table-cell>
          <table:table-cell office:value-type="float" office:value="1.0315" calcext:value-type="float">
            <text:p>1,0315000000000</text:p>
          </table:table-cell>
          <table:table-cell office:value-type="float" office:value="0.37504" calcext:value-type="float">
            <text:p>0,3750400000000</text:p>
          </table:table-cell>
          <table:table-cell office:value-type="float" office:value="0.00014566" calcext:value-type="float">
            <text:p>0,0001456600000</text:p>
          </table:table-cell>
          <table:table-cell office:value-type="float" office:value="0.037337" calcext:value-type="float">
            <text:p>0,0373370000000</text:p>
          </table:table-cell>
          <table:table-cell office:value-type="float" office:value="0.00000058135" calcext:value-type="float">
            <text:p>0,0000005813500</text:p>
          </table:table-cell>
          <table:table-cell office:value-type="float" office:value="0.00026786" calcext:value-type="float">
            <text:p>0,0002678600000</text:p>
          </table:table-cell>
          <table:table-cell office:value-type="float" office:value="0.000017579" calcext:value-type="float">
            <text:p>0,0000175790000</text:p>
          </table:table-cell>
          <table:table-cell office:value-type="float" office:value="0.0043871" calcext:value-type="float">
            <text:p>0,0043871000000</text:p>
          </table:table-cell>
          <table:table-cell office:value-type="float" office:value="0.00071501" calcext:value-type="float">
            <text:p>0,0007150100000</text:p>
          </table:table-cell>
          <table:table-cell office:value-type="float" office:value="0.080001" calcext:value-type="float">
            <text:p>0,0800010000000</text:p>
          </table:table-cell>
          <table:table-cell office:value-type="float" office:value="0.0000018748" calcext:value-type="float">
            <text:p>0,0000018748000</text:p>
          </table:table-cell>
          <table:table-cell office:value-type="float" office:value="0.00057815" calcext:value-type="float">
            <text:p>0,0005781500000</text:p>
          </table:table-cell>
          <table:table-cell office:value-type="float" office:value="0.000000000021" calcext:value-type="float">
            <text:p>0,0000000000210</text:p>
          </table:table-cell>
          <table:table-cell office:value-type="float" office:value="0.000000000044" calcext:value-type="float">
            <text:p>0,0000000000440</text:p>
          </table:table-cell>
          <table:table-cell office:value-type="float" office:value="2.89" calcext:value-type="float">
            <text:p>2,8900000000000</text:p>
          </table:table-cell>
          <table:table-cell table:style-name="Default" table:number-columns-repeated="2"/>
          <table:table-cell table:style-name="ce7"/>
          <table:table-cell table:style-name="Default" table:number-columns-repeated="32"/>
        </table:table-row>
        <table:table-row table:style-name="ro1">
          <table:table-cell table:style-name="ce2" office:value-type="float" office:value="50" calcext:value-type="float">
            <text:p>50,0</text:p>
          </table:table-cell>
          <table:table-cell office:value-type="float" office:value="15.042" calcext:value-type="float">
            <text:p>15,0420000000000</text:p>
          </table:table-cell>
          <table:table-cell office:value-type="float" office:value="0.000000000101" calcext:value-type="float">
            <text:p>0,0000000001010</text:p>
          </table:table-cell>
          <table:table-cell office:value-type="float" office:value="0.5371" calcext:value-type="float">
            <text:p>0,5371000000000</text:p>
          </table:table-cell>
          <table:table-cell office:value-type="float" office:value="0.000000013869" calcext:value-type="float">
            <text:p>0,0000000138690</text:p>
          </table:table-cell>
          <table:table-cell office:value-type="float" office:value="0.000015285" calcext:value-type="float">
            <text:p>0,0000152850000</text:p>
          </table:table-cell>
          <table:table-cell office:value-type="float" office:value="0.000015642" calcext:value-type="float">
            <text:p>0,0000156420000</text:p>
          </table:table-cell>
          <table:table-cell office:value-type="float" office:value="10.758" calcext:value-type="float">
            <text:p>10,7580000000000</text:p>
          </table:table-cell>
          <table:table-cell office:value-type="float" office:value="0.00000007511" calcext:value-type="float">
            <text:p>0,0000000751100</text:p>
          </table:table-cell>
          <table:table-cell office:value-type="float" office:value="0.00000018321" calcext:value-type="float">
            <text:p>0,0000001832100</text:p>
          </table:table-cell>
          <table:table-cell office:value-type="float" office:value="0.000000039673" calcext:value-type="float">
            <text:p>0,0000000396730</text:p>
          </table:table-cell>
          <table:table-cell office:value-type="float" office:value="0.00098484" calcext:value-type="float">
            <text:p>0,0009848400000</text:p>
          </table:table-cell>
          <table:table-cell office:value-type="float" office:value="0.68263" calcext:value-type="float">
            <text:p>0,6826300000000</text:p>
          </table:table-cell>
          <table:table-cell office:value-type="float" office:value="0.017191" calcext:value-type="float">
            <text:p>0,0171910000000</text:p>
          </table:table-cell>
          <table:table-cell office:value-type="float" office:value="1.3036" calcext:value-type="float">
            <text:p>1,3036000000000</text:p>
          </table:table-cell>
          <table:table-cell office:value-type="float" office:value="0.52353" calcext:value-type="float">
            <text:p>0,5235300000000</text:p>
          </table:table-cell>
          <table:table-cell office:value-type="float" office:value="0.00016554" calcext:value-type="float">
            <text:p>0,0001655400000</text:p>
          </table:table-cell>
          <table:table-cell office:value-type="float" office:value="0.055923" calcext:value-type="float">
            <text:p>0,0559230000000</text:p>
          </table:table-cell>
          <table:table-cell office:value-type="float" office:value="0.00000072108" calcext:value-type="float">
            <text:p>0,0000007210800</text:p>
          </table:table-cell>
          <table:table-cell office:value-type="float" office:value="0.00029163" calcext:value-type="float">
            <text:p>0,0002916300000</text:p>
          </table:table-cell>
          <table:table-cell office:value-type="float" office:value="0.000019841" calcext:value-type="float">
            <text:p>0,0000198410000</text:p>
          </table:table-cell>
          <table:table-cell office:value-type="float" office:value="0.0045572" calcext:value-type="float">
            <text:p>0,0045572000000</text:p>
          </table:table-cell>
          <table:table-cell office:value-type="float" office:value="0.00083047" calcext:value-type="float">
            <text:p>0,0008304700000</text:p>
          </table:table-cell>
          <table:table-cell office:value-type="float" office:value="0.083969" calcext:value-type="float">
            <text:p>0,0839690000000</text:p>
          </table:table-cell>
          <table:table-cell office:value-type="float" office:value="0.0000020709" calcext:value-type="float">
            <text:p>0,0000020709000</text:p>
          </table:table-cell>
          <table:table-cell office:value-type="float" office:value="0.00089884" calcext:value-type="float">
            <text:p>0,0008988400000</text:p>
          </table:table-cell>
          <table:table-cell office:value-type="float" office:value="0.000000000019" calcext:value-type="float">
            <text:p>0,0000000000190</text:p>
          </table:table-cell>
          <table:table-cell office:value-type="float" office:value="0.00000000004" calcext:value-type="float">
            <text:p>0,0000000000400</text:p>
          </table:table-cell>
          <table:table-cell office:value-type="float" office:value="4.1467" calcext:value-type="float">
            <text:p>4,1467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60" calcext:value-type="float">
            <text:p>60,0</text:p>
          </table:table-cell>
          <table:table-cell office:value-type="float" office:value="18.192" calcext:value-type="float">
            <text:p>18,1920000000000</text:p>
          </table:table-cell>
          <table:table-cell office:value-type="float" office:value="0.000000000164" calcext:value-type="float">
            <text:p>0,0000000001640</text:p>
          </table:table-cell>
          <table:table-cell office:value-type="float" office:value="0.6455" calcext:value-type="float">
            <text:p>0,6455000000000</text:p>
          </table:table-cell>
          <table:table-cell office:value-type="float" office:value="0.000000024523" calcext:value-type="float">
            <text:p>0,0000000245230</text:p>
          </table:table-cell>
          <table:table-cell office:value-type="float" office:value="0.00002998" calcext:value-type="float">
            <text:p>0,0000299800000</text:p>
          </table:table-cell>
          <table:table-cell office:value-type="float" office:value="0.000030656" calcext:value-type="float">
            <text:p>0,0000306560000</text:p>
          </table:table-cell>
          <table:table-cell office:value-type="float" office:value="13.134" calcext:value-type="float">
            <text:p>13,1340000000000</text:p>
          </table:table-cell>
          <table:table-cell office:value-type="float" office:value="0.0000001488" calcext:value-type="float">
            <text:p>0,0000001488000</text:p>
          </table:table-cell>
          <table:table-cell office:value-type="float" office:value="0.00000015357" calcext:value-type="float">
            <text:p>0,0000001535700</text:p>
          </table:table-cell>
          <table:table-cell office:value-type="float" office:value="0.000000079109" calcext:value-type="float">
            <text:p>0,0000000791090</text:p>
          </table:table-cell>
          <table:table-cell office:value-type="float" office:value="0.0017854" calcext:value-type="float">
            <text:p>0,0017854000000</text:p>
          </table:table-cell>
          <table:table-cell office:value-type="float" office:value="0.88685" calcext:value-type="float">
            <text:p>0,8868500000000</text:p>
          </table:table-cell>
          <table:table-cell office:value-type="float" office:value="0.019697" calcext:value-type="float">
            <text:p>0,0196970000000</text:p>
          </table:table-cell>
          <table:table-cell office:value-type="float" office:value="1.5756" calcext:value-type="float">
            <text:p>1,5756000000000</text:p>
          </table:table-cell>
          <table:table-cell office:value-type="float" office:value="0.67203" calcext:value-type="float">
            <text:p>0,6720300000000</text:p>
          </table:table-cell>
          <table:table-cell office:value-type="float" office:value="0.00018543" calcext:value-type="float">
            <text:p>0,0001854300000</text:p>
          </table:table-cell>
          <table:table-cell office:value-type="float" office:value="0.074508" calcext:value-type="float">
            <text:p>0,0745080000000</text:p>
          </table:table-cell>
          <table:table-cell office:value-type="float" office:value="0.0000008608" calcext:value-type="float">
            <text:p>0,0000008608000</text:p>
          </table:table-cell>
          <table:table-cell office:value-type="float" office:value="0.00031541" calcext:value-type="float">
            <text:p>0,0003154100000</text:p>
          </table:table-cell>
          <table:table-cell office:value-type="float" office:value="0.000022103" calcext:value-type="float">
            <text:p>0,0000221030000</text:p>
          </table:table-cell>
          <table:table-cell office:value-type="float" office:value="0.0047273" calcext:value-type="float">
            <text:p>0,0047273000000</text:p>
          </table:table-cell>
          <table:table-cell office:value-type="float" office:value="0.00094594" calcext:value-type="float">
            <text:p>0,0009459400000</text:p>
          </table:table-cell>
          <table:table-cell office:value-type="float" office:value="0.087937" calcext:value-type="float">
            <text:p>0,0879370000000</text:p>
          </table:table-cell>
          <table:table-cell office:value-type="float" office:value="0.0000022669" calcext:value-type="float">
            <text:p>0,0000022669000</text:p>
          </table:table-cell>
          <table:table-cell office:value-type="float" office:value="0.0012195" calcext:value-type="float">
            <text:p>0,0012195000000</text:p>
          </table:table-cell>
          <table:table-cell office:value-type="float" office:value="0.000000000018" calcext:value-type="float">
            <text:p>0,0000000000180</text:p>
          </table:table-cell>
          <table:table-cell office:value-type="float" office:value="0.000000000036" calcext:value-type="float">
            <text:p>0,0000000000360</text:p>
          </table:table-cell>
          <table:table-cell office:value-type="float" office:value="5.4033" calcext:value-type="float">
            <text:p>5,4033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70" calcext:value-type="float">
            <text:p>70,0</text:p>
          </table:table-cell>
          <table:table-cell office:value-type="float" office:value="21.341" calcext:value-type="float">
            <text:p>21,3410000000000</text:p>
          </table:table-cell>
          <table:table-cell office:value-type="float" office:value="0.000000000227" calcext:value-type="float">
            <text:p>0,0000000002270</text:p>
          </table:table-cell>
          <table:table-cell office:value-type="float" office:value="0.7539" calcext:value-type="float">
            <text:p>0,7539000000000</text:p>
          </table:table-cell>
          <table:table-cell office:value-type="float" office:value="0.000000035176" calcext:value-type="float">
            <text:p>0,0000000351760</text:p>
          </table:table-cell>
          <table:table-cell office:value-type="float" office:value="0.000044675" calcext:value-type="float">
            <text:p>0,0000446750000</text:p>
          </table:table-cell>
          <table:table-cell office:value-type="float" office:value="0.000045669" calcext:value-type="float">
            <text:p>0,0000456690000</text:p>
          </table:table-cell>
          <table:table-cell office:value-type="float" office:value="15.509" calcext:value-type="float">
            <text:p>15,5090000000000</text:p>
          </table:table-cell>
          <table:table-cell office:value-type="float" office:value="0.00000022249" calcext:value-type="float">
            <text:p>0,0000002224900</text:p>
          </table:table-cell>
          <table:table-cell office:value-type="float" office:value="0.00000012394" calcext:value-type="float">
            <text:p>0,0000001239400</text:p>
          </table:table-cell>
          <table:table-cell office:value-type="float" office:value="0.00000011854" calcext:value-type="float">
            <text:p>0,0000001185400</text:p>
          </table:table-cell>
          <table:table-cell office:value-type="float" office:value="0.002586" calcext:value-type="float">
            <text:p>0,0025860000000</text:p>
          </table:table-cell>
          <table:table-cell office:value-type="float" office:value="1.0911" calcext:value-type="float">
            <text:p>1,0911000000000</text:p>
          </table:table-cell>
          <table:table-cell office:value-type="float" office:value="0.022203" calcext:value-type="float">
            <text:p>0,0222030000000</text:p>
          </table:table-cell>
          <table:table-cell office:value-type="float" office:value="1.8477" calcext:value-type="float">
            <text:p>1,8477000000000</text:p>
          </table:table-cell>
          <table:table-cell office:value-type="float" office:value="0.82052" calcext:value-type="float">
            <text:p>0,8205200000000</text:p>
          </table:table-cell>
          <table:table-cell office:value-type="float" office:value="0.00020531" calcext:value-type="float">
            <text:p>0,0002053100000</text:p>
          </table:table-cell>
          <table:table-cell office:value-type="float" office:value="0.093093" calcext:value-type="float">
            <text:p>0,0930930000000</text:p>
          </table:table-cell>
          <table:table-cell office:value-type="float" office:value="0.0000010005" calcext:value-type="float">
            <text:p>0,0000010005000</text:p>
          </table:table-cell>
          <table:table-cell office:value-type="float" office:value="0.00033919" calcext:value-type="float">
            <text:p>0,0003391900000</text:p>
          </table:table-cell>
          <table:table-cell office:value-type="float" office:value="0.000024365" calcext:value-type="float">
            <text:p>0,0000243650000</text:p>
          </table:table-cell>
          <table:table-cell office:value-type="float" office:value="0.0048974" calcext:value-type="float">
            <text:p>0,0048974000000</text:p>
          </table:table-cell>
          <table:table-cell office:value-type="float" office:value="0.0010614" calcext:value-type="float">
            <text:p>0,0010614000000</text:p>
          </table:table-cell>
          <table:table-cell office:value-type="float" office:value="0.091905" calcext:value-type="float">
            <text:p>0,0919050000000</text:p>
          </table:table-cell>
          <table:table-cell office:value-type="float" office:value="0.000002463" calcext:value-type="float">
            <text:p>0,0000024630000</text:p>
          </table:table-cell>
          <table:table-cell office:value-type="float" office:value="0.0015402" calcext:value-type="float">
            <text:p>0,0015402000000</text:p>
          </table:table-cell>
          <table:table-cell office:value-type="float" office:value="0.000000000016" calcext:value-type="float">
            <text:p>0,0000000000160</text:p>
          </table:table-cell>
          <table:table-cell office:value-type="float" office:value="0.000000000031" calcext:value-type="float">
            <text:p>0,0000000000310</text:p>
          </table:table-cell>
          <table:table-cell office:value-type="float" office:value="6.66" calcext:value-type="float">
            <text:p>6,66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80" calcext:value-type="float">
            <text:p>80,0</text:p>
          </table:table-cell>
          <table:table-cell office:value-type="float" office:value="24.491" calcext:value-type="float">
            <text:p>24,4910000000000</text:p>
          </table:table-cell>
          <table:table-cell office:value-type="float" office:value="0.00000000029" calcext:value-type="float">
            <text:p>0,0000000002900</text:p>
          </table:table-cell>
          <table:table-cell office:value-type="float" office:value="0.8623" calcext:value-type="float">
            <text:p>0,8623000000000</text:p>
          </table:table-cell>
          <table:table-cell office:value-type="float" office:value="0.00000004583" calcext:value-type="float">
            <text:p>0,0000000458300</text:p>
          </table:table-cell>
          <table:table-cell office:value-type="float" office:value="0.00005937" calcext:value-type="float">
            <text:p>0,0000593700000</text:p>
          </table:table-cell>
          <table:table-cell office:value-type="float" office:value="0.000060682" calcext:value-type="float">
            <text:p>0,0000606820000</text:p>
          </table:table-cell>
          <table:table-cell office:value-type="float" office:value="17.885" calcext:value-type="float">
            <text:p>17,8850000000000</text:p>
          </table:table-cell>
          <table:table-cell office:value-type="float" office:value="0.00000029617" calcext:value-type="float">
            <text:p>0,0000002961700</text:p>
          </table:table-cell>
          <table:table-cell office:value-type="float" office:value="0.000000094303" calcext:value-type="float">
            <text:p>0,0000000943030</text:p>
          </table:table-cell>
          <table:table-cell office:value-type="float" office:value="0.00000015798" calcext:value-type="float">
            <text:p>0,0000001579800</text:p>
          </table:table-cell>
          <table:table-cell office:value-type="float" office:value="0.0033866" calcext:value-type="float">
            <text:p>0,0033866000000</text:p>
          </table:table-cell>
          <table:table-cell office:value-type="float" office:value="1.2953" calcext:value-type="float">
            <text:p>1,2953000000000</text:p>
          </table:table-cell>
          <table:table-cell office:value-type="float" office:value="0.02471" calcext:value-type="float">
            <text:p>0,0247100000000</text:p>
          </table:table-cell>
          <table:table-cell office:value-type="float" office:value="2.1198" calcext:value-type="float">
            <text:p>2,1198000000000</text:p>
          </table:table-cell>
          <table:table-cell office:value-type="float" office:value="0.96901" calcext:value-type="float">
            <text:p>0,9690100000000</text:p>
          </table:table-cell>
          <table:table-cell office:value-type="float" office:value="0.00022519" calcext:value-type="float">
            <text:p>0,0002251900000</text:p>
          </table:table-cell>
          <table:table-cell office:value-type="float" office:value="0.11168" calcext:value-type="float">
            <text:p>0,1116800000000</text:p>
          </table:table-cell>
          <table:table-cell office:value-type="float" office:value="0.0000011402" calcext:value-type="float">
            <text:p>0,0000011402000</text:p>
          </table:table-cell>
          <table:table-cell office:value-type="float" office:value="0.00036296" calcext:value-type="float">
            <text:p>0,0003629600000</text:p>
          </table:table-cell>
          <table:table-cell office:value-type="float" office:value="0.000026626" calcext:value-type="float">
            <text:p>0,0000266260000</text:p>
          </table:table-cell>
          <table:table-cell office:value-type="float" office:value="0.0050675" calcext:value-type="float">
            <text:p>0,0050675000000</text:p>
          </table:table-cell>
          <table:table-cell office:value-type="float" office:value="0.0011769" calcext:value-type="float">
            <text:p>0,0011769000000</text:p>
          </table:table-cell>
          <table:table-cell office:value-type="float" office:value="0.095874" calcext:value-type="float">
            <text:p>0,0958740000000</text:p>
          </table:table-cell>
          <table:table-cell office:value-type="float" office:value="0.0000026591" calcext:value-type="float">
            <text:p>0,0000026591000</text:p>
          </table:table-cell>
          <table:table-cell office:value-type="float" office:value="0.0018609" calcext:value-type="float">
            <text:p>0,0018609000000</text:p>
          </table:table-cell>
          <table:table-cell office:value-type="float" office:value="0.000000000015" calcext:value-type="float">
            <text:p>0,0000000000150</text:p>
          </table:table-cell>
          <table:table-cell office:value-type="float" office:value="0.000000000027" calcext:value-type="float">
            <text:p>0,0000000000270</text:p>
          </table:table-cell>
          <table:table-cell office:value-type="float" office:value="7.9167" calcext:value-type="float">
            <text:p>7,9167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90" calcext:value-type="float">
            <text:p>90,0</text:p>
          </table:table-cell>
          <table:table-cell office:value-type="float" office:value="27.64" calcext:value-type="float">
            <text:p>27,6400000000000</text:p>
          </table:table-cell>
          <table:table-cell office:value-type="float" office:value="0.000000000353" calcext:value-type="float">
            <text:p>0,0000000003530</text:p>
          </table:table-cell>
          <table:table-cell office:value-type="float" office:value="0.9707" calcext:value-type="float">
            <text:p>0,9707000000000</text:p>
          </table:table-cell>
          <table:table-cell office:value-type="float" office:value="0.000000056484" calcext:value-type="float">
            <text:p>0,0000000564840</text:p>
          </table:table-cell>
          <table:table-cell office:value-type="float" office:value="0.000074066" calcext:value-type="float">
            <text:p>0,0000740660000</text:p>
          </table:table-cell>
          <table:table-cell office:value-type="float" office:value="0.000075695" calcext:value-type="float">
            <text:p>0,0000756950000</text:p>
          </table:table-cell>
          <table:table-cell office:value-type="float" office:value="20.261" calcext:value-type="float">
            <text:p>20,2610000000000</text:p>
          </table:table-cell>
          <table:table-cell office:value-type="float" office:value="0.00000036986" calcext:value-type="float">
            <text:p>0,0000003698600</text:p>
          </table:table-cell>
          <table:table-cell office:value-type="float" office:value="0.000000064669" calcext:value-type="float">
            <text:p>0,0000000646690</text:p>
          </table:table-cell>
          <table:table-cell office:value-type="float" office:value="0.00000019741" calcext:value-type="float">
            <text:p>0,0000001974100</text:p>
          </table:table-cell>
          <table:table-cell office:value-type="float" office:value="0.0041871" calcext:value-type="float">
            <text:p>0,0041871000000</text:p>
          </table:table-cell>
          <table:table-cell office:value-type="float" office:value="1.4995" calcext:value-type="float">
            <text:p>1,4995000000000</text:p>
          </table:table-cell>
          <table:table-cell office:value-type="float" office:value="0.027216" calcext:value-type="float">
            <text:p>0,0272160000000</text:p>
          </table:table-cell>
          <table:table-cell office:value-type="float" office:value="2.3918" calcext:value-type="float">
            <text:p>2,3918000000000</text:p>
          </table:table-cell>
          <table:table-cell office:value-type="float" office:value="1.1175" calcext:value-type="float">
            <text:p>1,1175000000000</text:p>
          </table:table-cell>
          <table:table-cell office:value-type="float" office:value="0.00024508" calcext:value-type="float">
            <text:p>0,0002450800000</text:p>
          </table:table-cell>
          <table:table-cell office:value-type="float" office:value="0.13026" calcext:value-type="float">
            <text:p>0,1302600000000</text:p>
          </table:table-cell>
          <table:table-cell office:value-type="float" office:value="0.00000128" calcext:value-type="float">
            <text:p>0,0000012800000</text:p>
          </table:table-cell>
          <table:table-cell office:value-type="float" office:value="0.00038673" calcext:value-type="float">
            <text:p>0,0003867300000</text:p>
          </table:table-cell>
          <table:table-cell office:value-type="float" office:value="0.000028888" calcext:value-type="float">
            <text:p>0,0000288880000</text:p>
          </table:table-cell>
          <table:table-cell office:value-type="float" office:value="0.0052376" calcext:value-type="float">
            <text:p>0,0052376000000</text:p>
          </table:table-cell>
          <table:table-cell office:value-type="float" office:value="0.0012923" calcext:value-type="float">
            <text:p>0,0012923000000</text:p>
          </table:table-cell>
          <table:table-cell office:value-type="float" office:value="0.099842" calcext:value-type="float">
            <text:p>0,0998420000000</text:p>
          </table:table-cell>
          <table:table-cell office:value-type="float" office:value="0.0000028551" calcext:value-type="float">
            <text:p>0,0000028551000</text:p>
          </table:table-cell>
          <table:table-cell office:value-type="float" office:value="0.0021816" calcext:value-type="float">
            <text:p>0,0021816000000</text:p>
          </table:table-cell>
          <table:table-cell office:value-type="float" office:value="0.000000000013" calcext:value-type="float">
            <text:p>0,0000000000130</text:p>
          </table:table-cell>
          <table:table-cell office:value-type="float" office:value="0.000000000023" calcext:value-type="float">
            <text:p>0,0000000000230</text:p>
          </table:table-cell>
          <table:table-cell office:value-type="float" office:value="9.1733" calcext:value-type="float">
            <text:p>9,1733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00" calcext:value-type="float">
            <text:p>100,0</text:p>
          </table:table-cell>
          <table:table-cell office:value-type="float" office:value="30.79" calcext:value-type="float">
            <text:p>30,7900000000000</text:p>
          </table:table-cell>
          <table:table-cell office:value-type="float" office:value="0.000000000416" calcext:value-type="float">
            <text:p>0,0000000004160</text:p>
          </table:table-cell>
          <table:table-cell office:value-type="float" office:value="1.0791" calcext:value-type="float">
            <text:p>1,0791000000000</text:p>
          </table:table-cell>
          <table:table-cell office:value-type="float" office:value="0.000000067138" calcext:value-type="float">
            <text:p>0,0000000671380</text:p>
          </table:table-cell>
          <table:table-cell office:value-type="float" office:value="0.000088761" calcext:value-type="float">
            <text:p>0,0000887610000</text:p>
          </table:table-cell>
          <table:table-cell office:value-type="float" office:value="0.000090708" calcext:value-type="float">
            <text:p>0,0000907080000</text:p>
          </table:table-cell>
          <table:table-cell office:value-type="float" office:value="22.637" calcext:value-type="float">
            <text:p>22,6370000000000</text:p>
          </table:table-cell>
          <table:table-cell office:value-type="float" office:value="0.00000044355" calcext:value-type="float">
            <text:p>0,0000004435500</text:p>
          </table:table-cell>
          <table:table-cell office:value-type="float" office:value="0.000000035035" calcext:value-type="float">
            <text:p>0,0000000350350</text:p>
          </table:table-cell>
          <table:table-cell office:value-type="float" office:value="0.00000023685" calcext:value-type="float">
            <text:p>0,0000002368500</text:p>
          </table:table-cell>
          <table:table-cell office:value-type="float" office:value="0.0049877" calcext:value-type="float">
            <text:p>0,0049877000000</text:p>
          </table:table-cell>
          <table:table-cell office:value-type="float" office:value="1.7037" calcext:value-type="float">
            <text:p>1,7037000000000</text:p>
          </table:table-cell>
          <table:table-cell office:value-type="float" office:value="0.029723" calcext:value-type="float">
            <text:p>0,0297230000000</text:p>
          </table:table-cell>
          <table:table-cell office:value-type="float" office:value="2.6639" calcext:value-type="float">
            <text:p>2,6639000000000</text:p>
          </table:table-cell>
          <table:table-cell office:value-type="float" office:value="1.266" calcext:value-type="float">
            <text:p>1,2660000000000</text:p>
          </table:table-cell>
          <table:table-cell office:value-type="float" office:value="0.00026496" calcext:value-type="float">
            <text:p>0,0002649600000</text:p>
          </table:table-cell>
          <table:table-cell office:value-type="float" office:value="0.14885" calcext:value-type="float">
            <text:p>0,1488500000000</text:p>
          </table:table-cell>
          <table:table-cell office:value-type="float" office:value="0.0000014197" calcext:value-type="float">
            <text:p>0,0000014197000</text:p>
          </table:table-cell>
          <table:table-cell office:value-type="float" office:value="0.00041051" calcext:value-type="float">
            <text:p>0,0004105100000</text:p>
          </table:table-cell>
          <table:table-cell office:value-type="float" office:value="0.00003115" calcext:value-type="float">
            <text:p>0,0000311500000</text:p>
          </table:table-cell>
          <table:table-cell office:value-type="float" office:value="0.0054077" calcext:value-type="float">
            <text:p>0,0054077000000</text:p>
          </table:table-cell>
          <table:table-cell office:value-type="float" office:value="0.0014078" calcext:value-type="float">
            <text:p>0,0014078000000</text:p>
          </table:table-cell>
          <table:table-cell office:value-type="float" office:value="0.10381" calcext:value-type="float">
            <text:p>0,1038100000000</text:p>
          </table:table-cell>
          <table:table-cell office:value-type="float" office:value="0.0000030512" calcext:value-type="float">
            <text:p>0,0000030512000</text:p>
          </table:table-cell>
          <table:table-cell office:value-type="float" office:value="0.0025023" calcext:value-type="float">
            <text:p>0,0025023000000</text:p>
          </table:table-cell>
          <table:table-cell office:value-type="float" office:value="0.000000000012" calcext:value-type="float">
            <text:p>0,0000000000120</text:p>
          </table:table-cell>
          <table:table-cell office:value-type="float" office:value="0.000000000019" calcext:value-type="float">
            <text:p>0,0000000000190</text:p>
          </table:table-cell>
          <table:table-cell office:value-type="float" office:value="10.43" calcext:value-type="float">
            <text:p>10,4300000000000</text:p>
          </table:table-cell>
          <table:table-cell table:style-name="Default" table:number-columns-repeated="35"/>
        </table:table-row>
        <table:table-row table:style-name="ro1">
          <table:table-cell table:style-name="Default" office:value-type="string" calcext:value-type="string">
            <text:p>&lt;0.001</text:p>
          </table:table-cell>
          <table:table-cell table:style-name="ce6" office:value-type="string" calcext:value-type="string">
            <text:p>He</text:p>
          </table:table-cell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_13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_1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_17</text:p>
          </table:table-cell>
          <table:table-cell table:style-name="ce6" office:value-type="string" calcext:value-type="string">
            <text:p>O_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Mg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T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Mn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Co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Cu</text:p>
          </table:table-cell>
          <table:table-cell table:style-name="ce6" office:value-type="string" calcext:value-type="string">
            <text:p>Zn</text:p>
          </table:table-cell>
          <table:table-cell table:style-name="ce6" office:value-type="string" calcext:value-type="string">
            <text:p>rem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number-columns-repeated="27" office:value-type="float" office:value="0" calcext:value-type="float">
            <text:p>0,0000000000000</text:p>
          </table:table-cell>
          <table:table-cell office:value-type="float" office:value="0.5" calcext:value-type="float">
            <text:p>0,50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" calcext:value-type="float">
            <text:p>1,0</text:p>
          </table:table-cell>
          <table:table-cell office:value-type="float" office:value="0.005318" calcext:value-type="float">
            <text:p>0,0053180000000</text:p>
          </table:table-cell>
          <table:table-cell office:value-type="float" office:value="0.000000000108" calcext:value-type="float">
            <text:p>0,0000000001080</text:p>
          </table:table-cell>
          <table:table-cell office:value-type="float" office:value="0.00025878" calcext:value-type="float">
            <text:p>0,0002587800000</text:p>
          </table:table-cell>
          <table:table-cell office:value-type="float" office:value="0.00000020088" calcext:value-type="float">
            <text:p>0,0000002008800</text:p>
          </table:table-cell>
          <table:table-cell office:value-type="float" office:value="0.000004106" calcext:value-type="float">
            <text:p>0,0000041060000</text:p>
          </table:table-cell>
          <table:table-cell office:value-type="float" office:value="0.000000000144" calcext:value-type="float">
            <text:p>0,0000000001440</text:p>
          </table:table-cell>
          <table:table-cell office:value-type="float" office:value="0.000011637" calcext:value-type="float">
            <text:p>0,0000116370000</text:p>
          </table:table-cell>
          <table:table-cell office:value-type="float" office:value="0.000000072171" calcext:value-type="float">
            <text:p>0,0000000721710</text:p>
          </table:table-cell>
          <table:table-cell office:value-type="float" office:value="-0.000000004294" calcext:value-type="float">
            <text:p>-0,0000000042940</text:p>
          </table:table-cell>
          <table:table-cell office:value-type="float" office:value="0.000000005543" calcext:value-type="float">
            <text:p>0,0000000055430</text:p>
          </table:table-cell>
          <table:table-cell office:value-type="float" office:value="0.000000032203" calcext:value-type="float">
            <text:p>0,0000000322030</text:p>
          </table:table-cell>
          <table:table-cell office:value-type="float" office:value="0.000000021607" calcext:value-type="float">
            <text:p>0,0000000216070</text:p>
          </table:table-cell>
          <table:table-cell office:value-type="float" office:value="0.000000003227" calcext:value-type="float">
            <text:p>0,000000003227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2" calcext:value-type="float">
            <text:p>0,72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.25" calcext:value-type="float">
            <text:p>1,3</text:p>
          </table:table-cell>
          <table:table-cell office:value-type="float" office:value="0.025995" calcext:value-type="float">
            <text:p>0,0259950000000</text:p>
          </table:table-cell>
          <table:table-cell office:value-type="float" office:value="0.000000000108" calcext:value-type="float">
            <text:p>0,0000000001080</text:p>
          </table:table-cell>
          <table:table-cell office:value-type="float" office:value="0.0037028" calcext:value-type="float">
            <text:p>0,0037028000000</text:p>
          </table:table-cell>
          <table:table-cell office:value-type="float" office:value="0.00000048133" calcext:value-type="float">
            <text:p>0,0000004813300</text:p>
          </table:table-cell>
          <table:table-cell office:value-type="float" office:value="0.000019602" calcext:value-type="float">
            <text:p>0,0000196020000</text:p>
          </table:table-cell>
          <table:table-cell office:value-type="float" office:value="0.000000001693" calcext:value-type="float">
            <text:p>0,0000000016930</text:p>
          </table:table-cell>
          <table:table-cell office:value-type="float" office:value="0.000093069" calcext:value-type="float">
            <text:p>0,0000930690000</text:p>
          </table:table-cell>
          <table:table-cell office:value-type="float" office:value="0.000000076392" calcext:value-type="float">
            <text:p>0,0000000763920</text:p>
          </table:table-cell>
          <table:table-cell office:value-type="float" office:value="-0.000000014683" calcext:value-type="float">
            <text:p>-0,0000000146830</text:p>
          </table:table-cell>
          <table:table-cell office:value-type="float" office:value="0.00000015589" calcext:value-type="float">
            <text:p>0,0000001558900</text:p>
          </table:table-cell>
          <table:table-cell office:value-type="float" office:value="0.00000026405" calcext:value-type="float">
            <text:p>0,0000002640500</text:p>
          </table:table-cell>
          <table:table-cell office:value-type="float" office:value="0.00000017855" calcext:value-type="float">
            <text:p>0,0000001785500</text:p>
          </table:table-cell>
          <table:table-cell office:value-type="float" office:value="0.000000017787" calcext:value-type="float">
            <text:p>0,000000017787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8" calcext:value-type="float">
            <text:p>0,668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0.046646" calcext:value-type="float">
            <text:p>0,0466460000000</text:p>
          </table:table-cell>
          <table:table-cell office:value-type="float" office:value="0.000000000119" calcext:value-type="float">
            <text:p>0,0000000001190</text:p>
          </table:table-cell>
          <table:table-cell office:value-type="float" office:value="0.01171" calcext:value-type="float">
            <text:p>0,0117100000000</text:p>
          </table:table-cell>
          <table:table-cell office:value-type="float" office:value="0.00000089996" calcext:value-type="float">
            <text:p>0,0000008999600</text:p>
          </table:table-cell>
          <table:table-cell office:value-type="float" office:value="0.000040573" calcext:value-type="float">
            <text:p>0,0000405730000</text:p>
          </table:table-cell>
          <table:table-cell office:value-type="float" office:value="0.000000022949" calcext:value-type="float">
            <text:p>0,0000000229490</text:p>
          </table:table-cell>
          <table:table-cell office:value-type="float" office:value="0.00027503" calcext:value-type="float">
            <text:p>0,0002750300000</text:p>
          </table:table-cell>
          <table:table-cell office:value-type="float" office:value="0.00000032428" calcext:value-type="float">
            <text:p>0,0000003242800</text:p>
          </table:table-cell>
          <table:table-cell office:value-type="float" office:value="-0.000000028205" calcext:value-type="float">
            <text:p>-0,0000000282050</text:p>
          </table:table-cell>
          <table:table-cell office:value-type="float" office:value="0.0000012556" calcext:value-type="float">
            <text:p>0,0000012556000</text:p>
          </table:table-cell>
          <table:table-cell office:value-type="float" office:value="0.0000044785" calcext:value-type="float">
            <text:p>0,0000044785000</text:p>
          </table:table-cell>
          <table:table-cell office:value-type="float" office:value="0.0000025319" calcext:value-type="float">
            <text:p>0,0000025319000</text:p>
          </table:table-cell>
          <table:table-cell office:value-type="float" office:value="0.000000029657" calcext:value-type="float">
            <text:p>0,000000029657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1" calcext:value-type="float">
            <text:p>0,661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.75" calcext:value-type="float">
            <text:p>1,8</text:p>
          </table:table-cell>
          <table:table-cell office:value-type="float" office:value="0.087919" calcext:value-type="float">
            <text:p>0,0879190000000</text:p>
          </table:table-cell>
          <table:table-cell office:value-type="float" office:value="0.000000000097" calcext:value-type="float">
            <text:p>0,0000000000970</text:p>
          </table:table-cell>
          <table:table-cell office:value-type="float" office:value="0.023388" calcext:value-type="float">
            <text:p>0,0233880000000</text:p>
          </table:table-cell>
          <table:table-cell office:value-type="float" office:value="0.0000011751" calcext:value-type="float">
            <text:p>0,0000011751000</text:p>
          </table:table-cell>
          <table:table-cell office:value-type="float" office:value="0.000054326" calcext:value-type="float">
            <text:p>0,0000543260000</text:p>
          </table:table-cell>
          <table:table-cell office:value-type="float" office:value="0.000000030015" calcext:value-type="float">
            <text:p>0,0000000300150</text:p>
          </table:table-cell>
          <table:table-cell office:value-type="float" office:value="0.0004287" calcext:value-type="float">
            <text:p>0,0004287000000</text:p>
          </table:table-cell>
          <table:table-cell office:value-type="float" office:value="0.00000082345" calcext:value-type="float">
            <text:p>0,0000008234500</text:p>
          </table:table-cell>
          <table:table-cell office:value-type="float" office:value="-0.000000048704" calcext:value-type="float">
            <text:p>-0,0000000487040</text:p>
          </table:table-cell>
          <table:table-cell office:value-type="float" office:value="0.0000048298" calcext:value-type="float">
            <text:p>0,0000048298000</text:p>
          </table:table-cell>
          <table:table-cell office:value-type="float" office:value="0.000036117" calcext:value-type="float">
            <text:p>0,0000361170000</text:p>
          </table:table-cell>
          <table:table-cell office:value-type="float" office:value="0.00001868" calcext:value-type="float">
            <text:p>0,0000186800000</text:p>
          </table:table-cell>
          <table:table-cell office:value-type="float" office:value="0.000000095793" calcext:value-type="float">
            <text:p>0,000000095793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4" calcext:value-type="float">
            <text:p>0,664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office:value-type="float" office:value="0.10689" calcext:value-type="float">
            <text:p>0,1068900000000</text:p>
          </table:table-cell>
          <table:table-cell office:value-type="float" office:value="0.000000000066" calcext:value-type="float">
            <text:p>0,0000000000660</text:p>
          </table:table-cell>
          <table:table-cell office:value-type="float" office:value="0.02969" calcext:value-type="float">
            <text:p>0,0296900000000</text:p>
          </table:table-cell>
          <table:table-cell office:value-type="float" office:value="0.0000014216" calcext:value-type="float">
            <text:p>0,0000014216000</text:p>
          </table:table-cell>
          <table:table-cell office:value-type="float" office:value="0.000063921" calcext:value-type="float">
            <text:p>0,0000639210000</text:p>
          </table:table-cell>
          <table:table-cell office:value-type="float" office:value="0.000000014069" calcext:value-type="float">
            <text:p>0,0000000140690</text:p>
          </table:table-cell>
          <table:table-cell office:value-type="float" office:value="0.00047155" calcext:value-type="float">
            <text:p>0,0004715500000</text:p>
          </table:table-cell>
          <table:table-cell office:value-type="float" office:value="0.00000084577" calcext:value-type="float">
            <text:p>0,0000008457700</text:p>
          </table:table-cell>
          <table:table-cell office:value-type="float" office:value="-0.00000005845" calcext:value-type="float">
            <text:p>-0,0000000584500</text:p>
          </table:table-cell>
          <table:table-cell office:value-type="float" office:value="0.0000078963" calcext:value-type="float">
            <text:p>0,0000078963000</text:p>
          </table:table-cell>
          <table:table-cell office:value-type="float" office:value="0.000067498" calcext:value-type="float">
            <text:p>0,0000674980000</text:p>
          </table:table-cell>
          <table:table-cell office:value-type="float" office:value="0.000040405" calcext:value-type="float">
            <text:p>0,0000404050000</text:p>
          </table:table-cell>
          <table:table-cell office:value-type="float" office:value="0.00000023081" calcext:value-type="float">
            <text:p>0,00000023081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81" calcext:value-type="float">
            <text:p>0,6810000000000</text:p>
          </table:table-cell>
          <table:table-cell table:style-name="ce1" table:number-columns-repeated="35"/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office:value-type="float" office:value="0.1414" calcext:value-type="float">
            <text:p>0,1414000000000</text:p>
          </table:table-cell>
          <table:table-cell office:value-type="float" office:value="-0.000000000024" calcext:value-type="float">
            <text:p>-0,0000000000240</text:p>
          </table:table-cell>
          <table:table-cell office:value-type="float" office:value="0.041071" calcext:value-type="float">
            <text:p>0,0410710000000</text:p>
          </table:table-cell>
          <table:table-cell office:value-type="float" office:value="0.0000016379" calcext:value-type="float">
            <text:p>0,0000016379000</text:p>
          </table:table-cell>
          <table:table-cell office:value-type="float" office:value="0.000071704" calcext:value-type="float">
            <text:p>0,000071704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55697" calcext:value-type="float">
            <text:p>0,0005569700000</text:p>
          </table:table-cell>
          <table:table-cell office:value-type="float" office:value="0.00000069615" calcext:value-type="float">
            <text:p>0,0000006961500</text:p>
          </table:table-cell>
          <table:table-cell office:value-type="float" office:value="-0.000000068987" calcext:value-type="float">
            <text:p>-0,0000000689870</text:p>
          </table:table-cell>
          <table:table-cell office:value-type="float" office:value="0.000014214" calcext:value-type="float">
            <text:p>0,0000142140000</text:p>
          </table:table-cell>
          <table:table-cell office:value-type="float" office:value="0.00012859" calcext:value-type="float">
            <text:p>0,0001285900000</text:p>
          </table:table-cell>
          <table:table-cell office:value-type="float" office:value="0.00015119" calcext:value-type="float">
            <text:p>0,0001511900000</text:p>
          </table:table-cell>
          <table:table-cell office:value-type="float" office:value="0.0000010512" calcext:value-type="float">
            <text:p>0,0000010512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962" calcext:value-type="float">
            <text:p>0,6962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2.25" calcext:value-type="float">
            <text:p>2,3</text:p>
          </table:table-cell>
          <table:table-cell office:value-type="float" office:value="0.15789" calcext:value-type="float">
            <text:p>0,1578900000000</text:p>
          </table:table-cell>
          <table:table-cell office:value-type="float" office:value="-0.000000000062" calcext:value-type="float">
            <text:p>-0,0000000000620</text:p>
          </table:table-cell>
          <table:table-cell office:value-type="float" office:value="0.048515" calcext:value-type="float">
            <text:p>0,0485150000000</text:p>
          </table:table-cell>
          <table:table-cell office:value-type="float" office:value="0.0000017866" calcext:value-type="float">
            <text:p>0,0000017866000</text:p>
          </table:table-cell>
          <table:table-cell office:value-type="float" office:value="0.000072241" calcext:value-type="float">
            <text:p>0,000072241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62473" calcext:value-type="float">
            <text:p>0,0006247300000</text:p>
          </table:table-cell>
          <table:table-cell office:value-type="float" office:value="0.00000036407" calcext:value-type="float">
            <text:p>0,0000003640700</text:p>
          </table:table-cell>
          <table:table-cell office:value-type="float" office:value="-0.000000069009" calcext:value-type="float">
            <text:p>-0,0000000690090</text:p>
          </table:table-cell>
          <table:table-cell office:value-type="float" office:value="0.00001867" calcext:value-type="float">
            <text:p>0,0000186700000</text:p>
          </table:table-cell>
          <table:table-cell office:value-type="float" office:value="0.00016241" calcext:value-type="float">
            <text:p>0,0001624100000</text:p>
          </table:table-cell>
          <table:table-cell office:value-type="float" office:value="0.00022528" calcext:value-type="float">
            <text:p>0,0002252800000</text:p>
          </table:table-cell>
          <table:table-cell office:value-type="float" office:value="0.0000019135" calcext:value-type="float">
            <text:p>0,0000019135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13" calcext:value-type="float">
            <text:p>0,713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office:value-type="float" office:value="0.12749" calcext:value-type="float">
            <text:p>0,1274900000000</text:p>
          </table:table-cell>
          <table:table-cell office:value-type="float" office:value="-0.00000000006" calcext:value-type="float">
            <text:p>-0,0000000000600</text:p>
          </table:table-cell>
          <table:table-cell office:value-type="float" office:value="0.042072" calcext:value-type="float">
            <text:p>0,0420720000000</text:p>
          </table:table-cell>
          <table:table-cell office:value-type="float" office:value="0.00001121" calcext:value-type="float">
            <text:p>0,0000112100000</text:p>
          </table:table-cell>
          <table:table-cell office:value-type="float" office:value="0.000038377" calcext:value-type="float">
            <text:p>0,000038377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57962" calcext:value-type="float">
            <text:p>0,0005796200000</text:p>
          </table:table-cell>
          <table:table-cell office:value-type="float" office:value="0.00000052262" calcext:value-type="float">
            <text:p>0,0000005226200</text:p>
          </table:table-cell>
          <table:table-cell office:value-type="float" office:value="-0.000000081962" calcext:value-type="float">
            <text:p>-0,0000000819620</text:p>
          </table:table-cell>
          <table:table-cell office:value-type="float" office:value="0.000010605" calcext:value-type="float">
            <text:p>0,0000106050000</text:p>
          </table:table-cell>
          <table:table-cell office:value-type="float" office:value="0.000057195" calcext:value-type="float">
            <text:p>0,0000571950000</text:p>
          </table:table-cell>
          <table:table-cell office:value-type="float" office:value="0.0003141" calcext:value-type="float">
            <text:p>0,0003141000000</text:p>
          </table:table-cell>
          <table:table-cell office:value-type="float" office:value="0.0000032749" calcext:value-type="float">
            <text:p>0,0000032749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32" calcext:value-type="float">
            <text:p>0,732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3" calcext:value-type="float">
            <text:p>3,0</text:p>
          </table:table-cell>
          <table:table-cell office:value-type="float" office:value="0.076485" calcext:value-type="float">
            <text:p>0,0764850000000</text:p>
          </table:table-cell>
          <table:table-cell office:value-type="float" office:value="0.000000061157" calcext:value-type="float">
            <text:p>0,0000000611570</text:p>
          </table:table-cell>
          <table:table-cell office:value-type="float" office:value="0.023596" calcext:value-type="float">
            <text:p>0,0235960000000</text:p>
          </table:table-cell>
          <table:table-cell office:value-type="float" office:value="0.00044029" calcext:value-type="float">
            <text:p>0,0004402900000</text:p>
          </table:table-cell>
          <table:table-cell office:value-type="float" office:value="0.000081023" calcext:value-type="float">
            <text:p>0,000081023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41406" calcext:value-type="float">
            <text:p>0,0004140600000</text:p>
          </table:table-cell>
          <table:table-cell office:value-type="float" office:value="0.0000012847" calcext:value-type="float">
            <text:p>0,0000012847000</text:p>
          </table:table-cell>
          <table:table-cell office:value-type="float" office:value="-0.00000014768" calcext:value-type="float">
            <text:p>-0,0000001476800</text:p>
          </table:table-cell>
          <table:table-cell office:value-type="float" office:value="0.0000017349" calcext:value-type="float">
            <text:p>0,0000017349000</text:p>
          </table:table-cell>
          <table:table-cell office:value-type="float" office:value="0.000014751" calcext:value-type="float">
            <text:p>0,0000147510000</text:p>
          </table:table-cell>
          <table:table-cell office:value-type="float" office:value="0.00014336" calcext:value-type="float">
            <text:p>0,0001433600000</text:p>
          </table:table-cell>
          <table:table-cell office:value-type="float" office:value="0.0000016323" calcext:value-type="float">
            <text:p>0,0000016323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13" calcext:value-type="float">
            <text:p>0,813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office:value-type="float" office:value="0.12691" calcext:value-type="float">
            <text:p>0,1269100000000</text:p>
          </table:table-cell>
          <table:table-cell office:value-type="float" office:value="0.000000006153" calcext:value-type="float">
            <text:p>0,0000000061530</text:p>
          </table:table-cell>
          <table:table-cell office:value-type="float" office:value="0.005967" calcext:value-type="float">
            <text:p>0,0059670000000</text:p>
          </table:table-cell>
          <table:table-cell office:value-type="float" office:value="0.00040612" calcext:value-type="float">
            <text:p>0,0004061200000</text:p>
          </table:table-cell>
          <table:table-cell office:value-type="float" office:value="0.019821" calcext:value-type="float">
            <text:p>0,0198210000000</text:p>
          </table:table-cell>
          <table:table-cell office:value-type="float" office:value="0.00000031289" calcext:value-type="float">
            <text:p>0,0000003128900</text:p>
          </table:table-cell>
          <table:table-cell office:value-type="float" office:value="0.00051491" calcext:value-type="float">
            <text:p>0,0005149100000</text:p>
          </table:table-cell>
          <table:table-cell office:value-type="float" office:value="0.00000080543" calcext:value-type="float">
            <text:p>0,0000008054300</text:p>
          </table:table-cell>
          <table:table-cell office:value-type="float" office:value="-0.00000027736" calcext:value-type="float">
            <text:p>-0,0000002773600</text:p>
          </table:table-cell>
          <table:table-cell office:value-type="float" office:value="0.00000041267" calcext:value-type="float">
            <text:p>0,0000004126700</text:p>
          </table:table-cell>
          <table:table-cell office:value-type="float" office:value="0.000017465" calcext:value-type="float">
            <text:p>0,0000174650000</text:p>
          </table:table-cell>
          <table:table-cell office:value-type="float" office:value="0.00013354" calcext:value-type="float">
            <text:p>0,0001335400000</text:p>
          </table:table-cell>
          <table:table-cell office:value-type="float" office:value="0.0000020024" calcext:value-type="float">
            <text:p>0,000002002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54" calcext:value-type="float">
            <text:p>0,854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4" calcext:value-type="float">
            <text:p>4,0</text:p>
          </table:table-cell>
          <table:table-cell office:value-type="float" office:value="0.20337" calcext:value-type="float">
            <text:p>0,2033700000000</text:p>
          </table:table-cell>
          <table:table-cell office:value-type="float" office:value="0.00000000161" calcext:value-type="float">
            <text:p>0,0000000016100</text:p>
          </table:table-cell>
          <table:table-cell office:value-type="float" office:value="0.005" calcext:value-type="float">
            <text:p>0,0050000000000</text:p>
          </table:table-cell>
          <table:table-cell office:value-type="float" office:value="0.00042528" calcext:value-type="float">
            <text:p>0,0004252800000</text:p>
          </table:table-cell>
          <table:table-cell office:value-type="float" office:value="0.026448" calcext:value-type="float">
            <text:p>0,0264480000000</text:p>
          </table:table-cell>
          <table:table-cell office:value-type="float" office:value="0.00000048382" calcext:value-type="float">
            <text:p>0,0000004838200</text:p>
          </table:table-cell>
          <table:table-cell office:value-type="float" office:value="0.00064843" calcext:value-type="float">
            <text:p>0,0006484300000</text:p>
          </table:table-cell>
          <table:table-cell office:value-type="float" office:value="0.000001186" calcext:value-type="float">
            <text:p>0,0000011860000</text:p>
          </table:table-cell>
          <table:table-cell office:value-type="float" office:value="-0.00000033423" calcext:value-type="float">
            <text:p>-0,0000003342300</text:p>
          </table:table-cell>
          <table:table-cell office:value-type="float" office:value="0.00000046337" calcext:value-type="float">
            <text:p>0,0000004633700</text:p>
          </table:table-cell>
          <table:table-cell office:value-type="float" office:value="0.000019467" calcext:value-type="float">
            <text:p>0,0000194670000</text:p>
          </table:table-cell>
          <table:table-cell office:value-type="float" office:value="0.00017504" calcext:value-type="float">
            <text:p>0,0001750400000</text:p>
          </table:table-cell>
          <table:table-cell office:value-type="float" office:value="0.0000026807" calcext:value-type="float">
            <text:p>0,0000026807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74" calcext:value-type="float">
            <text:p>0,874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office:value-type="float" office:value="0.26487" calcext:value-type="float">
            <text:p>0,2648700000000</text:p>
          </table:table-cell>
          <table:table-cell office:value-type="float" office:value="0.000000001329" calcext:value-type="float">
            <text:p>0,0000000013290</text:p>
          </table:table-cell>
          <table:table-cell office:value-type="float" office:value="0.0034416" calcext:value-type="float">
            <text:p>0,0034416000000</text:p>
          </table:table-cell>
          <table:table-cell office:value-type="float" office:value="0.0003519" calcext:value-type="float">
            <text:p>0,0003519000000</text:p>
          </table:table-cell>
          <table:table-cell office:value-type="float" office:value="0.022479" calcext:value-type="float">
            <text:p>0,0224790000000</text:p>
          </table:table-cell>
          <table:table-cell office:value-type="float" office:value="0.00000045838" calcext:value-type="float">
            <text:p>0,0000004583800</text:p>
          </table:table-cell>
          <table:table-cell office:value-type="float" office:value="0.00047463" calcext:value-type="float">
            <text:p>0,0004746300000</text:p>
          </table:table-cell>
          <table:table-cell office:value-type="float" office:value="0.0000012008" calcext:value-type="float">
            <text:p>0,0000012008000</text:p>
          </table:table-cell>
          <table:table-cell office:value-type="float" office:value="-0.00000038618" calcext:value-type="float">
            <text:p>-0,0000003861800</text:p>
          </table:table-cell>
          <table:table-cell office:value-type="float" office:value="0.00000020225" calcext:value-type="float">
            <text:p>0,0000002022500</text:p>
          </table:table-cell>
          <table:table-cell office:value-type="float" office:value="0.000012275" calcext:value-type="float">
            <text:p>0,0000122750000</text:p>
          </table:table-cell>
          <table:table-cell office:value-type="float" office:value="0.00011619" calcext:value-type="float">
            <text:p>0,0001161900000</text:p>
          </table:table-cell>
          <table:table-cell office:value-type="float" office:value="0.0000019696" calcext:value-type="float">
            <text:p>0,0000019696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97" calcext:value-type="float">
            <text:p>0,8970000000000</text:p>
          </table:table-cell>
          <table:table-cell table:style-name="Default" table:number-columns-repeated="35"/>
        </table:table-row>
        <table:table-row table:style-name="ro1">
          <table:table-cell table:style-name="ce3" office:value-type="float" office:value="5" calcext:value-type="float">
            <text:p>5,0</text:p>
          </table:table-cell>
          <table:table-cell office:value-type="float" office:value="0.34199" calcext:value-type="float">
            <text:p>0,3419900000000</text:p>
          </table:table-cell>
          <table:table-cell office:value-type="float" office:value="0.000000000723" calcext:value-type="float">
            <text:p>0,0000000007230</text:p>
          </table:table-cell>
          <table:table-cell office:value-type="float" office:value="0.0026457" calcext:value-type="float">
            <text:p>0,0026457000000</text:p>
          </table:table-cell>
          <table:table-cell office:value-type="float" office:value="0.00038494" calcext:value-type="float">
            <text:p>0,0003849400000</text:p>
          </table:table-cell>
          <table:table-cell office:value-type="float" office:value="0.022888" calcext:value-type="float">
            <text:p>0,0228880000000</text:p>
          </table:table-cell>
          <table:table-cell office:value-type="float" office:value="0.00000058676" calcext:value-type="float">
            <text:p>0,0000005867600</text:p>
          </table:table-cell>
          <table:table-cell office:value-type="float" office:value="0.00038167" calcext:value-type="float">
            <text:p>0,0003816700000</text:p>
          </table:table-cell>
          <table:table-cell office:value-type="float" office:value="0.0000014066" calcext:value-type="float">
            <text:p>0,0000014066000</text:p>
          </table:table-cell>
          <table:table-cell office:value-type="float" office:value="-0.00000043866" calcext:value-type="float">
            <text:p>-0,0000004386600</text:p>
          </table:table-cell>
          <table:table-cell office:value-type="float" office:value="0.000000064996" calcext:value-type="float">
            <text:p>0,0000000649960</text:p>
          </table:table-cell>
          <table:table-cell office:value-type="float" office:value="0.000010469" calcext:value-type="float">
            <text:p>0,0000104690000</text:p>
          </table:table-cell>
          <table:table-cell office:value-type="float" office:value="0.0001297" calcext:value-type="float">
            <text:p>0,0001297000000</text:p>
          </table:table-cell>
          <table:table-cell office:value-type="float" office:value="0.0000026228" calcext:value-type="float">
            <text:p>0,0000026228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29" calcext:value-type="float">
            <text:p>0,929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5.5" calcext:value-type="float">
            <text:p>5,5</text:p>
          </table:table-cell>
          <table:table-cell office:value-type="float" office:value="0.42286" calcext:value-type="float">
            <text:p>0,4228600000000</text:p>
          </table:table-cell>
          <table:table-cell office:value-type="float" office:value="0.000000000068" calcext:value-type="float">
            <text:p>0,0000000000680</text:p>
          </table:table-cell>
          <table:table-cell office:value-type="float" office:value="0.0025914" calcext:value-type="float">
            <text:p>0,0025914000000</text:p>
          </table:table-cell>
          <table:table-cell office:value-type="float" office:value="0.0004177" calcext:value-type="float">
            <text:p>0,0004177000000</text:p>
          </table:table-cell>
          <table:table-cell office:value-type="float" office:value="0.028426" calcext:value-type="float">
            <text:p>0,0284260000000</text:p>
          </table:table-cell>
          <table:table-cell office:value-type="float" office:value="0.00000086941" calcext:value-type="float">
            <text:p>0,0000008694100</text:p>
          </table:table-cell>
          <table:table-cell office:value-type="float" office:value="0.00036993" calcext:value-type="float">
            <text:p>0,0003699300000</text:p>
          </table:table-cell>
          <table:table-cell office:value-type="float" office:value="0.0000019258" calcext:value-type="float">
            <text:p>0,0000019258000</text:p>
          </table:table-cell>
          <table:table-cell office:value-type="float" office:value="-0.00000048916" calcext:value-type="float">
            <text:p>-0,0000004891600</text:p>
          </table:table-cell>
          <table:table-cell office:value-type="float" office:value="0.000000039482" calcext:value-type="float">
            <text:p>0,0000000394820</text:p>
          </table:table-cell>
          <table:table-cell office:value-type="float" office:value="0.000012656" calcext:value-type="float">
            <text:p>0,0000126560000</text:p>
          </table:table-cell>
          <table:table-cell office:value-type="float" office:value="0.00023151" calcext:value-type="float">
            <text:p>0,0002315100000</text:p>
          </table:table-cell>
          <table:table-cell office:value-type="float" office:value="0.0000066348" calcext:value-type="float">
            <text:p>0,0000066348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66" calcext:value-type="float">
            <text:p>0,966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6" calcext:value-type="float">
            <text:p>6,0</text:p>
          </table:table-cell>
          <table:table-cell office:value-type="float" office:value="0.51817" calcext:value-type="float">
            <text:p>0,5181700000000</text:p>
          </table:table-cell>
          <table:table-cell office:value-type="float" office:value="-0.000000000104" calcext:value-type="float">
            <text:p>-0,0000000001040</text:p>
          </table:table-cell>
          <table:table-cell office:value-type="float" office:value="0.0018626" calcext:value-type="float">
            <text:p>0,0018626000000</text:p>
          </table:table-cell>
          <table:table-cell office:value-type="float" office:value="0.00038933" calcext:value-type="float">
            <text:p>0,0003893300000</text:p>
          </table:table-cell>
          <table:table-cell office:value-type="float" office:value="0.033797" calcext:value-type="float">
            <text:p>0,0337970000000</text:p>
          </table:table-cell>
          <table:table-cell office:value-type="float" office:value="0.0000021831" calcext:value-type="float">
            <text:p>0,0000021831000</text:p>
          </table:table-cell>
          <table:table-cell office:value-type="float" office:value="0.00063527" calcext:value-type="float">
            <text:p>0,0006352700000</text:p>
          </table:table-cell>
          <table:table-cell office:value-type="float" office:value="0.0000030072" calcext:value-type="float">
            <text:p>0,0000030072000</text:p>
          </table:table-cell>
          <table:table-cell office:value-type="float" office:value="-0.00000053865" calcext:value-type="float">
            <text:p>-0,0000005386500</text:p>
          </table:table-cell>
          <table:table-cell office:value-type="float" office:value="0.000000009031" calcext:value-type="float">
            <text:p>0,0000000090310</text:p>
          </table:table-cell>
          <table:table-cell office:value-type="float" office:value="0.000012576" calcext:value-type="float">
            <text:p>0,0000125760000</text:p>
          </table:table-cell>
          <table:table-cell office:value-type="float" office:value="0.00034512" calcext:value-type="float">
            <text:p>0,0003451200000</text:p>
          </table:table-cell>
          <table:table-cell office:value-type="float" office:value="0.000017699" calcext:value-type="float">
            <text:p>0,000017699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08" calcext:value-type="float">
            <text:p>1,008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6.5" calcext:value-type="float">
            <text:p>6,5</text:p>
          </table:table-cell>
          <table:table-cell office:value-type="float" office:value="0.5991" calcext:value-type="float">
            <text:p>0,5991000000000</text:p>
          </table:table-cell>
          <table:table-cell office:value-type="float" office:value="-0.000000005638" calcext:value-type="float">
            <text:p>-0,0000000056380</text:p>
          </table:table-cell>
          <table:table-cell office:value-type="float" office:value="0.004472" calcext:value-type="float">
            <text:p>0,0044720000000</text:p>
          </table:table-cell>
          <table:table-cell office:value-type="float" office:value="0.000407" calcext:value-type="float">
            <text:p>0,0004070000000</text:p>
          </table:table-cell>
          <table:table-cell office:value-type="float" office:value="0.02683" calcext:value-type="float">
            <text:p>0,0268300000000</text:p>
          </table:table-cell>
          <table:table-cell office:value-type="float" office:value="0.0000002843" calcext:value-type="float">
            <text:p>0,0000002843000</text:p>
          </table:table-cell>
          <table:table-cell office:value-type="float" office:value="-0.001719" calcext:value-type="float">
            <text:p>-0,0017190000000</text:p>
          </table:table-cell>
          <table:table-cell office:value-type="float" office:value="0.000002966" calcext:value-type="float">
            <text:p>0,0000029660000</text:p>
          </table:table-cell>
          <table:table-cell office:value-type="float" office:value="-0.000005793" calcext:value-type="float">
            <text:p>-0,0000057930000</text:p>
          </table:table-cell>
          <table:table-cell office:value-type="float" office:value="-0.00000006667" calcext:value-type="float">
            <text:p>-0,0000000666700</text:p>
          </table:table-cell>
          <table:table-cell office:value-type="float" office:value="-0.000004214" calcext:value-type="float">
            <text:p>-0,0000042140000</text:p>
          </table:table-cell>
          <table:table-cell office:value-type="float" office:value="0.00031273" calcext:value-type="float">
            <text:p>0,0003127300000</text:p>
          </table:table-cell>
          <table:table-cell office:value-type="float" office:value="0.00003372" calcext:value-type="float">
            <text:p>0,00003372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7" calcext:value-type="float">
            <text:p>1,07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7" calcext:value-type="float">
            <text:p>7,0</text:p>
          </table:table-cell>
          <table:table-cell office:value-type="float" office:value="0.6148" calcext:value-type="float">
            <text:p>0,6148000000000</text:p>
          </table:table-cell>
          <table:table-cell office:value-type="float" office:value="-0.000000005928" calcext:value-type="float">
            <text:p>-0,0000000059280</text:p>
          </table:table-cell>
          <table:table-cell office:value-type="float" office:value="0.002683" calcext:value-type="float">
            <text:p>0,0026830000000</text:p>
          </table:table-cell>
          <table:table-cell office:value-type="float" office:value="0.0003179" calcext:value-type="float">
            <text:p>0,0003179000000</text:p>
          </table:table-cell>
          <table:table-cell office:value-type="float" office:value="0.0146" calcext:value-type="float">
            <text:p>0,0146000000000</text:p>
          </table:table-cell>
          <table:table-cell office:value-type="float" office:value="0.0000001101" calcext:value-type="float">
            <text:p>0,0000001101000</text:p>
          </table:table-cell>
          <table:table-cell office:value-type="float" office:value="-0.001952" calcext:value-type="float">
            <text:p>-0,0019520000000</text:p>
          </table:table-cell>
          <table:table-cell office:value-type="float" office:value="0.000003963" calcext:value-type="float">
            <text:p>0,0000039630000</text:p>
          </table:table-cell>
          <table:table-cell office:value-type="float" office:value="-0.000006247" calcext:value-type="float">
            <text:p>-0,0000062470000</text:p>
          </table:table-cell>
          <table:table-cell office:value-type="float" office:value="-0.0000001226" calcext:value-type="float">
            <text:p>-0,0000001226000</text:p>
          </table:table-cell>
          <table:table-cell office:value-type="float" office:value="-0.000008365" calcext:value-type="float">
            <text:p>-0,0000083650000</text:p>
          </table:table-cell>
          <table:table-cell office:value-type="float" office:value="0.00014196" calcext:value-type="float">
            <text:p>0,0001419600000</text:p>
          </table:table-cell>
          <table:table-cell office:value-type="float" office:value="0.00002099" calcext:value-type="float">
            <text:p>0,00002099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14" calcext:value-type="float">
            <text:p>1,14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7.5" calcext:value-type="float">
            <text:p>7,5</text:p>
          </table:table-cell>
          <table:table-cell office:value-type="float" office:value="0.6626" calcext:value-type="float">
            <text:p>0,6626000000000</text:p>
          </table:table-cell>
          <table:table-cell office:value-type="float" office:value="0.00000004364" calcext:value-type="float">
            <text:p>0,0000000436400</text:p>
          </table:table-cell>
          <table:table-cell office:value-type="float" office:value="0.003003" calcext:value-type="float">
            <text:p>0,0030030000000</text:p>
          </table:table-cell>
          <table:table-cell office:value-type="float" office:value="0.000377" calcext:value-type="float">
            <text:p>0,0003770000000</text:p>
          </table:table-cell>
          <table:table-cell office:value-type="float" office:value="0.01858" calcext:value-type="float">
            <text:p>0,0185800000000</text:p>
          </table:table-cell>
          <table:table-cell office:value-type="float" office:value="0.000001457" calcext:value-type="float">
            <text:p>0,0000014570000</text:p>
          </table:table-cell>
          <table:table-cell office:value-type="float" office:value="0.0002291" calcext:value-type="float">
            <text:p>0,0002291000000</text:p>
          </table:table-cell>
          <table:table-cell office:value-type="float" office:value="0.00001973" calcext:value-type="float">
            <text:p>0,0000197300000</text:p>
          </table:table-cell>
          <table:table-cell office:value-type="float" office:value="-0.00000668" calcext:value-type="float">
            <text:p>-0,0000066800000</text:p>
          </table:table-cell>
          <table:table-cell office:value-type="float" office:value="-0.0000001529" calcext:value-type="float">
            <text:p>-0,0000001529000</text:p>
          </table:table-cell>
          <table:table-cell office:value-type="float" office:value="0.0000003327" calcext:value-type="float">
            <text:p>0,0000003327000</text:p>
          </table:table-cell>
          <table:table-cell office:value-type="float" office:value="0.00020699" calcext:value-type="float">
            <text:p>0,0002069900000</text:p>
          </table:table-cell>
          <table:table-cell office:value-type="float" office:value="0.00001174" calcext:value-type="float">
            <text:p>0,00001174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21" calcext:value-type="float">
            <text:p>1,21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8" calcext:value-type="float">
            <text:p>8,0</text:p>
          </table:table-cell>
          <table:table-cell office:value-type="float" office:value="0.6626" calcext:value-type="float">
            <text:p>0,6626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style-name="ce1" table:number-columns-repeated="35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office:value-type="float" office:value="0.6626" calcext:value-type="float">
            <text:p>0,6626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9" calcext:value-type="float">
            <text:p>9,0</text:p>
          </table:table-cell>
          <table:table-cell office:value-type="float" office:value="0.6626" calcext:value-type="float">
            <text:p>0,6626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3" calcext:value-type="float">
            <text:p>13,0</text:p>
          </table:table-cell>
          <table:table-cell office:value-type="float" office:value="3.8551" calcext:value-type="float">
            <text:p>3,8551000000000</text:p>
          </table:table-cell>
          <table:table-cell office:value-type="float" office:value="0.000000000634" calcext:value-type="float">
            <text:p>0,0000000006340</text:p>
          </table:table-cell>
          <table:table-cell office:value-type="float" office:value="0.10722" calcext:value-type="float">
            <text:p>0,1072200000000</text:p>
          </table:table-cell>
          <table:table-cell office:value-type="float" office:value="0.00016735" calcext:value-type="float">
            <text:p>0,0001673500000</text:p>
          </table:table-cell>
          <table:table-cell office:value-type="float" office:value="0.0090697" calcext:value-type="float">
            <text:p>0,0090697000000</text:p>
          </table:table-cell>
          <table:table-cell office:value-type="float" office:value="0.0000075675" calcext:value-type="float">
            <text:p>0,0000075675000</text:p>
          </table:table-cell>
          <table:table-cell office:value-type="float" office:value="0.50443" calcext:value-type="float">
            <text:p>0,5044300000000</text:p>
          </table:table-cell>
          <table:table-cell office:value-type="float" office:value="0.000069636" calcext:value-type="float">
            <text:p>0,0000696360000</text:p>
          </table:table-cell>
          <table:table-cell office:value-type="float" office:value="0.0018065" calcext:value-type="float">
            <text:p>0,0018065000000</text:p>
          </table:table-cell>
          <table:table-cell office:value-type="float" office:value="0.000003071" calcext:value-type="float">
            <text:p>0,0000030710000</text:p>
          </table:table-cell>
          <table:table-cell office:value-type="float" office:value="0.00054122" calcext:value-type="float">
            <text:p>0,0005412200000</text:p>
          </table:table-cell>
          <table:table-cell office:value-type="float" office:value="0.065844" calcext:value-type="float">
            <text:p>0,0658440000000</text:p>
          </table:table-cell>
          <table:table-cell office:value-type="float" office:value="0.0035675" calcext:value-type="float">
            <text:p>0,0035675000000</text:p>
          </table:table-cell>
          <table:table-cell office:value-type="float" office:value="0.093171" calcext:value-type="float">
            <text:p>0,0931710000000</text:p>
          </table:table-cell>
          <table:table-cell office:value-type="float" office:value="0.038138" calcext:value-type="float">
            <text:p>0,0381380000000</text:p>
          </table:table-cell>
          <table:table-cell office:value-type="float" office:value="0.000027502" calcext:value-type="float">
            <text:p>0,0000275020000</text:p>
          </table:table-cell>
          <table:table-cell office:value-type="float" office:value="0.0047611" calcext:value-type="float">
            <text:p>0,0047611000000</text:p>
          </table:table-cell>
          <table:table-cell office:value-type="float" office:value="0.00000025212" calcext:value-type="float">
            <text:p>0,0000002521200</text:p>
          </table:table-cell>
          <table:table-cell office:value-type="float" office:value="0.00010777" calcext:value-type="float">
            <text:p>0,0001077700000</text:p>
          </table:table-cell>
          <table:table-cell office:value-type="float" office:value="0.0000089649" calcext:value-type="float">
            <text:p>0,0000089649000</text:p>
          </table:table-cell>
          <table:table-cell office:value-type="float" office:value="0.0013014" calcext:value-type="float">
            <text:p>0,0013014000000</text:p>
          </table:table-cell>
          <table:table-cell office:value-type="float" office:value="0.00022703" calcext:value-type="float">
            <text:p>0,0002270300000</text:p>
          </table:table-cell>
          <table:table-cell office:value-type="float" office:value="0.075583" calcext:value-type="float">
            <text:p>0,0755830000000</text:p>
          </table:table-cell>
          <table:table-cell office:value-type="float" office:value="0.000089124" calcext:value-type="float">
            <text:p>0,0000891240000</text:p>
          </table:table-cell>
          <table:table-cell office:value-type="float" office:value="0.0022981" calcext:value-type="float">
            <text:p>0,0022981000000</text:p>
          </table:table-cell>
          <table:table-cell office:value-type="float" office:value="0.000012903" calcext:value-type="float">
            <text:p>0,0000129030000</text:p>
          </table:table-cell>
          <table:table-cell office:value-type="float" office:value="0.00008957" calcext:value-type="float">
            <text:p>0,0000895700000</text:p>
          </table:table-cell>
          <table:table-cell office:value-type="float" office:value="1.65" calcext:value-type="float">
            <text:p>1,65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5" calcext:value-type="float">
            <text:p>15,0</text:p>
          </table:table-cell>
          <table:table-cell office:value-type="float" office:value="5.159" calcext:value-type="float">
            <text:p>5,1590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84961" calcext:value-type="float">
            <text:p>0,0849610000000</text:p>
          </table:table-cell>
          <table:table-cell office:value-type="float" office:value="0.00005378" calcext:value-type="float">
            <text:p>0,0000537800000</text:p>
          </table:table-cell>
          <table:table-cell office:value-type="float" office:value="0.0035754" calcext:value-type="float">
            <text:p>0,0035754000000</text:p>
          </table:table-cell>
          <table:table-cell office:value-type="float" office:value="0.00000085921" calcext:value-type="float">
            <text:p>0,0000008592100</text:p>
          </table:table-cell>
          <table:table-cell office:value-type="float" office:value="0.29364" calcext:value-type="float">
            <text:p>0,2936400000000</text:p>
          </table:table-cell>
          <table:table-cell office:value-type="float" office:value="0.000025566" calcext:value-type="float">
            <text:p>0,0000255660000</text:p>
          </table:table-cell>
          <table:table-cell office:value-type="float" office:value="0.00036625" calcext:value-type="float">
            <text:p>0,0003662500000</text:p>
          </table:table-cell>
          <table:table-cell office:value-type="float" office:value="0.00000019766" calcext:value-type="float">
            <text:p>0,0000001976600</text:p>
          </table:table-cell>
          <table:table-cell office:value-type="float" office:value="0.0019555" calcext:value-type="float">
            <text:p>0,0019555000000</text:p>
          </table:table-cell>
          <table:table-cell office:value-type="float" office:value="0.065723" calcext:value-type="float">
            <text:p>0,0657230000000</text:p>
          </table:table-cell>
          <table:table-cell office:value-type="float" office:value="0.0023484" calcext:value-type="float">
            <text:p>0,0023484000000</text:p>
          </table:table-cell>
          <table:table-cell office:value-type="float" office:value="0.043672" calcext:value-type="float">
            <text:p>0,0436720000000</text:p>
          </table:table-cell>
          <table:table-cell office:value-type="float" office:value="0.016679" calcext:value-type="float">
            <text:p>0,0166790000000</text:p>
          </table:table-cell>
          <table:table-cell office:value-type="float" office:value="0.0000044612" calcext:value-type="float">
            <text:p>0,0000044612000</text:p>
          </table:table-cell>
          <table:table-cell office:value-type="float" office:value="0.0017469" calcext:value-type="float">
            <text:p>0,0017469000000</text:p>
          </table:table-cell>
          <table:table-cell office:value-type="float" office:value="0.000000050827" calcext:value-type="float">
            <text:p>0,0000000508270</text:p>
          </table:table-cell>
          <table:table-cell office:value-type="float" office:value="0.000079131" calcext:value-type="float">
            <text:p>0,0000791310000</text:p>
          </table:table-cell>
          <table:table-cell office:value-type="float" office:value="0.000016158" calcext:value-type="float">
            <text:p>0,0000161580000</text:p>
          </table:table-cell>
          <table:table-cell office:value-type="float" office:value="0.00034521" calcext:value-type="float">
            <text:p>0,0003452100000</text:p>
          </table:table-cell>
          <table:table-cell office:value-type="float" office:value="0.000080053" calcext:value-type="float">
            <text:p>0,0000800530000</text:p>
          </table:table-cell>
          <table:table-cell office:value-type="float" office:value="0.073254" calcext:value-type="float">
            <text:p>0,0732540000000</text:p>
          </table:table-cell>
          <table:table-cell office:value-type="float" office:value="0.00023157" calcext:value-type="float">
            <text:p>0,0002315700000</text:p>
          </table:table-cell>
          <table:table-cell office:value-type="float" office:value="0.0037385" calcext:value-type="float">
            <text:p>0,0037385000000</text:p>
          </table:table-cell>
          <table:table-cell office:value-type="float" office:value="0.000006354" calcext:value-type="float">
            <text:p>0,0000063540000</text:p>
          </table:table-cell>
          <table:table-cell office:value-type="float" office:value="0.000069656" calcext:value-type="float">
            <text:p>0,0000696560000</text:p>
          </table:table-cell>
          <table:table-cell office:value-type="float" office:value="1.53" calcext:value-type="float">
            <text:p>1,53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18" calcext:value-type="float">
            <text:p>18,0</text:p>
          </table:table-cell>
          <table:table-cell office:value-type="float" office:value="6.5387" calcext:value-type="float">
            <text:p>6,5387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12947" calcext:value-type="float">
            <text:p>0,1294700000000</text:p>
          </table:table-cell>
          <table:table-cell office:value-type="float" office:value="0.000071972" calcext:value-type="float">
            <text:p>0,0000719720000</text:p>
          </table:table-cell>
          <table:table-cell office:value-type="float" office:value="0.0044698" calcext:value-type="float">
            <text:p>0,0044698000000</text:p>
          </table:table-cell>
          <table:table-cell office:value-type="float" office:value="0.00000092062" calcext:value-type="float">
            <text:p>0,0000009206200</text:p>
          </table:table-cell>
          <table:table-cell office:value-type="float" office:value="0.42213" calcext:value-type="float">
            <text:p>0,4221300000000</text:p>
          </table:table-cell>
          <table:table-cell office:value-type="float" office:value="0.000024203" calcext:value-type="float">
            <text:p>0,0000242030000</text:p>
          </table:table-cell>
          <table:table-cell office:value-type="float" office:value="0.00030594" calcext:value-type="float">
            <text:p>0,0003059400000</text:p>
          </table:table-cell>
          <table:table-cell office:value-type="float" office:value="0.00000033229" calcext:value-type="float">
            <text:p>0,0000003322900</text:p>
          </table:table-cell>
          <table:table-cell office:value-type="float" office:value="0.0020861" calcext:value-type="float">
            <text:p>0,0020861000000</text:p>
          </table:table-cell>
          <table:table-cell office:value-type="float" office:value="0.061211" calcext:value-type="float">
            <text:p>0,0612110000000</text:p>
          </table:table-cell>
          <table:table-cell office:value-type="float" office:value="0.0023072" calcext:value-type="float">
            <text:p>0,0023072000000</text:p>
          </table:table-cell>
          <table:table-cell office:value-type="float" office:value="0.15439" calcext:value-type="float">
            <text:p>0,1543900000000</text:p>
          </table:table-cell>
          <table:table-cell office:value-type="float" office:value="0.07976" calcext:value-type="float">
            <text:p>0,0797600000000</text:p>
          </table:table-cell>
          <table:table-cell office:value-type="float" office:value="0.000067897" calcext:value-type="float">
            <text:p>0,0000678970000</text:p>
          </table:table-cell>
          <table:table-cell office:value-type="float" office:value="0.0080935" calcext:value-type="float">
            <text:p>0,0080935000000</text:p>
          </table:table-cell>
          <table:table-cell office:value-type="float" office:value="0.00000035452" calcext:value-type="float">
            <text:p>0,0000003545200</text:p>
          </table:table-cell>
          <table:table-cell office:value-type="float" office:value="0.00011072" calcext:value-type="float">
            <text:p>0,0001107200000</text:p>
          </table:table-cell>
          <table:table-cell office:value-type="float" office:value="0.0000075653" calcext:value-type="float">
            <text:p>0,0000075653000</text:p>
          </table:table-cell>
          <table:table-cell office:value-type="float" office:value="0.00164" calcext:value-type="float">
            <text:p>0,0016400000000</text:p>
          </table:table-cell>
          <table:table-cell office:value-type="float" office:value="0.00028117" calcext:value-type="float">
            <text:p>0,0002811700000</text:p>
          </table:table-cell>
          <table:table-cell office:value-type="float" office:value="0.074408" calcext:value-type="float">
            <text:p>0,0744080000000</text:p>
          </table:table-cell>
          <table:table-cell office:value-type="float" office:value="0.000062956" calcext:value-type="float">
            <text:p>0,0000629560000</text:p>
          </table:table-cell>
          <table:table-cell office:value-type="float" office:value="0.0032754" calcext:value-type="float">
            <text:p>0,0032754000000</text:p>
          </table:table-cell>
          <table:table-cell office:value-type="float" office:value="0.000003921" calcext:value-type="float">
            <text:p>0,0000039210000</text:p>
          </table:table-cell>
          <table:table-cell office:value-type="float" office:value="0.000061924" calcext:value-type="float">
            <text:p>0,0000619240000</text:p>
          </table:table-cell>
          <table:table-cell office:value-type="float" office:value="1.7" calcext:value-type="float">
            <text:p>1,70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20" calcext:value-type="float">
            <text:p>20,0</text:p>
          </table:table-cell>
          <table:table-cell office:value-type="float" office:value="5.9393" calcext:value-type="float">
            <text:p>5,9393000000000</text:p>
          </table:table-cell>
          <table:table-cell office:value-type="float" office:value="0.000000000085" calcext:value-type="float">
            <text:p>0,0000000000850</text:p>
          </table:table-cell>
          <table:table-cell office:value-type="float" office:value="0.12815" calcext:value-type="float">
            <text:p>0,1281500000000</text:p>
          </table:table-cell>
          <table:table-cell office:value-type="float" office:value="0.000019596" calcext:value-type="float">
            <text:p>0,0000195960000</text:p>
          </table:table-cell>
          <table:table-cell office:value-type="float" office:value="0.012859" calcext:value-type="float">
            <text:p>0,0128590000000</text:p>
          </table:table-cell>
          <table:table-cell office:value-type="float" office:value="0.0000013672" calcext:value-type="float">
            <text:p>0,0000013672000</text:p>
          </table:table-cell>
          <table:table-cell office:value-type="float" office:value="2.1827" calcext:value-type="float">
            <text:p>2,1827000000000</text:p>
          </table:table-cell>
          <table:table-cell office:value-type="float" office:value="0.000021769" calcext:value-type="float">
            <text:p>0,0000217690000</text:p>
          </table:table-cell>
          <table:table-cell office:value-type="float" office:value="0.0000080941" calcext:value-type="float">
            <text:p>0,0000080941000</text:p>
          </table:table-cell>
          <table:table-cell office:value-type="float" office:value="0.0000028049" calcext:value-type="float">
            <text:p>0,0000028049000</text:p>
          </table:table-cell>
          <table:table-cell office:value-type="float" office:value="0.0018058" calcext:value-type="float">
            <text:p>0,0018058000000</text:p>
          </table:table-cell>
          <table:table-cell office:value-type="float" office:value="0.2471" calcext:value-type="float">
            <text:p>0,2471000000000</text:p>
          </table:table-cell>
          <table:table-cell office:value-type="float" office:value="0.0069768" calcext:value-type="float">
            <text:p>0,0069768000000</text:p>
          </table:table-cell>
          <table:table-cell office:value-type="float" office:value="0.13" calcext:value-type="float">
            <text:p>0,1300000000000</text:p>
          </table:table-cell>
          <table:table-cell office:value-type="float" office:value="0.056588" calcext:value-type="float">
            <text:p>0,0565880000000</text:p>
          </table:table-cell>
          <table:table-cell office:value-type="float" office:value="0.000015957" calcext:value-type="float">
            <text:p>0,0000159570000</text:p>
          </table:table-cell>
          <table:table-cell office:value-type="float" office:value="0.0092083" calcext:value-type="float">
            <text:p>0,0092083000000</text:p>
          </table:table-cell>
          <table:table-cell office:value-type="float" office:value="0.00000021587" calcext:value-type="float">
            <text:p>0,0000002158700</text:p>
          </table:table-cell>
          <table:table-cell office:value-type="float" office:value="0.00014574" calcext:value-type="float">
            <text:p>0,0001457400000</text:p>
          </table:table-cell>
          <table:table-cell office:value-type="float" office:value="0.0000082384" calcext:value-type="float">
            <text:p>0,0000082384000</text:p>
          </table:table-cell>
          <table:table-cell office:value-type="float" office:value="0.0023838" calcext:value-type="float">
            <text:p>0,0023838000000</text:p>
          </table:table-cell>
          <table:table-cell office:value-type="float" office:value="0.0003798" calcext:value-type="float">
            <text:p>0,0003798000000</text:p>
          </table:table-cell>
          <table:table-cell office:value-type="float" office:value="0.074049" calcext:value-type="float">
            <text:p>0,0740490000000</text:p>
          </table:table-cell>
          <table:table-cell office:value-type="float" office:value="0.000062074" calcext:value-type="float">
            <text:p>0,0000620740000</text:p>
          </table:table-cell>
          <table:table-cell office:value-type="float" office:value="0.00071093" calcext:value-type="float">
            <text:p>0,0007109300000</text:p>
          </table:table-cell>
          <table:table-cell office:value-type="float" office:value="0.000017698" calcext:value-type="float">
            <text:p>0,0000176980000</text:p>
          </table:table-cell>
          <table:table-cell office:value-type="float" office:value="0.000034855" calcext:value-type="float">
            <text:p>0,0000348550000</text:p>
          </table:table-cell>
          <table:table-cell office:value-type="float" office:value="1.85" calcext:value-type="float">
            <text:p>1,85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25" calcext:value-type="float">
            <text:p>25,0</text:p>
          </table:table-cell>
          <table:table-cell office:value-type="float" office:value="6.9738" calcext:value-type="float">
            <text:p>6,9738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21518" calcext:value-type="float">
            <text:p>0,2151800000000</text:p>
          </table:table-cell>
          <table:table-cell office:value-type="float" office:value="0.00009814" calcext:value-type="float">
            <text:p>0,0000981400000</text:p>
          </table:table-cell>
          <table:table-cell office:value-type="float" office:value="0.0091979" calcext:value-type="float">
            <text:p>0,0091979000000</text:p>
          </table:table-cell>
          <table:table-cell office:value-type="float" office:value="0.0000072367" calcext:value-type="float">
            <text:p>0,0000072367000</text:p>
          </table:table-cell>
          <table:table-cell office:value-type="float" office:value="3.8181" calcext:value-type="float">
            <text:p>3,8181000000000</text:p>
          </table:table-cell>
          <table:table-cell office:value-type="float" office:value="0.000027866" calcext:value-type="float">
            <text:p>0,0000278660000</text:p>
          </table:table-cell>
          <table:table-cell office:value-type="float" office:value="0.000070493" calcext:value-type="float">
            <text:p>0,0000704930000</text:p>
          </table:table-cell>
          <table:table-cell office:value-type="float" office:value="0.00000061243" calcext:value-type="float">
            <text:p>0,0000006124300</text:p>
          </table:table-cell>
          <table:table-cell office:value-type="float" office:value="0.0080858" calcext:value-type="float">
            <text:p>0,0080858000000</text:p>
          </table:table-cell>
          <table:table-cell office:value-type="float" office:value="0.18229" calcext:value-type="float">
            <text:p>0,1822900000000</text:p>
          </table:table-cell>
          <table:table-cell office:value-type="float" office:value="0.0050466" calcext:value-type="float">
            <text:p>0,0050466000000</text:p>
          </table:table-cell>
          <table:table-cell office:value-type="float" office:value="0.12074" calcext:value-type="float">
            <text:p>0,1207400000000</text:p>
          </table:table-cell>
          <table:table-cell office:value-type="float" office:value="0.055381" calcext:value-type="float">
            <text:p>0,0553810000000</text:p>
          </table:table-cell>
          <table:table-cell office:value-type="float" office:value="0.00001748" calcext:value-type="float">
            <text:p>0,0000174800000</text:p>
          </table:table-cell>
          <table:table-cell office:value-type="float" office:value="0.007948" calcext:value-type="float">
            <text:p>0,0079480000000</text:p>
          </table:table-cell>
          <table:table-cell office:value-type="float" office:value="0.00000032358" calcext:value-type="float">
            <text:p>0,0000003235800</text:p>
          </table:table-cell>
          <table:table-cell office:value-type="float" office:value="0.00012497" calcext:value-type="float">
            <text:p>0,0001249700000</text:p>
          </table:table-cell>
          <table:table-cell office:value-type="float" office:value="0.0000075299" calcext:value-type="float">
            <text:p>0,0000075299000</text:p>
          </table:table-cell>
          <table:table-cell office:value-type="float" office:value="0.0023245" calcext:value-type="float">
            <text:p>0,0023245000000</text:p>
          </table:table-cell>
          <table:table-cell office:value-type="float" office:value="0.00029856" calcext:value-type="float">
            <text:p>0,0002985600000</text:p>
          </table:table-cell>
          <table:table-cell office:value-type="float" office:value="0.073927" calcext:value-type="float">
            <text:p>0,0739270000000</text:p>
          </table:table-cell>
          <table:table-cell office:value-type="float" office:value="0.000034227" calcext:value-type="float">
            <text:p>0,0000342270000</text:p>
          </table:table-cell>
          <table:table-cell office:value-type="float" office:value="0.00041289" calcext:value-type="float">
            <text:p>0,0004128900000</text:p>
          </table:table-cell>
          <table:table-cell office:value-type="float" office:value="0.000029321" calcext:value-type="float">
            <text:p>0,0000293210000</text:p>
          </table:table-cell>
          <table:table-cell office:value-type="float" office:value="0.00005079" calcext:value-type="float">
            <text:p>0,0000507900000</text:p>
          </table:table-cell>
          <table:table-cell office:value-type="float" office:value="1.91" calcext:value-type="float">
            <text:p>1,9100000000000</text:p>
          </table:table-cell>
          <table:table-cell table:style-name="Default" table:number-columns-repeated="35"/>
        </table:table-row>
        <table:table-row table:style-name="ro1">
          <table:table-cell table:style-name="ce3" office:value-type="float" office:value="30" calcext:value-type="float">
            <text:p>30,0</text:p>
          </table:table-cell>
          <table:table-cell office:value-type="float" office:value="8.3787" calcext:value-type="float">
            <text:p>8,3787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12051" calcext:value-type="float">
            <text:p>0,1205100000000</text:p>
          </table:table-cell>
          <table:table-cell office:value-type="float" office:value="0.00008198" calcext:value-type="float">
            <text:p>0,0000819800000</text:p>
          </table:table-cell>
          <table:table-cell office:value-type="float" office:value="0.0061925" calcext:value-type="float">
            <text:p>0,0061925000000</text:p>
          </table:table-cell>
          <table:table-cell office:value-type="float" office:value="0.00000037879" calcext:value-type="float">
            <text:p>0,0000003787900</text:p>
          </table:table-cell>
          <table:table-cell office:value-type="float" office:value="5.3282" calcext:value-type="float">
            <text:p>5,3282000000000</text:p>
          </table:table-cell>
          <table:table-cell office:value-type="float" office:value="0.000048699" calcext:value-type="float">
            <text:p>0,0000486990000</text:p>
          </table:table-cell>
          <table:table-cell office:value-type="float" office:value="0.000026938" calcext:value-type="float">
            <text:p>0,0000269380000</text:p>
          </table:table-cell>
          <table:table-cell office:value-type="float" office:value="0.0000023862" calcext:value-type="float">
            <text:p>0,0000023862000</text:p>
          </table:table-cell>
          <table:table-cell office:value-type="float" office:value="0.0068595" calcext:value-type="float">
            <text:p>0,0068595000000</text:p>
          </table:table-cell>
          <table:table-cell office:value-type="float" office:value="0.29378" calcext:value-type="float">
            <text:p>0,2937800000000</text:p>
          </table:table-cell>
          <table:table-cell office:value-type="float" office:value="0.0087276" calcext:value-type="float">
            <text:p>0,0087276000000</text:p>
          </table:table-cell>
          <table:table-cell office:value-type="float" office:value="0.16645" calcext:value-type="float">
            <text:p>0,1664500000000</text:p>
          </table:table-cell>
          <table:table-cell office:value-type="float" office:value="0.078548" calcext:value-type="float">
            <text:p>0,0785480000000</text:p>
          </table:table-cell>
          <table:table-cell office:value-type="float" office:value="0.000027698" calcext:value-type="float">
            <text:p>0,0000276980000</text:p>
          </table:table-cell>
          <table:table-cell office:value-type="float" office:value="0.01175" calcext:value-type="float">
            <text:p>0,0117500000000</text:p>
          </table:table-cell>
          <table:table-cell office:value-type="float" office:value="0.00000042241" calcext:value-type="float">
            <text:p>0,0000004224100</text:p>
          </table:table-cell>
          <table:table-cell office:value-type="float" office:value="0.00017879" calcext:value-type="float">
            <text:p>0,0001787900000</text:p>
          </table:table-cell>
          <table:table-cell office:value-type="float" office:value="0.0000099667" calcext:value-type="float">
            <text:p>0,0000099667000</text:p>
          </table:table-cell>
          <table:table-cell office:value-type="float" office:value="0.0031361" calcext:value-type="float">
            <text:p>0,0031361000000</text:p>
          </table:table-cell>
          <table:table-cell office:value-type="float" office:value="0.00050068" calcext:value-type="float">
            <text:p>0,0005006800000</text:p>
          </table:table-cell>
          <table:table-cell office:value-type="float" office:value="0.075216" calcext:value-type="float">
            <text:p>0,0752160000000</text:p>
          </table:table-cell>
          <table:table-cell office:value-type="float" office:value="0.000053858" calcext:value-type="float">
            <text:p>0,0000538580000</text:p>
          </table:table-cell>
          <table:table-cell office:value-type="float" office:value="0.00070997" calcext:value-type="float">
            <text:p>0,0007099700000</text:p>
          </table:table-cell>
          <table:table-cell office:value-type="float" office:value="0.000041994" calcext:value-type="float">
            <text:p>0,0000419940000</text:p>
          </table:table-cell>
          <table:table-cell office:value-type="float" office:value="0.000084675" calcext:value-type="float">
            <text:p>0,0000846750000</text:p>
          </table:table-cell>
          <table:table-cell office:value-type="float" office:value="2.06" calcext:value-type="float">
            <text:p>2,06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40" calcext:value-type="float">
            <text:p>40,0</text:p>
          </table:table-cell>
          <table:table-cell office:value-type="float" office:value="10.853" calcext:value-type="float">
            <text:p>10,8530000000000</text:p>
          </table:table-cell>
          <table:table-cell office:value-type="float" office:value="0.000000000007" calcext:value-type="float">
            <text:p>0,0000000000070</text:p>
          </table:table-cell>
          <table:table-cell office:value-type="float" office:value="0.073666" calcext:value-type="float">
            <text:p>0,0736660000000</text:p>
          </table:table-cell>
          <table:table-cell office:value-type="float" office:value="0.00028161" calcext:value-type="float">
            <text:p>0,0002816100000</text:p>
          </table:table-cell>
          <table:table-cell office:value-type="float" office:value="0.0086877" calcext:value-type="float">
            <text:p>0,0086877000000</text:p>
          </table:table-cell>
          <table:table-cell office:value-type="float" office:value="0.000002445" calcext:value-type="float">
            <text:p>0,0000024450000</text:p>
          </table:table-cell>
          <table:table-cell office:value-type="float" office:value="8.3728" calcext:value-type="float">
            <text:p>8,3728000000000</text:p>
          </table:table-cell>
          <table:table-cell office:value-type="float" office:value="0.000028616" calcext:value-type="float">
            <text:p>0,0000286160000</text:p>
          </table:table-cell>
          <table:table-cell office:value-type="float" office:value="0.000026268" calcext:value-type="float">
            <text:p>0,0000262680000</text:p>
          </table:table-cell>
          <table:table-cell office:value-type="float" office:value="0.0000044734" calcext:value-type="float">
            <text:p>0,0000044734000</text:p>
          </table:table-cell>
          <table:table-cell office:value-type="float" office:value="0.00090012" calcext:value-type="float">
            <text:p>0,0009001200000</text:p>
          </table:table-cell>
          <table:table-cell office:value-type="float" office:value="0.7077" calcext:value-type="float">
            <text:p>0,7077000000000</text:p>
          </table:table-cell>
          <table:table-cell office:value-type="float" office:value="0.030107" calcext:value-type="float">
            <text:p>0,0301070000000</text:p>
          </table:table-cell>
          <table:table-cell office:value-type="float" office:value="0.89756" calcext:value-type="float">
            <text:p>0,8975600000000</text:p>
          </table:table-cell>
          <table:table-cell office:value-type="float" office:value="0.33152" calcext:value-type="float">
            <text:p>0,3315200000000</text:p>
          </table:table-cell>
          <table:table-cell office:value-type="float" office:value="0.00012665" calcext:value-type="float">
            <text:p>0,0001266500000</text:p>
          </table:table-cell>
          <table:table-cell office:value-type="float" office:value="0.036637" calcext:value-type="float">
            <text:p>0,0366370000000</text:p>
          </table:table-cell>
          <table:table-cell office:value-type="float" office:value="0.0000009919" calcext:value-type="float">
            <text:p>0,0000009919000</text:p>
          </table:table-cell>
          <table:table-cell office:value-type="float" office:value="0.00027894" calcext:value-type="float">
            <text:p>0,0002789400000</text:p>
          </table:table-cell>
          <table:table-cell office:value-type="float" office:value="0.000019462" calcext:value-type="float">
            <text:p>0,0000194620000</text:p>
          </table:table-cell>
          <table:table-cell office:value-type="float" office:value="0.0043345" calcext:value-type="float">
            <text:p>0,0043345000000</text:p>
          </table:table-cell>
          <table:table-cell office:value-type="float" office:value="0.00078619" calcext:value-type="float">
            <text:p>0,0007861900000</text:p>
          </table:table-cell>
          <table:table-cell office:value-type="float" office:value="0.08263" calcext:value-type="float">
            <text:p>0,0826300000000</text:p>
          </table:table-cell>
          <table:table-cell office:value-type="float" office:value="0.000044209" calcext:value-type="float">
            <text:p>0,0000442090000</text:p>
          </table:table-cell>
          <table:table-cell office:value-type="float" office:value="0.0010567" calcext:value-type="float">
            <text:p>0,0010567000000</text:p>
          </table:table-cell>
          <table:table-cell office:value-type="float" office:value="0.000043037" calcext:value-type="float">
            <text:p>0,0000430370000</text:p>
          </table:table-cell>
          <table:table-cell office:value-type="float" office:value="0.00011128" calcext:value-type="float">
            <text:p>0,0001112800000</text:p>
          </table:table-cell>
          <table:table-cell office:value-type="float" office:value="3.17" calcext:value-type="float">
            <text:p>3,17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50" calcext:value-type="float">
            <text:p>50,0</text:p>
          </table:table-cell>
          <table:table-cell office:value-type="float" office:value="10.853" calcext:value-type="float">
            <text:p>10,8530000000000</text:p>
          </table:table-cell>
          <table:table-cell office:value-type="float" office:value="0.000000000007" calcext:value-type="float">
            <text:p>0,0000000000070</text:p>
          </table:table-cell>
          <table:table-cell office:value-type="float" office:value="0.073666" calcext:value-type="float">
            <text:p>0,0736660000000</text:p>
          </table:table-cell>
          <table:table-cell office:value-type="float" office:value="0.00028161" calcext:value-type="float">
            <text:p>0,0002816100000</text:p>
          </table:table-cell>
          <table:table-cell office:value-type="float" office:value="0.0086877" calcext:value-type="float">
            <text:p>0,0086877000000</text:p>
          </table:table-cell>
          <table:table-cell office:value-type="float" office:value="0.000002445" calcext:value-type="float">
            <text:p>0,0000024450000</text:p>
          </table:table-cell>
          <table:table-cell office:value-type="float" office:value="8.3728" calcext:value-type="float">
            <text:p>8,3728000000000</text:p>
          </table:table-cell>
          <table:table-cell office:value-type="float" office:value="0.000028616" calcext:value-type="float">
            <text:p>0,0000286160000</text:p>
          </table:table-cell>
          <table:table-cell office:value-type="float" office:value="0.000026268" calcext:value-type="float">
            <text:p>0,0000262680000</text:p>
          </table:table-cell>
          <table:table-cell office:value-type="float" office:value="0.0000044734" calcext:value-type="float">
            <text:p>0,0000044734000</text:p>
          </table:table-cell>
          <table:table-cell office:value-type="float" office:value="0.00090012" calcext:value-type="float">
            <text:p>0,0009001200000</text:p>
          </table:table-cell>
          <table:table-cell office:value-type="float" office:value="0.7077" calcext:value-type="float">
            <text:p>0,7077000000000</text:p>
          </table:table-cell>
          <table:table-cell office:value-type="float" office:value="0.030107" calcext:value-type="float">
            <text:p>0,0301070000000</text:p>
          </table:table-cell>
          <table:table-cell office:value-type="float" office:value="0.89756" calcext:value-type="float">
            <text:p>0,8975600000000</text:p>
          </table:table-cell>
          <table:table-cell office:value-type="float" office:value="0.33152" calcext:value-type="float">
            <text:p>0,3315200000000</text:p>
          </table:table-cell>
          <table:table-cell office:value-type="float" office:value="0.00012665" calcext:value-type="float">
            <text:p>0,0001266500000</text:p>
          </table:table-cell>
          <table:table-cell office:value-type="float" office:value="0.036637" calcext:value-type="float">
            <text:p>0,0366370000000</text:p>
          </table:table-cell>
          <table:table-cell office:value-type="float" office:value="0.0000009919" calcext:value-type="float">
            <text:p>0,0000009919000</text:p>
          </table:table-cell>
          <table:table-cell office:value-type="float" office:value="0.00027894" calcext:value-type="float">
            <text:p>0,0002789400000</text:p>
          </table:table-cell>
          <table:table-cell office:value-type="float" office:value="0.000019462" calcext:value-type="float">
            <text:p>0,0000194620000</text:p>
          </table:table-cell>
          <table:table-cell office:value-type="float" office:value="0.0043345" calcext:value-type="float">
            <text:p>0,0043345000000</text:p>
          </table:table-cell>
          <table:table-cell office:value-type="float" office:value="0.00078619" calcext:value-type="float">
            <text:p>0,0007861900000</text:p>
          </table:table-cell>
          <table:table-cell office:value-type="float" office:value="0.08263" calcext:value-type="float">
            <text:p>0,0826300000000</text:p>
          </table:table-cell>
          <table:table-cell office:value-type="float" office:value="0.000044209" calcext:value-type="float">
            <text:p>0,0000442090000</text:p>
          </table:table-cell>
          <table:table-cell office:value-type="float" office:value="0.0010567" calcext:value-type="float">
            <text:p>0,0010567000000</text:p>
          </table:table-cell>
          <table:table-cell office:value-type="float" office:value="0.000043037" calcext:value-type="float">
            <text:p>0,0000430370000</text:p>
          </table:table-cell>
          <table:table-cell office:value-type="float" office:value="0.00011128" calcext:value-type="float">
            <text:p>0,0001112800000</text:p>
          </table:table-cell>
          <table:table-cell office:value-type="float" office:value="3.17" calcext:value-type="float">
            <text:p>3,17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60" calcext:value-type="float">
            <text:p>60,0</text:p>
          </table:table-cell>
          <table:table-cell office:value-type="float" office:value="10.853" calcext:value-type="float">
            <text:p>10,8530000000000</text:p>
          </table:table-cell>
          <table:table-cell office:value-type="float" office:value="0.000000000007" calcext:value-type="float">
            <text:p>0,0000000000070</text:p>
          </table:table-cell>
          <table:table-cell office:value-type="float" office:value="0.073666" calcext:value-type="float">
            <text:p>0,0736660000000</text:p>
          </table:table-cell>
          <table:table-cell office:value-type="float" office:value="0.00028161" calcext:value-type="float">
            <text:p>0,0002816100000</text:p>
          </table:table-cell>
          <table:table-cell office:value-type="float" office:value="0.0086877" calcext:value-type="float">
            <text:p>0,0086877000000</text:p>
          </table:table-cell>
          <table:table-cell office:value-type="float" office:value="0.000002445" calcext:value-type="float">
            <text:p>0,0000024450000</text:p>
          </table:table-cell>
          <table:table-cell office:value-type="float" office:value="8.3728" calcext:value-type="float">
            <text:p>8,3728000000000</text:p>
          </table:table-cell>
          <table:table-cell office:value-type="float" office:value="0.000028616" calcext:value-type="float">
            <text:p>0,0000286160000</text:p>
          </table:table-cell>
          <table:table-cell office:value-type="float" office:value="0.000026268" calcext:value-type="float">
            <text:p>0,0000262680000</text:p>
          </table:table-cell>
          <table:table-cell office:value-type="float" office:value="0.0000044734" calcext:value-type="float">
            <text:p>0,0000044734000</text:p>
          </table:table-cell>
          <table:table-cell office:value-type="float" office:value="0.00090012" calcext:value-type="float">
            <text:p>0,0009001200000</text:p>
          </table:table-cell>
          <table:table-cell office:value-type="float" office:value="0.7077" calcext:value-type="float">
            <text:p>0,7077000000000</text:p>
          </table:table-cell>
          <table:table-cell office:value-type="float" office:value="0.030107" calcext:value-type="float">
            <text:p>0,0301070000000</text:p>
          </table:table-cell>
          <table:table-cell office:value-type="float" office:value="0.89756" calcext:value-type="float">
            <text:p>0,8975600000000</text:p>
          </table:table-cell>
          <table:table-cell office:value-type="float" office:value="0.33152" calcext:value-type="float">
            <text:p>0,3315200000000</text:p>
          </table:table-cell>
          <table:table-cell office:value-type="float" office:value="0.00012665" calcext:value-type="float">
            <text:p>0,0001266500000</text:p>
          </table:table-cell>
          <table:table-cell office:value-type="float" office:value="0.036637" calcext:value-type="float">
            <text:p>0,0366370000000</text:p>
          </table:table-cell>
          <table:table-cell office:value-type="float" office:value="0.0000009919" calcext:value-type="float">
            <text:p>0,0000009919000</text:p>
          </table:table-cell>
          <table:table-cell office:value-type="float" office:value="0.00027894" calcext:value-type="float">
            <text:p>0,0002789400000</text:p>
          </table:table-cell>
          <table:table-cell office:value-type="float" office:value="0.000019462" calcext:value-type="float">
            <text:p>0,0000194620000</text:p>
          </table:table-cell>
          <table:table-cell office:value-type="float" office:value="0.0043345" calcext:value-type="float">
            <text:p>0,0043345000000</text:p>
          </table:table-cell>
          <table:table-cell office:value-type="float" office:value="0.00078619" calcext:value-type="float">
            <text:p>0,0007861900000</text:p>
          </table:table-cell>
          <table:table-cell office:value-type="float" office:value="0.08263" calcext:value-type="float">
            <text:p>0,0826300000000</text:p>
          </table:table-cell>
          <table:table-cell office:value-type="float" office:value="0.000044209" calcext:value-type="float">
            <text:p>0,0000442090000</text:p>
          </table:table-cell>
          <table:table-cell office:value-type="float" office:value="0.0010567" calcext:value-type="float">
            <text:p>0,0010567000000</text:p>
          </table:table-cell>
          <table:table-cell office:value-type="float" office:value="0.000043037" calcext:value-type="float">
            <text:p>0,0000430370000</text:p>
          </table:table-cell>
          <table:table-cell office:value-type="float" office:value="0.00011128" calcext:value-type="float">
            <text:p>0,0001112800000</text:p>
          </table:table-cell>
          <table:table-cell office:value-type="float" office:value="3.17" calcext:value-type="float">
            <text:p>3,17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70" calcext:value-type="float">
            <text:p>70,0</text:p>
          </table:table-cell>
          <table:table-cell office:value-type="float" office:value="10.853" calcext:value-type="float">
            <text:p>10,8530000000000</text:p>
          </table:table-cell>
          <table:table-cell office:value-type="float" office:value="0.000000000007" calcext:value-type="float">
            <text:p>0,0000000000070</text:p>
          </table:table-cell>
          <table:table-cell office:value-type="float" office:value="0.073666" calcext:value-type="float">
            <text:p>0,0736660000000</text:p>
          </table:table-cell>
          <table:table-cell office:value-type="float" office:value="0.00028161" calcext:value-type="float">
            <text:p>0,0002816100000</text:p>
          </table:table-cell>
          <table:table-cell office:value-type="float" office:value="0.0086877" calcext:value-type="float">
            <text:p>0,0086877000000</text:p>
          </table:table-cell>
          <table:table-cell office:value-type="float" office:value="0.000002445" calcext:value-type="float">
            <text:p>0,0000024450000</text:p>
          </table:table-cell>
          <table:table-cell office:value-type="float" office:value="8.3728" calcext:value-type="float">
            <text:p>8,3728000000000</text:p>
          </table:table-cell>
          <table:table-cell office:value-type="float" office:value="0.000028616" calcext:value-type="float">
            <text:p>0,0000286160000</text:p>
          </table:table-cell>
          <table:table-cell office:value-type="float" office:value="0.000026268" calcext:value-type="float">
            <text:p>0,0000262680000</text:p>
          </table:table-cell>
          <table:table-cell office:value-type="float" office:value="0.0000044734" calcext:value-type="float">
            <text:p>0,0000044734000</text:p>
          </table:table-cell>
          <table:table-cell office:value-type="float" office:value="0.00090012" calcext:value-type="float">
            <text:p>0,0009001200000</text:p>
          </table:table-cell>
          <table:table-cell office:value-type="float" office:value="0.7077" calcext:value-type="float">
            <text:p>0,7077000000000</text:p>
          </table:table-cell>
          <table:table-cell office:value-type="float" office:value="0.030107" calcext:value-type="float">
            <text:p>0,0301070000000</text:p>
          </table:table-cell>
          <table:table-cell office:value-type="float" office:value="0.89756" calcext:value-type="float">
            <text:p>0,8975600000000</text:p>
          </table:table-cell>
          <table:table-cell office:value-type="float" office:value="0.33152" calcext:value-type="float">
            <text:p>0,3315200000000</text:p>
          </table:table-cell>
          <table:table-cell office:value-type="float" office:value="0.00012665" calcext:value-type="float">
            <text:p>0,0001266500000</text:p>
          </table:table-cell>
          <table:table-cell office:value-type="float" office:value="0.036637" calcext:value-type="float">
            <text:p>0,0366370000000</text:p>
          </table:table-cell>
          <table:table-cell office:value-type="float" office:value="0.0000009919" calcext:value-type="float">
            <text:p>0,0000009919000</text:p>
          </table:table-cell>
          <table:table-cell office:value-type="float" office:value="0.00027894" calcext:value-type="float">
            <text:p>0,0002789400000</text:p>
          </table:table-cell>
          <table:table-cell office:value-type="float" office:value="0.000019462" calcext:value-type="float">
            <text:p>0,0000194620000</text:p>
          </table:table-cell>
          <table:table-cell office:value-type="float" office:value="0.0043345" calcext:value-type="float">
            <text:p>0,0043345000000</text:p>
          </table:table-cell>
          <table:table-cell office:value-type="float" office:value="0.00078619" calcext:value-type="float">
            <text:p>0,0007861900000</text:p>
          </table:table-cell>
          <table:table-cell office:value-type="float" office:value="0.08263" calcext:value-type="float">
            <text:p>0,0826300000000</text:p>
          </table:table-cell>
          <table:table-cell office:value-type="float" office:value="0.000044209" calcext:value-type="float">
            <text:p>0,0000442090000</text:p>
          </table:table-cell>
          <table:table-cell office:value-type="float" office:value="0.0010567" calcext:value-type="float">
            <text:p>0,0010567000000</text:p>
          </table:table-cell>
          <table:table-cell office:value-type="float" office:value="0.000043037" calcext:value-type="float">
            <text:p>0,0000430370000</text:p>
          </table:table-cell>
          <table:table-cell office:value-type="float" office:value="0.00011128" calcext:value-type="float">
            <text:p>0,0001112800000</text:p>
          </table:table-cell>
          <table:table-cell office:value-type="float" office:value="3.17" calcext:value-type="float">
            <text:p>3,17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80" calcext:value-type="float">
            <text:p>80,0</text:p>
          </table:table-cell>
          <table:table-cell office:value-type="float" office:value="10.853" calcext:value-type="float">
            <text:p>10,8530000000000</text:p>
          </table:table-cell>
          <table:table-cell office:value-type="float" office:value="0.000000000007" calcext:value-type="float">
            <text:p>0,0000000000070</text:p>
          </table:table-cell>
          <table:table-cell office:value-type="float" office:value="0.073666" calcext:value-type="float">
            <text:p>0,0736660000000</text:p>
          </table:table-cell>
          <table:table-cell office:value-type="float" office:value="0.00028161" calcext:value-type="float">
            <text:p>0,0002816100000</text:p>
          </table:table-cell>
          <table:table-cell office:value-type="float" office:value="0.0086877" calcext:value-type="float">
            <text:p>0,0086877000000</text:p>
          </table:table-cell>
          <table:table-cell office:value-type="float" office:value="0.000002445" calcext:value-type="float">
            <text:p>0,0000024450000</text:p>
          </table:table-cell>
          <table:table-cell office:value-type="float" office:value="8.3728" calcext:value-type="float">
            <text:p>8,3728000000000</text:p>
          </table:table-cell>
          <table:table-cell office:value-type="float" office:value="0.000028616" calcext:value-type="float">
            <text:p>0,0000286160000</text:p>
          </table:table-cell>
          <table:table-cell office:value-type="float" office:value="0.000026268" calcext:value-type="float">
            <text:p>0,0000262680000</text:p>
          </table:table-cell>
          <table:table-cell office:value-type="float" office:value="0.0000044734" calcext:value-type="float">
            <text:p>0,0000044734000</text:p>
          </table:table-cell>
          <table:table-cell office:value-type="float" office:value="0.00090012" calcext:value-type="float">
            <text:p>0,0009001200000</text:p>
          </table:table-cell>
          <table:table-cell office:value-type="float" office:value="0.7077" calcext:value-type="float">
            <text:p>0,7077000000000</text:p>
          </table:table-cell>
          <table:table-cell office:value-type="float" office:value="0.030107" calcext:value-type="float">
            <text:p>0,0301070000000</text:p>
          </table:table-cell>
          <table:table-cell office:value-type="float" office:value="0.89756" calcext:value-type="float">
            <text:p>0,8975600000000</text:p>
          </table:table-cell>
          <table:table-cell office:value-type="float" office:value="0.33152" calcext:value-type="float">
            <text:p>0,3315200000000</text:p>
          </table:table-cell>
          <table:table-cell office:value-type="float" office:value="0.00012665" calcext:value-type="float">
            <text:p>0,0001266500000</text:p>
          </table:table-cell>
          <table:table-cell office:value-type="float" office:value="0.036637" calcext:value-type="float">
            <text:p>0,0366370000000</text:p>
          </table:table-cell>
          <table:table-cell office:value-type="float" office:value="0.0000009919" calcext:value-type="float">
            <text:p>0,0000009919000</text:p>
          </table:table-cell>
          <table:table-cell office:value-type="float" office:value="0.00027894" calcext:value-type="float">
            <text:p>0,0002789400000</text:p>
          </table:table-cell>
          <table:table-cell office:value-type="float" office:value="0.000019462" calcext:value-type="float">
            <text:p>0,0000194620000</text:p>
          </table:table-cell>
          <table:table-cell office:value-type="float" office:value="0.0043345" calcext:value-type="float">
            <text:p>0,0043345000000</text:p>
          </table:table-cell>
          <table:table-cell office:value-type="float" office:value="0.00078619" calcext:value-type="float">
            <text:p>0,0007861900000</text:p>
          </table:table-cell>
          <table:table-cell office:value-type="float" office:value="0.08263" calcext:value-type="float">
            <text:p>0,0826300000000</text:p>
          </table:table-cell>
          <table:table-cell office:value-type="float" office:value="0.000044209" calcext:value-type="float">
            <text:p>0,0000442090000</text:p>
          </table:table-cell>
          <table:table-cell office:value-type="float" office:value="0.0010567" calcext:value-type="float">
            <text:p>0,0010567000000</text:p>
          </table:table-cell>
          <table:table-cell office:value-type="float" office:value="0.000043037" calcext:value-type="float">
            <text:p>0,0000430370000</text:p>
          </table:table-cell>
          <table:table-cell office:value-type="float" office:value="0.00011128" calcext:value-type="float">
            <text:p>0,0001112800000</text:p>
          </table:table-cell>
          <table:table-cell office:value-type="float" office:value="3.17" calcext:value-type="float">
            <text:p>3,1700000000000</text:p>
          </table:table-cell>
          <table:table-cell table:style-name="Default" table:number-columns-repeated="35"/>
        </table:table-row>
        <table:table-row table:style-name="ro1">
          <table:table-cell table:style-name="ce2" office:value-type="float" office:value="90" calcext:value-type="float">
            <text:p>90,0</text:p>
          </table:table-cell>
          <table:table-cell office:value-type="float" office:value="10.853" calcext:value-type="float">
            <text:p>10,8530000000000</text:p>
          </table:table-cell>
          <table:table-cell office:value-type="float" office:value="0.000000000007" calcext:value-type="float">
            <text:p>0,0000000000070</text:p>
          </table:table-cell>
          <table:table-cell office:value-type="float" office:value="0.073666" calcext:value-type="float">
            <text:p>0,0736660000000</text:p>
          </table:table-cell>
          <table:table-cell office:value-type="float" office:value="0.00028161" calcext:value-type="float">
            <text:p>0,0002816100000</text:p>
          </table:table-cell>
          <table:table-cell office:value-type="float" office:value="0.0086877" calcext:value-type="float">
            <text:p>0,0086877000000</text:p>
          </table:table-cell>
          <table:table-cell office:value-type="float" office:value="0.000002445" calcext:value-type="float">
            <text:p>0,0000024450000</text:p>
          </table:table-cell>
          <table:table-cell office:value-type="float" office:value="8.3728" calcext:value-type="float">
            <text:p>8,3728000000000</text:p>
          </table:table-cell>
          <table:table-cell office:value-type="float" office:value="0.000028616" calcext:value-type="float">
            <text:p>0,0000286160000</text:p>
          </table:table-cell>
          <table:table-cell office:value-type="float" office:value="0.000026268" calcext:value-type="float">
            <text:p>0,0000262680000</text:p>
          </table:table-cell>
          <table:table-cell office:value-type="float" office:value="0.0000044734" calcext:value-type="float">
            <text:p>0,0000044734000</text:p>
          </table:table-cell>
          <table:table-cell office:value-type="float" office:value="0.00090012" calcext:value-type="float">
            <text:p>0,0009001200000</text:p>
          </table:table-cell>
          <table:table-cell office:value-type="float" office:value="0.7077" calcext:value-type="float">
            <text:p>0,7077000000000</text:p>
          </table:table-cell>
          <table:table-cell office:value-type="float" office:value="0.030107" calcext:value-type="float">
            <text:p>0,0301070000000</text:p>
          </table:table-cell>
          <table:table-cell office:value-type="float" office:value="0.89756" calcext:value-type="float">
            <text:p>0,8975600000000</text:p>
          </table:table-cell>
          <table:table-cell office:value-type="float" office:value="0.33152" calcext:value-type="float">
            <text:p>0,3315200000000</text:p>
          </table:table-cell>
          <table:table-cell office:value-type="float" office:value="0.00012665" calcext:value-type="float">
            <text:p>0,0001266500000</text:p>
          </table:table-cell>
          <table:table-cell office:value-type="float" office:value="0.036637" calcext:value-type="float">
            <text:p>0,0366370000000</text:p>
          </table:table-cell>
          <table:table-cell office:value-type="float" office:value="0.0000009919" calcext:value-type="float">
            <text:p>0,0000009919000</text:p>
          </table:table-cell>
          <table:table-cell office:value-type="float" office:value="0.00027894" calcext:value-type="float">
            <text:p>0,0002789400000</text:p>
          </table:table-cell>
          <table:table-cell office:value-type="float" office:value="0.000019462" calcext:value-type="float">
            <text:p>0,0000194620000</text:p>
          </table:table-cell>
          <table:table-cell office:value-type="float" office:value="0.0043345" calcext:value-type="float">
            <text:p>0,0043345000000</text:p>
          </table:table-cell>
          <table:table-cell office:value-type="float" office:value="0.00078619" calcext:value-type="float">
            <text:p>0,0007861900000</text:p>
          </table:table-cell>
          <table:table-cell office:value-type="float" office:value="0.08263" calcext:value-type="float">
            <text:p>0,0826300000000</text:p>
          </table:table-cell>
          <table:table-cell office:value-type="float" office:value="0.000044209" calcext:value-type="float">
            <text:p>0,0000442090000</text:p>
          </table:table-cell>
          <table:table-cell office:value-type="float" office:value="0.0010567" calcext:value-type="float">
            <text:p>0,0010567000000</text:p>
          </table:table-cell>
          <table:table-cell office:value-type="float" office:value="0.000043037" calcext:value-type="float">
            <text:p>0,0000430370000</text:p>
          </table:table-cell>
          <table:table-cell office:value-type="float" office:value="0.00011128" calcext:value-type="float">
            <text:p>0,0001112800000</text:p>
          </table:table-cell>
          <table:table-cell office:value-type="float" office:value="3.17" calcext:value-type="float">
            <text:p>3,1700000000000</text:p>
          </table:table-cell>
          <table:table-cell table:style-name="ce1" table:number-columns-repeated="35"/>
        </table:table-row>
        <table:table-row table:style-name="ro1">
          <table:table-cell table:style-name="ce2" office:value-type="float" office:value="100" calcext:value-type="float">
            <text:p>100,0</text:p>
          </table:table-cell>
          <table:table-cell office:value-type="float" office:value="10.853" calcext:value-type="float">
            <text:p>10,8530000000000</text:p>
          </table:table-cell>
          <table:table-cell office:value-type="float" office:value="0.000000000007" calcext:value-type="float">
            <text:p>0,0000000000070</text:p>
          </table:table-cell>
          <table:table-cell office:value-type="float" office:value="0.073666" calcext:value-type="float">
            <text:p>0,0736660000000</text:p>
          </table:table-cell>
          <table:table-cell office:value-type="float" office:value="0.00028161" calcext:value-type="float">
            <text:p>0,0002816100000</text:p>
          </table:table-cell>
          <table:table-cell office:value-type="float" office:value="0.0086877" calcext:value-type="float">
            <text:p>0,0086877000000</text:p>
          </table:table-cell>
          <table:table-cell office:value-type="float" office:value="0.000002445" calcext:value-type="float">
            <text:p>0,0000024450000</text:p>
          </table:table-cell>
          <table:table-cell office:value-type="float" office:value="8.3728" calcext:value-type="float">
            <text:p>8,3728000000000</text:p>
          </table:table-cell>
          <table:table-cell office:value-type="float" office:value="0.000028616" calcext:value-type="float">
            <text:p>0,0000286160000</text:p>
          </table:table-cell>
          <table:table-cell office:value-type="float" office:value="0.000026268" calcext:value-type="float">
            <text:p>0,0000262680000</text:p>
          </table:table-cell>
          <table:table-cell office:value-type="float" office:value="0.0000044734" calcext:value-type="float">
            <text:p>0,0000044734000</text:p>
          </table:table-cell>
          <table:table-cell office:value-type="float" office:value="0.00090012" calcext:value-type="float">
            <text:p>0,0009001200000</text:p>
          </table:table-cell>
          <table:table-cell office:value-type="float" office:value="0.7077" calcext:value-type="float">
            <text:p>0,7077000000000</text:p>
          </table:table-cell>
          <table:table-cell office:value-type="float" office:value="0.030107" calcext:value-type="float">
            <text:p>0,0301070000000</text:p>
          </table:table-cell>
          <table:table-cell office:value-type="float" office:value="0.89756" calcext:value-type="float">
            <text:p>0,8975600000000</text:p>
          </table:table-cell>
          <table:table-cell office:value-type="float" office:value="0.33152" calcext:value-type="float">
            <text:p>0,3315200000000</text:p>
          </table:table-cell>
          <table:table-cell office:value-type="float" office:value="0.00012665" calcext:value-type="float">
            <text:p>0,0001266500000</text:p>
          </table:table-cell>
          <table:table-cell office:value-type="float" office:value="0.036637" calcext:value-type="float">
            <text:p>0,0366370000000</text:p>
          </table:table-cell>
          <table:table-cell office:value-type="float" office:value="0.0000009919" calcext:value-type="float">
            <text:p>0,0000009919000</text:p>
          </table:table-cell>
          <table:table-cell office:value-type="float" office:value="0.00027894" calcext:value-type="float">
            <text:p>0,0002789400000</text:p>
          </table:table-cell>
          <table:table-cell office:value-type="float" office:value="0.000019462" calcext:value-type="float">
            <text:p>0,0000194620000</text:p>
          </table:table-cell>
          <table:table-cell office:value-type="float" office:value="0.0043345" calcext:value-type="float">
            <text:p>0,0043345000000</text:p>
          </table:table-cell>
          <table:table-cell office:value-type="float" office:value="0.00078619" calcext:value-type="float">
            <text:p>0,0007861900000</text:p>
          </table:table-cell>
          <table:table-cell office:value-type="float" office:value="0.08263" calcext:value-type="float">
            <text:p>0,0826300000000</text:p>
          </table:table-cell>
          <table:table-cell office:value-type="float" office:value="0.000044209" calcext:value-type="float">
            <text:p>0,0000442090000</text:p>
          </table:table-cell>
          <table:table-cell office:value-type="float" office:value="0.0010567" calcext:value-type="float">
            <text:p>0,0010567000000</text:p>
          </table:table-cell>
          <table:table-cell office:value-type="float" office:value="0.000043037" calcext:value-type="float">
            <text:p>0,0000430370000</text:p>
          </table:table-cell>
          <table:table-cell office:value-type="float" office:value="0.00011128" calcext:value-type="float">
            <text:p>0,0001112800000</text:p>
          </table:table-cell>
          <table:table-cell office:value-type="float" office:value="3.17" calcext:value-type="float">
            <text:p>3,1700000000000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&lt;0.004</text:p>
          </table:table-cell>
          <table:table-cell table:style-name="ce6" office:value-type="string" calcext:value-type="string">
            <text:p>He</text:p>
          </table:table-cell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_13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_1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_17</text:p>
          </table:table-cell>
          <table:table-cell table:style-name="ce6" office:value-type="string" calcext:value-type="string">
            <text:p>O_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Mg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T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Mn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Co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Cu</text:p>
          </table:table-cell>
          <table:table-cell table:style-name="ce6" office:value-type="string" calcext:value-type="string">
            <text:p>Zn</text:p>
          </table:table-cell>
          <table:table-cell table:style-name="ce6" office:value-type="string" calcext:value-type="string">
            <text:p>rem</text:p>
          </table:table-cell>
          <table:table-cell table:number-columns-repeated="35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number-columns-repeated="27" office:value-type="float" office:value="0" calcext:value-type="float">
            <text:p>0,0000000000000</text:p>
          </table:table-cell>
          <table:table-cell office:value-type="float" office:value="0.5" calcext:value-type="float">
            <text:p>0,5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" calcext:value-type="float">
            <text:p>1,0</text:p>
          </table:table-cell>
          <table:table-cell office:value-type="float" office:value="0.0080121" calcext:value-type="float">
            <text:p>0,0080121000000</text:p>
          </table:table-cell>
          <table:table-cell office:value-type="float" office:value="-0.000000000234" calcext:value-type="float">
            <text:p>-0,0000000002340</text:p>
          </table:table-cell>
          <table:table-cell office:value-type="float" office:value="-0.000043033" calcext:value-type="float">
            <text:p>-0,0000430330000</text:p>
          </table:table-cell>
          <table:table-cell office:value-type="float" office:value="0.0000043886" calcext:value-type="float">
            <text:p>0,0000043886000</text:p>
          </table:table-cell>
          <table:table-cell office:value-type="float" office:value="0.00004975" calcext:value-type="float">
            <text:p>0,00004975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49506" calcext:value-type="float">
            <text:p>-0,0000049506000</text:p>
          </table:table-cell>
          <table:table-cell office:value-type="float" office:value="0.00000034189" calcext:value-type="float">
            <text:p>0,0000003418900</text:p>
          </table:table-cell>
          <table:table-cell office:value-type="float" office:value="-0.00000015011" calcext:value-type="float">
            <text:p>-0,0000001501100</text:p>
          </table:table-cell>
          <table:table-cell office:value-type="float" office:value="-0.00000000029" calcext:value-type="float">
            <text:p>-0,0000000002900</text:p>
          </table:table-cell>
          <table:table-cell office:value-type="float" office:value="0.00000018413" calcext:value-type="float">
            <text:p>0,0000001841300</text:p>
          </table:table-cell>
          <table:table-cell office:value-type="float" office:value="-0.000000000422" calcext:value-type="float">
            <text:p>-0,0000000004220</text:p>
          </table:table-cell>
          <table:table-cell office:value-type="float" office:value="0.000000001758" calcext:value-type="float">
            <text:p>0,000000001758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1" calcext:value-type="float">
            <text:p>0,6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25" calcext:value-type="float">
            <text:p>1,3</text:p>
          </table:table-cell>
          <table:table-cell office:value-type="float" office:value="0.01442" calcext:value-type="float">
            <text:p>0,0144200000000</text:p>
          </table:table-cell>
          <table:table-cell office:value-type="float" office:value="-0.000000000502" calcext:value-type="float">
            <text:p>-0,0000000005020</text:p>
          </table:table-cell>
          <table:table-cell office:value-type="float" office:value="0.000017985" calcext:value-type="float">
            <text:p>0,0000179850000</text:p>
          </table:table-cell>
          <table:table-cell office:value-type="float" office:value="0.000006595" calcext:value-type="float">
            <text:p>0,0000065950000</text:p>
          </table:table-cell>
          <table:table-cell office:value-type="float" office:value="0.00011964" calcext:value-type="float">
            <text:p>0,00011964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43489" calcext:value-type="float">
            <text:p>-0,0000043489000</text:p>
          </table:table-cell>
          <table:table-cell office:value-type="float" office:value="0.00000066665" calcext:value-type="float">
            <text:p>0,0000006666500</text:p>
          </table:table-cell>
          <table:table-cell office:value-type="float" office:value="-0.00000047831" calcext:value-type="float">
            <text:p>-0,0000004783100</text:p>
          </table:table-cell>
          <table:table-cell office:value-type="float" office:value="0.000000001962" calcext:value-type="float">
            <text:p>0,0000000019620</text:p>
          </table:table-cell>
          <table:table-cell office:value-type="float" office:value="0.00000037807" calcext:value-type="float">
            <text:p>0,0000003780700</text:p>
          </table:table-cell>
          <table:table-cell office:value-type="float" office:value="-0.000000009177" calcext:value-type="float">
            <text:p>-0,0000000091770</text:p>
          </table:table-cell>
          <table:table-cell office:value-type="float" office:value="0.000000029972" calcext:value-type="float">
            <text:p>0,000000029972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42" calcext:value-type="float">
            <text:p>0,64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0.01948" calcext:value-type="float">
            <text:p>0,0194800000000</text:p>
          </table:table-cell>
          <table:table-cell office:value-type="float" office:value="-0.000000000974" calcext:value-type="float">
            <text:p>-0,0000000009740</text:p>
          </table:table-cell>
          <table:table-cell office:value-type="float" office:value="0.0017035" calcext:value-type="float">
            <text:p>0,0017035000000</text:p>
          </table:table-cell>
          <table:table-cell office:value-type="float" office:value="0.000010048" calcext:value-type="float">
            <text:p>0,0000100480000</text:p>
          </table:table-cell>
          <table:table-cell office:value-type="float" office:value="0.00020406" calcext:value-type="float">
            <text:p>0,00020406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27869" calcext:value-type="float">
            <text:p>0,0000278690000</text:p>
          </table:table-cell>
          <table:table-cell office:value-type="float" office:value="0.000001794" calcext:value-type="float">
            <text:p>0,0000017940000</text:p>
          </table:table-cell>
          <table:table-cell office:value-type="float" office:value="-0.00000089341" calcext:value-type="float">
            <text:p>-0,0000008934100</text:p>
          </table:table-cell>
          <table:table-cell office:value-type="float" office:value="0.00000004843" calcext:value-type="float">
            <text:p>0,0000000484300</text:p>
          </table:table-cell>
          <table:table-cell office:value-type="float" office:value="0.0000014316" calcext:value-type="float">
            <text:p>0,0000014316000</text:p>
          </table:table-cell>
          <table:table-cell office:value-type="float" office:value="-0.000000038046" calcext:value-type="float">
            <text:p>-0,0000000380460</text:p>
          </table:table-cell>
          <table:table-cell office:value-type="float" office:value="0.00000018694" calcext:value-type="float">
            <text:p>0,00000018694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28" calcext:value-type="float">
            <text:p>0,628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75" calcext:value-type="float">
            <text:p>1,8</text:p>
          </table:table-cell>
          <table:table-cell office:value-type="float" office:value="0.031679" calcext:value-type="float">
            <text:p>0,0316790000000</text:p>
          </table:table-cell>
          <table:table-cell office:value-type="float" office:value="-0.000000001333" calcext:value-type="float">
            <text:p>-0,0000000013330</text:p>
          </table:table-cell>
          <table:table-cell office:value-type="float" office:value="0.0052782" calcext:value-type="float">
            <text:p>0,0052782000000</text:p>
          </table:table-cell>
          <table:table-cell office:value-type="float" office:value="0.000010728" calcext:value-type="float">
            <text:p>0,0000107280000</text:p>
          </table:table-cell>
          <table:table-cell office:value-type="float" office:value="0.0003066" calcext:value-type="float">
            <text:p>0,0003066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10088" calcext:value-type="float">
            <text:p>0,0001008800000</text:p>
          </table:table-cell>
          <table:table-cell office:value-type="float" office:value="0.0000073289" calcext:value-type="float">
            <text:p>0,0000073289000</text:p>
          </table:table-cell>
          <table:table-cell office:value-type="float" office:value="-0.0000014506" calcext:value-type="float">
            <text:p>-0,0000014506000</text:p>
          </table:table-cell>
          <table:table-cell office:value-type="float" office:value="0.00000023712" calcext:value-type="float">
            <text:p>0,0000002371200</text:p>
          </table:table-cell>
          <table:table-cell office:value-type="float" office:value="0.0000039035" calcext:value-type="float">
            <text:p>0,0000039035000</text:p>
          </table:table-cell>
          <table:table-cell office:value-type="float" office:value="0.00000012742" calcext:value-type="float">
            <text:p>0,0000001274200</text:p>
          </table:table-cell>
          <table:table-cell office:value-type="float" office:value="0.00000045811" calcext:value-type="float">
            <text:p>0,00000045811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3" calcext:value-type="float">
            <text:p>0,63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office:value-type="float" office:value="0.039616" calcext:value-type="float">
            <text:p>0,0396160000000</text:p>
          </table:table-cell>
          <table:table-cell office:value-type="float" office:value="-0.000000001608" calcext:value-type="float">
            <text:p>-0,0000000016080</text:p>
          </table:table-cell>
          <table:table-cell office:value-type="float" office:value="0.0086435" calcext:value-type="float">
            <text:p>0,0086435000000</text:p>
          </table:table-cell>
          <table:table-cell office:value-type="float" office:value="0.000011818" calcext:value-type="float">
            <text:p>0,0000118180000</text:p>
          </table:table-cell>
          <table:table-cell office:value-type="float" office:value="0.00035763" calcext:value-type="float">
            <text:p>0,00035763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12941" calcext:value-type="float">
            <text:p>0,0001294100000</text:p>
          </table:table-cell>
          <table:table-cell office:value-type="float" office:value="0.000012026" calcext:value-type="float">
            <text:p>0,0000120260000</text:p>
          </table:table-cell>
          <table:table-cell office:value-type="float" office:value="-0.0000017796" calcext:value-type="float">
            <text:p>-0,0000017796000</text:p>
          </table:table-cell>
          <table:table-cell office:value-type="float" office:value="0.00000059617" calcext:value-type="float">
            <text:p>0,0000005961700</text:p>
          </table:table-cell>
          <table:table-cell office:value-type="float" office:value="0.0000062525" calcext:value-type="float">
            <text:p>0,0000062525000</text:p>
          </table:table-cell>
          <table:table-cell office:value-type="float" office:value="0.00000067131" calcext:value-type="float">
            <text:p>0,0000006713100</text:p>
          </table:table-cell>
          <table:table-cell office:value-type="float" office:value="0.00000072347" calcext:value-type="float">
            <text:p>0,00000072347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4" calcext:value-type="float">
            <text:p>0,64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office:value-type="float" office:value="0.041257" calcext:value-type="float">
            <text:p>0,0412570000000</text:p>
          </table:table-cell>
          <table:table-cell office:value-type="float" office:value="-0.000000001915" calcext:value-type="float">
            <text:p>-0,0000000019150</text:p>
          </table:table-cell>
          <table:table-cell office:value-type="float" office:value="0.011549" calcext:value-type="float">
            <text:p>0,0115490000000</text:p>
          </table:table-cell>
          <table:table-cell office:value-type="float" office:value="0.000013583" calcext:value-type="float">
            <text:p>0,0000135830000</text:p>
          </table:table-cell>
          <table:table-cell office:value-type="float" office:value="0.00036481" calcext:value-type="float">
            <text:p>0,00036481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14673" calcext:value-type="float">
            <text:p>0,0001467300000</text:p>
          </table:table-cell>
          <table:table-cell office:value-type="float" office:value="0.000010446" calcext:value-type="float">
            <text:p>0,0000104460000</text:p>
          </table:table-cell>
          <table:table-cell office:value-type="float" office:value="-0.0000021284" calcext:value-type="float">
            <text:p>-0,0000021284000</text:p>
          </table:table-cell>
          <table:table-cell office:value-type="float" office:value="0.0000010361" calcext:value-type="float">
            <text:p>0,0000010361000</text:p>
          </table:table-cell>
          <table:table-cell office:value-type="float" office:value="0.0000079916" calcext:value-type="float">
            <text:p>0,0000079916000</text:p>
          </table:table-cell>
          <table:table-cell office:value-type="float" office:value="0.0000075821" calcext:value-type="float">
            <text:p>0,0000075821000</text:p>
          </table:table-cell>
          <table:table-cell office:value-type="float" office:value="0.00000099861" calcext:value-type="float">
            <text:p>0,00000099861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5" calcext:value-type="float">
            <text:p>0,65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25" calcext:value-type="float">
            <text:p>2,3</text:p>
          </table:table-cell>
          <table:table-cell office:value-type="float" office:value="0.074465" calcext:value-type="float">
            <text:p>0,0744650000000</text:p>
          </table:table-cell>
          <table:table-cell office:value-type="float" office:value="-0.000000002106" calcext:value-type="float">
            <text:p>-0,0000000021060</text:p>
          </table:table-cell>
          <table:table-cell office:value-type="float" office:value="0.022866" calcext:value-type="float">
            <text:p>0,0228660000000</text:p>
          </table:table-cell>
          <table:table-cell office:value-type="float" office:value="0.000012898" calcext:value-type="float">
            <text:p>0,0000128980000</text:p>
          </table:table-cell>
          <table:table-cell office:value-type="float" office:value="0.00045075" calcext:value-type="float">
            <text:p>0,00045075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17666" calcext:value-type="float">
            <text:p>0,0001766600000</text:p>
          </table:table-cell>
          <table:table-cell office:value-type="float" office:value="0.000018055" calcext:value-type="float">
            <text:p>0,0000180550000</text:p>
          </table:table-cell>
          <table:table-cell office:value-type="float" office:value="-0.0000024359" calcext:value-type="float">
            <text:p>-0,0000024359000</text:p>
          </table:table-cell>
          <table:table-cell office:value-type="float" office:value="0.0000040277" calcext:value-type="float">
            <text:p>0,0000040277000</text:p>
          </table:table-cell>
          <table:table-cell office:value-type="float" office:value="0.000027758" calcext:value-type="float">
            <text:p>0,0000277580000</text:p>
          </table:table-cell>
          <table:table-cell office:value-type="float" office:value="0.000013969" calcext:value-type="float">
            <text:p>0,0000139690000</text:p>
          </table:table-cell>
          <table:table-cell office:value-type="float" office:value="0.0000016611" calcext:value-type="float">
            <text:p>0,0000016611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4" calcext:value-type="float">
            <text:p>0,66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office:value-type="float" office:value="0.11151" calcext:value-type="float">
            <text:p>0,1115100000000</text:p>
          </table:table-cell>
          <table:table-cell office:value-type="float" office:value="-0.000000002808" calcext:value-type="float">
            <text:p>-0,0000000028080</text:p>
          </table:table-cell>
          <table:table-cell office:value-type="float" office:value="0.033783" calcext:value-type="float">
            <text:p>0,0337830000000</text:p>
          </table:table-cell>
          <table:table-cell office:value-type="float" office:value="0.000014266" calcext:value-type="float">
            <text:p>0,0000142660000</text:p>
          </table:table-cell>
          <table:table-cell office:value-type="float" office:value="0.00058337" calcext:value-type="float">
            <text:p>0,00058337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72568" calcext:value-type="float">
            <text:p>0,0000725680000</text:p>
          </table:table-cell>
          <table:table-cell office:value-type="float" office:value="0.000015317" calcext:value-type="float">
            <text:p>0,0000153170000</text:p>
          </table:table-cell>
          <table:table-cell office:value-type="float" office:value="-0.0000030691" calcext:value-type="float">
            <text:p>-0,0000030691000</text:p>
          </table:table-cell>
          <table:table-cell office:value-type="float" office:value="0.0000087335" calcext:value-type="float">
            <text:p>0,0000087335000</text:p>
          </table:table-cell>
          <table:table-cell office:value-type="float" office:value="0.000064845" calcext:value-type="float">
            <text:p>0,0000648450000</text:p>
          </table:table-cell>
          <table:table-cell office:value-type="float" office:value="0.000045808" calcext:value-type="float">
            <text:p>0,0000458080000</text:p>
          </table:table-cell>
          <table:table-cell office:value-type="float" office:value="0.0000025015" calcext:value-type="float">
            <text:p>0,0000025015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71" calcext:value-type="float">
            <text:p>0,671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" calcext:value-type="float">
            <text:p>3,0</text:p>
          </table:table-cell>
          <table:table-cell office:value-type="float" office:value="0.11744" calcext:value-type="float">
            <text:p>0,1174400000000</text:p>
          </table:table-cell>
          <table:table-cell office:value-type="float" office:value="-0.000000004202" calcext:value-type="float">
            <text:p>-0,0000000042020</text:p>
          </table:table-cell>
          <table:table-cell office:value-type="float" office:value="0.037806" calcext:value-type="float">
            <text:p>0,0378060000000</text:p>
          </table:table-cell>
          <table:table-cell office:value-type="float" office:value="0.000019892" calcext:value-type="float">
            <text:p>0,0000198920000</text:p>
          </table:table-cell>
          <table:table-cell office:value-type="float" office:value="0.00071514" calcext:value-type="float">
            <text:p>0,00071514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78427" calcext:value-type="float">
            <text:p>-0,0000078427000</text:p>
          </table:table-cell>
          <table:table-cell office:value-type="float" office:value="0.000017088" calcext:value-type="float">
            <text:p>0,0000170880000</text:p>
          </table:table-cell>
          <table:table-cell office:value-type="float" office:value="-0.0000038952" calcext:value-type="float">
            <text:p>-0,0000038952000</text:p>
          </table:table-cell>
          <table:table-cell office:value-type="float" office:value="0.000011318" calcext:value-type="float">
            <text:p>0,0000113180000</text:p>
          </table:table-cell>
          <table:table-cell office:value-type="float" office:value="0.000044655" calcext:value-type="float">
            <text:p>0,0000446550000</text:p>
          </table:table-cell>
          <table:table-cell office:value-type="float" office:value="0.00015153" calcext:value-type="float">
            <text:p>0,0001515300000</text:p>
          </table:table-cell>
          <table:table-cell office:value-type="float" office:value="0.0000060064" calcext:value-type="float">
            <text:p>0,000006006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31" calcext:value-type="float">
            <text:p>0,731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office:value-type="float" office:value="0.069087" calcext:value-type="float">
            <text:p>0,0690870000000</text:p>
          </table:table-cell>
          <table:table-cell office:value-type="float" office:value="0.000000015819" calcext:value-type="float">
            <text:p>0,0000000158190</text:p>
          </table:table-cell>
          <table:table-cell office:value-type="float" office:value="0.022848" calcext:value-type="float">
            <text:p>0,0228480000000</text:p>
          </table:table-cell>
          <table:table-cell office:value-type="float" office:value="0.00034365" calcext:value-type="float">
            <text:p>0,0003436500000</text:p>
          </table:table-cell>
          <table:table-cell office:value-type="float" office:value="0.0010836" calcext:value-type="float">
            <text:p>0,0010836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92748" calcext:value-type="float">
            <text:p>0,0000927480000</text:p>
          </table:table-cell>
          <table:table-cell office:value-type="float" office:value="0.000010548" calcext:value-type="float">
            <text:p>0,0000105480000</text:p>
          </table:table-cell>
          <table:table-cell office:value-type="float" office:value="-0.000010102" calcext:value-type="float">
            <text:p>-0,0000101020000</text:p>
          </table:table-cell>
          <table:table-cell office:value-type="float" office:value="0.0000030721" calcext:value-type="float">
            <text:p>0,0000030721000</text:p>
          </table:table-cell>
          <table:table-cell office:value-type="float" office:value="0.000018266" calcext:value-type="float">
            <text:p>0,0000182660000</text:p>
          </table:table-cell>
          <table:table-cell office:value-type="float" office:value="0.00013879" calcext:value-type="float">
            <text:p>0,0001387900000</text:p>
          </table:table-cell>
          <table:table-cell office:value-type="float" office:value="0.0000079837" calcext:value-type="float">
            <text:p>0,0000079837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14" calcext:value-type="float">
            <text:p>0,81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" calcext:value-type="float">
            <text:p>4,0</text:p>
          </table:table-cell>
          <table:table-cell office:value-type="float" office:value="0.12957" calcext:value-type="float">
            <text:p>0,1295700000000</text:p>
          </table:table-cell>
          <table:table-cell office:value-type="float" office:value="0.000000007475" calcext:value-type="float">
            <text:p>0,0000000074750</text:p>
          </table:table-cell>
          <table:table-cell office:value-type="float" office:value="0.0073392" calcext:value-type="float">
            <text:p>0,0073392000000</text:p>
          </table:table-cell>
          <table:table-cell office:value-type="float" office:value="0.001683" calcext:value-type="float">
            <text:p>0,0016830000000</text:p>
          </table:table-cell>
          <table:table-cell office:value-type="float" office:value="0.023045" calcext:value-type="float">
            <text:p>0,023045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20113" calcext:value-type="float">
            <text:p>0,0000201130000</text:p>
          </table:table-cell>
          <table:table-cell office:value-type="float" office:value="0.0000065037" calcext:value-type="float">
            <text:p>0,0000065037000</text:p>
          </table:table-cell>
          <table:table-cell office:value-type="float" office:value="-0.000013544" calcext:value-type="float">
            <text:p>-0,0000135440000</text:p>
          </table:table-cell>
          <table:table-cell office:value-type="float" office:value="0.0000021534" calcext:value-type="float">
            <text:p>0,0000021534000</text:p>
          </table:table-cell>
          <table:table-cell office:value-type="float" office:value="0.00002691" calcext:value-type="float">
            <text:p>0,0000269100000</text:p>
          </table:table-cell>
          <table:table-cell office:value-type="float" office:value="0.00024418" calcext:value-type="float">
            <text:p>0,0002441800000</text:p>
          </table:table-cell>
          <table:table-cell office:value-type="float" office:value="0.0000077783" calcext:value-type="float">
            <text:p>0,0000077783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52" calcext:value-type="float">
            <text:p>0,8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office:value-type="float" office:value="0.21593" calcext:value-type="float">
            <text:p>0,2159300000000</text:p>
          </table:table-cell>
          <table:table-cell office:value-type="float" office:value="-0.000000005872" calcext:value-type="float">
            <text:p>-0,0000000058720</text:p>
          </table:table-cell>
          <table:table-cell office:value-type="float" office:value="0.0032271" calcext:value-type="float">
            <text:p>0,0032271000000</text:p>
          </table:table-cell>
          <table:table-cell office:value-type="float" office:value="0.00065773" calcext:value-type="float">
            <text:p>0,0006577300000</text:p>
          </table:table-cell>
          <table:table-cell office:value-type="float" office:value="0.045124" calcext:value-type="float">
            <text:p>0,045124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87892" calcext:value-type="float">
            <text:p>-0,0008789200000</text:p>
          </table:table-cell>
          <table:table-cell office:value-type="float" office:value="0.0000095905" calcext:value-type="float">
            <text:p>0,0000095905000</text:p>
          </table:table-cell>
          <table:table-cell office:value-type="float" office:value="-0.00001561" calcext:value-type="float">
            <text:p>-0,0000156100000</text:p>
          </table:table-cell>
          <table:table-cell office:value-type="float" office:value="0.00000054256" calcext:value-type="float">
            <text:p>0,0000005425600</text:p>
          </table:table-cell>
          <table:table-cell office:value-type="float" office:value="0.000045625" calcext:value-type="float">
            <text:p>0,0000456250000</text:p>
          </table:table-cell>
          <table:table-cell office:value-type="float" office:value="0.00042835" calcext:value-type="float">
            <text:p>0,0004283500000</text:p>
          </table:table-cell>
          <table:table-cell office:value-type="float" office:value="0.000012195" calcext:value-type="float">
            <text:p>0,000012195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72" calcext:value-type="float">
            <text:p>0,872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5" calcext:value-type="float">
            <text:p>5,0</text:p>
          </table:table-cell>
          <table:table-cell office:value-type="float" office:value="0.35933" calcext:value-type="float">
            <text:p>0,3593300000000</text:p>
          </table:table-cell>
          <table:table-cell office:value-type="float" office:value="-0.000000007612" calcext:value-type="float">
            <text:p>-0,0000000076120</text:p>
          </table:table-cell>
          <table:table-cell office:value-type="float" office:value="0.002662" calcext:value-type="float">
            <text:p>0,0026620000000</text:p>
          </table:table-cell>
          <table:table-cell office:value-type="float" office:value="0.00071613" calcext:value-type="float">
            <text:p>0,0007161300000</text:p>
          </table:table-cell>
          <table:table-cell office:value-type="float" office:value="0.064904" calcext:value-type="float">
            <text:p>0,064904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27454" calcext:value-type="float">
            <text:p>-0,0027454000000</text:p>
          </table:table-cell>
          <table:table-cell office:value-type="float" office:value="0.0000093489" calcext:value-type="float">
            <text:p>0,0000093489000</text:p>
          </table:table-cell>
          <table:table-cell office:value-type="float" office:value="-0.000017636" calcext:value-type="float">
            <text:p>-0,0000176360000</text:p>
          </table:table-cell>
          <table:table-cell office:value-type="float" office:value="0.00000022593" calcext:value-type="float">
            <text:p>0,0000002259300</text:p>
          </table:table-cell>
          <table:table-cell office:value-type="float" office:value="0.000074906" calcext:value-type="float">
            <text:p>0,0000749060000</text:p>
          </table:table-cell>
          <table:table-cell office:value-type="float" office:value="0.00087236" calcext:value-type="float">
            <text:p>0,0008723600000</text:p>
          </table:table-cell>
          <table:table-cell office:value-type="float" office:value="0.000020441" calcext:value-type="float">
            <text:p>0,000020441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05" calcext:value-type="float">
            <text:p>0,9050000000000</text:p>
          </table:table-cell>
          <table:table-cell table:style-name="ce6" table:number-columns-repeated="35"/>
        </table:table-row>
        <table:table-row table:style-name="ro1">
          <table:table-cell table:style-name="ce2" office:value-type="float" office:value="5.5" calcext:value-type="float">
            <text:p>5,5</text:p>
          </table:table-cell>
          <table:table-cell office:value-type="float" office:value="0.38016" calcext:value-type="float">
            <text:p>0,3801600000000</text:p>
          </table:table-cell>
          <table:table-cell office:value-type="float" office:value="-0.000000008447" calcext:value-type="float">
            <text:p>-0,0000000084470</text:p>
          </table:table-cell>
          <table:table-cell office:value-type="float" office:value="0.0026022" calcext:value-type="float">
            <text:p>0,0026022000000</text:p>
          </table:table-cell>
          <table:table-cell office:value-type="float" office:value="0.00067895" calcext:value-type="float">
            <text:p>0,0006789500000</text:p>
          </table:table-cell>
          <table:table-cell office:value-type="float" office:value="0.04776" calcext:value-type="float">
            <text:p>0,04776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31915" calcext:value-type="float">
            <text:p>-0,0031915000000</text:p>
          </table:table-cell>
          <table:table-cell office:value-type="float" office:value="0.000011741" calcext:value-type="float">
            <text:p>0,0000117410000</text:p>
          </table:table-cell>
          <table:table-cell office:value-type="float" office:value="-0.000019662" calcext:value-type="float">
            <text:p>-0,0000196620000</text:p>
          </table:table-cell>
          <table:table-cell office:value-type="float" office:value="0.00000007748" calcext:value-type="float">
            <text:p>0,0000000774800</text:p>
          </table:table-cell>
          <table:table-cell office:value-type="float" office:value="0.000046405" calcext:value-type="float">
            <text:p>0,0000464050000</text:p>
          </table:table-cell>
          <table:table-cell office:value-type="float" office:value="0.00047895" calcext:value-type="float">
            <text:p>0,0004789500000</text:p>
          </table:table-cell>
          <table:table-cell office:value-type="float" office:value="0.000011091" calcext:value-type="float">
            <text:p>0,000011091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32" calcext:value-type="float">
            <text:p>0,93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" calcext:value-type="float">
            <text:p>6,0</text:p>
          </table:table-cell>
          <table:table-cell office:value-type="float" office:value="0.50312" calcext:value-type="float">
            <text:p>0,5031200000000</text:p>
          </table:table-cell>
          <table:table-cell office:value-type="float" office:value="-0.000000009347" calcext:value-type="float">
            <text:p>-0,0000000093470</text:p>
          </table:table-cell>
          <table:table-cell office:value-type="float" office:value="0.0012989" calcext:value-type="float">
            <text:p>0,0012989000000</text:p>
          </table:table-cell>
          <table:table-cell office:value-type="float" office:value="0.00064443" calcext:value-type="float">
            <text:p>0,0006444300000</text:p>
          </table:table-cell>
          <table:table-cell office:value-type="float" office:value="0.052871" calcext:value-type="float">
            <text:p>0,052871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58275" calcext:value-type="float">
            <text:p>-0,0058275000000</text:p>
          </table:table-cell>
          <table:table-cell office:value-type="float" office:value="0.0000091775" calcext:value-type="float">
            <text:p>0,0000091775000</text:p>
          </table:table-cell>
          <table:table-cell office:value-type="float" office:value="-0.000021642" calcext:value-type="float">
            <text:p>-0,0000216420000</text:p>
          </table:table-cell>
          <table:table-cell office:value-type="float" office:value="-0.00000023378" calcext:value-type="float">
            <text:p>-0,0000002337800</text:p>
          </table:table-cell>
          <table:table-cell office:value-type="float" office:value="0.00001481" calcext:value-type="float">
            <text:p>0,0000148100000</text:p>
          </table:table-cell>
          <table:table-cell office:value-type="float" office:value="0.0006096" calcext:value-type="float">
            <text:p>0,0006096000000</text:p>
          </table:table-cell>
          <table:table-cell office:value-type="float" office:value="0.000025919" calcext:value-type="float">
            <text:p>0,000025919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77" calcext:value-type="float">
            <text:p>0,977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.5" calcext:value-type="float">
            <text:p>6,5</text:p>
          </table:table-cell>
          <table:table-cell office:value-type="float" office:value="0.5272" calcext:value-type="float">
            <text:p>0,5272000000000</text:p>
          </table:table-cell>
          <table:table-cell office:value-type="float" office:value="-0.00000001163" calcext:value-type="float">
            <text:p>-0,0000000116300</text:p>
          </table:table-cell>
          <table:table-cell office:value-type="float" office:value="0.003297" calcext:value-type="float">
            <text:p>0,0032970000000</text:p>
          </table:table-cell>
          <table:table-cell office:value-type="float" office:value="0.0004828" calcext:value-type="float">
            <text:p>0,0004828000000</text:p>
          </table:table-cell>
          <table:table-cell office:value-type="float" office:value="0.02891" calcext:value-type="float">
            <text:p>0,0289100000000</text:p>
          </table:table-cell>
          <table:table-cell office:value-type="float" office:value="-0.00000359" calcext:value-type="float">
            <text:p>-0,0000035900000</text:p>
          </table:table-cell>
          <table:table-cell office:value-type="float" office:value="-0.005069" calcext:value-type="float">
            <text:p>-0,0050690000000</text:p>
          </table:table-cell>
          <table:table-cell office:value-type="float" office:value="0.0000179" calcext:value-type="float">
            <text:p>0,0000179000000</text:p>
          </table:table-cell>
          <table:table-cell office:value-type="float" office:value="-0.00002325" calcext:value-type="float">
            <text:p>-0,0000232500000</text:p>
          </table:table-cell>
          <table:table-cell office:value-type="float" office:value="-0.000000207" calcext:value-type="float">
            <text:p>-0,0000002070000</text:p>
          </table:table-cell>
          <table:table-cell office:value-type="float" office:value="0.0000138" calcext:value-type="float">
            <text:p>0,0000138000000</text:p>
          </table:table-cell>
          <table:table-cell office:value-type="float" office:value="0.00041929" calcext:value-type="float">
            <text:p>0,0004192900000</text:p>
          </table:table-cell>
          <table:table-cell office:value-type="float" office:value="0.00001491" calcext:value-type="float">
            <text:p>0,00001491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1" calcext:value-type="float">
            <text:p>1,0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" calcext:value-type="float">
            <text:p>7,0</text:p>
          </table:table-cell>
          <table:table-cell office:value-type="float" office:value="0.5719" calcext:value-type="float">
            <text:p>0,5719000000000</text:p>
          </table:table-cell>
          <table:table-cell office:value-type="float" office:value="-0.00000001217" calcext:value-type="float">
            <text:p>-0,0000000121700</text:p>
          </table:table-cell>
          <table:table-cell office:value-type="float" office:value="0.001847" calcext:value-type="float">
            <text:p>0,0018470000000</text:p>
          </table:table-cell>
          <table:table-cell office:value-type="float" office:value="0.0003528" calcext:value-type="float">
            <text:p>0,0003528000000</text:p>
          </table:table-cell>
          <table:table-cell office:value-type="float" office:value="0.0198" calcext:value-type="float">
            <text:p>0,0198000000000</text:p>
          </table:table-cell>
          <table:table-cell office:value-type="float" office:value="-0.00000404" calcext:value-type="float">
            <text:p>-0,0000040400000</text:p>
          </table:table-cell>
          <table:table-cell office:value-type="float" office:value="-0.004812" calcext:value-type="float">
            <text:p>-0,0048120000000</text:p>
          </table:table-cell>
          <table:table-cell office:value-type="float" office:value="0.00002934" calcext:value-type="float">
            <text:p>0,0000293400000</text:p>
          </table:table-cell>
          <table:table-cell office:value-type="float" office:value="-0.00002512" calcext:value-type="float">
            <text:p>-0,0000251200000</text:p>
          </table:table-cell>
          <table:table-cell office:value-type="float" office:value="-0.0000004325" calcext:value-type="float">
            <text:p>-0,0000004325000</text:p>
          </table:table-cell>
          <table:table-cell office:value-type="float" office:value="0.000008316" calcext:value-type="float">
            <text:p>0,0000083160000</text:p>
          </table:table-cell>
          <table:table-cell office:value-type="float" office:value="0.00026648" calcext:value-type="float">
            <text:p>0,0002664800000</text:p>
          </table:table-cell>
          <table:table-cell office:value-type="float" office:value="0.00001193" calcext:value-type="float">
            <text:p>0,00001193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6" calcext:value-type="float">
            <text:p>1,06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.5" calcext:value-type="float">
            <text:p>7,5</text:p>
          </table:table-cell>
          <table:table-cell office:value-type="float" office:value="0.6145" calcext:value-type="float">
            <text:p>0,6145000000000</text:p>
          </table:table-cell>
          <table:table-cell office:value-type="float" office:value="0.00000001249" calcext:value-type="float">
            <text:p>0,0000000124900</text:p>
          </table:table-cell>
          <table:table-cell office:value-type="float" office:value="0.002076" calcext:value-type="float">
            <text:p>0,0020760000000</text:p>
          </table:table-cell>
          <table:table-cell office:value-type="float" office:value="0.0003742" calcext:value-type="float">
            <text:p>0,0003742000000</text:p>
          </table:table-cell>
          <table:table-cell office:value-type="float" office:value="0.01773" calcext:value-type="float">
            <text:p>0,0177300000000</text:p>
          </table:table-cell>
          <table:table-cell office:value-type="float" office:value="-0.000003941" calcext:value-type="float">
            <text:p>-0,0000039410000</text:p>
          </table:table-cell>
          <table:table-cell office:value-type="float" office:value="-0.004329" calcext:value-type="float">
            <text:p>-0,0043290000000</text:p>
          </table:table-cell>
          <table:table-cell office:value-type="float" office:value="0.00004388" calcext:value-type="float">
            <text:p>0,0000438800000</text:p>
          </table:table-cell>
          <table:table-cell office:value-type="float" office:value="-0.00002682" calcext:value-type="float">
            <text:p>-0,0000268200000</text:p>
          </table:table-cell>
          <table:table-cell office:value-type="float" office:value="-0.0000005895" calcext:value-type="float">
            <text:p>-0,0000005895000</text:p>
          </table:table-cell>
          <table:table-cell office:value-type="float" office:value="0.00000438" calcext:value-type="float">
            <text:p>0,0000043800000</text:p>
          </table:table-cell>
          <table:table-cell office:value-type="float" office:value="0.00031321" calcext:value-type="float">
            <text:p>0,0003132100000</text:p>
          </table:table-cell>
          <table:table-cell office:value-type="float" office:value="0.00001274" calcext:value-type="float">
            <text:p>0,00001274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16" calcext:value-type="float">
            <text:p>1,16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" calcext:value-type="float">
            <text:p>8,0</text:p>
          </table:table-cell>
          <table:table-cell office:value-type="float" office:value="0.6685" calcext:value-type="float">
            <text:p>0,6685000000000</text:p>
          </table:table-cell>
          <table:table-cell office:value-type="float" office:value="0.0000001234" calcext:value-type="float">
            <text:p>0,0000001234000</text:p>
          </table:table-cell>
          <table:table-cell office:value-type="float" office:value="0.002264" calcext:value-type="float">
            <text:p>0,0022640000000</text:p>
          </table:table-cell>
          <table:table-cell office:value-type="float" office:value="0.0004544" calcext:value-type="float">
            <text:p>0,0004544000000</text:p>
          </table:table-cell>
          <table:table-cell office:value-type="float" office:value="0.02426" calcext:value-type="float">
            <text:p>0,0242600000000</text:p>
          </table:table-cell>
          <table:table-cell office:value-type="float" office:value="-0.000002181" calcext:value-type="float">
            <text:p>-0,0000021810000</text:p>
          </table:table-cell>
          <table:table-cell office:value-type="float" office:value="-0.001891" calcext:value-type="float">
            <text:p>-0,0018910000000</text:p>
          </table:table-cell>
          <table:table-cell office:value-type="float" office:value="0.00006643" calcext:value-type="float">
            <text:p>0,0000664300000</text:p>
          </table:table-cell>
          <table:table-cell office:value-type="float" office:value="-0.00002791" calcext:value-type="float">
            <text:p>-0,0000279100000</text:p>
          </table:table-cell>
          <table:table-cell office:value-type="float" office:value="-0.0000006017" calcext:value-type="float">
            <text:p>-0,0000006017000</text:p>
          </table:table-cell>
          <table:table-cell office:value-type="float" office:value="0.00002136" calcext:value-type="float">
            <text:p>0,0000213600000</text:p>
          </table:table-cell>
          <table:table-cell office:value-type="float" office:value="0.00032433" calcext:value-type="float">
            <text:p>0,0003243300000</text:p>
          </table:table-cell>
          <table:table-cell office:value-type="float" office:value="0.00001119" calcext:value-type="float">
            <text:p>0,00001119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23" calcext:value-type="float">
            <text:p>1,23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office:value-type="float" office:value="0.6685" calcext:value-type="float">
            <text:p>0,6685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" calcext:value-type="float">
            <text:p>9,0</text:p>
          </table:table-cell>
          <table:table-cell office:value-type="float" office:value="4.0352" calcext:value-type="float">
            <text:p>4,0352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87832" calcext:value-type="float">
            <text:p>0,0878320000000</text:p>
          </table:table-cell>
          <table:table-cell office:value-type="float" office:value="0.00018836" calcext:value-type="float">
            <text:p>0,00018836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068382" calcext:value-type="float">
            <text:p>0,0000068382000</text:p>
          </table:table-cell>
          <table:table-cell office:value-type="float" office:value="0.38532" calcext:value-type="float">
            <text:p>0,3853200000000</text:p>
          </table:table-cell>
          <table:table-cell office:value-type="float" office:value="0.000087529" calcext:value-type="float">
            <text:p>0,0000875290000</text:p>
          </table:table-cell>
          <table:table-cell office:value-type="float" office:value="0.0019507" calcext:value-type="float">
            <text:p>0,0019507000000</text:p>
          </table:table-cell>
          <table:table-cell office:value-type="float" office:value="0.000001977" calcext:value-type="float">
            <text:p>0,0000019770000</text:p>
          </table:table-cell>
          <table:table-cell office:value-type="float" office:value="0.0014977" calcext:value-type="float">
            <text:p>0,0014977000000</text:p>
          </table:table-cell>
          <table:table-cell office:value-type="float" office:value="0.046429" calcext:value-type="float">
            <text:p>0,0464290000000</text:p>
          </table:table-cell>
          <table:table-cell office:value-type="float" office:value="0.0022064" calcext:value-type="float">
            <text:p>0,0022064000000</text:p>
          </table:table-cell>
          <table:table-cell office:value-type="float" office:value="0.062252" calcext:value-type="float">
            <text:p>0,0622520000000</text:p>
          </table:table-cell>
          <table:table-cell office:value-type="float" office:value="0.027275" calcext:value-type="float">
            <text:p>0,0272750000000</text:p>
          </table:table-cell>
          <table:table-cell office:value-type="float" office:value="0.000019694" calcext:value-type="float">
            <text:p>0,0000196940000</text:p>
          </table:table-cell>
          <table:table-cell office:value-type="float" office:value="0.003939" calcext:value-type="float">
            <text:p>0,0039390000000</text:p>
          </table:table-cell>
          <table:table-cell office:value-type="float" office:value="0.00000021635" calcext:value-type="float">
            <text:p>0,0000002163500</text:p>
          </table:table-cell>
          <table:table-cell office:value-type="float" office:value="0.000096374" calcext:value-type="float">
            <text:p>0,0000963740000</text:p>
          </table:table-cell>
          <table:table-cell office:value-type="float" office:value="0.000013096" calcext:value-type="float">
            <text:p>0,0000130960000</text:p>
          </table:table-cell>
          <table:table-cell office:value-type="float" office:value="0.001192" calcext:value-type="float">
            <text:p>0,0011920000000</text:p>
          </table:table-cell>
          <table:table-cell office:value-type="float" office:value="0.00020036" calcext:value-type="float">
            <text:p>0,0002003600000</text:p>
          </table:table-cell>
          <table:table-cell office:value-type="float" office:value="0.07493" calcext:value-type="float">
            <text:p>0,0749300000000</text:p>
          </table:table-cell>
          <table:table-cell office:value-type="float" office:value="0.00019602" calcext:value-type="float">
            <text:p>0,0001960200000</text:p>
          </table:table-cell>
          <table:table-cell office:value-type="float" office:value="0.0024035" calcext:value-type="float">
            <text:p>0,0024035000000</text:p>
          </table:table-cell>
          <table:table-cell office:value-type="float" office:value="0.000014303" calcext:value-type="float">
            <text:p>0,0000143030000</text:p>
          </table:table-cell>
          <table:table-cell office:value-type="float" office:value="0.0001249" calcext:value-type="float">
            <text:p>0,0001249000000</text:p>
          </table:table-cell>
          <table:table-cell office:value-type="float" office:value="1.61" calcext:value-type="float">
            <text:p>1,6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3" calcext:value-type="float">
            <text:p>13,0</text:p>
          </table:table-cell>
          <table:table-cell office:value-type="float" office:value="4.9483" calcext:value-type="float">
            <text:p>4,9483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88091" calcext:value-type="float">
            <text:p>0,0880910000000</text:p>
          </table:table-cell>
          <table:table-cell office:value-type="float" office:value="0.00020921" calcext:value-type="float">
            <text:p>0,0002092100000</text:p>
          </table:table-cell>
          <table:table-cell office:value-type="float" office:value="0.0090801" calcext:value-type="float">
            <text:p>0,0090801000000</text:p>
          </table:table-cell>
          <table:table-cell office:value-type="float" office:value="0.0000086986" calcext:value-type="float">
            <text:p>0,0000086986000</text:p>
          </table:table-cell>
          <table:table-cell office:value-type="float" office:value="0.29224" calcext:value-type="float">
            <text:p>0,2922400000000</text:p>
          </table:table-cell>
          <table:table-cell office:value-type="float" office:value="0.000086606" calcext:value-type="float">
            <text:p>0,0000866060000</text:p>
          </table:table-cell>
          <table:table-cell office:value-type="float" office:value="0.000968" calcext:value-type="float">
            <text:p>0,0009680000000</text:p>
          </table:table-cell>
          <table:table-cell office:value-type="float" office:value="0.0000021339" calcext:value-type="float">
            <text:p>0,0000021339000</text:p>
          </table:table-cell>
          <table:table-cell office:value-type="float" office:value="0.00081892" calcext:value-type="float">
            <text:p>0,0008189200000</text:p>
          </table:table-cell>
          <table:table-cell office:value-type="float" office:value="0.078444" calcext:value-type="float">
            <text:p>0,0784440000000</text:p>
          </table:table-cell>
          <table:table-cell office:value-type="float" office:value="0.0033062" calcext:value-type="float">
            <text:p>0,0033062000000</text:p>
          </table:table-cell>
          <table:table-cell office:value-type="float" office:value="0.10528" calcext:value-type="float">
            <text:p>0,1052800000000</text:p>
          </table:table-cell>
          <table:table-cell office:value-type="float" office:value="0.035529" calcext:value-type="float">
            <text:p>0,0355290000000</text:p>
          </table:table-cell>
          <table:table-cell office:value-type="float" office:value="0.000034462" calcext:value-type="float">
            <text:p>0,0000344620000</text:p>
          </table:table-cell>
          <table:table-cell office:value-type="float" office:value="0.003114" calcext:value-type="float">
            <text:p>0,0031140000000</text:p>
          </table:table-cell>
          <table:table-cell office:value-type="float" office:value="0.00000024785" calcext:value-type="float">
            <text:p>0,0000002478500</text:p>
          </table:table-cell>
          <table:table-cell office:value-type="float" office:value="0.000086985" calcext:value-type="float">
            <text:p>0,0000869850000</text:p>
          </table:table-cell>
          <table:table-cell office:value-type="float" office:value="0.000009561" calcext:value-type="float">
            <text:p>0,0000095610000</text:p>
          </table:table-cell>
          <table:table-cell office:value-type="float" office:value="0.001051" calcext:value-type="float">
            <text:p>0,0010510000000</text:p>
          </table:table-cell>
          <table:table-cell office:value-type="float" office:value="0.00017075" calcext:value-type="float">
            <text:p>0,0001707500000</text:p>
          </table:table-cell>
          <table:table-cell office:value-type="float" office:value="0.075402" calcext:value-type="float">
            <text:p>0,0754020000000</text:p>
          </table:table-cell>
          <table:table-cell office:value-type="float" office:value="0.00013089" calcext:value-type="float">
            <text:p>0,0001308900000</text:p>
          </table:table-cell>
          <table:table-cell office:value-type="float" office:value="0.0022135" calcext:value-type="float">
            <text:p>0,0022135000000</text:p>
          </table:table-cell>
          <table:table-cell office:value-type="float" office:value="0.0000068801" calcext:value-type="float">
            <text:p>0,0000068801000</text:p>
          </table:table-cell>
          <table:table-cell office:value-type="float" office:value="0.00012257" calcext:value-type="float">
            <text:p>0,0001225700000</text:p>
          </table:table-cell>
          <table:table-cell office:value-type="float" office:value="1.5" calcext:value-type="float">
            <text:p>1,5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5" calcext:value-type="float">
            <text:p>15,0</text:p>
          </table:table-cell>
          <table:table-cell office:value-type="float" office:value="5.0555" calcext:value-type="float">
            <text:p>5,0555000000000</text:p>
          </table:table-cell>
          <table:table-cell office:value-type="float" office:value="0.000000000049" calcext:value-type="float">
            <text:p>0,0000000000490</text:p>
          </table:table-cell>
          <table:table-cell office:value-type="float" office:value="0.15804" calcext:value-type="float">
            <text:p>0,1580400000000</text:p>
          </table:table-cell>
          <table:table-cell office:value-type="float" office:value="0.00060272" calcext:value-type="float">
            <text:p>0,0006027200000</text:p>
          </table:table-cell>
          <table:table-cell office:value-type="float" office:value="0.012942" calcext:value-type="float">
            <text:p>0,0129420000000</text:p>
          </table:table-cell>
          <table:table-cell office:value-type="float" office:value="0.000056164" calcext:value-type="float">
            <text:p>0,0000561640000</text:p>
          </table:table-cell>
          <table:table-cell office:value-type="float" office:value="1.5461" calcext:value-type="float">
            <text:p>1,5461000000000</text:p>
          </table:table-cell>
          <table:table-cell office:value-type="float" office:value="0.00010444" calcext:value-type="float">
            <text:p>0,0001044400000</text:p>
          </table:table-cell>
          <table:table-cell office:value-type="float" office:value="0.00011442" calcext:value-type="float">
            <text:p>0,0001144200000</text:p>
          </table:table-cell>
          <table:table-cell office:value-type="float" office:value="0.000013849" calcext:value-type="float">
            <text:p>0,0000138490000</text:p>
          </table:table-cell>
          <table:table-cell office:value-type="float" office:value="0.00043445" calcext:value-type="float">
            <text:p>0,0004344500000</text:p>
          </table:table-cell>
          <table:table-cell office:value-type="float" office:value="0.11634" calcext:value-type="float">
            <text:p>0,1163400000000</text:p>
          </table:table-cell>
          <table:table-cell office:value-type="float" office:value="0.0052231" calcext:value-type="float">
            <text:p>0,0052231000000</text:p>
          </table:table-cell>
          <table:table-cell office:value-type="float" office:value="0.21983" calcext:value-type="float">
            <text:p>0,2198300000000</text:p>
          </table:table-cell>
          <table:table-cell office:value-type="float" office:value="0.1192" calcext:value-type="float">
            <text:p>0,1192000000000</text:p>
          </table:table-cell>
          <table:table-cell office:value-type="float" office:value="0.000046935" calcext:value-type="float">
            <text:p>0,0000469350000</text:p>
          </table:table-cell>
          <table:table-cell office:value-type="float" office:value="0.020018" calcext:value-type="float">
            <text:p>0,0200180000000</text:p>
          </table:table-cell>
          <table:table-cell office:value-type="float" office:value="0.00000043806" calcext:value-type="float">
            <text:p>0,0000004380600</text:p>
          </table:table-cell>
          <table:table-cell office:value-type="float" office:value="0.00026695" calcext:value-type="float">
            <text:p>0,0002669500000</text:p>
          </table:table-cell>
          <table:table-cell office:value-type="float" office:value="0.000015698" calcext:value-type="float">
            <text:p>0,0000156980000</text:p>
          </table:table-cell>
          <table:table-cell office:value-type="float" office:value="0.0041866" calcext:value-type="float">
            <text:p>0,0041866000000</text:p>
          </table:table-cell>
          <table:table-cell office:value-type="float" office:value="0.00072054" calcext:value-type="float">
            <text:p>0,0007205400000</text:p>
          </table:table-cell>
          <table:table-cell office:value-type="float" office:value="0.078958" calcext:value-type="float">
            <text:p>0,0789580000000</text:p>
          </table:table-cell>
          <table:table-cell office:value-type="float" office:value="0.000035785" calcext:value-type="float">
            <text:p>0,0000357850000</text:p>
          </table:table-cell>
          <table:table-cell office:value-type="float" office:value="0.00076286" calcext:value-type="float">
            <text:p>0,0007628600000</text:p>
          </table:table-cell>
          <table:table-cell office:value-type="float" office:value="0.000026862" calcext:value-type="float">
            <text:p>0,0000268620000</text:p>
          </table:table-cell>
          <table:table-cell office:value-type="float" office:value="0.000058058" calcext:value-type="float">
            <text:p>0,0000580580000</text:p>
          </table:table-cell>
          <table:table-cell office:value-type="float" office:value="2.143" calcext:value-type="float">
            <text:p>2,143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8" calcext:value-type="float">
            <text:p>18,0</text:p>
          </table:table-cell>
          <table:table-cell office:value-type="float" office:value="7.0339" calcext:value-type="float">
            <text:p>7,0339000000000</text:p>
          </table:table-cell>
          <table:table-cell office:value-type="float" office:value="0.000000000002" calcext:value-type="float">
            <text:p>0,0000000000020</text:p>
          </table:table-cell>
          <table:table-cell office:value-type="float" office:value="0.0974" calcext:value-type="float">
            <text:p>0,0974000000000</text:p>
          </table:table-cell>
          <table:table-cell office:value-type="float" office:value="0.00029196" calcext:value-type="float">
            <text:p>0,0002919600000</text:p>
          </table:table-cell>
          <table:table-cell office:value-type="float" office:value="0.014215" calcext:value-type="float">
            <text:p>0,0142150000000</text:p>
          </table:table-cell>
          <table:table-cell office:value-type="float" office:value="0.000027834" calcext:value-type="float">
            <text:p>0,0000278340000</text:p>
          </table:table-cell>
          <table:table-cell office:value-type="float" office:value="0.99359" calcext:value-type="float">
            <text:p>0,9935900000000</text:p>
          </table:table-cell>
          <table:table-cell office:value-type="float" office:value="0.00010382" calcext:value-type="float">
            <text:p>0,0001038200000</text:p>
          </table:table-cell>
          <table:table-cell office:value-type="float" office:value="0.00128" calcext:value-type="float">
            <text:p>0,0012800000000</text:p>
          </table:table-cell>
          <table:table-cell office:value-type="float" office:value="0.0000053618" calcext:value-type="float">
            <text:p>0,0000053618000</text:p>
          </table:table-cell>
          <table:table-cell office:value-type="float" office:value="0.0040688" calcext:value-type="float">
            <text:p>0,0040688000000</text:p>
          </table:table-cell>
          <table:table-cell office:value-type="float" office:value="0.10062" calcext:value-type="float">
            <text:p>0,1006200000000</text:p>
          </table:table-cell>
          <table:table-cell office:value-type="float" office:value="0.0051332" calcext:value-type="float">
            <text:p>0,0051332000000</text:p>
          </table:table-cell>
          <table:table-cell office:value-type="float" office:value="0.12663" calcext:value-type="float">
            <text:p>0,1266300000000</text:p>
          </table:table-cell>
          <table:table-cell office:value-type="float" office:value="0.052587" calcext:value-type="float">
            <text:p>0,0525870000000</text:p>
          </table:table-cell>
          <table:table-cell office:value-type="float" office:value="0.000034363" calcext:value-type="float">
            <text:p>0,0000343630000</text:p>
          </table:table-cell>
          <table:table-cell office:value-type="float" office:value="0.0065247" calcext:value-type="float">
            <text:p>0,0065247000000</text:p>
          </table:table-cell>
          <table:table-cell office:value-type="float" office:value="0.00000036083" calcext:value-type="float">
            <text:p>0,0000003608300</text:p>
          </table:table-cell>
          <table:table-cell office:value-type="float" office:value="0.00012509" calcext:value-type="float">
            <text:p>0,0001250900000</text:p>
          </table:table-cell>
          <table:table-cell office:value-type="float" office:value="0.0000080231" calcext:value-type="float">
            <text:p>0,0000080231000</text:p>
          </table:table-cell>
          <table:table-cell office:value-type="float" office:value="0.001794" calcext:value-type="float">
            <text:p>0,0017940000000</text:p>
          </table:table-cell>
          <table:table-cell office:value-type="float" office:value="0.00032928" calcext:value-type="float">
            <text:p>0,0003292800000</text:p>
          </table:table-cell>
          <table:table-cell office:value-type="float" office:value="0.077651" calcext:value-type="float">
            <text:p>0,0776510000000</text:p>
          </table:table-cell>
          <table:table-cell office:value-type="float" office:value="0.000062066" calcext:value-type="float">
            <text:p>0,0000620660000</text:p>
          </table:table-cell>
          <table:table-cell office:value-type="float" office:value="0.0019547" calcext:value-type="float">
            <text:p>0,0019547000000</text:p>
          </table:table-cell>
          <table:table-cell office:value-type="float" office:value="0.000023675" calcext:value-type="float">
            <text:p>0,0000236750000</text:p>
          </table:table-cell>
          <table:table-cell office:value-type="float" office:value="0.000091526" calcext:value-type="float">
            <text:p>0,0000915260000</text:p>
          </table:table-cell>
          <table:table-cell office:value-type="float" office:value="1.76" calcext:value-type="float">
            <text:p>1,76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0" calcext:value-type="float">
            <text:p>20,0</text:p>
          </table:table-cell>
          <table:table-cell office:value-type="float" office:value="8.4773" calcext:value-type="float">
            <text:p>8,4773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1323" calcext:value-type="float">
            <text:p>0,1323000000000</text:p>
          </table:table-cell>
          <table:table-cell office:value-type="float" office:value="0.00038245" calcext:value-type="float">
            <text:p>0,0003824500000</text:p>
          </table:table-cell>
          <table:table-cell office:value-type="float" office:value="0.018425" calcext:value-type="float">
            <text:p>0,0184250000000</text:p>
          </table:table-cell>
          <table:table-cell office:value-type="float" office:value="0.000095265" calcext:value-type="float">
            <text:p>0,0000952650000</text:p>
          </table:table-cell>
          <table:table-cell office:value-type="float" office:value="2.2006" calcext:value-type="float">
            <text:p>2,2006000000000</text:p>
          </table:table-cell>
          <table:table-cell office:value-type="float" office:value="0.00011204" calcext:value-type="float">
            <text:p>0,0001120400000</text:p>
          </table:table-cell>
          <table:table-cell office:value-type="float" office:value="0.00084764" calcext:value-type="float">
            <text:p>0,0008476400000</text:p>
          </table:table-cell>
          <table:table-cell office:value-type="float" office:value="0.00008501" calcext:value-type="float">
            <text:p>0,0000850100000</text:p>
          </table:table-cell>
          <table:table-cell office:value-type="float" office:value="0.0062494" calcext:value-type="float">
            <text:p>0,0062494000000</text:p>
          </table:table-cell>
          <table:table-cell office:value-type="float" office:value="0.2456" calcext:value-type="float">
            <text:p>0,2456000000000</text:p>
          </table:table-cell>
          <table:table-cell office:value-type="float" office:value="0.011231" calcext:value-type="float">
            <text:p>0,0112310000000</text:p>
          </table:table-cell>
          <table:table-cell office:value-type="float" office:value="0.12208" calcext:value-type="float">
            <text:p>0,1220800000000</text:p>
          </table:table-cell>
          <table:table-cell office:value-type="float" office:value="0.035655" calcext:value-type="float">
            <text:p>0,0356550000000</text:p>
          </table:table-cell>
          <table:table-cell office:value-type="float" office:value="0.000029818" calcext:value-type="float">
            <text:p>0,0000298180000</text:p>
          </table:table-cell>
          <table:table-cell office:value-type="float" office:value="0.003804" calcext:value-type="float">
            <text:p>0,0038040000000</text:p>
          </table:table-cell>
          <table:table-cell office:value-type="float" office:value="0.00000053006" calcext:value-type="float">
            <text:p>0,0000005300600</text:p>
          </table:table-cell>
          <table:table-cell office:value-type="float" office:value="0.00010735" calcext:value-type="float">
            <text:p>0,0001073500000</text:p>
          </table:table-cell>
          <table:table-cell office:value-type="float" office:value="0.000014085" calcext:value-type="float">
            <text:p>0,0000140850000</text:p>
          </table:table-cell>
          <table:table-cell office:value-type="float" office:value="0.0013446" calcext:value-type="float">
            <text:p>0,0013446000000</text:p>
          </table:table-cell>
          <table:table-cell office:value-type="float" office:value="0.00023351" calcext:value-type="float">
            <text:p>0,0002335100000</text:p>
          </table:table-cell>
          <table:table-cell office:value-type="float" office:value="0.07732" calcext:value-type="float">
            <text:p>0,0773200000000</text:p>
          </table:table-cell>
          <table:table-cell office:value-type="float" office:value="0.000217" calcext:value-type="float">
            <text:p>0,0002170000000</text:p>
          </table:table-cell>
          <table:table-cell office:value-type="float" office:value="0.0026138" calcext:value-type="float">
            <text:p>0,0026138000000</text:p>
          </table:table-cell>
          <table:table-cell office:value-type="float" office:value="0.000074462" calcext:value-type="float">
            <text:p>0,0000744620000</text:p>
          </table:table-cell>
          <table:table-cell office:value-type="float" office:value="0.00022692" calcext:value-type="float">
            <text:p>0,0002269200000</text:p>
          </table:table-cell>
          <table:table-cell office:value-type="float" office:value="1.68" calcext:value-type="float">
            <text:p>1,6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5" calcext:value-type="float">
            <text:p>25,0</text:p>
          </table:table-cell>
          <table:table-cell office:value-type="float" office:value="7.9202" calcext:value-type="float">
            <text:p>7,9202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18153" calcext:value-type="float">
            <text:p>0,1815300000000</text:p>
          </table:table-cell>
          <table:table-cell office:value-type="float" office:value="0.00033907" calcext:value-type="float">
            <text:p>0,0003390700000</text:p>
          </table:table-cell>
          <table:table-cell office:value-type="float" office:value="0.031484" calcext:value-type="float">
            <text:p>0,0314840000000</text:p>
          </table:table-cell>
          <table:table-cell office:value-type="float" office:value="0.0000049812" calcext:value-type="float">
            <text:p>0,0000049812000</text:p>
          </table:table-cell>
          <table:table-cell office:value-type="float" office:value="4.7883" calcext:value-type="float">
            <text:p>4,7883000000000</text:p>
          </table:table-cell>
          <table:table-cell office:value-type="float" office:value="0.00012012" calcext:value-type="float">
            <text:p>0,0001201200000</text:p>
          </table:table-cell>
          <table:table-cell office:value-type="float" office:value="0.000043477" calcext:value-type="float">
            <text:p>0,0000434770000</text:p>
          </table:table-cell>
          <table:table-cell office:value-type="float" office:value="0.00001158" calcext:value-type="float">
            <text:p>0,0000115800000</text:p>
          </table:table-cell>
          <table:table-cell office:value-type="float" office:value="0.014082" calcext:value-type="float">
            <text:p>0,0140820000000</text:p>
          </table:table-cell>
          <table:table-cell office:value-type="float" office:value="0.23232" calcext:value-type="float">
            <text:p>0,2323200000000</text:p>
          </table:table-cell>
          <table:table-cell office:value-type="float" office:value="0.01685" calcext:value-type="float">
            <text:p>0,0168500000000</text:p>
          </table:table-cell>
          <table:table-cell office:value-type="float" office:value="0.40336" calcext:value-type="float">
            <text:p>0,4033600000000</text:p>
          </table:table-cell>
          <table:table-cell office:value-type="float" office:value="0.19212" calcext:value-type="float">
            <text:p>0,1921200000000</text:p>
          </table:table-cell>
          <table:table-cell office:value-type="float" office:value="0.00011539" calcext:value-type="float">
            <text:p>0,0001153900000</text:p>
          </table:table-cell>
          <table:table-cell office:value-type="float" office:value="0.02592" calcext:value-type="float">
            <text:p>0,0259200000000</text:p>
          </table:table-cell>
          <table:table-cell office:value-type="float" office:value="0.0000010941" calcext:value-type="float">
            <text:p>0,0000010941000</text:p>
          </table:table-cell>
          <table:table-cell office:value-type="float" office:value="0.00026467" calcext:value-type="float">
            <text:p>0,0002646700000</text:p>
          </table:table-cell>
          <table:table-cell office:value-type="float" office:value="0.00001774" calcext:value-type="float">
            <text:p>0,0000177400000</text:p>
          </table:table-cell>
          <table:table-cell office:value-type="float" office:value="0.0040665" calcext:value-type="float">
            <text:p>0,0040665000000</text:p>
          </table:table-cell>
          <table:table-cell office:value-type="float" office:value="0.00076146" calcext:value-type="float">
            <text:p>0,0007614600000</text:p>
          </table:table-cell>
          <table:table-cell office:value-type="float" office:value="0.082644" calcext:value-type="float">
            <text:p>0,0826440000000</text:p>
          </table:table-cell>
          <table:table-cell office:value-type="float" office:value="0.00012847" calcext:value-type="float">
            <text:p>0,0001284700000</text:p>
          </table:table-cell>
          <table:table-cell office:value-type="float" office:value="0.0014019" calcext:value-type="float">
            <text:p>0,0014019000000</text:p>
          </table:table-cell>
          <table:table-cell office:value-type="float" office:value="0.00012166" calcext:value-type="float">
            <text:p>0,0001216600000</text:p>
          </table:table-cell>
          <table:table-cell office:value-type="float" office:value="0.000274" calcext:value-type="float">
            <text:p>0,0002740000000</text:p>
          </table:table-cell>
          <table:table-cell office:value-type="float" office:value="2.56" calcext:value-type="float">
            <text:p>2,560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30" calcext:value-type="float">
            <text:p>30,0</text:p>
          </table:table-cell>
          <table:table-cell office:value-type="float" office:value="8.116" calcext:value-type="float">
            <text:p>8,1160000000000</text:p>
          </table:table-cell>
          <table:table-cell office:value-type="float" office:value="0.000000000005" calcext:value-type="float">
            <text:p>0,0000000000050</text:p>
          </table:table-cell>
          <table:table-cell office:value-type="float" office:value="0.45833" calcext:value-type="float">
            <text:p>0,4583300000000</text:p>
          </table:table-cell>
          <table:table-cell office:value-type="float" office:value="0.00036769" calcext:value-type="float">
            <text:p>0,0003676900000</text:p>
          </table:table-cell>
          <table:table-cell office:value-type="float" office:value="0.020047" calcext:value-type="float">
            <text:p>0,0200470000000</text:p>
          </table:table-cell>
          <table:table-cell office:value-type="float" office:value="0.0000050057" calcext:value-type="float">
            <text:p>0,0000050057000</text:p>
          </table:table-cell>
          <table:table-cell office:value-type="float" office:value="7.9612" calcext:value-type="float">
            <text:p>7,9612000000000</text:p>
          </table:table-cell>
          <table:table-cell office:value-type="float" office:value="0.00015866" calcext:value-type="float">
            <text:p>0,0001586600000</text:p>
          </table:table-cell>
          <table:table-cell office:value-type="float" office:value="0.00083695" calcext:value-type="float">
            <text:p>0,0008369500000</text:p>
          </table:table-cell>
          <table:table-cell office:value-type="float" office:value="0.0000010409" calcext:value-type="float">
            <text:p>0,0000010409000</text:p>
          </table:table-cell>
          <table:table-cell office:value-type="float" office:value="0.026076" calcext:value-type="float">
            <text:p>0,0260760000000</text:p>
          </table:table-cell>
          <table:table-cell office:value-type="float" office:value="0.40433" calcext:value-type="float">
            <text:p>0,4043300000000</text:p>
          </table:table-cell>
          <table:table-cell office:value-type="float" office:value="0.030399" calcext:value-type="float">
            <text:p>0,0303990000000</text:p>
          </table:table-cell>
          <table:table-cell office:value-type="float" office:value="0.53415" calcext:value-type="float">
            <text:p>0,5341500000000</text:p>
          </table:table-cell>
          <table:table-cell office:value-type="float" office:value="0.22862" calcext:value-type="float">
            <text:p>0,2286200000000</text:p>
          </table:table-cell>
          <table:table-cell office:value-type="float" office:value="0.00011289" calcext:value-type="float">
            <text:p>0,0001128900000</text:p>
          </table:table-cell>
          <table:table-cell office:value-type="float" office:value="0.028306" calcext:value-type="float">
            <text:p>0,0283060000000</text:p>
          </table:table-cell>
          <table:table-cell office:value-type="float" office:value="0.0000016409" calcext:value-type="float">
            <text:p>0,0000016409000</text:p>
          </table:table-cell>
          <table:table-cell office:value-type="float" office:value="0.00030936" calcext:value-type="float">
            <text:p>0,0003093600000</text:p>
          </table:table-cell>
          <table:table-cell office:value-type="float" office:value="0.000022136" calcext:value-type="float">
            <text:p>0,0000221360000</text:p>
          </table:table-cell>
          <table:table-cell office:value-type="float" office:value="0.0044853" calcext:value-type="float">
            <text:p>0,0044853000000</text:p>
          </table:table-cell>
          <table:table-cell office:value-type="float" office:value="0.00083776" calcext:value-type="float">
            <text:p>0,0008377600000</text:p>
          </table:table-cell>
          <table:table-cell office:value-type="float" office:value="0.08529" calcext:value-type="float">
            <text:p>0,0852900000000</text:p>
          </table:table-cell>
          <table:table-cell office:value-type="float" office:value="0.00019101" calcext:value-type="float">
            <text:p>0,0001910100000</text:p>
          </table:table-cell>
          <table:table-cell office:value-type="float" office:value="0.0020313" calcext:value-type="float">
            <text:p>0,0020313000000</text:p>
          </table:table-cell>
          <table:table-cell office:value-type="float" office:value="0.00024921" calcext:value-type="float">
            <text:p>0,0002492100000</text:p>
          </table:table-cell>
          <table:table-cell office:value-type="float" office:value="0.00058225" calcext:value-type="float">
            <text:p>0,0005822500000</text:p>
          </table:table-cell>
          <table:table-cell office:value-type="float" office:value="2.81" calcext:value-type="float">
            <text:p>2,8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0" calcext:value-type="float">
            <text:p>40,0</text:p>
          </table:table-cell>
          <table:table-cell office:value-type="float" office:value="8.116" calcext:value-type="float">
            <text:p>8,1160000000000</text:p>
          </table:table-cell>
          <table:table-cell office:value-type="float" office:value="0.000000000005" calcext:value-type="float">
            <text:p>0,0000000000050</text:p>
          </table:table-cell>
          <table:table-cell office:value-type="float" office:value="0.45833" calcext:value-type="float">
            <text:p>0,4583300000000</text:p>
          </table:table-cell>
          <table:table-cell office:value-type="float" office:value="0.00036769" calcext:value-type="float">
            <text:p>0,0003676900000</text:p>
          </table:table-cell>
          <table:table-cell office:value-type="float" office:value="0.025953" calcext:value-type="float">
            <text:p>0,0259530000000</text:p>
          </table:table-cell>
          <table:table-cell office:value-type="float" office:value="0.0000050057" calcext:value-type="float">
            <text:p>0,0000050057000</text:p>
          </table:table-cell>
          <table:table-cell office:value-type="float" office:value="7.9612" calcext:value-type="float">
            <text:p>7,9612000000000</text:p>
          </table:table-cell>
          <table:table-cell office:value-type="float" office:value="0.00015866" calcext:value-type="float">
            <text:p>0,0001586600000</text:p>
          </table:table-cell>
          <table:table-cell office:value-type="float" office:value="0.00083695" calcext:value-type="float">
            <text:p>0,0008369500000</text:p>
          </table:table-cell>
          <table:table-cell office:value-type="float" office:value="0.0000010409" calcext:value-type="float">
            <text:p>0,0000010409000</text:p>
          </table:table-cell>
          <table:table-cell office:value-type="float" office:value="0.026076" calcext:value-type="float">
            <text:p>0,0260760000000</text:p>
          </table:table-cell>
          <table:table-cell office:value-type="float" office:value="0.40433" calcext:value-type="float">
            <text:p>0,4043300000000</text:p>
          </table:table-cell>
          <table:table-cell office:value-type="float" office:value="0.030399" calcext:value-type="float">
            <text:p>0,0303990000000</text:p>
          </table:table-cell>
          <table:table-cell office:value-type="float" office:value="0.53415" calcext:value-type="float">
            <text:p>0,5341500000000</text:p>
          </table:table-cell>
          <table:table-cell office:value-type="float" office:value="0.22862" calcext:value-type="float">
            <text:p>0,2286200000000</text:p>
          </table:table-cell>
          <table:table-cell office:value-type="float" office:value="0.00011289" calcext:value-type="float">
            <text:p>0,0001128900000</text:p>
          </table:table-cell>
          <table:table-cell office:value-type="float" office:value="0.028306" calcext:value-type="float">
            <text:p>0,0283060000000</text:p>
          </table:table-cell>
          <table:table-cell office:value-type="float" office:value="0.0000016409" calcext:value-type="float">
            <text:p>0,0000016409000</text:p>
          </table:table-cell>
          <table:table-cell office:value-type="float" office:value="0.00030936" calcext:value-type="float">
            <text:p>0,0003093600000</text:p>
          </table:table-cell>
          <table:table-cell office:value-type="float" office:value="0.000022136" calcext:value-type="float">
            <text:p>0,0000221360000</text:p>
          </table:table-cell>
          <table:table-cell office:value-type="float" office:value="0.0044853" calcext:value-type="float">
            <text:p>0,0044853000000</text:p>
          </table:table-cell>
          <table:table-cell office:value-type="float" office:value="0.00083776" calcext:value-type="float">
            <text:p>0,0008377600000</text:p>
          </table:table-cell>
          <table:table-cell office:value-type="float" office:value="0.08529" calcext:value-type="float">
            <text:p>0,0852900000000</text:p>
          </table:table-cell>
          <table:table-cell office:value-type="float" office:value="0.00019101" calcext:value-type="float">
            <text:p>0,0001910100000</text:p>
          </table:table-cell>
          <table:table-cell office:value-type="float" office:value="0.0020313" calcext:value-type="float">
            <text:p>0,0020313000000</text:p>
          </table:table-cell>
          <table:table-cell office:value-type="float" office:value="0.00024921" calcext:value-type="float">
            <text:p>0,0002492100000</text:p>
          </table:table-cell>
          <table:table-cell office:value-type="float" office:value="0.00058225" calcext:value-type="float">
            <text:p>0,0005822500000</text:p>
          </table:table-cell>
          <table:table-cell office:value-type="float" office:value="2.81" calcext:value-type="float">
            <text:p>2,8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50" calcext:value-type="float">
            <text:p>50,0</text:p>
          </table:table-cell>
          <table:table-cell office:value-type="float" office:value="8.116" calcext:value-type="float">
            <text:p>8,1160000000000</text:p>
          </table:table-cell>
          <table:table-cell office:value-type="float" office:value="0.000000000005" calcext:value-type="float">
            <text:p>0,0000000000050</text:p>
          </table:table-cell>
          <table:table-cell office:value-type="float" office:value="0.45833" calcext:value-type="float">
            <text:p>0,4583300000000</text:p>
          </table:table-cell>
          <table:table-cell office:value-type="float" office:value="0.00036769" calcext:value-type="float">
            <text:p>0,0003676900000</text:p>
          </table:table-cell>
          <table:table-cell office:value-type="float" office:value="0.025953" calcext:value-type="float">
            <text:p>0,0259530000000</text:p>
          </table:table-cell>
          <table:table-cell office:value-type="float" office:value="0.0000050057" calcext:value-type="float">
            <text:p>0,0000050057000</text:p>
          </table:table-cell>
          <table:table-cell office:value-type="float" office:value="7.9612" calcext:value-type="float">
            <text:p>7,9612000000000</text:p>
          </table:table-cell>
          <table:table-cell office:value-type="float" office:value="0.00015866" calcext:value-type="float">
            <text:p>0,0001586600000</text:p>
          </table:table-cell>
          <table:table-cell office:value-type="float" office:value="0.00083695" calcext:value-type="float">
            <text:p>0,0008369500000</text:p>
          </table:table-cell>
          <table:table-cell office:value-type="float" office:value="0.0000010409" calcext:value-type="float">
            <text:p>0,0000010409000</text:p>
          </table:table-cell>
          <table:table-cell office:value-type="float" office:value="0.026076" calcext:value-type="float">
            <text:p>0,0260760000000</text:p>
          </table:table-cell>
          <table:table-cell office:value-type="float" office:value="0.40433" calcext:value-type="float">
            <text:p>0,4043300000000</text:p>
          </table:table-cell>
          <table:table-cell office:value-type="float" office:value="0.030399" calcext:value-type="float">
            <text:p>0,0303990000000</text:p>
          </table:table-cell>
          <table:table-cell office:value-type="float" office:value="0.53415" calcext:value-type="float">
            <text:p>0,5341500000000</text:p>
          </table:table-cell>
          <table:table-cell office:value-type="float" office:value="0.22862" calcext:value-type="float">
            <text:p>0,2286200000000</text:p>
          </table:table-cell>
          <table:table-cell office:value-type="float" office:value="0.00011289" calcext:value-type="float">
            <text:p>0,0001128900000</text:p>
          </table:table-cell>
          <table:table-cell office:value-type="float" office:value="0.028306" calcext:value-type="float">
            <text:p>0,0283060000000</text:p>
          </table:table-cell>
          <table:table-cell office:value-type="float" office:value="0.0000016409" calcext:value-type="float">
            <text:p>0,0000016409000</text:p>
          </table:table-cell>
          <table:table-cell office:value-type="float" office:value="0.00030936" calcext:value-type="float">
            <text:p>0,0003093600000</text:p>
          </table:table-cell>
          <table:table-cell office:value-type="float" office:value="0.000022136" calcext:value-type="float">
            <text:p>0,0000221360000</text:p>
          </table:table-cell>
          <table:table-cell office:value-type="float" office:value="0.0044853" calcext:value-type="float">
            <text:p>0,0044853000000</text:p>
          </table:table-cell>
          <table:table-cell office:value-type="float" office:value="0.00083776" calcext:value-type="float">
            <text:p>0,0008377600000</text:p>
          </table:table-cell>
          <table:table-cell office:value-type="float" office:value="0.08529" calcext:value-type="float">
            <text:p>0,0852900000000</text:p>
          </table:table-cell>
          <table:table-cell office:value-type="float" office:value="0.00019101" calcext:value-type="float">
            <text:p>0,0001910100000</text:p>
          </table:table-cell>
          <table:table-cell office:value-type="float" office:value="0.0020313" calcext:value-type="float">
            <text:p>0,0020313000000</text:p>
          </table:table-cell>
          <table:table-cell office:value-type="float" office:value="0.00024921" calcext:value-type="float">
            <text:p>0,0002492100000</text:p>
          </table:table-cell>
          <table:table-cell office:value-type="float" office:value="0.00058225" calcext:value-type="float">
            <text:p>0,0005822500000</text:p>
          </table:table-cell>
          <table:table-cell office:value-type="float" office:value="2.81" calcext:value-type="float">
            <text:p>2,8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0" calcext:value-type="float">
            <text:p>60,0</text:p>
          </table:table-cell>
          <table:table-cell office:value-type="float" office:value="8.116" calcext:value-type="float">
            <text:p>8,1160000000000</text:p>
          </table:table-cell>
          <table:table-cell office:value-type="float" office:value="0.000000000005" calcext:value-type="float">
            <text:p>0,0000000000050</text:p>
          </table:table-cell>
          <table:table-cell office:value-type="float" office:value="0.45833" calcext:value-type="float">
            <text:p>0,4583300000000</text:p>
          </table:table-cell>
          <table:table-cell office:value-type="float" office:value="0.00036769" calcext:value-type="float">
            <text:p>0,0003676900000</text:p>
          </table:table-cell>
          <table:table-cell office:value-type="float" office:value="0.025953" calcext:value-type="float">
            <text:p>0,0259530000000</text:p>
          </table:table-cell>
          <table:table-cell office:value-type="float" office:value="0.0000050057" calcext:value-type="float">
            <text:p>0,0000050057000</text:p>
          </table:table-cell>
          <table:table-cell office:value-type="float" office:value="7.9612" calcext:value-type="float">
            <text:p>7,9612000000000</text:p>
          </table:table-cell>
          <table:table-cell office:value-type="float" office:value="0.00015866" calcext:value-type="float">
            <text:p>0,0001586600000</text:p>
          </table:table-cell>
          <table:table-cell office:value-type="float" office:value="0.00083695" calcext:value-type="float">
            <text:p>0,0008369500000</text:p>
          </table:table-cell>
          <table:table-cell office:value-type="float" office:value="0.0000010409" calcext:value-type="float">
            <text:p>0,0000010409000</text:p>
          </table:table-cell>
          <table:table-cell office:value-type="float" office:value="0.026076" calcext:value-type="float">
            <text:p>0,0260760000000</text:p>
          </table:table-cell>
          <table:table-cell office:value-type="float" office:value="0.40433" calcext:value-type="float">
            <text:p>0,4043300000000</text:p>
          </table:table-cell>
          <table:table-cell office:value-type="float" office:value="0.030399" calcext:value-type="float">
            <text:p>0,0303990000000</text:p>
          </table:table-cell>
          <table:table-cell office:value-type="float" office:value="0.53415" calcext:value-type="float">
            <text:p>0,5341500000000</text:p>
          </table:table-cell>
          <table:table-cell office:value-type="float" office:value="0.22862" calcext:value-type="float">
            <text:p>0,2286200000000</text:p>
          </table:table-cell>
          <table:table-cell office:value-type="float" office:value="0.00011289" calcext:value-type="float">
            <text:p>0,0001128900000</text:p>
          </table:table-cell>
          <table:table-cell office:value-type="float" office:value="0.028306" calcext:value-type="float">
            <text:p>0,0283060000000</text:p>
          </table:table-cell>
          <table:table-cell office:value-type="float" office:value="0.0000016409" calcext:value-type="float">
            <text:p>0,0000016409000</text:p>
          </table:table-cell>
          <table:table-cell office:value-type="float" office:value="0.00030936" calcext:value-type="float">
            <text:p>0,0003093600000</text:p>
          </table:table-cell>
          <table:table-cell office:value-type="float" office:value="0.000022136" calcext:value-type="float">
            <text:p>0,0000221360000</text:p>
          </table:table-cell>
          <table:table-cell office:value-type="float" office:value="0.0044853" calcext:value-type="float">
            <text:p>0,0044853000000</text:p>
          </table:table-cell>
          <table:table-cell office:value-type="float" office:value="0.00083776" calcext:value-type="float">
            <text:p>0,0008377600000</text:p>
          </table:table-cell>
          <table:table-cell office:value-type="float" office:value="0.08529" calcext:value-type="float">
            <text:p>0,0852900000000</text:p>
          </table:table-cell>
          <table:table-cell office:value-type="float" office:value="0.00019101" calcext:value-type="float">
            <text:p>0,0001910100000</text:p>
          </table:table-cell>
          <table:table-cell office:value-type="float" office:value="0.0020313" calcext:value-type="float">
            <text:p>0,0020313000000</text:p>
          </table:table-cell>
          <table:table-cell office:value-type="float" office:value="0.00024921" calcext:value-type="float">
            <text:p>0,0002492100000</text:p>
          </table:table-cell>
          <table:table-cell office:value-type="float" office:value="0.00058225" calcext:value-type="float">
            <text:p>0,0005822500000</text:p>
          </table:table-cell>
          <table:table-cell office:value-type="float" office:value="2.81" calcext:value-type="float">
            <text:p>2,8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0" calcext:value-type="float">
            <text:p>70,0</text:p>
          </table:table-cell>
          <table:table-cell office:value-type="float" office:value="8.116" calcext:value-type="float">
            <text:p>8,1160000000000</text:p>
          </table:table-cell>
          <table:table-cell office:value-type="float" office:value="0.000000000005" calcext:value-type="float">
            <text:p>0,0000000000050</text:p>
          </table:table-cell>
          <table:table-cell office:value-type="float" office:value="0.45833" calcext:value-type="float">
            <text:p>0,4583300000000</text:p>
          </table:table-cell>
          <table:table-cell office:value-type="float" office:value="0.00036769" calcext:value-type="float">
            <text:p>0,0003676900000</text:p>
          </table:table-cell>
          <table:table-cell office:value-type="float" office:value="0.025953" calcext:value-type="float">
            <text:p>0,0259530000000</text:p>
          </table:table-cell>
          <table:table-cell office:value-type="float" office:value="0.0000050057" calcext:value-type="float">
            <text:p>0,0000050057000</text:p>
          </table:table-cell>
          <table:table-cell office:value-type="float" office:value="7.9612" calcext:value-type="float">
            <text:p>7,9612000000000</text:p>
          </table:table-cell>
          <table:table-cell office:value-type="float" office:value="0.00015866" calcext:value-type="float">
            <text:p>0,0001586600000</text:p>
          </table:table-cell>
          <table:table-cell office:value-type="float" office:value="0.00083695" calcext:value-type="float">
            <text:p>0,0008369500000</text:p>
          </table:table-cell>
          <table:table-cell office:value-type="float" office:value="0.0000010409" calcext:value-type="float">
            <text:p>0,0000010409000</text:p>
          </table:table-cell>
          <table:table-cell office:value-type="float" office:value="0.026076" calcext:value-type="float">
            <text:p>0,0260760000000</text:p>
          </table:table-cell>
          <table:table-cell office:value-type="float" office:value="0.40433" calcext:value-type="float">
            <text:p>0,4043300000000</text:p>
          </table:table-cell>
          <table:table-cell office:value-type="float" office:value="0.030399" calcext:value-type="float">
            <text:p>0,0303990000000</text:p>
          </table:table-cell>
          <table:table-cell office:value-type="float" office:value="0.53415" calcext:value-type="float">
            <text:p>0,5341500000000</text:p>
          </table:table-cell>
          <table:table-cell office:value-type="float" office:value="0.22862" calcext:value-type="float">
            <text:p>0,2286200000000</text:p>
          </table:table-cell>
          <table:table-cell office:value-type="float" office:value="0.00011289" calcext:value-type="float">
            <text:p>0,0001128900000</text:p>
          </table:table-cell>
          <table:table-cell office:value-type="float" office:value="0.028306" calcext:value-type="float">
            <text:p>0,0283060000000</text:p>
          </table:table-cell>
          <table:table-cell office:value-type="float" office:value="0.0000016409" calcext:value-type="float">
            <text:p>0,0000016409000</text:p>
          </table:table-cell>
          <table:table-cell office:value-type="float" office:value="0.00030936" calcext:value-type="float">
            <text:p>0,0003093600000</text:p>
          </table:table-cell>
          <table:table-cell office:value-type="float" office:value="0.000022136" calcext:value-type="float">
            <text:p>0,0000221360000</text:p>
          </table:table-cell>
          <table:table-cell office:value-type="float" office:value="0.0044853" calcext:value-type="float">
            <text:p>0,0044853000000</text:p>
          </table:table-cell>
          <table:table-cell office:value-type="float" office:value="0.00083776" calcext:value-type="float">
            <text:p>0,0008377600000</text:p>
          </table:table-cell>
          <table:table-cell office:value-type="float" office:value="0.08529" calcext:value-type="float">
            <text:p>0,0852900000000</text:p>
          </table:table-cell>
          <table:table-cell office:value-type="float" office:value="0.00019101" calcext:value-type="float">
            <text:p>0,0001910100000</text:p>
          </table:table-cell>
          <table:table-cell office:value-type="float" office:value="0.0020313" calcext:value-type="float">
            <text:p>0,0020313000000</text:p>
          </table:table-cell>
          <table:table-cell office:value-type="float" office:value="0.00024921" calcext:value-type="float">
            <text:p>0,0002492100000</text:p>
          </table:table-cell>
          <table:table-cell office:value-type="float" office:value="0.00058225" calcext:value-type="float">
            <text:p>0,0005822500000</text:p>
          </table:table-cell>
          <table:table-cell office:value-type="float" office:value="2.81" calcext:value-type="float">
            <text:p>2,8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0" calcext:value-type="float">
            <text:p>80,0</text:p>
          </table:table-cell>
          <table:table-cell office:value-type="float" office:value="8.116" calcext:value-type="float">
            <text:p>8,1160000000000</text:p>
          </table:table-cell>
          <table:table-cell office:value-type="float" office:value="0.000000000005" calcext:value-type="float">
            <text:p>0,0000000000050</text:p>
          </table:table-cell>
          <table:table-cell office:value-type="float" office:value="0.45833" calcext:value-type="float">
            <text:p>0,4583300000000</text:p>
          </table:table-cell>
          <table:table-cell office:value-type="float" office:value="0.00036769" calcext:value-type="float">
            <text:p>0,0003676900000</text:p>
          </table:table-cell>
          <table:table-cell office:value-type="float" office:value="0.025953" calcext:value-type="float">
            <text:p>0,0259530000000</text:p>
          </table:table-cell>
          <table:table-cell office:value-type="float" office:value="0.0000050057" calcext:value-type="float">
            <text:p>0,0000050057000</text:p>
          </table:table-cell>
          <table:table-cell office:value-type="float" office:value="7.9612" calcext:value-type="float">
            <text:p>7,9612000000000</text:p>
          </table:table-cell>
          <table:table-cell office:value-type="float" office:value="0.00015866" calcext:value-type="float">
            <text:p>0,0001586600000</text:p>
          </table:table-cell>
          <table:table-cell office:value-type="float" office:value="0.00083695" calcext:value-type="float">
            <text:p>0,0008369500000</text:p>
          </table:table-cell>
          <table:table-cell office:value-type="float" office:value="0.0000010409" calcext:value-type="float">
            <text:p>0,0000010409000</text:p>
          </table:table-cell>
          <table:table-cell office:value-type="float" office:value="0.026076" calcext:value-type="float">
            <text:p>0,0260760000000</text:p>
          </table:table-cell>
          <table:table-cell office:value-type="float" office:value="0.40433" calcext:value-type="float">
            <text:p>0,4043300000000</text:p>
          </table:table-cell>
          <table:table-cell office:value-type="float" office:value="0.030399" calcext:value-type="float">
            <text:p>0,0303990000000</text:p>
          </table:table-cell>
          <table:table-cell office:value-type="float" office:value="0.53415" calcext:value-type="float">
            <text:p>0,5341500000000</text:p>
          </table:table-cell>
          <table:table-cell office:value-type="float" office:value="0.22862" calcext:value-type="float">
            <text:p>0,2286200000000</text:p>
          </table:table-cell>
          <table:table-cell office:value-type="float" office:value="0.00011289" calcext:value-type="float">
            <text:p>0,0001128900000</text:p>
          </table:table-cell>
          <table:table-cell office:value-type="float" office:value="0.028306" calcext:value-type="float">
            <text:p>0,0283060000000</text:p>
          </table:table-cell>
          <table:table-cell office:value-type="float" office:value="0.0000016409" calcext:value-type="float">
            <text:p>0,0000016409000</text:p>
          </table:table-cell>
          <table:table-cell office:value-type="float" office:value="0.00030936" calcext:value-type="float">
            <text:p>0,0003093600000</text:p>
          </table:table-cell>
          <table:table-cell office:value-type="float" office:value="0.000022136" calcext:value-type="float">
            <text:p>0,0000221360000</text:p>
          </table:table-cell>
          <table:table-cell office:value-type="float" office:value="0.0044853" calcext:value-type="float">
            <text:p>0,0044853000000</text:p>
          </table:table-cell>
          <table:table-cell office:value-type="float" office:value="0.00083776" calcext:value-type="float">
            <text:p>0,0008377600000</text:p>
          </table:table-cell>
          <table:table-cell office:value-type="float" office:value="0.08529" calcext:value-type="float">
            <text:p>0,0852900000000</text:p>
          </table:table-cell>
          <table:table-cell office:value-type="float" office:value="0.00019101" calcext:value-type="float">
            <text:p>0,0001910100000</text:p>
          </table:table-cell>
          <table:table-cell office:value-type="float" office:value="0.0020313" calcext:value-type="float">
            <text:p>0,0020313000000</text:p>
          </table:table-cell>
          <table:table-cell office:value-type="float" office:value="0.00024921" calcext:value-type="float">
            <text:p>0,0002492100000</text:p>
          </table:table-cell>
          <table:table-cell office:value-type="float" office:value="0.00058225" calcext:value-type="float">
            <text:p>0,0005822500000</text:p>
          </table:table-cell>
          <table:table-cell office:value-type="float" office:value="2.81" calcext:value-type="float">
            <text:p>2,8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0" calcext:value-type="float">
            <text:p>90,0</text:p>
          </table:table-cell>
          <table:table-cell office:value-type="float" office:value="8.116" calcext:value-type="float">
            <text:p>8,1160000000000</text:p>
          </table:table-cell>
          <table:table-cell office:value-type="float" office:value="0.000000000005" calcext:value-type="float">
            <text:p>0,0000000000050</text:p>
          </table:table-cell>
          <table:table-cell office:value-type="float" office:value="0.45833" calcext:value-type="float">
            <text:p>0,4583300000000</text:p>
          </table:table-cell>
          <table:table-cell office:value-type="float" office:value="0.00036769" calcext:value-type="float">
            <text:p>0,0003676900000</text:p>
          </table:table-cell>
          <table:table-cell office:value-type="float" office:value="0.025953" calcext:value-type="float">
            <text:p>0,0259530000000</text:p>
          </table:table-cell>
          <table:table-cell office:value-type="float" office:value="0.0000050057" calcext:value-type="float">
            <text:p>0,0000050057000</text:p>
          </table:table-cell>
          <table:table-cell office:value-type="float" office:value="7.9612" calcext:value-type="float">
            <text:p>7,9612000000000</text:p>
          </table:table-cell>
          <table:table-cell office:value-type="float" office:value="0.00015866" calcext:value-type="float">
            <text:p>0,0001586600000</text:p>
          </table:table-cell>
          <table:table-cell office:value-type="float" office:value="0.00083695" calcext:value-type="float">
            <text:p>0,0008369500000</text:p>
          </table:table-cell>
          <table:table-cell office:value-type="float" office:value="0.0000010409" calcext:value-type="float">
            <text:p>0,0000010409000</text:p>
          </table:table-cell>
          <table:table-cell office:value-type="float" office:value="0.026076" calcext:value-type="float">
            <text:p>0,0260760000000</text:p>
          </table:table-cell>
          <table:table-cell office:value-type="float" office:value="0.40433" calcext:value-type="float">
            <text:p>0,4043300000000</text:p>
          </table:table-cell>
          <table:table-cell office:value-type="float" office:value="0.030399" calcext:value-type="float">
            <text:p>0,0303990000000</text:p>
          </table:table-cell>
          <table:table-cell office:value-type="float" office:value="0.53415" calcext:value-type="float">
            <text:p>0,5341500000000</text:p>
          </table:table-cell>
          <table:table-cell office:value-type="float" office:value="0.22862" calcext:value-type="float">
            <text:p>0,2286200000000</text:p>
          </table:table-cell>
          <table:table-cell office:value-type="float" office:value="0.00011289" calcext:value-type="float">
            <text:p>0,0001128900000</text:p>
          </table:table-cell>
          <table:table-cell office:value-type="float" office:value="0.028306" calcext:value-type="float">
            <text:p>0,0283060000000</text:p>
          </table:table-cell>
          <table:table-cell office:value-type="float" office:value="0.0000016409" calcext:value-type="float">
            <text:p>0,0000016409000</text:p>
          </table:table-cell>
          <table:table-cell office:value-type="float" office:value="0.00030936" calcext:value-type="float">
            <text:p>0,0003093600000</text:p>
          </table:table-cell>
          <table:table-cell office:value-type="float" office:value="0.000022136" calcext:value-type="float">
            <text:p>0,0000221360000</text:p>
          </table:table-cell>
          <table:table-cell office:value-type="float" office:value="0.0044853" calcext:value-type="float">
            <text:p>0,0044853000000</text:p>
          </table:table-cell>
          <table:table-cell office:value-type="float" office:value="0.00083776" calcext:value-type="float">
            <text:p>0,0008377600000</text:p>
          </table:table-cell>
          <table:table-cell office:value-type="float" office:value="0.08529" calcext:value-type="float">
            <text:p>0,0852900000000</text:p>
          </table:table-cell>
          <table:table-cell office:value-type="float" office:value="0.00019101" calcext:value-type="float">
            <text:p>0,0001910100000</text:p>
          </table:table-cell>
          <table:table-cell office:value-type="float" office:value="0.0020313" calcext:value-type="float">
            <text:p>0,0020313000000</text:p>
          </table:table-cell>
          <table:table-cell office:value-type="float" office:value="0.00024921" calcext:value-type="float">
            <text:p>0,0002492100000</text:p>
          </table:table-cell>
          <table:table-cell office:value-type="float" office:value="0.00058225" calcext:value-type="float">
            <text:p>0,0005822500000</text:p>
          </table:table-cell>
          <table:table-cell office:value-type="float" office:value="2.81" calcext:value-type="float">
            <text:p>2,8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00" calcext:value-type="float">
            <text:p>100,0</text:p>
          </table:table-cell>
          <table:table-cell office:value-type="float" office:value="0.6685" calcext:value-type="float">
            <text:p>0,6685000000000</text:p>
          </table:table-cell>
          <table:table-cell table:number-columns-repeated="3" office:value-type="float" office:value="0" calcext:value-type="float">
            <text:p>0,0000000000000</text:p>
          </table:table-cell>
          <table:table-cell office:value-type="float" office:value="0.025953" calcext:value-type="float">
            <text:p>0,0259530000000</text:p>
          </table:table-cell>
          <table:table-cell table:number-columns-repeated="22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&lt;0.008</text:p>
          </table:table-cell>
          <table:table-cell table:style-name="ce6" office:value-type="string" calcext:value-type="string">
            <text:p>He</text:p>
          </table:table-cell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_13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_1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_17</text:p>
          </table:table-cell>
          <table:table-cell table:style-name="ce6" office:value-type="string" calcext:value-type="string">
            <text:p>O_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Mg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T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Mn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Co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Cu</text:p>
          </table:table-cell>
          <table:table-cell table:style-name="ce6" office:value-type="string" calcext:value-type="string">
            <text:p>Zn</text:p>
          </table:table-cell>
          <table:table-cell table:style-name="ce6" office:value-type="string" calcext:value-type="string">
            <text:p>rem</text:p>
          </table:table-cell>
          <table:table-cell table:number-columns-repeated="35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number-columns-repeated="27" office:value-type="float" office:value="0" calcext:value-type="float">
            <text:p>0,0000000000000</text:p>
          </table:table-cell>
          <table:table-cell office:value-type="float" office:value="0.5" calcext:value-type="float">
            <text:p>0,5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" calcext:value-type="float">
            <text:p>1,0</text:p>
          </table:table-cell>
          <table:table-cell office:value-type="float" office:value="0.0085845" calcext:value-type="float">
            <text:p>0,0085845000000</text:p>
          </table:table-cell>
          <table:table-cell office:value-type="float" office:value="-0.000000000654" calcext:value-type="float">
            <text:p>-0,0000000006540</text:p>
          </table:table-cell>
          <table:table-cell office:value-type="float" office:value="-0.000078922" calcext:value-type="float">
            <text:p>-0,0000789220000</text:p>
          </table:table-cell>
          <table:table-cell office:value-type="float" office:value="0.0000094678" calcext:value-type="float">
            <text:p>0,0000094678000</text:p>
          </table:table-cell>
          <table:table-cell office:value-type="float" office:value="0.000085087" calcext:value-type="float">
            <text:p>0,000085087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35883" calcext:value-type="float">
            <text:p>-0,0000035883000</text:p>
          </table:table-cell>
          <table:table-cell office:value-type="float" office:value="0.00000038" calcext:value-type="float">
            <text:p>0,0000003800000</text:p>
          </table:table-cell>
          <table:table-cell office:value-type="float" office:value="-0.00000023145" calcext:value-type="float">
            <text:p>-0,0000002314500</text:p>
          </table:table-cell>
          <table:table-cell office:value-type="float" office:value="-0.000000000126" calcext:value-type="float">
            <text:p>-0,0000000001260</text:p>
          </table:table-cell>
          <table:table-cell office:value-type="float" office:value="0.00000017081" calcext:value-type="float">
            <text:p>0,0000001708100</text:p>
          </table:table-cell>
          <table:table-cell office:value-type="float" office:value="0.000000000443" calcext:value-type="float">
            <text:p>0,0000000004430</text:p>
          </table:table-cell>
          <table:table-cell office:value-type="float" office:value="0.000000000125" calcext:value-type="float">
            <text:p>0,000000000125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577" calcext:value-type="float">
            <text:p>0,577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25" calcext:value-type="float">
            <text:p>1,3</text:p>
          </table:table-cell>
          <table:table-cell office:value-type="float" office:value="0.014188" calcext:value-type="float">
            <text:p>0,0141880000000</text:p>
          </table:table-cell>
          <table:table-cell office:value-type="float" office:value="-0.00000000122" calcext:value-type="float">
            <text:p>-0,0000000012200</text:p>
          </table:table-cell>
          <table:table-cell office:value-type="float" office:value="-0.00020301" calcext:value-type="float">
            <text:p>-0,0002030100000</text:p>
          </table:table-cell>
          <table:table-cell office:value-type="float" office:value="0.000014406" calcext:value-type="float">
            <text:p>0,0000144060000</text:p>
          </table:table-cell>
          <table:table-cell office:value-type="float" office:value="0.00022859" calcext:value-type="float">
            <text:p>0,00022859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79062" calcext:value-type="float">
            <text:p>-0,0000079062000</text:p>
          </table:table-cell>
          <table:table-cell office:value-type="float" office:value="0.00000095284" calcext:value-type="float">
            <text:p>0,0000009528400</text:p>
          </table:table-cell>
          <table:table-cell office:value-type="float" office:value="-0.00000089552" calcext:value-type="float">
            <text:p>-0,0000008955200</text:p>
          </table:table-cell>
          <table:table-cell office:value-type="float" office:value="0.000000000039" calcext:value-type="float">
            <text:p>0,0000000000390</text:p>
          </table:table-cell>
          <table:table-cell office:value-type="float" office:value="0.00000044278" calcext:value-type="float">
            <text:p>0,0000004427800</text:p>
          </table:table-cell>
          <table:table-cell office:value-type="float" office:value="0.000000001073" calcext:value-type="float">
            <text:p>0,0000000010730</text:p>
          </table:table-cell>
          <table:table-cell office:value-type="float" office:value="0.0000000003" calcext:value-type="float">
            <text:p>0,0000000003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" calcext:value-type="float">
            <text:p>0,6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0.016941" calcext:value-type="float">
            <text:p>0,0169410000000</text:p>
          </table:table-cell>
          <table:table-cell office:value-type="float" office:value="-0.000000001941" calcext:value-type="float">
            <text:p>-0,0000000019410</text:p>
          </table:table-cell>
          <table:table-cell office:value-type="float" office:value="-0.000086206" calcext:value-type="float">
            <text:p>-0,0000862060000</text:p>
          </table:table-cell>
          <table:table-cell office:value-type="float" office:value="0.000019668" calcext:value-type="float">
            <text:p>0,0000196680000</text:p>
          </table:table-cell>
          <table:table-cell office:value-type="float" office:value="0.0003939" calcext:value-type="float">
            <text:p>0,0003939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92513" calcext:value-type="float">
            <text:p>-0,0000092513000</text:p>
          </table:table-cell>
          <table:table-cell office:value-type="float" office:value="0.0000029964" calcext:value-type="float">
            <text:p>0,0000029964000</text:p>
          </table:table-cell>
          <table:table-cell office:value-type="float" office:value="-0.0000016747" calcext:value-type="float">
            <text:p>-0,0000016747000</text:p>
          </table:table-cell>
          <table:table-cell office:value-type="float" office:value="0.000000009644" calcext:value-type="float">
            <text:p>0,0000000096440</text:p>
          </table:table-cell>
          <table:table-cell office:value-type="float" office:value="0.0000015566" calcext:value-type="float">
            <text:p>0,0000015566000</text:p>
          </table:table-cell>
          <table:table-cell office:value-type="float" office:value="-0.000000025566" calcext:value-type="float">
            <text:p>-0,0000000255660</text:p>
          </table:table-cell>
          <table:table-cell office:value-type="float" office:value="0.000000065747" calcext:value-type="float">
            <text:p>0,000000065747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33" calcext:value-type="float">
            <text:p>0,633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75" calcext:value-type="float">
            <text:p>1,8</text:p>
          </table:table-cell>
          <table:table-cell office:value-type="float" office:value="0.022417" calcext:value-type="float">
            <text:p>0,0224170000000</text:p>
          </table:table-cell>
          <table:table-cell office:value-type="float" office:value="-0.000000002834" calcext:value-type="float">
            <text:p>-0,0000000028340</text:p>
          </table:table-cell>
          <table:table-cell office:value-type="float" office:value="0.0024703" calcext:value-type="float">
            <text:p>0,0024703000000</text:p>
          </table:table-cell>
          <table:table-cell office:value-type="float" office:value="0.000024019" calcext:value-type="float">
            <text:p>0,0000240190000</text:p>
          </table:table-cell>
          <table:table-cell office:value-type="float" office:value="0.00057118" calcext:value-type="float">
            <text:p>0,00057118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2418" calcext:value-type="float">
            <text:p>0,0000241800000</text:p>
          </table:table-cell>
          <table:table-cell office:value-type="float" office:value="0.0000089274" calcext:value-type="float">
            <text:p>0,0000089274000</text:p>
          </table:table-cell>
          <table:table-cell office:value-type="float" office:value="-0.0000026477" calcext:value-type="float">
            <text:p>-0,0000026477000</text:p>
          </table:table-cell>
          <table:table-cell office:value-type="float" office:value="0.0000001517" calcext:value-type="float">
            <text:p>0,0000001517000</text:p>
          </table:table-cell>
          <table:table-cell office:value-type="float" office:value="0.0000049945" calcext:value-type="float">
            <text:p>0,0000049945000</text:p>
          </table:table-cell>
          <table:table-cell office:value-type="float" office:value="-0.00000003057" calcext:value-type="float">
            <text:p>-0,0000000305700</text:p>
          </table:table-cell>
          <table:table-cell office:value-type="float" office:value="0.00000042146" calcext:value-type="float">
            <text:p>0,00000042146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36" calcext:value-type="float">
            <text:p>0,636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office:value-type="float" office:value="0.025209" calcext:value-type="float">
            <text:p>0,0252090000000</text:p>
          </table:table-cell>
          <table:table-cell office:value-type="float" office:value="-0.000000003286" calcext:value-type="float">
            <text:p>-0,0000000032860</text:p>
          </table:table-cell>
          <table:table-cell office:value-type="float" office:value="0.0046137" calcext:value-type="float">
            <text:p>0,0046137000000</text:p>
          </table:table-cell>
          <table:table-cell office:value-type="float" office:value="0.000025134" calcext:value-type="float">
            <text:p>0,0000251340000</text:p>
          </table:table-cell>
          <table:table-cell office:value-type="float" office:value="0.00063368" calcext:value-type="float">
            <text:p>0,00063368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47011" calcext:value-type="float">
            <text:p>0,0000470110000</text:p>
          </table:table-cell>
          <table:table-cell office:value-type="float" office:value="0.000014333" calcext:value-type="float">
            <text:p>0,0000143330000</text:p>
          </table:table-cell>
          <table:table-cell office:value-type="float" office:value="-0.0000030926" calcext:value-type="float">
            <text:p>-0,0000030926000</text:p>
          </table:table-cell>
          <table:table-cell office:value-type="float" office:value="0.00000031567" calcext:value-type="float">
            <text:p>0,0000003156700</text:p>
          </table:table-cell>
          <table:table-cell office:value-type="float" office:value="0.0000073985" calcext:value-type="float">
            <text:p>0,0000073985000</text:p>
          </table:table-cell>
          <table:table-cell office:value-type="float" office:value="0.00000015487" calcext:value-type="float">
            <text:p>0,0000001548700</text:p>
          </table:table-cell>
          <table:table-cell office:value-type="float" office:value="0.00000071431" calcext:value-type="float">
            <text:p>0,00000071431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4" calcext:value-type="float">
            <text:p>0,64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office:value-type="float" office:value="0.036987" calcext:value-type="float">
            <text:p>0,0369870000000</text:p>
          </table:table-cell>
          <table:table-cell office:value-type="float" office:value="-0.000000003924" calcext:value-type="float">
            <text:p>-0,0000000039240</text:p>
          </table:table-cell>
          <table:table-cell office:value-type="float" office:value="0.0095909" calcext:value-type="float">
            <text:p>0,0095909000000</text:p>
          </table:table-cell>
          <table:table-cell office:value-type="float" office:value="0.000027614" calcext:value-type="float">
            <text:p>0,0000276140000</text:p>
          </table:table-cell>
          <table:table-cell office:value-type="float" office:value="0.00078178" calcext:value-type="float">
            <text:p>0,00078178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000045915" calcext:value-type="float">
            <text:p>0,0000045915000</text:p>
          </table:table-cell>
          <table:table-cell office:value-type="float" office:value="0.000021065" calcext:value-type="float">
            <text:p>0,0000210650000</text:p>
          </table:table-cell>
          <table:table-cell office:value-type="float" office:value="-0.0000038831" calcext:value-type="float">
            <text:p>-0,0000038831000</text:p>
          </table:table-cell>
          <table:table-cell office:value-type="float" office:value="0.00000093912" calcext:value-type="float">
            <text:p>0,0000009391200</text:p>
          </table:table-cell>
          <table:table-cell office:value-type="float" office:value="0.000013303" calcext:value-type="float">
            <text:p>0,0000133030000</text:p>
          </table:table-cell>
          <table:table-cell office:value-type="float" office:value="0.0000022308" calcext:value-type="float">
            <text:p>0,0000022308000</text:p>
          </table:table-cell>
          <table:table-cell office:value-type="float" office:value="0.0000013351" calcext:value-type="float">
            <text:p>0,0000013351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44" calcext:value-type="float">
            <text:p>0,64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25" calcext:value-type="float">
            <text:p>2,3</text:p>
          </table:table-cell>
          <table:table-cell office:value-type="float" office:value="0.049321" calcext:value-type="float">
            <text:p>0,0493210000000</text:p>
          </table:table-cell>
          <table:table-cell office:value-type="float" office:value="-0.000000004246" calcext:value-type="float">
            <text:p>-0,0000000042460</text:p>
          </table:table-cell>
          <table:table-cell office:value-type="float" office:value="0.013935" calcext:value-type="float">
            <text:p>0,0139350000000</text:p>
          </table:table-cell>
          <table:table-cell office:value-type="float" office:value="0.000028203" calcext:value-type="float">
            <text:p>0,0000282030000</text:p>
          </table:table-cell>
          <table:table-cell office:value-type="float" office:value="0.0008597" calcext:value-type="float">
            <text:p>0,0008597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24937" calcext:value-type="float">
            <text:p>-0,0000249370000</text:p>
          </table:table-cell>
          <table:table-cell office:value-type="float" office:value="0.000023413" calcext:value-type="float">
            <text:p>0,0000234130000</text:p>
          </table:table-cell>
          <table:table-cell office:value-type="float" office:value="-0.0000042947" calcext:value-type="float">
            <text:p>-0,0000042947000</text:p>
          </table:table-cell>
          <table:table-cell office:value-type="float" office:value="0.0000018861" calcext:value-type="float">
            <text:p>0,0000018861000</text:p>
          </table:table-cell>
          <table:table-cell office:value-type="float" office:value="0.00001987" calcext:value-type="float">
            <text:p>0,0000198700000</text:p>
          </table:table-cell>
          <table:table-cell office:value-type="float" office:value="0.0000036693" calcext:value-type="float">
            <text:p>0,0000036693000</text:p>
          </table:table-cell>
          <table:table-cell office:value-type="float" office:value="0.0000019397" calcext:value-type="float">
            <text:p>0,0000019397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52" calcext:value-type="float">
            <text:p>0,6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office:value-type="float" office:value="0.072426" calcext:value-type="float">
            <text:p>0,0724260000000</text:p>
          </table:table-cell>
          <table:table-cell office:value-type="float" office:value="-0.000000005091" calcext:value-type="float">
            <text:p>-0,0000000050910</text:p>
          </table:table-cell>
          <table:table-cell office:value-type="float" office:value="0.020251" calcext:value-type="float">
            <text:p>0,0202510000000</text:p>
          </table:table-cell>
          <table:table-cell office:value-type="float" office:value="0.000030627" calcext:value-type="float">
            <text:p>0,0000306270000</text:p>
          </table:table-cell>
          <table:table-cell office:value-type="float" office:value="0.0010903" calcext:value-type="float">
            <text:p>0,0010903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23729" calcext:value-type="float">
            <text:p>-0,0002372900000</text:p>
          </table:table-cell>
          <table:table-cell office:value-type="float" office:value="0.000021739" calcext:value-type="float">
            <text:p>0,0000217390000</text:p>
          </table:table-cell>
          <table:table-cell office:value-type="float" office:value="-0.0000052533" calcext:value-type="float">
            <text:p>-0,0000052533000</text:p>
          </table:table-cell>
          <table:table-cell office:value-type="float" office:value="0.000003711" calcext:value-type="float">
            <text:p>0,0000037110000</text:p>
          </table:table-cell>
          <table:table-cell office:value-type="float" office:value="0.000032555" calcext:value-type="float">
            <text:p>0,0000325550000</text:p>
          </table:table-cell>
          <table:table-cell office:value-type="float" office:value="0.000012458" calcext:value-type="float">
            <text:p>0,0000124580000</text:p>
          </table:table-cell>
          <table:table-cell office:value-type="float" office:value="0.0000028218" calcext:value-type="float">
            <text:p>0,0000028218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3" calcext:value-type="float">
            <text:p>0,663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" calcext:value-type="float">
            <text:p>3,0</text:p>
          </table:table-cell>
          <table:table-cell office:value-type="float" office:value="0.12304" calcext:value-type="float">
            <text:p>0,1230400000000</text:p>
          </table:table-cell>
          <table:table-cell office:value-type="float" office:value="-0.000000008434" calcext:value-type="float">
            <text:p>-0,0000000084340</text:p>
          </table:table-cell>
          <table:table-cell office:value-type="float" office:value="0.036874" calcext:value-type="float">
            <text:p>0,0368740000000</text:p>
          </table:table-cell>
          <table:table-cell office:value-type="float" office:value="0.000039072" calcext:value-type="float">
            <text:p>0,0000390720000</text:p>
          </table:table-cell>
          <table:table-cell office:value-type="float" office:value="0.001447" calcext:value-type="float">
            <text:p>0,001447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6033" calcext:value-type="float">
            <text:p>-0,0006033000000</text:p>
          </table:table-cell>
          <table:table-cell office:value-type="float" office:value="0.000020873" calcext:value-type="float">
            <text:p>0,0000208730000</text:p>
          </table:table-cell>
          <table:table-cell office:value-type="float" office:value="-0.0000073596" calcext:value-type="float">
            <text:p>-0,0000073596000</text:p>
          </table:table-cell>
          <table:table-cell office:value-type="float" office:value="0.000011536" calcext:value-type="float">
            <text:p>0,0000115360000</text:p>
          </table:table-cell>
          <table:table-cell office:value-type="float" office:value="0.000074528" calcext:value-type="float">
            <text:p>0,0000745280000</text:p>
          </table:table-cell>
          <table:table-cell office:value-type="float" office:value="0.00008473" calcext:value-type="float">
            <text:p>0,0000847300000</text:p>
          </table:table-cell>
          <table:table-cell office:value-type="float" office:value="0.0000056624" calcext:value-type="float">
            <text:p>0,000005662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94" calcext:value-type="float">
            <text:p>0,69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office:value-type="float" office:value="0.082296" calcext:value-type="float">
            <text:p>0,0822960000000</text:p>
          </table:table-cell>
          <table:table-cell office:value-type="float" office:value="-0.000000007159" calcext:value-type="float">
            <text:p>-0,0000000071590</text:p>
          </table:table-cell>
          <table:table-cell office:value-type="float" office:value="0.025123" calcext:value-type="float">
            <text:p>0,0251230000000</text:p>
          </table:table-cell>
          <table:table-cell office:value-type="float" office:value="0.000057473" calcext:value-type="float">
            <text:p>0,0000574730000</text:p>
          </table:table-cell>
          <table:table-cell office:value-type="float" office:value="0.0018113" calcext:value-type="float">
            <text:p>0,0018113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55493" calcext:value-type="float">
            <text:p>-0,0005549300000</text:p>
          </table:table-cell>
          <table:table-cell office:value-type="float" office:value="0.000023236" calcext:value-type="float">
            <text:p>0,0000232360000</text:p>
          </table:table-cell>
          <table:table-cell office:value-type="float" office:value="-0.0000082651" calcext:value-type="float">
            <text:p>-0,0000082651000</text:p>
          </table:table-cell>
          <table:table-cell office:value-type="float" office:value="0.0000059951" calcext:value-type="float">
            <text:p>0,0000059951000</text:p>
          </table:table-cell>
          <table:table-cell office:value-type="float" office:value="0.000033384" calcext:value-type="float">
            <text:p>0,0000333840000</text:p>
          </table:table-cell>
          <table:table-cell office:value-type="float" office:value="0.00011554" calcext:value-type="float">
            <text:p>0,0001155400000</text:p>
          </table:table-cell>
          <table:table-cell office:value-type="float" office:value="0.000010578" calcext:value-type="float">
            <text:p>0,000010578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66" calcext:value-type="float">
            <text:p>0,766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" calcext:value-type="float">
            <text:p>4,0</text:p>
          </table:table-cell>
          <table:table-cell office:value-type="float" office:value="0.069045" calcext:value-type="float">
            <text:p>0,0690450000000</text:p>
          </table:table-cell>
          <table:table-cell office:value-type="float" office:value="0.0000000273" calcext:value-type="float">
            <text:p>0,0000000273000</text:p>
          </table:table-cell>
          <table:table-cell office:value-type="float" office:value="0.017547" calcext:value-type="float">
            <text:p>0,0175470000000</text:p>
          </table:table-cell>
          <table:table-cell office:value-type="float" office:value="0.00066571" calcext:value-type="float">
            <text:p>0,0006657100000</text:p>
          </table:table-cell>
          <table:table-cell office:value-type="float" office:value="0.0020839" calcext:value-type="float">
            <text:p>0,0020839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42982" calcext:value-type="float">
            <text:p>-0,0004298200000</text:p>
          </table:table-cell>
          <table:table-cell office:value-type="float" office:value="0.000021879" calcext:value-type="float">
            <text:p>0,0000218790000</text:p>
          </table:table-cell>
          <table:table-cell office:value-type="float" office:value="-0.000013305" calcext:value-type="float">
            <text:p>-0,0000133050000</text:p>
          </table:table-cell>
          <table:table-cell office:value-type="float" office:value="0.0000028873" calcext:value-type="float">
            <text:p>0,0000028873000</text:p>
          </table:table-cell>
          <table:table-cell office:value-type="float" office:value="0.000025751" calcext:value-type="float">
            <text:p>0,0000257510000</text:p>
          </table:table-cell>
          <table:table-cell office:value-type="float" office:value="0.00010631" calcext:value-type="float">
            <text:p>0,0001063100000</text:p>
          </table:table-cell>
          <table:table-cell office:value-type="float" office:value="0.000012381" calcext:value-type="float">
            <text:p>0,000012381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36" calcext:value-type="float">
            <text:p>0,836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office:value-type="float" office:value="0.15801" calcext:value-type="float">
            <text:p>0,1580100000000</text:p>
          </table:table-cell>
          <table:table-cell office:value-type="float" office:value="-0.000000008537" calcext:value-type="float">
            <text:p>-0,0000000085370</text:p>
          </table:table-cell>
          <table:table-cell office:value-type="float" office:value="0.002076" calcext:value-type="float">
            <text:p>0,0020760000000</text:p>
          </table:table-cell>
          <table:table-cell office:value-type="float" office:value="0.00074226" calcext:value-type="float">
            <text:p>0,0007422600000</text:p>
          </table:table-cell>
          <table:table-cell office:value-type="float" office:value="0.036703" calcext:value-type="float">
            <text:p>0,036703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11042" calcext:value-type="float">
            <text:p>-0,0011042000000</text:p>
          </table:table-cell>
          <table:table-cell office:value-type="float" office:value="0.000017764" calcext:value-type="float">
            <text:p>0,0000177640000</text:p>
          </table:table-cell>
          <table:table-cell office:value-type="float" office:value="-0.000031322" calcext:value-type="float">
            <text:p>-0,0000313220000</text:p>
          </table:table-cell>
          <table:table-cell office:value-type="float" office:value="0.0000016062" calcext:value-type="float">
            <text:p>0,0000016062000</text:p>
          </table:table-cell>
          <table:table-cell office:value-type="float" office:value="0.000046777" calcext:value-type="float">
            <text:p>0,0000467770000</text:p>
          </table:table-cell>
          <table:table-cell office:value-type="float" office:value="0.00034396" calcext:value-type="float">
            <text:p>0,0003439600000</text:p>
          </table:table-cell>
          <table:table-cell office:value-type="float" office:value="0.000019266" calcext:value-type="float">
            <text:p>0,000019266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61" calcext:value-type="float">
            <text:p>0,861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5" calcext:value-type="float">
            <text:p>5,0</text:p>
          </table:table-cell>
          <table:table-cell office:value-type="float" office:value="0.27191" calcext:value-type="float">
            <text:p>0,2719100000000</text:p>
          </table:table-cell>
          <table:table-cell office:value-type="float" office:value="-0.000000015116" calcext:value-type="float">
            <text:p>-0,0000000151160</text:p>
          </table:table-cell>
          <table:table-cell office:value-type="float" office:value="-0.00090164" calcext:value-type="float">
            <text:p>-0,0009016400000</text:p>
          </table:table-cell>
          <table:table-cell office:value-type="float" office:value="0.00065899" calcext:value-type="float">
            <text:p>0,0006589900000</text:p>
          </table:table-cell>
          <table:table-cell office:value-type="float" office:value="0.05383" calcext:value-type="float">
            <text:p>0,05383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3819" calcext:value-type="float">
            <text:p>-0,0038190000000</text:p>
          </table:table-cell>
          <table:table-cell office:value-type="float" office:value="0.00001998" calcext:value-type="float">
            <text:p>0,0000199800000</text:p>
          </table:table-cell>
          <table:table-cell office:value-type="float" office:value="-0.000035433" calcext:value-type="float">
            <text:p>-0,0000354330000</text:p>
          </table:table-cell>
          <table:table-cell office:value-type="float" office:value="0.00000029011" calcext:value-type="float">
            <text:p>0,0000002901100</text:p>
          </table:table-cell>
          <table:table-cell office:value-type="float" office:value="0.000068195" calcext:value-type="float">
            <text:p>0,0000681950000</text:p>
          </table:table-cell>
          <table:table-cell office:value-type="float" office:value="0.00052171" calcext:value-type="float">
            <text:p>0,0005217100000</text:p>
          </table:table-cell>
          <table:table-cell office:value-type="float" office:value="0.00002378" calcext:value-type="float">
            <text:p>0,00002378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86" calcext:value-type="float">
            <text:p>0,886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5.5" calcext:value-type="float">
            <text:p>5,5</text:p>
          </table:table-cell>
          <table:table-cell office:value-type="float" office:value="0.30563" calcext:value-type="float">
            <text:p>0,3056300000000</text:p>
          </table:table-cell>
          <table:table-cell office:value-type="float" office:value="-0.000000016685" calcext:value-type="float">
            <text:p>-0,0000000166850</text:p>
          </table:table-cell>
          <table:table-cell office:value-type="float" office:value="0.00031957" calcext:value-type="float">
            <text:p>0,0003195700000</text:p>
          </table:table-cell>
          <table:table-cell office:value-type="float" office:value="0.00060627" calcext:value-type="float">
            <text:p>0,0006062700000</text:p>
          </table:table-cell>
          <table:table-cell office:value-type="float" office:value="0.046109" calcext:value-type="float">
            <text:p>0,046109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44756" calcext:value-type="float">
            <text:p>-0,0044756000000</text:p>
          </table:table-cell>
          <table:table-cell office:value-type="float" office:value="0.000025225" calcext:value-type="float">
            <text:p>0,0000252250000</text:p>
          </table:table-cell>
          <table:table-cell office:value-type="float" office:value="-0.00003953" calcext:value-type="float">
            <text:p>-0,0000395300000</text:p>
          </table:table-cell>
          <table:table-cell office:value-type="float" office:value="0.000000008832" calcext:value-type="float">
            <text:p>0,0000000088320</text:p>
          </table:table-cell>
          <table:table-cell office:value-type="float" office:value="0.000058341" calcext:value-type="float">
            <text:p>0,0000583410000</text:p>
          </table:table-cell>
          <table:table-cell office:value-type="float" office:value="0.00044587" calcext:value-type="float">
            <text:p>0,0004458700000</text:p>
          </table:table-cell>
          <table:table-cell office:value-type="float" office:value="0.000017225" calcext:value-type="float">
            <text:p>0,000017225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07" calcext:value-type="float">
            <text:p>0,907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" calcext:value-type="float">
            <text:p>6,0</text:p>
          </table:table-cell>
          <table:table-cell office:value-type="float" office:value="0.40479" calcext:value-type="float">
            <text:p>0,4047900000000</text:p>
          </table:table-cell>
          <table:table-cell office:value-type="float" office:value="-0.000000018663" calcext:value-type="float">
            <text:p>-0,0000000186630</text:p>
          </table:table-cell>
          <table:table-cell office:value-type="float" office:value="-0.0016482" calcext:value-type="float">
            <text:p>-0,0016482000000</text:p>
          </table:table-cell>
          <table:table-cell office:value-type="float" office:value="0.00065377" calcext:value-type="float">
            <text:p>0,0006537700000</text:p>
          </table:table-cell>
          <table:table-cell office:value-type="float" office:value="0.047771" calcext:value-type="float">
            <text:p>0,047771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77992" calcext:value-type="float">
            <text:p>-0,0077992000000</text:p>
          </table:table-cell>
          <table:table-cell office:value-type="float" office:value="0.00002687" calcext:value-type="float">
            <text:p>0,0000268700000</text:p>
          </table:table-cell>
          <table:table-cell office:value-type="float" office:value="-0.00004349" calcext:value-type="float">
            <text:p>-0,0000434900000</text:p>
          </table:table-cell>
          <table:table-cell office:value-type="float" office:value="-0.0000004771" calcext:value-type="float">
            <text:p>-0,0000004771000</text:p>
          </table:table-cell>
          <table:table-cell office:value-type="float" office:value="0.000047325" calcext:value-type="float">
            <text:p>0,0000473250000</text:p>
          </table:table-cell>
          <table:table-cell office:value-type="float" office:value="0.00046891" calcext:value-type="float">
            <text:p>0,0004689100000</text:p>
          </table:table-cell>
          <table:table-cell office:value-type="float" office:value="0.000014763" calcext:value-type="float">
            <text:p>0,000014763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48" calcext:value-type="float">
            <text:p>0,948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.5" calcext:value-type="float">
            <text:p>6,5</text:p>
          </table:table-cell>
          <table:table-cell office:value-type="float" office:value="0.4612" calcext:value-type="float">
            <text:p>0,4612000000000</text:p>
          </table:table-cell>
          <table:table-cell office:value-type="float" office:value="-0.00000002346" calcext:value-type="float">
            <text:p>-0,0000000234600</text:p>
          </table:table-cell>
          <table:table-cell office:value-type="float" office:value="0.001377" calcext:value-type="float">
            <text:p>0,0013770000000</text:p>
          </table:table-cell>
          <table:table-cell office:value-type="float" office:value="0.0005562" calcext:value-type="float">
            <text:p>0,0005562000000</text:p>
          </table:table-cell>
          <table:table-cell office:value-type="float" office:value="0.04077" calcext:value-type="float">
            <text:p>0,0407700000000</text:p>
          </table:table-cell>
          <table:table-cell office:value-type="float" office:value="-0.00000806" calcext:value-type="float">
            <text:p>-0,0000080600000</text:p>
          </table:table-cell>
          <table:table-cell office:value-type="float" office:value="-0.007098" calcext:value-type="float">
            <text:p>-0,0070980000000</text:p>
          </table:table-cell>
          <table:table-cell office:value-type="float" office:value="0.00003467" calcext:value-type="float">
            <text:p>0,0000346700000</text:p>
          </table:table-cell>
          <table:table-cell office:value-type="float" office:value="-0.00004674" calcext:value-type="float">
            <text:p>-0,0000467400000</text:p>
          </table:table-cell>
          <table:table-cell office:value-type="float" office:value="-0.00000007751" calcext:value-type="float">
            <text:p>-0,0000000775100</text:p>
          </table:table-cell>
          <table:table-cell office:value-type="float" office:value="0.00006342" calcext:value-type="float">
            <text:p>0,0000634200000</text:p>
          </table:table-cell>
          <table:table-cell office:value-type="float" office:value="0.00060094" calcext:value-type="float">
            <text:p>0,0006009400000</text:p>
          </table:table-cell>
          <table:table-cell office:value-type="float" office:value="0.00001818" calcext:value-type="float">
            <text:p>0,00001818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5" calcext:value-type="float">
            <text:p>0,95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" calcext:value-type="float">
            <text:p>7,0</text:p>
          </table:table-cell>
          <table:table-cell office:value-type="float" office:value="0.5128" calcext:value-type="float">
            <text:p>0,5128000000000</text:p>
          </table:table-cell>
          <table:table-cell office:value-type="float" office:value="-0.0000000251" calcext:value-type="float">
            <text:p>-0,0000000251000</text:p>
          </table:table-cell>
          <table:table-cell office:value-type="float" office:value="-0.0005495" calcext:value-type="float">
            <text:p>-0,0005495000000</text:p>
          </table:table-cell>
          <table:table-cell office:value-type="float" office:value="0.000457" calcext:value-type="float">
            <text:p>0,0004570000000</text:p>
          </table:table-cell>
          <table:table-cell office:value-type="float" office:value="0.03021" calcext:value-type="float">
            <text:p>0,0302100000000</text:p>
          </table:table-cell>
          <table:table-cell office:value-type="float" office:value="-0.000008889" calcext:value-type="float">
            <text:p>-0,0000088890000</text:p>
          </table:table-cell>
          <table:table-cell office:value-type="float" office:value="-0.007502" calcext:value-type="float">
            <text:p>-0,0075020000000</text:p>
          </table:table-cell>
          <table:table-cell office:value-type="float" office:value="0.0000489" calcext:value-type="float">
            <text:p>0,0000489000000</text:p>
          </table:table-cell>
          <table:table-cell office:value-type="float" office:value="-0.00005051" calcext:value-type="float">
            <text:p>-0,0000505100000</text:p>
          </table:table-cell>
          <table:table-cell office:value-type="float" office:value="-0.000000595" calcext:value-type="float">
            <text:p>-0,0000005950000</text:p>
          </table:table-cell>
          <table:table-cell office:value-type="float" office:value="0.00005933" calcext:value-type="float">
            <text:p>0,0000593300000</text:p>
          </table:table-cell>
          <table:table-cell office:value-type="float" office:value="0.00038597" calcext:value-type="float">
            <text:p>0,0003859700000</text:p>
          </table:table-cell>
          <table:table-cell office:value-type="float" office:value="0.00001124" calcext:value-type="float">
            <text:p>0,00001124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" calcext:value-type="float">
            <text:p>1,0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.5" calcext:value-type="float">
            <text:p>7,5</text:p>
          </table:table-cell>
          <table:table-cell office:value-type="float" office:value="0.5675" calcext:value-type="float">
            <text:p>0,5675000000000</text:p>
          </table:table-cell>
          <table:table-cell office:value-type="float" office:value="-0.0000000199" calcext:value-type="float">
            <text:p>-0,0000000199000</text:p>
          </table:table-cell>
          <table:table-cell office:value-type="float" office:value="-0.00103" calcext:value-type="float">
            <text:p>-0,0010300000000</text:p>
          </table:table-cell>
          <table:table-cell office:value-type="float" office:value="0.0004989" calcext:value-type="float">
            <text:p>0,0004989000000</text:p>
          </table:table-cell>
          <table:table-cell office:value-type="float" office:value="0.02581" calcext:value-type="float">
            <text:p>0,0258100000000</text:p>
          </table:table-cell>
          <table:table-cell office:value-type="float" office:value="-0.00000954" calcext:value-type="float">
            <text:p>-0,0000095400000</text:p>
          </table:table-cell>
          <table:table-cell office:value-type="float" office:value="-0.007034" calcext:value-type="float">
            <text:p>-0,0070340000000</text:p>
          </table:table-cell>
          <table:table-cell office:value-type="float" office:value="0.000071" calcext:value-type="float">
            <text:p>0,0000710000000</text:p>
          </table:table-cell>
          <table:table-cell office:value-type="float" office:value="-0.00005418" calcext:value-type="float">
            <text:p>-0,0000541800000</text:p>
          </table:table-cell>
          <table:table-cell office:value-type="float" office:value="-0.0000009912" calcext:value-type="float">
            <text:p>-0,0000009912000</text:p>
          </table:table-cell>
          <table:table-cell office:value-type="float" office:value="0.00006887" calcext:value-type="float">
            <text:p>0,0000688700000</text:p>
          </table:table-cell>
          <table:table-cell office:value-type="float" office:value="0.00043554" calcext:value-type="float">
            <text:p>0,0004355400000</text:p>
          </table:table-cell>
          <table:table-cell office:value-type="float" office:value="0.000009598" calcext:value-type="float">
            <text:p>0,000009598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6" calcext:value-type="float">
            <text:p>1,06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" calcext:value-type="float">
            <text:p>8,0</text:p>
          </table:table-cell>
          <table:table-cell office:value-type="float" office:value="0.6128" calcext:value-type="float">
            <text:p>0,6128000000000</text:p>
          </table:table-cell>
          <table:table-cell office:value-type="float" office:value="0.0000000321" calcext:value-type="float">
            <text:p>0,0000000321000</text:p>
          </table:table-cell>
          <table:table-cell office:value-type="float" office:value="-0.001689" calcext:value-type="float">
            <text:p>-0,0016890000000</text:p>
          </table:table-cell>
          <table:table-cell office:value-type="float" office:value="0.0005109" calcext:value-type="float">
            <text:p>0,0005109000000</text:p>
          </table:table-cell>
          <table:table-cell office:value-type="float" office:value="0.0253" calcext:value-type="float">
            <text:p>0,0253000000000</text:p>
          </table:table-cell>
          <table:table-cell office:value-type="float" office:value="-0.000009606" calcext:value-type="float">
            <text:p>-0,0000096060000</text:p>
          </table:table-cell>
          <table:table-cell office:value-type="float" office:value="-0.007102" calcext:value-type="float">
            <text:p>-0,0071020000000</text:p>
          </table:table-cell>
          <table:table-cell office:value-type="float" office:value="0.00009851" calcext:value-type="float">
            <text:p>0,0000985100000</text:p>
          </table:table-cell>
          <table:table-cell office:value-type="float" office:value="-0.00005753" calcext:value-type="float">
            <text:p>-0,0000575300000</text:p>
          </table:table-cell>
          <table:table-cell office:value-type="float" office:value="-0.000001227" calcext:value-type="float">
            <text:p>-0,0000012270000</text:p>
          </table:table-cell>
          <table:table-cell office:value-type="float" office:value="0.00005622" calcext:value-type="float">
            <text:p>0,0000562200000</text:p>
          </table:table-cell>
          <table:table-cell office:value-type="float" office:value="0.00053204" calcext:value-type="float">
            <text:p>0,0005320400000</text:p>
          </table:table-cell>
          <table:table-cell office:value-type="float" office:value="0.00001131" calcext:value-type="float">
            <text:p>0,00001131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14" calcext:value-type="float">
            <text:p>1,14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office:value-type="float" office:value="0.664" calcext:value-type="float">
            <text:p>0,6640000000000</text:p>
          </table:table-cell>
          <table:table-cell office:value-type="float" office:value="0.0000001348" calcext:value-type="float">
            <text:p>0,0000001348000</text:p>
          </table:table-cell>
          <table:table-cell office:value-type="float" office:value="-0.001751" calcext:value-type="float">
            <text:p>-0,0017510000000</text:p>
          </table:table-cell>
          <table:table-cell office:value-type="float" office:value="0.0007306" calcext:value-type="float">
            <text:p>0,0007306000000</text:p>
          </table:table-cell>
          <table:table-cell office:value-type="float" office:value="0.03251" calcext:value-type="float">
            <text:p>0,0325100000000</text:p>
          </table:table-cell>
          <table:table-cell office:value-type="float" office:value="-0.000008549" calcext:value-type="float">
            <text:p>-0,0000085490000</text:p>
          </table:table-cell>
          <table:table-cell office:value-type="float" office:value="-0.00571" calcext:value-type="float">
            <text:p>-0,0057100000000</text:p>
          </table:table-cell>
          <table:table-cell office:value-type="float" office:value="0.0001243" calcext:value-type="float">
            <text:p>0,0001243000000</text:p>
          </table:table-cell>
          <table:table-cell office:value-type="float" office:value="-0.00005948" calcext:value-type="float">
            <text:p>-0,0000594800000</text:p>
          </table:table-cell>
          <table:table-cell office:value-type="float" office:value="-0.000001323" calcext:value-type="float">
            <text:p>-0,0000013230000</text:p>
          </table:table-cell>
          <table:table-cell office:value-type="float" office:value="0.00006276" calcext:value-type="float">
            <text:p>0,0000627600000</text:p>
          </table:table-cell>
          <table:table-cell office:value-type="float" office:value="0.0006232" calcext:value-type="float">
            <text:p>0,0006232000000</text:p>
          </table:table-cell>
          <table:table-cell office:value-type="float" office:value="0.00001229" calcext:value-type="float">
            <text:p>0,00001229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22" calcext:value-type="float">
            <text:p>1,22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" calcext:value-type="float">
            <text:p>9,0</text:p>
          </table:table-cell>
          <table:table-cell office:value-type="float" office:value="0.664" calcext:value-type="float">
            <text:p>0,6640000000000</text:p>
          </table:table-cell>
          <table:table-cell table:number-columns-repeated="26" office:value-type="float" office:value="0" calcext:value-type="float">
            <text:p>0,0000000000000</text:p>
          </table:table-cell>
          <table:table-cell office:value-type="float" office:value="1.31" calcext:value-type="float">
            <text:p>1,3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3" calcext:value-type="float">
            <text:p>13,0</text:p>
          </table:table-cell>
          <table:table-cell office:value-type="float" office:value="4.1483" calcext:value-type="float">
            <text:p>4,1483000000000</text:p>
          </table:table-cell>
          <table:table-cell office:value-type="float" office:value="0.000000000024" calcext:value-type="float">
            <text:p>0,0000000000240</text:p>
          </table:table-cell>
          <table:table-cell office:value-type="float" office:value="0.096208" calcext:value-type="float">
            <text:p>0,0962080000000</text:p>
          </table:table-cell>
          <table:table-cell office:value-type="float" office:value="0.00053865" calcext:value-type="float">
            <text:p>0,0005386500000</text:p>
          </table:table-cell>
          <table:table-cell office:value-type="float" office:value="0.025855" calcext:value-type="float">
            <text:p>0,0258550000000</text:p>
          </table:table-cell>
          <table:table-cell office:value-type="float" office:value="0.000021493" calcext:value-type="float">
            <text:p>0,0000214930000</text:p>
          </table:table-cell>
          <table:table-cell office:value-type="float" office:value="0.31332" calcext:value-type="float">
            <text:p>0,3133200000000</text:p>
          </table:table-cell>
          <table:table-cell office:value-type="float" office:value="0.00042384" calcext:value-type="float">
            <text:p>0,0004238400000</text:p>
          </table:table-cell>
          <table:table-cell office:value-type="float" office:value="0.0026185" calcext:value-type="float">
            <text:p>0,0026185000000</text:p>
          </table:table-cell>
          <table:table-cell office:value-type="float" office:value="0.0000072381" calcext:value-type="float">
            <text:p>0,0000072381000</text:p>
          </table:table-cell>
          <table:table-cell office:value-type="float" office:value="0.0012511" calcext:value-type="float">
            <text:p>0,0012511000000</text:p>
          </table:table-cell>
          <table:table-cell office:value-type="float" office:value="0.039314" calcext:value-type="float">
            <text:p>0,0393140000000</text:p>
          </table:table-cell>
          <table:table-cell office:value-type="float" office:value="0.0019007" calcext:value-type="float">
            <text:p>0,0019007000000</text:p>
          </table:table-cell>
          <table:table-cell office:value-type="float" office:value="0.068985" calcext:value-type="float">
            <text:p>0,0689850000000</text:p>
          </table:table-cell>
          <table:table-cell office:value-type="float" office:value="0.03239" calcext:value-type="float">
            <text:p>0,0323900000000</text:p>
          </table:table-cell>
          <table:table-cell office:value-type="float" office:value="0.0000349" calcext:value-type="float">
            <text:p>0,0000349000000</text:p>
          </table:table-cell>
          <table:table-cell office:value-type="float" office:value="0.004386" calcext:value-type="float">
            <text:p>0,0043860000000</text:p>
          </table:table-cell>
          <table:table-cell office:value-type="float" office:value="0.00000043723" calcext:value-type="float">
            <text:p>0,0000004372300</text:p>
          </table:table-cell>
          <table:table-cell office:value-type="float" office:value="0.000097394" calcext:value-type="float">
            <text:p>0,0000973940000</text:p>
          </table:table-cell>
          <table:table-cell office:value-type="float" office:value="0.000012539" calcext:value-type="float">
            <text:p>0,0000125390000</text:p>
          </table:table-cell>
          <table:table-cell office:value-type="float" office:value="0.00099719" calcext:value-type="float">
            <text:p>0,0009971900000</text:p>
          </table:table-cell>
          <table:table-cell office:value-type="float" office:value="0.00023508" calcext:value-type="float">
            <text:p>0,0002350800000</text:p>
          </table:table-cell>
          <table:table-cell office:value-type="float" office:value="0.080314" calcext:value-type="float">
            <text:p>0,0803140000000</text:p>
          </table:table-cell>
          <table:table-cell office:value-type="float" office:value="0.00017228" calcext:value-type="float">
            <text:p>0,0001722800000</text:p>
          </table:table-cell>
          <table:table-cell office:value-type="float" office:value="0.0033923" calcext:value-type="float">
            <text:p>0,0033923000000</text:p>
          </table:table-cell>
          <table:table-cell office:value-type="float" office:value="0.000020429" calcext:value-type="float">
            <text:p>0,0000204290000</text:p>
          </table:table-cell>
          <table:table-cell office:value-type="float" office:value="0.00012798" calcext:value-type="float">
            <text:p>0,0001279800000</text:p>
          </table:table-cell>
          <table:table-cell office:value-type="float" office:value="1.606" calcext:value-type="float">
            <text:p>1,606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5" calcext:value-type="float">
            <text:p>15,0</text:p>
          </table:table-cell>
          <table:table-cell office:value-type="float" office:value="5.078" calcext:value-type="float">
            <text:p>5,0780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078175" calcext:value-type="float">
            <text:p>0,0781750000000</text:p>
          </table:table-cell>
          <table:table-cell office:value-type="float" office:value="0.00061503" calcext:value-type="float">
            <text:p>0,0006150300000</text:p>
          </table:table-cell>
          <table:table-cell office:value-type="float" office:value="0.03385" calcext:value-type="float">
            <text:p>0,0338500000000</text:p>
          </table:table-cell>
          <table:table-cell office:value-type="float" office:value="0.000030659" calcext:value-type="float">
            <text:p>0,0000306590000</text:p>
          </table:table-cell>
          <table:table-cell office:value-type="float" office:value="0.236" calcext:value-type="float">
            <text:p>0,2360000000000</text:p>
          </table:table-cell>
          <table:table-cell office:value-type="float" office:value="0.0003991" calcext:value-type="float">
            <text:p>0,0003991000000</text:p>
          </table:table-cell>
          <table:table-cell office:value-type="float" office:value="0.0016442" calcext:value-type="float">
            <text:p>0,0016442000000</text:p>
          </table:table-cell>
          <table:table-cell office:value-type="float" office:value="0.000008284" calcext:value-type="float">
            <text:p>0,0000082840000</text:p>
          </table:table-cell>
          <table:table-cell office:value-type="float" office:value="0.00092382" calcext:value-type="float">
            <text:p>0,0009238200000</text:p>
          </table:table-cell>
          <table:table-cell office:value-type="float" office:value="0.062358" calcext:value-type="float">
            <text:p>0,0623580000000</text:p>
          </table:table-cell>
          <table:table-cell office:value-type="float" office:value="0.002934" calcext:value-type="float">
            <text:p>0,0029340000000</text:p>
          </table:table-cell>
          <table:table-cell office:value-type="float" office:value="0.098171" calcext:value-type="float">
            <text:p>0,0981710000000</text:p>
          </table:table-cell>
          <table:table-cell office:value-type="float" office:value="0.035936" calcext:value-type="float">
            <text:p>0,0359360000000</text:p>
          </table:table-cell>
          <table:table-cell office:value-type="float" office:value="0.000052298" calcext:value-type="float">
            <text:p>0,0000522980000</text:p>
          </table:table-cell>
          <table:table-cell office:value-type="float" office:value="0.0035261" calcext:value-type="float">
            <text:p>0,0035261000000</text:p>
          </table:table-cell>
          <table:table-cell office:value-type="float" office:value="0.00000054163" calcext:value-type="float">
            <text:p>0,0000005416300</text:p>
          </table:table-cell>
          <table:table-cell office:value-type="float" office:value="0.0001041" calcext:value-type="float">
            <text:p>0,0001041000000</text:p>
          </table:table-cell>
          <table:table-cell office:value-type="float" office:value="0.0000097421" calcext:value-type="float">
            <text:p>0,0000097421000</text:p>
          </table:table-cell>
          <table:table-cell office:value-type="float" office:value="0.0012046" calcext:value-type="float">
            <text:p>0,0012046000000</text:p>
          </table:table-cell>
          <table:table-cell office:value-type="float" office:value="0.00026088" calcext:value-type="float">
            <text:p>0,0002608800000</text:p>
          </table:table-cell>
          <table:table-cell office:value-type="float" office:value="0.08156" calcext:value-type="float">
            <text:p>0,0815600000000</text:p>
          </table:table-cell>
          <table:table-cell office:value-type="float" office:value="0.00011328" calcext:value-type="float">
            <text:p>0,0001132800000</text:p>
          </table:table-cell>
          <table:table-cell office:value-type="float" office:value="0.0026915" calcext:value-type="float">
            <text:p>0,0026915000000</text:p>
          </table:table-cell>
          <table:table-cell office:value-type="float" office:value="0.000012599" calcext:value-type="float">
            <text:p>0,0000125990000</text:p>
          </table:table-cell>
          <table:table-cell office:value-type="float" office:value="0.00011085" calcext:value-type="float">
            <text:p>0,0001108500000</text:p>
          </table:table-cell>
          <table:table-cell office:value-type="float" office:value="1.5" calcext:value-type="float">
            <text:p>1,5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8" calcext:value-type="float">
            <text:p>18,0</text:p>
          </table:table-cell>
          <table:table-cell office:value-type="float" office:value="5.5112" calcext:value-type="float">
            <text:p>5,5112000000000</text:p>
          </table:table-cell>
          <table:table-cell office:value-type="float" office:value="0.000000000028" calcext:value-type="float">
            <text:p>0,0000000000280</text:p>
          </table:table-cell>
          <table:table-cell office:value-type="float" office:value="0.14859" calcext:value-type="float">
            <text:p>0,1485900000000</text:p>
          </table:table-cell>
          <table:table-cell office:value-type="float" office:value="0.00093834" calcext:value-type="float">
            <text:p>0,0009383400000</text:p>
          </table:table-cell>
          <table:table-cell office:value-type="float" office:value="0.036562" calcext:value-type="float">
            <text:p>0,0365620000000</text:p>
          </table:table-cell>
          <table:table-cell office:value-type="float" office:value="0.000038551" calcext:value-type="float">
            <text:p>0,0000385510000</text:p>
          </table:table-cell>
          <table:table-cell office:value-type="float" office:value="1.212" calcext:value-type="float">
            <text:p>1,2120000000000</text:p>
          </table:table-cell>
          <table:table-cell office:value-type="float" office:value="0.00043668" calcext:value-type="float">
            <text:p>0,0004366800000</text:p>
          </table:table-cell>
          <table:table-cell office:value-type="float" office:value="0.0051226" calcext:value-type="float">
            <text:p>0,0051226000000</text:p>
          </table:table-cell>
          <table:table-cell office:value-type="float" office:value="0.0000098111" calcext:value-type="float">
            <text:p>0,0000098111000</text:p>
          </table:table-cell>
          <table:table-cell office:value-type="float" office:value="0.0015098" calcext:value-type="float">
            <text:p>0,0015098000000</text:p>
          </table:table-cell>
          <table:table-cell office:value-type="float" office:value="0.11603" calcext:value-type="float">
            <text:p>0,1160300000000</text:p>
          </table:table-cell>
          <table:table-cell office:value-type="float" office:value="0.0072907" calcext:value-type="float">
            <text:p>0,0072907000000</text:p>
          </table:table-cell>
          <table:table-cell office:value-type="float" office:value="0.17457" calcext:value-type="float">
            <text:p>0,1745700000000</text:p>
          </table:table-cell>
          <table:table-cell office:value-type="float" office:value="0.084867" calcext:value-type="float">
            <text:p>0,0848670000000</text:p>
          </table:table-cell>
          <table:table-cell office:value-type="float" office:value="0.000063166" calcext:value-type="float">
            <text:p>0,0000631660000</text:p>
          </table:table-cell>
          <table:table-cell office:value-type="float" office:value="0.013388" calcext:value-type="float">
            <text:p>0,0133880000000</text:p>
          </table:table-cell>
          <table:table-cell office:value-type="float" office:value="0.00000079235" calcext:value-type="float">
            <text:p>0,0000007923500</text:p>
          </table:table-cell>
          <table:table-cell office:value-type="float" office:value="0.00021964" calcext:value-type="float">
            <text:p>0,0002196400000</text:p>
          </table:table-cell>
          <table:table-cell office:value-type="float" office:value="0.000013877" calcext:value-type="float">
            <text:p>0,0000138770000</text:p>
          </table:table-cell>
          <table:table-cell office:value-type="float" office:value="0.0029987" calcext:value-type="float">
            <text:p>0,0029987000000</text:p>
          </table:table-cell>
          <table:table-cell office:value-type="float" office:value="0.00058456" calcext:value-type="float">
            <text:p>0,0005845600000</text:p>
          </table:table-cell>
          <table:table-cell office:value-type="float" office:value="0.084995" calcext:value-type="float">
            <text:p>0,0849950000000</text:p>
          </table:table-cell>
          <table:table-cell office:value-type="float" office:value="0.000098743" calcext:value-type="float">
            <text:p>0,0000987430000</text:p>
          </table:table-cell>
          <table:table-cell office:value-type="float" office:value="0.0027714" calcext:value-type="float">
            <text:p>0,0027714000000</text:p>
          </table:table-cell>
          <table:table-cell office:value-type="float" office:value="0.000026778" calcext:value-type="float">
            <text:p>0,0000267780000</text:p>
          </table:table-cell>
          <table:table-cell office:value-type="float" office:value="0.000073239" calcext:value-type="float">
            <text:p>0,0000732390000</text:p>
          </table:table-cell>
          <table:table-cell office:value-type="float" office:value="1.901" calcext:value-type="float">
            <text:p>1,901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0" calcext:value-type="float">
            <text:p>20,0</text:p>
          </table:table-cell>
          <table:table-cell office:value-type="float" office:value="6.9172" calcext:value-type="float">
            <text:p>6,9172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16094" calcext:value-type="float">
            <text:p>0,1609400000000</text:p>
          </table:table-cell>
          <table:table-cell office:value-type="float" office:value="0.00078906" calcext:value-type="float">
            <text:p>0,0007890600000</text:p>
          </table:table-cell>
          <table:table-cell office:value-type="float" office:value="0.041458" calcext:value-type="float">
            <text:p>0,0414580000000</text:p>
          </table:table-cell>
          <table:table-cell office:value-type="float" office:value="0.00011247" calcext:value-type="float">
            <text:p>0,0001124700000</text:p>
          </table:table-cell>
          <table:table-cell office:value-type="float" office:value="1.0191" calcext:value-type="float">
            <text:p>1,0191000000000</text:p>
          </table:table-cell>
          <table:table-cell office:value-type="float" office:value="0.00046859" calcext:value-type="float">
            <text:p>0,0004685900000</text:p>
          </table:table-cell>
          <table:table-cell office:value-type="float" office:value="0.0029767" calcext:value-type="float">
            <text:p>0,0029767000000</text:p>
          </table:table-cell>
          <table:table-cell office:value-type="float" office:value="0.000029099" calcext:value-type="float">
            <text:p>0,0000290990000</text:p>
          </table:table-cell>
          <table:table-cell office:value-type="float" office:value="0.0095587" calcext:value-type="float">
            <text:p>0,0095587000000</text:p>
          </table:table-cell>
          <table:table-cell office:value-type="float" office:value="0.098138" calcext:value-type="float">
            <text:p>0,0981380000000</text:p>
          </table:table-cell>
          <table:table-cell office:value-type="float" office:value="0.0071868" calcext:value-type="float">
            <text:p>0,0071868000000</text:p>
          </table:table-cell>
          <table:table-cell office:value-type="float" office:value="0.10126" calcext:value-type="float">
            <text:p>0,1012600000000</text:p>
          </table:table-cell>
          <table:table-cell office:value-type="float" office:value="0.042864" calcext:value-type="float">
            <text:p>0,0428640000000</text:p>
          </table:table-cell>
          <table:table-cell office:value-type="float" office:value="0.000055327" calcext:value-type="float">
            <text:p>0,0000553270000</text:p>
          </table:table-cell>
          <table:table-cell office:value-type="float" office:value="0.0053589" calcext:value-type="float">
            <text:p>0,0053589000000</text:p>
          </table:table-cell>
          <table:table-cell office:value-type="float" office:value="0.00000076527" calcext:value-type="float">
            <text:p>0,0000007652700</text:p>
          </table:table-cell>
          <table:table-cell office:value-type="float" office:value="0.0001324" calcext:value-type="float">
            <text:p>0,0001324000000</text:p>
          </table:table-cell>
          <table:table-cell office:value-type="float" office:value="0.000010318" calcext:value-type="float">
            <text:p>0,0000103180000</text:p>
          </table:table-cell>
          <table:table-cell office:value-type="float" office:value="0.0015404" calcext:value-type="float">
            <text:p>0,0015404000000</text:p>
          </table:table-cell>
          <table:table-cell office:value-type="float" office:value="0.0003425" calcext:value-type="float">
            <text:p>0,0003425000000</text:p>
          </table:table-cell>
          <table:table-cell office:value-type="float" office:value="0.084568" calcext:value-type="float">
            <text:p>0,0845680000000</text:p>
          </table:table-cell>
          <table:table-cell office:value-type="float" office:value="0.00016121" calcext:value-type="float">
            <text:p>0,0001612100000</text:p>
          </table:table-cell>
          <table:table-cell office:value-type="float" office:value="0.0032881" calcext:value-type="float">
            <text:p>0,0032881000000</text:p>
          </table:table-cell>
          <table:table-cell office:value-type="float" office:value="0.000087369" calcext:value-type="float">
            <text:p>0,0000873690000</text:p>
          </table:table-cell>
          <table:table-cell office:value-type="float" office:value="0.00016283" calcext:value-type="float">
            <text:p>0,0001628300000</text:p>
          </table:table-cell>
          <table:table-cell office:value-type="float" office:value="1.67" calcext:value-type="float">
            <text:p>1,67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5" calcext:value-type="float">
            <text:p>25,0</text:p>
          </table:table-cell>
          <table:table-cell office:value-type="float" office:value="7.1284" calcext:value-type="float">
            <text:p>7,1284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14131" calcext:value-type="float">
            <text:p>0,1413100000000</text:p>
          </table:table-cell>
          <table:table-cell office:value-type="float" office:value="0.0003313" calcext:value-type="float">
            <text:p>0,0003313000000</text:p>
          </table:table-cell>
          <table:table-cell office:value-type="float" office:value="0.042086" calcext:value-type="float">
            <text:p>0,0420860000000</text:p>
          </table:table-cell>
          <table:table-cell office:value-type="float" office:value="0.000083716" calcext:value-type="float">
            <text:p>0,0000837160000</text:p>
          </table:table-cell>
          <table:table-cell office:value-type="float" office:value="2.5473" calcext:value-type="float">
            <text:p>2,5473000000000</text:p>
          </table:table-cell>
          <table:table-cell office:value-type="float" office:value="0.00048837" calcext:value-type="float">
            <text:p>0,0004883700000</text:p>
          </table:table-cell>
          <table:table-cell office:value-type="float" office:value="0.0021829" calcext:value-type="float">
            <text:p>0,0021829000000</text:p>
          </table:table-cell>
          <table:table-cell office:value-type="float" office:value="0.0001532" calcext:value-type="float">
            <text:p>0,0001532000000</text:p>
          </table:table-cell>
          <table:table-cell office:value-type="float" office:value="0.016298" calcext:value-type="float">
            <text:p>0,0162980000000</text:p>
          </table:table-cell>
          <table:table-cell office:value-type="float" office:value="0.25045" calcext:value-type="float">
            <text:p>0,2504500000000</text:p>
          </table:table-cell>
          <table:table-cell office:value-type="float" office:value="0.020162" calcext:value-type="float">
            <text:p>0,0201620000000</text:p>
          </table:table-cell>
          <table:table-cell office:value-type="float" office:value="0.22234" calcext:value-type="float">
            <text:p>0,2223400000000</text:p>
          </table:table-cell>
          <table:table-cell office:value-type="float" office:value="0.10025" calcext:value-type="float">
            <text:p>0,1002500000000</text:p>
          </table:table-cell>
          <table:table-cell office:value-type="float" office:value="0.00015132" calcext:value-type="float">
            <text:p>0,0001513200000</text:p>
          </table:table-cell>
          <table:table-cell office:value-type="float" office:value="0.010742" calcext:value-type="float">
            <text:p>0,0107420000000</text:p>
          </table:table-cell>
          <table:table-cell office:value-type="float" office:value="0.0000018898" calcext:value-type="float">
            <text:p>0,0000018898000</text:p>
          </table:table-cell>
          <table:table-cell office:value-type="float" office:value="0.00017468" calcext:value-type="float">
            <text:p>0,0001746800000</text:p>
          </table:table-cell>
          <table:table-cell office:value-type="float" office:value="0.000013207" calcext:value-type="float">
            <text:p>0,0000132070000</text:p>
          </table:table-cell>
          <table:table-cell office:value-type="float" office:value="0.0023484" calcext:value-type="float">
            <text:p>0,0023484000000</text:p>
          </table:table-cell>
          <table:table-cell office:value-type="float" office:value="0.0002825" calcext:value-type="float">
            <text:p>0,0002825000000</text:p>
          </table:table-cell>
          <table:table-cell office:value-type="float" office:value="0.08233" calcext:value-type="float">
            <text:p>0,0823300000000</text:p>
          </table:table-cell>
          <table:table-cell office:value-type="float" office:value="0.00029606" calcext:value-type="float">
            <text:p>0,0002960600000</text:p>
          </table:table-cell>
          <table:table-cell office:value-type="float" office:value="0.0029137" calcext:value-type="float">
            <text:p>0,0029137000000</text:p>
          </table:table-cell>
          <table:table-cell office:value-type="float" office:value="0.00029438" calcext:value-type="float">
            <text:p>0,0002943800000</text:p>
          </table:table-cell>
          <table:table-cell office:value-type="float" office:value="0.00053664" calcext:value-type="float">
            <text:p>0,0005366400000</text:p>
          </table:table-cell>
          <table:table-cell office:value-type="float" office:value="1.734" calcext:value-type="float">
            <text:p>1,734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30" calcext:value-type="float">
            <text:p>30,0</text:p>
          </table:table-cell>
          <table:table-cell office:value-type="float" office:value="8.1093" calcext:value-type="float">
            <text:p>8,1093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2111" calcext:value-type="float">
            <text:p>0,2111000000000</text:p>
          </table:table-cell>
          <table:table-cell office:value-type="float" office:value="0.0010195" calcext:value-type="float">
            <text:p>0,0010195000000</text:p>
          </table:table-cell>
          <table:table-cell office:value-type="float" office:value="0.055476" calcext:value-type="float">
            <text:p>0,0554760000000</text:p>
          </table:table-cell>
          <table:table-cell office:value-type="float" office:value="0.000005659" calcext:value-type="float">
            <text:p>0,0000056590000</text:p>
          </table:table-cell>
          <table:table-cell office:value-type="float" office:value="4.1112" calcext:value-type="float">
            <text:p>4,1112000000000</text:p>
          </table:table-cell>
          <table:table-cell office:value-type="float" office:value="0.00079533" calcext:value-type="float">
            <text:p>0,0007953300000</text:p>
          </table:table-cell>
          <table:table-cell office:value-type="float" office:value="0.002686" calcext:value-type="float">
            <text:p>0,0026860000000</text:p>
          </table:table-cell>
          <table:table-cell office:value-type="float" office:value="0.0000099557" calcext:value-type="float">
            <text:p>0,0000099557000</text:p>
          </table:table-cell>
          <table:table-cell office:value-type="float" office:value="0.022956" calcext:value-type="float">
            <text:p>0,0229560000000</text:p>
          </table:table-cell>
          <table:table-cell office:value-type="float" office:value="0.23875" calcext:value-type="float">
            <text:p>0,2387500000000</text:p>
          </table:table-cell>
          <table:table-cell office:value-type="float" office:value="0.024277" calcext:value-type="float">
            <text:p>0,0242770000000</text:p>
          </table:table-cell>
          <table:table-cell office:value-type="float" office:value="0.34085" calcext:value-type="float">
            <text:p>0,3408500000000</text:p>
          </table:table-cell>
          <table:table-cell office:value-type="float" office:value="0.15786" calcext:value-type="float">
            <text:p>0,1578600000000</text:p>
          </table:table-cell>
          <table:table-cell office:value-type="float" office:value="0.00012978" calcext:value-type="float">
            <text:p>0,0001297800000</text:p>
          </table:table-cell>
          <table:table-cell office:value-type="float" office:value="0.021549" calcext:value-type="float">
            <text:p>0,0215490000000</text:p>
          </table:table-cell>
          <table:table-cell office:value-type="float" office:value="0.0000017319" calcext:value-type="float">
            <text:p>0,0000017319000</text:p>
          </table:table-cell>
          <table:table-cell office:value-type="float" office:value="0.00028381" calcext:value-type="float">
            <text:p>0,0002838100000</text:p>
          </table:table-cell>
          <table:table-cell office:value-type="float" office:value="0.000020992" calcext:value-type="float">
            <text:p>0,0000209920000</text:p>
          </table:table-cell>
          <table:table-cell office:value-type="float" office:value="0.0041088" calcext:value-type="float">
            <text:p>0,0041088000000</text:p>
          </table:table-cell>
          <table:table-cell office:value-type="float" office:value="0.00088155" calcext:value-type="float">
            <text:p>0,0008815500000</text:p>
          </table:table-cell>
          <table:table-cell office:value-type="float" office:value="0.091796" calcext:value-type="float">
            <text:p>0,0917960000000</text:p>
          </table:table-cell>
          <table:table-cell office:value-type="float" office:value="0.0003054" calcext:value-type="float">
            <text:p>0,0003054000000</text:p>
          </table:table-cell>
          <table:table-cell office:value-type="float" office:value="0.0019016" calcext:value-type="float">
            <text:p>0,0019016000000</text:p>
          </table:table-cell>
          <table:table-cell office:value-type="float" office:value="0.00011172" calcext:value-type="float">
            <text:p>0,0001117200000</text:p>
          </table:table-cell>
          <table:table-cell office:value-type="float" office:value="0.00017748" calcext:value-type="float">
            <text:p>0,0001774800000</text:p>
          </table:table-cell>
          <table:table-cell office:value-type="float" office:value="2.362" calcext:value-type="float">
            <text:p>2,36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0" calcext:value-type="float">
            <text:p>40,0</text:p>
          </table:table-cell>
          <table:table-cell office:value-type="float" office:value="6.6474" calcext:value-type="float">
            <text:p>6,6474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51752" calcext:value-type="float">
            <text:p>0,5175200000000</text:p>
          </table:table-cell>
          <table:table-cell office:value-type="float" office:value="0.00039498" calcext:value-type="float">
            <text:p>0,0003949800000</text:p>
          </table:table-cell>
          <table:table-cell office:value-type="float" office:value="0.0398" calcext:value-type="float">
            <text:p>0,0398000000000</text:p>
          </table:table-cell>
          <table:table-cell office:value-type="float" office:value="0.0000053118" calcext:value-type="float">
            <text:p>0,0000053118000</text:p>
          </table:table-cell>
          <table:table-cell office:value-type="float" office:value="7.6908" calcext:value-type="float">
            <text:p>7,6908000000000</text:p>
          </table:table-cell>
          <table:table-cell office:value-type="float" office:value="0.00050903" calcext:value-type="float">
            <text:p>0,0005090300000</text:p>
          </table:table-cell>
          <table:table-cell office:value-type="float" office:value="0.005779" calcext:value-type="float">
            <text:p>0,0057790000000</text:p>
          </table:table-cell>
          <table:table-cell office:value-type="float" office:value="0.0000028578" calcext:value-type="float">
            <text:p>0,0000028578000</text:p>
          </table:table-cell>
          <table:table-cell office:value-type="float" office:value="0.048283" calcext:value-type="float">
            <text:p>0,0482830000000</text:p>
          </table:table-cell>
          <table:table-cell office:value-type="float" office:value="0.42682" calcext:value-type="float">
            <text:p>0,4268200000000</text:p>
          </table:table-cell>
          <table:table-cell office:value-type="float" office:value="0.053044" calcext:value-type="float">
            <text:p>0,0530440000000</text:p>
          </table:table-cell>
          <table:table-cell office:value-type="float" office:value="0.41655" calcext:value-type="float">
            <text:p>0,4165500000000</text:p>
          </table:table-cell>
          <table:table-cell office:value-type="float" office:value="0.1788" calcext:value-type="float">
            <text:p>0,1788000000000</text:p>
          </table:table-cell>
          <table:table-cell office:value-type="float" office:value="0.00013295" calcext:value-type="float">
            <text:p>0,0001329500000</text:p>
          </table:table-cell>
          <table:table-cell office:value-type="float" office:value="0.022864" calcext:value-type="float">
            <text:p>0,0228640000000</text:p>
          </table:table-cell>
          <table:table-cell office:value-type="float" office:value="0.0000035816" calcext:value-type="float">
            <text:p>0,0000035816000</text:p>
          </table:table-cell>
          <table:table-cell office:value-type="float" office:value="0.00032012" calcext:value-type="float">
            <text:p>0,0003201200000</text:p>
          </table:table-cell>
          <table:table-cell office:value-type="float" office:value="0.000022338" calcext:value-type="float">
            <text:p>0,0000223380000</text:p>
          </table:table-cell>
          <table:table-cell office:value-type="float" office:value="0.0043535" calcext:value-type="float">
            <text:p>0,0043535000000</text:p>
          </table:table-cell>
          <table:table-cell office:value-type="float" office:value="0.00083361" calcext:value-type="float">
            <text:p>0,0008336100000</text:p>
          </table:table-cell>
          <table:table-cell office:value-type="float" office:value="0.087177" calcext:value-type="float">
            <text:p>0,0871770000000</text:p>
          </table:table-cell>
          <table:table-cell office:value-type="float" office:value="0.00040784" calcext:value-type="float">
            <text:p>0,0004078400000</text:p>
          </table:table-cell>
          <table:table-cell office:value-type="float" office:value="0.0036842" calcext:value-type="float">
            <text:p>0,0036842000000</text:p>
          </table:table-cell>
          <table:table-cell office:value-type="float" office:value="0.0007166" calcext:value-type="float">
            <text:p>0,0007166000000</text:p>
          </table:table-cell>
          <table:table-cell office:value-type="float" office:value="0.0016495" calcext:value-type="float">
            <text:p>0,0016495000000</text:p>
          </table:table-cell>
          <table:table-cell office:value-type="float" office:value="2.552" calcext:value-type="float">
            <text:p>2,5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50" calcext:value-type="float">
            <text:p>50,0</text:p>
          </table:table-cell>
          <table:table-cell office:value-type="float" office:value="6.6474" calcext:value-type="float">
            <text:p>6,6474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51752" calcext:value-type="float">
            <text:p>0,5175200000000</text:p>
          </table:table-cell>
          <table:table-cell office:value-type="float" office:value="0.00039498" calcext:value-type="float">
            <text:p>0,0003949800000</text:p>
          </table:table-cell>
          <table:table-cell office:value-type="float" office:value="0.0398" calcext:value-type="float">
            <text:p>0,0398000000000</text:p>
          </table:table-cell>
          <table:table-cell office:value-type="float" office:value="0.0000053118" calcext:value-type="float">
            <text:p>0,0000053118000</text:p>
          </table:table-cell>
          <table:table-cell office:value-type="float" office:value="7.6908" calcext:value-type="float">
            <text:p>7,6908000000000</text:p>
          </table:table-cell>
          <table:table-cell office:value-type="float" office:value="0.00050903" calcext:value-type="float">
            <text:p>0,0005090300000</text:p>
          </table:table-cell>
          <table:table-cell office:value-type="float" office:value="0.005779" calcext:value-type="float">
            <text:p>0,0057790000000</text:p>
          </table:table-cell>
          <table:table-cell office:value-type="float" office:value="0.0000028578" calcext:value-type="float">
            <text:p>0,0000028578000</text:p>
          </table:table-cell>
          <table:table-cell office:value-type="float" office:value="0.048283" calcext:value-type="float">
            <text:p>0,0482830000000</text:p>
          </table:table-cell>
          <table:table-cell office:value-type="float" office:value="0.42682" calcext:value-type="float">
            <text:p>0,4268200000000</text:p>
          </table:table-cell>
          <table:table-cell office:value-type="float" office:value="0.053044" calcext:value-type="float">
            <text:p>0,0530440000000</text:p>
          </table:table-cell>
          <table:table-cell office:value-type="float" office:value="0.41655" calcext:value-type="float">
            <text:p>0,4165500000000</text:p>
          </table:table-cell>
          <table:table-cell office:value-type="float" office:value="0.1788" calcext:value-type="float">
            <text:p>0,1788000000000</text:p>
          </table:table-cell>
          <table:table-cell office:value-type="float" office:value="0.00013295" calcext:value-type="float">
            <text:p>0,0001329500000</text:p>
          </table:table-cell>
          <table:table-cell office:value-type="float" office:value="0.022864" calcext:value-type="float">
            <text:p>0,0228640000000</text:p>
          </table:table-cell>
          <table:table-cell office:value-type="float" office:value="0.0000035816" calcext:value-type="float">
            <text:p>0,0000035816000</text:p>
          </table:table-cell>
          <table:table-cell office:value-type="float" office:value="0.00032012" calcext:value-type="float">
            <text:p>0,0003201200000</text:p>
          </table:table-cell>
          <table:table-cell office:value-type="float" office:value="0.000022338" calcext:value-type="float">
            <text:p>0,0000223380000</text:p>
          </table:table-cell>
          <table:table-cell office:value-type="float" office:value="0.0043535" calcext:value-type="float">
            <text:p>0,0043535000000</text:p>
          </table:table-cell>
          <table:table-cell office:value-type="float" office:value="0.00083361" calcext:value-type="float">
            <text:p>0,0008336100000</text:p>
          </table:table-cell>
          <table:table-cell office:value-type="float" office:value="0.087177" calcext:value-type="float">
            <text:p>0,0871770000000</text:p>
          </table:table-cell>
          <table:table-cell office:value-type="float" office:value="0.00040784" calcext:value-type="float">
            <text:p>0,0004078400000</text:p>
          </table:table-cell>
          <table:table-cell office:value-type="float" office:value="0.0036842" calcext:value-type="float">
            <text:p>0,0036842000000</text:p>
          </table:table-cell>
          <table:table-cell office:value-type="float" office:value="0.0007166" calcext:value-type="float">
            <text:p>0,0007166000000</text:p>
          </table:table-cell>
          <table:table-cell office:value-type="float" office:value="0.0016495" calcext:value-type="float">
            <text:p>0,0016495000000</text:p>
          </table:table-cell>
          <table:table-cell office:value-type="float" office:value="2.552" calcext:value-type="float">
            <text:p>2,5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0" calcext:value-type="float">
            <text:p>60,0</text:p>
          </table:table-cell>
          <table:table-cell office:value-type="float" office:value="6.6474" calcext:value-type="float">
            <text:p>6,6474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51752" calcext:value-type="float">
            <text:p>0,5175200000000</text:p>
          </table:table-cell>
          <table:table-cell office:value-type="float" office:value="0.00039498" calcext:value-type="float">
            <text:p>0,0003949800000</text:p>
          </table:table-cell>
          <table:table-cell office:value-type="float" office:value="0.0398" calcext:value-type="float">
            <text:p>0,0398000000000</text:p>
          </table:table-cell>
          <table:table-cell office:value-type="float" office:value="0.0000053118" calcext:value-type="float">
            <text:p>0,0000053118000</text:p>
          </table:table-cell>
          <table:table-cell office:value-type="float" office:value="7.6908" calcext:value-type="float">
            <text:p>7,6908000000000</text:p>
          </table:table-cell>
          <table:table-cell office:value-type="float" office:value="0.00050903" calcext:value-type="float">
            <text:p>0,0005090300000</text:p>
          </table:table-cell>
          <table:table-cell office:value-type="float" office:value="0.005779" calcext:value-type="float">
            <text:p>0,0057790000000</text:p>
          </table:table-cell>
          <table:table-cell office:value-type="float" office:value="0.0000028578" calcext:value-type="float">
            <text:p>0,0000028578000</text:p>
          </table:table-cell>
          <table:table-cell office:value-type="float" office:value="0.048283" calcext:value-type="float">
            <text:p>0,0482830000000</text:p>
          </table:table-cell>
          <table:table-cell office:value-type="float" office:value="0.42682" calcext:value-type="float">
            <text:p>0,4268200000000</text:p>
          </table:table-cell>
          <table:table-cell office:value-type="float" office:value="0.053044" calcext:value-type="float">
            <text:p>0,0530440000000</text:p>
          </table:table-cell>
          <table:table-cell office:value-type="float" office:value="0.41655" calcext:value-type="float">
            <text:p>0,4165500000000</text:p>
          </table:table-cell>
          <table:table-cell office:value-type="float" office:value="0.1788" calcext:value-type="float">
            <text:p>0,1788000000000</text:p>
          </table:table-cell>
          <table:table-cell office:value-type="float" office:value="0.00013295" calcext:value-type="float">
            <text:p>0,0001329500000</text:p>
          </table:table-cell>
          <table:table-cell office:value-type="float" office:value="0.022864" calcext:value-type="float">
            <text:p>0,0228640000000</text:p>
          </table:table-cell>
          <table:table-cell office:value-type="float" office:value="0.0000035816" calcext:value-type="float">
            <text:p>0,0000035816000</text:p>
          </table:table-cell>
          <table:table-cell office:value-type="float" office:value="0.00032012" calcext:value-type="float">
            <text:p>0,0003201200000</text:p>
          </table:table-cell>
          <table:table-cell office:value-type="float" office:value="0.000022338" calcext:value-type="float">
            <text:p>0,0000223380000</text:p>
          </table:table-cell>
          <table:table-cell office:value-type="float" office:value="0.0043535" calcext:value-type="float">
            <text:p>0,0043535000000</text:p>
          </table:table-cell>
          <table:table-cell office:value-type="float" office:value="0.00083361" calcext:value-type="float">
            <text:p>0,0008336100000</text:p>
          </table:table-cell>
          <table:table-cell office:value-type="float" office:value="0.087177" calcext:value-type="float">
            <text:p>0,0871770000000</text:p>
          </table:table-cell>
          <table:table-cell office:value-type="float" office:value="0.00040784" calcext:value-type="float">
            <text:p>0,0004078400000</text:p>
          </table:table-cell>
          <table:table-cell office:value-type="float" office:value="0.0036842" calcext:value-type="float">
            <text:p>0,0036842000000</text:p>
          </table:table-cell>
          <table:table-cell office:value-type="float" office:value="0.0007166" calcext:value-type="float">
            <text:p>0,0007166000000</text:p>
          </table:table-cell>
          <table:table-cell office:value-type="float" office:value="0.0016495" calcext:value-type="float">
            <text:p>0,0016495000000</text:p>
          </table:table-cell>
          <table:table-cell office:value-type="float" office:value="2.552" calcext:value-type="float">
            <text:p>2,5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0" calcext:value-type="float">
            <text:p>70,0</text:p>
          </table:table-cell>
          <table:table-cell office:value-type="float" office:value="6.6474" calcext:value-type="float">
            <text:p>6,6474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51752" calcext:value-type="float">
            <text:p>0,5175200000000</text:p>
          </table:table-cell>
          <table:table-cell office:value-type="float" office:value="0.00039498" calcext:value-type="float">
            <text:p>0,0003949800000</text:p>
          </table:table-cell>
          <table:table-cell office:value-type="float" office:value="0.0398" calcext:value-type="float">
            <text:p>0,0398000000000</text:p>
          </table:table-cell>
          <table:table-cell office:value-type="float" office:value="0.0000053118" calcext:value-type="float">
            <text:p>0,0000053118000</text:p>
          </table:table-cell>
          <table:table-cell office:value-type="float" office:value="7.6908" calcext:value-type="float">
            <text:p>7,6908000000000</text:p>
          </table:table-cell>
          <table:table-cell office:value-type="float" office:value="0.00050903" calcext:value-type="float">
            <text:p>0,0005090300000</text:p>
          </table:table-cell>
          <table:table-cell office:value-type="float" office:value="0.005779" calcext:value-type="float">
            <text:p>0,0057790000000</text:p>
          </table:table-cell>
          <table:table-cell office:value-type="float" office:value="0.0000028578" calcext:value-type="float">
            <text:p>0,0000028578000</text:p>
          </table:table-cell>
          <table:table-cell office:value-type="float" office:value="0.048283" calcext:value-type="float">
            <text:p>0,0482830000000</text:p>
          </table:table-cell>
          <table:table-cell office:value-type="float" office:value="0.42682" calcext:value-type="float">
            <text:p>0,4268200000000</text:p>
          </table:table-cell>
          <table:table-cell office:value-type="float" office:value="0.053044" calcext:value-type="float">
            <text:p>0,0530440000000</text:p>
          </table:table-cell>
          <table:table-cell office:value-type="float" office:value="0.41655" calcext:value-type="float">
            <text:p>0,4165500000000</text:p>
          </table:table-cell>
          <table:table-cell office:value-type="float" office:value="0.1788" calcext:value-type="float">
            <text:p>0,1788000000000</text:p>
          </table:table-cell>
          <table:table-cell office:value-type="float" office:value="0.00013295" calcext:value-type="float">
            <text:p>0,0001329500000</text:p>
          </table:table-cell>
          <table:table-cell office:value-type="float" office:value="0.022864" calcext:value-type="float">
            <text:p>0,0228640000000</text:p>
          </table:table-cell>
          <table:table-cell office:value-type="float" office:value="0.0000035816" calcext:value-type="float">
            <text:p>0,0000035816000</text:p>
          </table:table-cell>
          <table:table-cell office:value-type="float" office:value="0.00032012" calcext:value-type="float">
            <text:p>0,0003201200000</text:p>
          </table:table-cell>
          <table:table-cell office:value-type="float" office:value="0.000022338" calcext:value-type="float">
            <text:p>0,0000223380000</text:p>
          </table:table-cell>
          <table:table-cell office:value-type="float" office:value="0.0043535" calcext:value-type="float">
            <text:p>0,0043535000000</text:p>
          </table:table-cell>
          <table:table-cell office:value-type="float" office:value="0.00083361" calcext:value-type="float">
            <text:p>0,0008336100000</text:p>
          </table:table-cell>
          <table:table-cell office:value-type="float" office:value="0.087177" calcext:value-type="float">
            <text:p>0,0871770000000</text:p>
          </table:table-cell>
          <table:table-cell office:value-type="float" office:value="0.00040784" calcext:value-type="float">
            <text:p>0,0004078400000</text:p>
          </table:table-cell>
          <table:table-cell office:value-type="float" office:value="0.0036842" calcext:value-type="float">
            <text:p>0,0036842000000</text:p>
          </table:table-cell>
          <table:table-cell office:value-type="float" office:value="0.0007166" calcext:value-type="float">
            <text:p>0,0007166000000</text:p>
          </table:table-cell>
          <table:table-cell office:value-type="float" office:value="0.0016495" calcext:value-type="float">
            <text:p>0,0016495000000</text:p>
          </table:table-cell>
          <table:table-cell office:value-type="float" office:value="2.552" calcext:value-type="float">
            <text:p>2,5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0" calcext:value-type="float">
            <text:p>80,0</text:p>
          </table:table-cell>
          <table:table-cell office:value-type="float" office:value="6.6474" calcext:value-type="float">
            <text:p>6,6474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51752" calcext:value-type="float">
            <text:p>0,5175200000000</text:p>
          </table:table-cell>
          <table:table-cell office:value-type="float" office:value="0.00039498" calcext:value-type="float">
            <text:p>0,0003949800000</text:p>
          </table:table-cell>
          <table:table-cell office:value-type="float" office:value="0.0398" calcext:value-type="float">
            <text:p>0,0398000000000</text:p>
          </table:table-cell>
          <table:table-cell office:value-type="float" office:value="0.0000053118" calcext:value-type="float">
            <text:p>0,0000053118000</text:p>
          </table:table-cell>
          <table:table-cell office:value-type="float" office:value="7.6908" calcext:value-type="float">
            <text:p>7,6908000000000</text:p>
          </table:table-cell>
          <table:table-cell office:value-type="float" office:value="0.00050903" calcext:value-type="float">
            <text:p>0,0005090300000</text:p>
          </table:table-cell>
          <table:table-cell office:value-type="float" office:value="0.005779" calcext:value-type="float">
            <text:p>0,0057790000000</text:p>
          </table:table-cell>
          <table:table-cell office:value-type="float" office:value="0.0000028578" calcext:value-type="float">
            <text:p>0,0000028578000</text:p>
          </table:table-cell>
          <table:table-cell office:value-type="float" office:value="0.048283" calcext:value-type="float">
            <text:p>0,0482830000000</text:p>
          </table:table-cell>
          <table:table-cell office:value-type="float" office:value="0.42682" calcext:value-type="float">
            <text:p>0,4268200000000</text:p>
          </table:table-cell>
          <table:table-cell office:value-type="float" office:value="0.053044" calcext:value-type="float">
            <text:p>0,0530440000000</text:p>
          </table:table-cell>
          <table:table-cell office:value-type="float" office:value="0.41655" calcext:value-type="float">
            <text:p>0,4165500000000</text:p>
          </table:table-cell>
          <table:table-cell office:value-type="float" office:value="0.1788" calcext:value-type="float">
            <text:p>0,1788000000000</text:p>
          </table:table-cell>
          <table:table-cell office:value-type="float" office:value="0.00013295" calcext:value-type="float">
            <text:p>0,0001329500000</text:p>
          </table:table-cell>
          <table:table-cell office:value-type="float" office:value="0.022864" calcext:value-type="float">
            <text:p>0,0228640000000</text:p>
          </table:table-cell>
          <table:table-cell office:value-type="float" office:value="0.0000035816" calcext:value-type="float">
            <text:p>0,0000035816000</text:p>
          </table:table-cell>
          <table:table-cell office:value-type="float" office:value="0.00032012" calcext:value-type="float">
            <text:p>0,0003201200000</text:p>
          </table:table-cell>
          <table:table-cell office:value-type="float" office:value="0.000022338" calcext:value-type="float">
            <text:p>0,0000223380000</text:p>
          </table:table-cell>
          <table:table-cell office:value-type="float" office:value="0.0043535" calcext:value-type="float">
            <text:p>0,0043535000000</text:p>
          </table:table-cell>
          <table:table-cell office:value-type="float" office:value="0.00083361" calcext:value-type="float">
            <text:p>0,0008336100000</text:p>
          </table:table-cell>
          <table:table-cell office:value-type="float" office:value="0.087177" calcext:value-type="float">
            <text:p>0,0871770000000</text:p>
          </table:table-cell>
          <table:table-cell office:value-type="float" office:value="0.00040784" calcext:value-type="float">
            <text:p>0,0004078400000</text:p>
          </table:table-cell>
          <table:table-cell office:value-type="float" office:value="0.0036842" calcext:value-type="float">
            <text:p>0,0036842000000</text:p>
          </table:table-cell>
          <table:table-cell office:value-type="float" office:value="0.0007166" calcext:value-type="float">
            <text:p>0,0007166000000</text:p>
          </table:table-cell>
          <table:table-cell office:value-type="float" office:value="0.0016495" calcext:value-type="float">
            <text:p>0,0016495000000</text:p>
          </table:table-cell>
          <table:table-cell office:value-type="float" office:value="2.552" calcext:value-type="float">
            <text:p>2,5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0" calcext:value-type="float">
            <text:p>90,0</text:p>
          </table:table-cell>
          <table:table-cell office:value-type="float" office:value="6.6474" calcext:value-type="float">
            <text:p>6,6474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51752" calcext:value-type="float">
            <text:p>0,5175200000000</text:p>
          </table:table-cell>
          <table:table-cell office:value-type="float" office:value="0.00039498" calcext:value-type="float">
            <text:p>0,0003949800000</text:p>
          </table:table-cell>
          <table:table-cell office:value-type="float" office:value="0.0398" calcext:value-type="float">
            <text:p>0,0398000000000</text:p>
          </table:table-cell>
          <table:table-cell office:value-type="float" office:value="0.0000053118" calcext:value-type="float">
            <text:p>0,0000053118000</text:p>
          </table:table-cell>
          <table:table-cell office:value-type="float" office:value="7.6908" calcext:value-type="float">
            <text:p>7,6908000000000</text:p>
          </table:table-cell>
          <table:table-cell office:value-type="float" office:value="0.00050903" calcext:value-type="float">
            <text:p>0,0005090300000</text:p>
          </table:table-cell>
          <table:table-cell office:value-type="float" office:value="0.005779" calcext:value-type="float">
            <text:p>0,0057790000000</text:p>
          </table:table-cell>
          <table:table-cell office:value-type="float" office:value="0.0000028578" calcext:value-type="float">
            <text:p>0,0000028578000</text:p>
          </table:table-cell>
          <table:table-cell office:value-type="float" office:value="0.048283" calcext:value-type="float">
            <text:p>0,0482830000000</text:p>
          </table:table-cell>
          <table:table-cell office:value-type="float" office:value="0.42682" calcext:value-type="float">
            <text:p>0,4268200000000</text:p>
          </table:table-cell>
          <table:table-cell office:value-type="float" office:value="0.053044" calcext:value-type="float">
            <text:p>0,0530440000000</text:p>
          </table:table-cell>
          <table:table-cell office:value-type="float" office:value="0.41655" calcext:value-type="float">
            <text:p>0,4165500000000</text:p>
          </table:table-cell>
          <table:table-cell office:value-type="float" office:value="0.1788" calcext:value-type="float">
            <text:p>0,1788000000000</text:p>
          </table:table-cell>
          <table:table-cell office:value-type="float" office:value="0.00013295" calcext:value-type="float">
            <text:p>0,0001329500000</text:p>
          </table:table-cell>
          <table:table-cell office:value-type="float" office:value="0.022864" calcext:value-type="float">
            <text:p>0,0228640000000</text:p>
          </table:table-cell>
          <table:table-cell office:value-type="float" office:value="0.0000035816" calcext:value-type="float">
            <text:p>0,0000035816000</text:p>
          </table:table-cell>
          <table:table-cell office:value-type="float" office:value="0.00032012" calcext:value-type="float">
            <text:p>0,0003201200000</text:p>
          </table:table-cell>
          <table:table-cell office:value-type="float" office:value="0.000022338" calcext:value-type="float">
            <text:p>0,0000223380000</text:p>
          </table:table-cell>
          <table:table-cell office:value-type="float" office:value="0.0043535" calcext:value-type="float">
            <text:p>0,0043535000000</text:p>
          </table:table-cell>
          <table:table-cell office:value-type="float" office:value="0.00083361" calcext:value-type="float">
            <text:p>0,0008336100000</text:p>
          </table:table-cell>
          <table:table-cell office:value-type="float" office:value="0.087177" calcext:value-type="float">
            <text:p>0,0871770000000</text:p>
          </table:table-cell>
          <table:table-cell office:value-type="float" office:value="0.00040784" calcext:value-type="float">
            <text:p>0,0004078400000</text:p>
          </table:table-cell>
          <table:table-cell office:value-type="float" office:value="0.0036842" calcext:value-type="float">
            <text:p>0,0036842000000</text:p>
          </table:table-cell>
          <table:table-cell office:value-type="float" office:value="0.0007166" calcext:value-type="float">
            <text:p>0,0007166000000</text:p>
          </table:table-cell>
          <table:table-cell office:value-type="float" office:value="0.0016495" calcext:value-type="float">
            <text:p>0,0016495000000</text:p>
          </table:table-cell>
          <table:table-cell office:value-type="float" office:value="2.552" calcext:value-type="float">
            <text:p>2,55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00" calcext:value-type="float">
            <text:p>100,0</text:p>
          </table:table-cell>
          <table:table-cell office:value-type="float" office:value="6.6474" calcext:value-type="float">
            <text:p>6,6474000000000</text:p>
          </table:table-cell>
          <table:table-cell office:value-type="float" office:value="0.000000000003" calcext:value-type="float">
            <text:p>0,0000000000030</text:p>
          </table:table-cell>
          <table:table-cell office:value-type="float" office:value="0.51752" calcext:value-type="float">
            <text:p>0,5175200000000</text:p>
          </table:table-cell>
          <table:table-cell office:value-type="float" office:value="0.00039498" calcext:value-type="float">
            <text:p>0,0003949800000</text:p>
          </table:table-cell>
          <table:table-cell office:value-type="float" office:value="0.0398" calcext:value-type="float">
            <text:p>0,0398000000000</text:p>
          </table:table-cell>
          <table:table-cell office:value-type="float" office:value="0.0000053118" calcext:value-type="float">
            <text:p>0,0000053118000</text:p>
          </table:table-cell>
          <table:table-cell office:value-type="float" office:value="7.6908" calcext:value-type="float">
            <text:p>7,6908000000000</text:p>
          </table:table-cell>
          <table:table-cell office:value-type="float" office:value="0.00050903" calcext:value-type="float">
            <text:p>0,0005090300000</text:p>
          </table:table-cell>
          <table:table-cell office:value-type="float" office:value="0.005779" calcext:value-type="float">
            <text:p>0,0057790000000</text:p>
          </table:table-cell>
          <table:table-cell office:value-type="float" office:value="0.0000028578" calcext:value-type="float">
            <text:p>0,0000028578000</text:p>
          </table:table-cell>
          <table:table-cell office:value-type="float" office:value="0.048283" calcext:value-type="float">
            <text:p>0,0482830000000</text:p>
          </table:table-cell>
          <table:table-cell office:value-type="float" office:value="0.42682" calcext:value-type="float">
            <text:p>0,4268200000000</text:p>
          </table:table-cell>
          <table:table-cell office:value-type="float" office:value="0.053044" calcext:value-type="float">
            <text:p>0,0530440000000</text:p>
          </table:table-cell>
          <table:table-cell office:value-type="float" office:value="0.41655" calcext:value-type="float">
            <text:p>0,4165500000000</text:p>
          </table:table-cell>
          <table:table-cell office:value-type="float" office:value="0.1788" calcext:value-type="float">
            <text:p>0,1788000000000</text:p>
          </table:table-cell>
          <table:table-cell office:value-type="float" office:value="0.00013295" calcext:value-type="float">
            <text:p>0,0001329500000</text:p>
          </table:table-cell>
          <table:table-cell office:value-type="float" office:value="0.022864" calcext:value-type="float">
            <text:p>0,0228640000000</text:p>
          </table:table-cell>
          <table:table-cell office:value-type="float" office:value="0.0000035816" calcext:value-type="float">
            <text:p>0,0000035816000</text:p>
          </table:table-cell>
          <table:table-cell office:value-type="float" office:value="0.00032012" calcext:value-type="float">
            <text:p>0,0003201200000</text:p>
          </table:table-cell>
          <table:table-cell office:value-type="float" office:value="0.000022338" calcext:value-type="float">
            <text:p>0,0000223380000</text:p>
          </table:table-cell>
          <table:table-cell office:value-type="float" office:value="0.0043535" calcext:value-type="float">
            <text:p>0,0043535000000</text:p>
          </table:table-cell>
          <table:table-cell office:value-type="float" office:value="0.00083361" calcext:value-type="float">
            <text:p>0,0008336100000</text:p>
          </table:table-cell>
          <table:table-cell office:value-type="float" office:value="0.087177" calcext:value-type="float">
            <text:p>0,0871770000000</text:p>
          </table:table-cell>
          <table:table-cell office:value-type="float" office:value="0.00040784" calcext:value-type="float">
            <text:p>0,0004078400000</text:p>
          </table:table-cell>
          <table:table-cell office:value-type="float" office:value="0.0036842" calcext:value-type="float">
            <text:p>0,0036842000000</text:p>
          </table:table-cell>
          <table:table-cell office:value-type="float" office:value="0.0007166" calcext:value-type="float">
            <text:p>0,0007166000000</text:p>
          </table:table-cell>
          <table:table-cell office:value-type="float" office:value="0.0016495" calcext:value-type="float">
            <text:p>0,0016495000000</text:p>
          </table:table-cell>
          <table:table-cell office:value-type="float" office:value="2.552" calcext:value-type="float">
            <text:p>2,5520000000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&lt;0.02</text:p>
          </table:table-cell>
          <table:table-cell table:style-name="ce6" office:value-type="string" calcext:value-type="string">
            <text:p>He</text:p>
          </table:table-cell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_13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_1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_17</text:p>
          </table:table-cell>
          <table:table-cell table:style-name="ce6" office:value-type="string" calcext:value-type="string">
            <text:p>O_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Mg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T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Mn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Co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Cu</text:p>
          </table:table-cell>
          <table:table-cell table:style-name="ce6" office:value-type="string" calcext:value-type="string">
            <text:p>Zn</text:p>
          </table:table-cell>
          <table:table-cell table:style-name="ce6" office:value-type="string" calcext:value-type="string">
            <text:p>rem</text:p>
          </table:table-cell>
          <table:table-cell table:number-columns-repeated="35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number-columns-repeated="27" office:value-type="float" office:value="0" calcext:value-type="float">
            <text:p>0,0000000000000</text:p>
          </table:table-cell>
          <table:table-cell office:value-type="float" office:value="0.5" calcext:value-type="float">
            <text:p>0,5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" calcext:value-type="float">
            <text:p>1,0</text:p>
          </table:table-cell>
          <table:table-cell office:value-type="float" office:value="0.00794" calcext:value-type="float">
            <text:p>0,0079400000000</text:p>
          </table:table-cell>
          <table:table-cell office:value-type="float" office:value="-0.000000001668" calcext:value-type="float">
            <text:p>-0,0000000016680</text:p>
          </table:table-cell>
          <table:table-cell office:value-type="float" office:value="-0.00017512" calcext:value-type="float">
            <text:p>-0,0001751200000</text:p>
          </table:table-cell>
          <table:table-cell office:value-type="float" office:value="0.000024787" calcext:value-type="float">
            <text:p>0,0000247870000</text:p>
          </table:table-cell>
          <table:table-cell office:value-type="float" office:value="0.00017971" calcext:value-type="float">
            <text:p>0,00017971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18226" calcext:value-type="float">
            <text:p>-0,0000018226000</text:p>
          </table:table-cell>
          <table:table-cell office:value-type="float" office:value="0.00000032246" calcext:value-type="float">
            <text:p>0,0000003224600</text:p>
          </table:table-cell>
          <table:table-cell office:value-type="float" office:value="-0.0000004239" calcext:value-type="float">
            <text:p>-0,0000004239000</text:p>
          </table:table-cell>
          <table:table-cell office:value-type="float" office:value="0.000000000184" calcext:value-type="float">
            <text:p>0,0000000001840</text:p>
          </table:table-cell>
          <table:table-cell office:value-type="float" office:value="0.00000013836" calcext:value-type="float">
            <text:p>0,0000001383600</text:p>
          </table:table-cell>
          <table:table-cell office:value-type="float" office:value="-0.000000001457" calcext:value-type="float">
            <text:p>-0,0000000014570</text:p>
          </table:table-cell>
          <table:table-cell office:value-type="float" office:value="0.000000000111" calcext:value-type="float">
            <text:p>0,000000000111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564" calcext:value-type="float">
            <text:p>0,56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25" calcext:value-type="float">
            <text:p>1,3</text:p>
          </table:table-cell>
          <table:table-cell office:value-type="float" office:value="0.011998" calcext:value-type="float">
            <text:p>0,0119980000000</text:p>
          </table:table-cell>
          <table:table-cell office:value-type="float" office:value="-0.00000000556" calcext:value-type="float">
            <text:p>-0,0000000055600</text:p>
          </table:table-cell>
          <table:table-cell office:value-type="float" office:value="-0.00046301" calcext:value-type="float">
            <text:p>-0,0004630100000</text:p>
          </table:table-cell>
          <table:table-cell office:value-type="float" office:value="0.000039024" calcext:value-type="float">
            <text:p>0,0000390240000</text:p>
          </table:table-cell>
          <table:table-cell office:value-type="float" office:value="0.0005034" calcext:value-type="float">
            <text:p>0,0005034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39991" calcext:value-type="float">
            <text:p>-0,0000039991000</text:p>
          </table:table-cell>
          <table:table-cell office:value-type="float" office:value="0.00000092655" calcext:value-type="float">
            <text:p>0,0000009265500</text:p>
          </table:table-cell>
          <table:table-cell office:value-type="float" office:value="-0.0000018372" calcext:value-type="float">
            <text:p>-0,0000018372000</text:p>
          </table:table-cell>
          <table:table-cell office:value-type="float" office:value="0.000000001249" calcext:value-type="float">
            <text:p>0,0000000012490</text:p>
          </table:table-cell>
          <table:table-cell office:value-type="float" office:value="0.00000037087" calcext:value-type="float">
            <text:p>0,0000003708700</text:p>
          </table:table-cell>
          <table:table-cell office:value-type="float" office:value="0.000000002954" calcext:value-type="float">
            <text:p>0,0000000029540</text:p>
          </table:table-cell>
          <table:table-cell office:value-type="float" office:value="0.000000000266" calcext:value-type="float">
            <text:p>0,000000000266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574" calcext:value-type="float">
            <text:p>0,57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0.012394" calcext:value-type="float">
            <text:p>0,0123940000000</text:p>
          </table:table-cell>
          <table:table-cell office:value-type="float" office:value="-0.000000005351" calcext:value-type="float">
            <text:p>-0,0000000053510</text:p>
          </table:table-cell>
          <table:table-cell office:value-type="float" office:value="-0.00080092" calcext:value-type="float">
            <text:p>-0,0008009200000</text:p>
          </table:table-cell>
          <table:table-cell office:value-type="float" office:value="0.000054915" calcext:value-type="float">
            <text:p>0,0000549150000</text:p>
          </table:table-cell>
          <table:table-cell office:value-type="float" office:value="0.00088313" calcext:value-type="float">
            <text:p>0,00088313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72001" calcext:value-type="float">
            <text:p>-0,0000072001000</text:p>
          </table:table-cell>
          <table:table-cell office:value-type="float" office:value="0.0000035449" calcext:value-type="float">
            <text:p>0,0000035449000</text:p>
          </table:table-cell>
          <table:table-cell office:value-type="float" office:value="-0.0000036016" calcext:value-type="float">
            <text:p>-0,0000036016000</text:p>
          </table:table-cell>
          <table:table-cell office:value-type="float" office:value="0.000000002167" calcext:value-type="float">
            <text:p>0,0000000021670</text:p>
          </table:table-cell>
          <table:table-cell office:value-type="float" office:value="0.0000015732" calcext:value-type="float">
            <text:p>0,0000015732000</text:p>
          </table:table-cell>
          <table:table-cell office:value-type="float" office:value="-0.000000000017" calcext:value-type="float">
            <text:p>-0,0000000000170</text:p>
          </table:table-cell>
          <table:table-cell office:value-type="float" office:value="0.000000000065" calcext:value-type="float">
            <text:p>0,000000000065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" calcext:value-type="float">
            <text:p>0,6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75" calcext:value-type="float">
            <text:p>1,8</text:p>
          </table:table-cell>
          <table:table-cell office:value-type="float" office:value="0.011327" calcext:value-type="float">
            <text:p>0,0113270000000</text:p>
          </table:table-cell>
          <table:table-cell office:value-type="float" office:value="-0.000000007259" calcext:value-type="float">
            <text:p>-0,0000000072590</text:p>
          </table:table-cell>
          <table:table-cell office:value-type="float" office:value="-0.0011244" calcext:value-type="float">
            <text:p>-0,0011244000000</text:p>
          </table:table-cell>
          <table:table-cell office:value-type="float" office:value="0.000061353" calcext:value-type="float">
            <text:p>0,0000613530000</text:p>
          </table:table-cell>
          <table:table-cell office:value-type="float" office:value="0.0012521" calcext:value-type="float">
            <text:p>0,0012521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87377" calcext:value-type="float">
            <text:p>-0,0000087377000</text:p>
          </table:table-cell>
          <table:table-cell office:value-type="float" office:value="0.0000092517" calcext:value-type="float">
            <text:p>0,0000092517000</text:p>
          </table:table-cell>
          <table:table-cell office:value-type="float" office:value="-0.0000054179" calcext:value-type="float">
            <text:p>-0,0000054179000</text:p>
          </table:table-cell>
          <table:table-cell office:value-type="float" office:value="0.000000002581" calcext:value-type="float">
            <text:p>0,0000000025810</text:p>
          </table:table-cell>
          <table:table-cell office:value-type="float" office:value="0.000004241" calcext:value-type="float">
            <text:p>0,0000042410000</text:p>
          </table:table-cell>
          <table:table-cell office:value-type="float" office:value="0.000000003052" calcext:value-type="float">
            <text:p>0,0000000030520</text:p>
          </table:table-cell>
          <table:table-cell office:value-type="float" office:value="-0.000000000255" calcext:value-type="float">
            <text:p>-0,000000000255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15" calcext:value-type="float">
            <text:p>0,615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office:value-type="float" office:value="0.010327" calcext:value-type="float">
            <text:p>0,0103270000000</text:p>
          </table:table-cell>
          <table:table-cell office:value-type="float" office:value="-0.000000011317" calcext:value-type="float">
            <text:p>-0,0000000113170</text:p>
          </table:table-cell>
          <table:table-cell office:value-type="float" office:value="-0.0012645" calcext:value-type="float">
            <text:p>-0,0012645000000</text:p>
          </table:table-cell>
          <table:table-cell office:value-type="float" office:value="0.000069854" calcext:value-type="float">
            <text:p>0,0000698540000</text:p>
          </table:table-cell>
          <table:table-cell office:value-type="float" office:value="0.0014077" calcext:value-type="float">
            <text:p>0,0014077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14319" calcext:value-type="float">
            <text:p>-0,0000143190000</text:p>
          </table:table-cell>
          <table:table-cell office:value-type="float" office:value="0.000014835" calcext:value-type="float">
            <text:p>0,0000148350000</text:p>
          </table:table-cell>
          <table:table-cell office:value-type="float" office:value="-0.0000062375" calcext:value-type="float">
            <text:p>-0,0000062375000</text:p>
          </table:table-cell>
          <table:table-cell office:value-type="float" office:value="0.000000001631" calcext:value-type="float">
            <text:p>0,0000000016310</text:p>
          </table:table-cell>
          <table:table-cell office:value-type="float" office:value="0.0000065858" calcext:value-type="float">
            <text:p>0,0000065858000</text:p>
          </table:table-cell>
          <table:table-cell office:value-type="float" office:value="0.000000001518" calcext:value-type="float">
            <text:p>0,0000000015180</text:p>
          </table:table-cell>
          <table:table-cell office:value-type="float" office:value="0.000000000058" calcext:value-type="float">
            <text:p>0,000000000058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3" calcext:value-type="float">
            <text:p>0,63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office:value-type="float" office:value="0.011151" calcext:value-type="float">
            <text:p>0,0111510000000</text:p>
          </table:table-cell>
          <table:table-cell office:value-type="float" office:value="-0.00000001119" calcext:value-type="float">
            <text:p>-0,0000000111900</text:p>
          </table:table-cell>
          <table:table-cell office:value-type="float" office:value="-0.00099445" calcext:value-type="float">
            <text:p>-0,0009944500000</text:p>
          </table:table-cell>
          <table:table-cell office:value-type="float" office:value="0.000076826" calcext:value-type="float">
            <text:p>0,0000768260000</text:p>
          </table:table-cell>
          <table:table-cell office:value-type="float" office:value="0.0016774" calcext:value-type="float">
            <text:p>0,0016774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11289" calcext:value-type="float">
            <text:p>-0,0001128900000</text:p>
          </table:table-cell>
          <table:table-cell office:value-type="float" office:value="0.000029543" calcext:value-type="float">
            <text:p>0,0000295430000</text:p>
          </table:table-cell>
          <table:table-cell office:value-type="float" office:value="-0.0000074955" calcext:value-type="float">
            <text:p>-0,0000074955000</text:p>
          </table:table-cell>
          <table:table-cell office:value-type="float" office:value="0.000000037528" calcext:value-type="float">
            <text:p>0,0000000375280</text:p>
          </table:table-cell>
          <table:table-cell office:value-type="float" office:value="0.000010586" calcext:value-type="float">
            <text:p>0,0000105860000</text:p>
          </table:table-cell>
          <table:table-cell office:value-type="float" office:value="0.000000038177" calcext:value-type="float">
            <text:p>0,0000000381770</text:p>
          </table:table-cell>
          <table:table-cell office:value-type="float" office:value="0.00000010681" calcext:value-type="float">
            <text:p>0,00000010681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48" calcext:value-type="float">
            <text:p>0,648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25" calcext:value-type="float">
            <text:p>2,3</text:p>
          </table:table-cell>
          <table:table-cell office:value-type="float" office:value="0.013397" calcext:value-type="float">
            <text:p>0,0133970000000</text:p>
          </table:table-cell>
          <table:table-cell office:value-type="float" office:value="-0.000000010399" calcext:value-type="float">
            <text:p>-0,0000000103990</text:p>
          </table:table-cell>
          <table:table-cell office:value-type="float" office:value="-0.00062879" calcext:value-type="float">
            <text:p>-0,0006287900000</text:p>
          </table:table-cell>
          <table:table-cell office:value-type="float" office:value="0.000081136" calcext:value-type="float">
            <text:p>0,0000811360000</text:p>
          </table:table-cell>
          <table:table-cell office:value-type="float" office:value="0.0019175" calcext:value-type="float">
            <text:p>0,0019175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20514" calcext:value-type="float">
            <text:p>-0,0002051400000</text:p>
          </table:table-cell>
          <table:table-cell office:value-type="float" office:value="0.000045227" calcext:value-type="float">
            <text:p>0,0000452270000</text:p>
          </table:table-cell>
          <table:table-cell office:value-type="float" office:value="-0.000008229" calcext:value-type="float">
            <text:p>-0,0000082290000</text:p>
          </table:table-cell>
          <table:table-cell office:value-type="float" office:value="0.000000092632" calcext:value-type="float">
            <text:p>0,0000000926320</text:p>
          </table:table-cell>
          <table:table-cell office:value-type="float" office:value="0.000014367" calcext:value-type="float">
            <text:p>0,0000143670000</text:p>
          </table:table-cell>
          <table:table-cell office:value-type="float" office:value="0.000000076621" calcext:value-type="float">
            <text:p>0,0000000766210</text:p>
          </table:table-cell>
          <table:table-cell office:value-type="float" office:value="0.00000026583" calcext:value-type="float">
            <text:p>0,00000026583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" calcext:value-type="float">
            <text:p>0,66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office:value-type="float" office:value="0.02366" calcext:value-type="float">
            <text:p>0,0236600000000</text:p>
          </table:table-cell>
          <table:table-cell office:value-type="float" office:value="-0.000000012272" calcext:value-type="float">
            <text:p>-0,0000000122720</text:p>
          </table:table-cell>
          <table:table-cell office:value-type="float" office:value="0.0038213" calcext:value-type="float">
            <text:p>0,0038213000000</text:p>
          </table:table-cell>
          <table:table-cell office:value-type="float" office:value="0.000090292" calcext:value-type="float">
            <text:p>0,0000902920000</text:p>
          </table:table-cell>
          <table:table-cell office:value-type="float" office:value="0.0022937" calcext:value-type="float">
            <text:p>0,0022937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43497" calcext:value-type="float">
            <text:p>-0,0004349700000</text:p>
          </table:table-cell>
          <table:table-cell office:value-type="float" office:value="0.000043224" calcext:value-type="float">
            <text:p>0,0000432240000</text:p>
          </table:table-cell>
          <table:table-cell office:value-type="float" office:value="-0.000009894" calcext:value-type="float">
            <text:p>-0,0000098940000</text:p>
          </table:table-cell>
          <table:table-cell office:value-type="float" office:value="0.00000076089" calcext:value-type="float">
            <text:p>0,0000007608900</text:p>
          </table:table-cell>
          <table:table-cell office:value-type="float" office:value="0.00002351" calcext:value-type="float">
            <text:p>0,0000235100000</text:p>
          </table:table-cell>
          <table:table-cell office:value-type="float" office:value="0.0000010657" calcext:value-type="float">
            <text:p>0,0000010657000</text:p>
          </table:table-cell>
          <table:table-cell office:value-type="float" office:value="0.0000012329" calcext:value-type="float">
            <text:p>0,0000012329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3" calcext:value-type="float">
            <text:p>0,663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" calcext:value-type="float">
            <text:p>3,0</text:p>
          </table:table-cell>
          <table:table-cell office:value-type="float" office:value="0.051488" calcext:value-type="float">
            <text:p>0,0514880000000</text:p>
          </table:table-cell>
          <table:table-cell office:value-type="float" office:value="-0.000000016283" calcext:value-type="float">
            <text:p>-0,0000000162830</text:p>
          </table:table-cell>
          <table:table-cell office:value-type="float" office:value="0.013697" calcext:value-type="float">
            <text:p>0,0136970000000</text:p>
          </table:table-cell>
          <table:table-cell office:value-type="float" office:value="0.00010971" calcext:value-type="float">
            <text:p>0,0001097100000</text:p>
          </table:table-cell>
          <table:table-cell office:value-type="float" office:value="0.003093" calcext:value-type="float">
            <text:p>0,003093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11239" calcext:value-type="float">
            <text:p>-0,0011239000000</text:p>
          </table:table-cell>
          <table:table-cell office:value-type="float" office:value="0.000046773" calcext:value-type="float">
            <text:p>0,0000467730000</text:p>
          </table:table-cell>
          <table:table-cell office:value-type="float" office:value="-0.00001368" calcext:value-type="float">
            <text:p>-0,0000136800000</text:p>
          </table:table-cell>
          <table:table-cell office:value-type="float" office:value="0.0000033875" calcext:value-type="float">
            <text:p>0,0000033875000</text:p>
          </table:table-cell>
          <table:table-cell office:value-type="float" office:value="0.000050871" calcext:value-type="float">
            <text:p>0,0000508710000</text:p>
          </table:table-cell>
          <table:table-cell office:value-type="float" office:value="0.000012634" calcext:value-type="float">
            <text:p>0,0000126340000</text:p>
          </table:table-cell>
          <table:table-cell office:value-type="float" office:value="0.000003759" calcext:value-type="float">
            <text:p>0,000003759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82" calcext:value-type="float">
            <text:p>0,68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office:value-type="float" office:value="0.069445" calcext:value-type="float">
            <text:p>0,0694450000000</text:p>
          </table:table-cell>
          <table:table-cell office:value-type="float" office:value="-0.000000025808" calcext:value-type="float">
            <text:p>-0,0000000258080</text:p>
          </table:table-cell>
          <table:table-cell office:value-type="float" office:value="0.018787" calcext:value-type="float">
            <text:p>0,0187870000000</text:p>
          </table:table-cell>
          <table:table-cell office:value-type="float" office:value="0.00013811" calcext:value-type="float">
            <text:p>0,0001381100000</text:p>
          </table:table-cell>
          <table:table-cell office:value-type="float" office:value="0.0040336" calcext:value-type="float">
            <text:p>0,0040336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16942" calcext:value-type="float">
            <text:p>-0,0016942000000</text:p>
          </table:table-cell>
          <table:table-cell office:value-type="float" office:value="0.000048669" calcext:value-type="float">
            <text:p>0,0000486690000</text:p>
          </table:table-cell>
          <table:table-cell office:value-type="float" office:value="-0.000017757" calcext:value-type="float">
            <text:p>-0,0000177570000</text:p>
          </table:table-cell>
          <table:table-cell office:value-type="float" office:value="0.0000056402" calcext:value-type="float">
            <text:p>0,0000056402000</text:p>
          </table:table-cell>
          <table:table-cell office:value-type="float" office:value="0.000065343" calcext:value-type="float">
            <text:p>0,0000653430000</text:p>
          </table:table-cell>
          <table:table-cell office:value-type="float" office:value="0.000045242" calcext:value-type="float">
            <text:p>0,0000452420000</text:p>
          </table:table-cell>
          <table:table-cell office:value-type="float" office:value="0.0000060007" calcext:value-type="float">
            <text:p>0,0000060007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18" calcext:value-type="float">
            <text:p>0,718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" calcext:value-type="float">
            <text:p>4,0</text:p>
          </table:table-cell>
          <table:table-cell office:value-type="float" office:value="0.04887" calcext:value-type="float">
            <text:p>0,0488700000000</text:p>
          </table:table-cell>
          <table:table-cell office:value-type="float" office:value="-0.000000029742" calcext:value-type="float">
            <text:p>-0,0000000297420</text:p>
          </table:table-cell>
          <table:table-cell office:value-type="float" office:value="0.0092211" calcext:value-type="float">
            <text:p>0,0092211000000</text:p>
          </table:table-cell>
          <table:table-cell office:value-type="float" office:value="0.00017287" calcext:value-type="float">
            <text:p>0,0001728700000</text:p>
          </table:table-cell>
          <table:table-cell office:value-type="float" office:value="0.0050833" calcext:value-type="float">
            <text:p>0,0050833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16855" calcext:value-type="float">
            <text:p>-0,0016855000000</text:p>
          </table:table-cell>
          <table:table-cell office:value-type="float" office:value="0.000047893" calcext:value-type="float">
            <text:p>0,0000478930000</text:p>
          </table:table-cell>
          <table:table-cell office:value-type="float" office:value="-0.000020165" calcext:value-type="float">
            <text:p>-0,0000201650000</text:p>
          </table:table-cell>
          <table:table-cell office:value-type="float" office:value="0.0000022544" calcext:value-type="float">
            <text:p>0,0000022544000</text:p>
          </table:table-cell>
          <table:table-cell office:value-type="float" office:value="0.000055144" calcext:value-type="float">
            <text:p>0,0000551440000</text:p>
          </table:table-cell>
          <table:table-cell office:value-type="float" office:value="0.000042323" calcext:value-type="float">
            <text:p>0,0000423230000</text:p>
          </table:table-cell>
          <table:table-cell office:value-type="float" office:value="0.0000062844" calcext:value-type="float">
            <text:p>0,000006284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92" calcext:value-type="float">
            <text:p>0,79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office:value-type="float" office:value="0.078523" calcext:value-type="float">
            <text:p>0,0785230000000</text:p>
          </table:table-cell>
          <table:table-cell office:value-type="float" office:value="-0.000000032909" calcext:value-type="float">
            <text:p>-0,0000000329090</text:p>
          </table:table-cell>
          <table:table-cell office:value-type="float" office:value="-0.0012293" calcext:value-type="float">
            <text:p>-0,0012293000000</text:p>
          </table:table-cell>
          <table:table-cell office:value-type="float" office:value="0.00020393" calcext:value-type="float">
            <text:p>0,0002039300000</text:p>
          </table:table-cell>
          <table:table-cell office:value-type="float" office:value="0.0065383" calcext:value-type="float">
            <text:p>0,0065383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2186" calcext:value-type="float">
            <text:p>-0,0021860000000</text:p>
          </table:table-cell>
          <table:table-cell office:value-type="float" office:value="0.000043824" calcext:value-type="float">
            <text:p>0,0000438240000</text:p>
          </table:table-cell>
          <table:table-cell office:value-type="float" office:value="-0.000023352" calcext:value-type="float">
            <text:p>-0,0000233520000</text:p>
          </table:table-cell>
          <table:table-cell office:value-type="float" office:value="0.00000019099" calcext:value-type="float">
            <text:p>0,0000001909900</text:p>
          </table:table-cell>
          <table:table-cell office:value-type="float" office:value="0.000060205" calcext:value-type="float">
            <text:p>0,0000602050000</text:p>
          </table:table-cell>
          <table:table-cell office:value-type="float" office:value="0.0000018612" calcext:value-type="float">
            <text:p>0,0000018612000</text:p>
          </table:table-cell>
          <table:table-cell office:value-type="float" office:value="0.0000021734" calcext:value-type="float">
            <text:p>0,000002173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52" calcext:value-type="float">
            <text:p>0,852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5" calcext:value-type="float">
            <text:p>5,0</text:p>
          </table:table-cell>
          <table:table-cell office:value-type="float" office:value="0.1675" calcext:value-type="float">
            <text:p>0,1675000000000</text:p>
          </table:table-cell>
          <table:table-cell office:value-type="float" office:value="-0.00000001436" calcext:value-type="float">
            <text:p>-0,0000000143600</text:p>
          </table:table-cell>
          <table:table-cell office:value-type="float" office:value="0.0028671" calcext:value-type="float">
            <text:p>0,0028671000000</text:p>
          </table:table-cell>
          <table:table-cell office:value-type="float" office:value="0.0024082" calcext:value-type="float">
            <text:p>0,0024082000000</text:p>
          </table:table-cell>
          <table:table-cell office:value-type="float" office:value="0.01188" calcext:value-type="float">
            <text:p>0,01188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36451" calcext:value-type="float">
            <text:p>-0,0036451000000</text:p>
          </table:table-cell>
          <table:table-cell office:value-type="float" office:value="0.000038951" calcext:value-type="float">
            <text:p>0,0000389510000</text:p>
          </table:table-cell>
          <table:table-cell office:value-type="float" office:value="-0.000088506" calcext:value-type="float">
            <text:p>-0,0000885060000</text:p>
          </table:table-cell>
          <table:table-cell office:value-type="float" office:value="0.0000019239" calcext:value-type="float">
            <text:p>0,0000019239000</text:p>
          </table:table-cell>
          <table:table-cell office:value-type="float" office:value="0.000090026" calcext:value-type="float">
            <text:p>0,0000900260000</text:p>
          </table:table-cell>
          <table:table-cell office:value-type="float" office:value="0.000084199" calcext:value-type="float">
            <text:p>0,0000841990000</text:p>
          </table:table-cell>
          <table:table-cell office:value-type="float" office:value="0.00001295" calcext:value-type="float">
            <text:p>0,00001295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79" calcext:value-type="float">
            <text:p>0,879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5.5" calcext:value-type="float">
            <text:p>5,5</text:p>
          </table:table-cell>
          <table:table-cell office:value-type="float" office:value="0.2513" calcext:value-type="float">
            <text:p>0,2513000000000</text:p>
          </table:table-cell>
          <table:table-cell office:value-type="float" office:value="-0.000000030662" calcext:value-type="float">
            <text:p>-0,0000000306620</text:p>
          </table:table-cell>
          <table:table-cell office:value-type="float" office:value="-0.0064297" calcext:value-type="float">
            <text:p>-0,0064297000000</text:p>
          </table:table-cell>
          <table:table-cell office:value-type="float" office:value="0.00060043" calcext:value-type="float">
            <text:p>0,0006004300000</text:p>
          </table:table-cell>
          <table:table-cell office:value-type="float" office:value="0.034038" calcext:value-type="float">
            <text:p>0,034038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59858" calcext:value-type="float">
            <text:p>-0,0059858000000</text:p>
          </table:table-cell>
          <table:table-cell office:value-type="float" office:value="0.000065724" calcext:value-type="float">
            <text:p>0,0000657240000</text:p>
          </table:table-cell>
          <table:table-cell office:value-type="float" office:value="-0.000099152" calcext:value-type="float">
            <text:p>-0,0000991520000</text:p>
          </table:table-cell>
          <table:table-cell office:value-type="float" office:value="0.00000026744" calcext:value-type="float">
            <text:p>0,0000002674400</text:p>
          </table:table-cell>
          <table:table-cell office:value-type="float" office:value="0.00011282" calcext:value-type="float">
            <text:p>0,0001128200000</text:p>
          </table:table-cell>
          <table:table-cell office:value-type="float" office:value="0.00022848" calcext:value-type="float">
            <text:p>0,0002284800000</text:p>
          </table:table-cell>
          <table:table-cell office:value-type="float" office:value="0.000022282" calcext:value-type="float">
            <text:p>0,000022282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" calcext:value-type="float">
            <text:p>0,9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" calcext:value-type="float">
            <text:p>6,0</text:p>
          </table:table-cell>
          <table:table-cell office:value-type="float" office:value="0.33136" calcext:value-type="float">
            <text:p>0,3313600000000</text:p>
          </table:table-cell>
          <table:table-cell office:value-type="float" office:value="-0.000000038418" calcext:value-type="float">
            <text:p>-0,0000000384180</text:p>
          </table:table-cell>
          <table:table-cell office:value-type="float" office:value="-0.0098768" calcext:value-type="float">
            <text:p>-0,0098768000000</text:p>
          </table:table-cell>
          <table:table-cell office:value-type="float" office:value="0.00055319" calcext:value-type="float">
            <text:p>0,0005531900000</text:p>
          </table:table-cell>
          <table:table-cell office:value-type="float" office:value="0.036214" calcext:value-type="float">
            <text:p>0,036214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80712" calcext:value-type="float">
            <text:p>-0,0080712000000</text:p>
          </table:table-cell>
          <table:table-cell office:value-type="float" office:value="0.00008285" calcext:value-type="float">
            <text:p>0,0000828500000</text:p>
          </table:table-cell>
          <table:table-cell office:value-type="float" office:value="-0.00010929" calcext:value-type="float">
            <text:p>-0,0001092900000</text:p>
          </table:table-cell>
          <table:table-cell office:value-type="float" office:value="-0.00000088498" calcext:value-type="float">
            <text:p>-0,0000008849800</text:p>
          </table:table-cell>
          <table:table-cell office:value-type="float" office:value="0.00013223" calcext:value-type="float">
            <text:p>0,0001322300000</text:p>
          </table:table-cell>
          <table:table-cell office:value-type="float" office:value="0.00019813" calcext:value-type="float">
            <text:p>0,0001981300000</text:p>
          </table:table-cell>
          <table:table-cell office:value-type="float" office:value="0.000019267" calcext:value-type="float">
            <text:p>0,000019267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29" calcext:value-type="float">
            <text:p>0,929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.5" calcext:value-type="float">
            <text:p>6,5</text:p>
          </table:table-cell>
          <table:table-cell office:value-type="float" office:value="0.40248" calcext:value-type="float">
            <text:p>0,4024800000000</text:p>
          </table:table-cell>
          <table:table-cell office:value-type="float" office:value="-0.000000022253" calcext:value-type="float">
            <text:p>-0,0000000222530</text:p>
          </table:table-cell>
          <table:table-cell office:value-type="float" office:value="-0.0097679" calcext:value-type="float">
            <text:p>-0,0097679000000</text:p>
          </table:table-cell>
          <table:table-cell office:value-type="float" office:value="0.00055069" calcext:value-type="float">
            <text:p>0,0005506900000</text:p>
          </table:table-cell>
          <table:table-cell office:value-type="float" office:value="0.036392" calcext:value-type="float">
            <text:p>0,0363920000000</text:p>
          </table:table-cell>
          <table:table-cell office:value-type="float" office:value="-0.000011915" calcext:value-type="float">
            <text:p>-0,0000119150000</text:p>
          </table:table-cell>
          <table:table-cell office:value-type="float" office:value="-0.0089376" calcext:value-type="float">
            <text:p>-0,0089376000000</text:p>
          </table:table-cell>
          <table:table-cell office:value-type="float" office:value="0.000091875" calcext:value-type="float">
            <text:p>0,0000918750000</text:p>
          </table:table-cell>
          <table:table-cell office:value-type="float" office:value="-0.00011854" calcext:value-type="float">
            <text:p>-0,0001185400000</text:p>
          </table:table-cell>
          <table:table-cell office:value-type="float" office:value="-0.00000076094" calcext:value-type="float">
            <text:p>-0,0000007609400</text:p>
          </table:table-cell>
          <table:table-cell office:value-type="float" office:value="0.00016692" calcext:value-type="float">
            <text:p>0,0001669200000</text:p>
          </table:table-cell>
          <table:table-cell office:value-type="float" office:value="0.00030065" calcext:value-type="float">
            <text:p>0,0003006500000</text:p>
          </table:table-cell>
          <table:table-cell office:value-type="float" office:value="0.000021589" calcext:value-type="float">
            <text:p>0,000021589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495" calcext:value-type="float">
            <text:p>0,9495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" calcext:value-type="float">
            <text:p>7,0</text:p>
          </table:table-cell>
          <table:table-cell office:value-type="float" office:value="0.4736" calcext:value-type="float">
            <text:p>0,4736000000000</text:p>
          </table:table-cell>
          <table:table-cell office:value-type="float" office:value="-0.000000006088" calcext:value-type="float">
            <text:p>-0,0000000060880</text:p>
          </table:table-cell>
          <table:table-cell office:value-type="float" office:value="-0.009659" calcext:value-type="float">
            <text:p>-0,0096590000000</text:p>
          </table:table-cell>
          <table:table-cell office:value-type="float" office:value="0.0005482" calcext:value-type="float">
            <text:p>0,0005482000000</text:p>
          </table:table-cell>
          <table:table-cell office:value-type="float" office:value="0.03657" calcext:value-type="float">
            <text:p>0,0365700000000</text:p>
          </table:table-cell>
          <table:table-cell office:value-type="float" office:value="-0.00002383" calcext:value-type="float">
            <text:p>-0,0000238300000</text:p>
          </table:table-cell>
          <table:table-cell office:value-type="float" office:value="-0.009804" calcext:value-type="float">
            <text:p>-0,0098040000000</text:p>
          </table:table-cell>
          <table:table-cell office:value-type="float" office:value="0.0001009" calcext:value-type="float">
            <text:p>0,0001009000000</text:p>
          </table:table-cell>
          <table:table-cell office:value-type="float" office:value="-0.0001278" calcext:value-type="float">
            <text:p>-0,0001278000000</text:p>
          </table:table-cell>
          <table:table-cell office:value-type="float" office:value="-0.0000006369" calcext:value-type="float">
            <text:p>-0,0000006369000</text:p>
          </table:table-cell>
          <table:table-cell office:value-type="float" office:value="0.0002016" calcext:value-type="float">
            <text:p>0,0002016000000</text:p>
          </table:table-cell>
          <table:table-cell office:value-type="float" office:value="0.00040318" calcext:value-type="float">
            <text:p>0,0004031800000</text:p>
          </table:table-cell>
          <table:table-cell office:value-type="float" office:value="0.00002391" calcext:value-type="float">
            <text:p>0,00002391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7" calcext:value-type="float">
            <text:p>0,97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.5" calcext:value-type="float">
            <text:p>7,5</text:p>
          </table:table-cell>
          <table:table-cell office:value-type="float" office:value="0.5492" calcext:value-type="float">
            <text:p>0,5492000000000</text:p>
          </table:table-cell>
          <table:table-cell office:value-type="float" office:value="0.0000000114" calcext:value-type="float">
            <text:p>0,0000000114000</text:p>
          </table:table-cell>
          <table:table-cell office:value-type="float" office:value="-0.009928" calcext:value-type="float">
            <text:p>-0,0099280000000</text:p>
          </table:table-cell>
          <table:table-cell office:value-type="float" office:value="0.0006315" calcext:value-type="float">
            <text:p>0,0006315000000</text:p>
          </table:table-cell>
          <table:table-cell office:value-type="float" office:value="0.0384" calcext:value-type="float">
            <text:p>0,0384000000000</text:p>
          </table:table-cell>
          <table:table-cell office:value-type="float" office:value="-0.00002557" calcext:value-type="float">
            <text:p>-0,0000255700000</text:p>
          </table:table-cell>
          <table:table-cell office:value-type="float" office:value="-0.01139" calcext:value-type="float">
            <text:p>-0,0113900000000</text:p>
          </table:table-cell>
          <table:table-cell office:value-type="float" office:value="0.0001256" calcext:value-type="float">
            <text:p>0,0001256000000</text:p>
          </table:table-cell>
          <table:table-cell office:value-type="float" office:value="-0.0001376" calcext:value-type="float">
            <text:p>-0,0001376000000</text:p>
          </table:table-cell>
          <table:table-cell office:value-type="float" office:value="-0.000001087" calcext:value-type="float">
            <text:p>-0,0000010870000</text:p>
          </table:table-cell>
          <table:table-cell office:value-type="float" office:value="0.0002303" calcext:value-type="float">
            <text:p>0,0002303000000</text:p>
          </table:table-cell>
          <table:table-cell office:value-type="float" office:value="0.00046192" calcext:value-type="float">
            <text:p>0,0004619200000</text:p>
          </table:table-cell>
          <table:table-cell office:value-type="float" office:value="0.0000186" calcext:value-type="float">
            <text:p>0,00001860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1" calcext:value-type="float">
            <text:p>1,0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" calcext:value-type="float">
            <text:p>8,0</text:p>
          </table:table-cell>
          <table:table-cell office:value-type="float" office:value="0.6172" calcext:value-type="float">
            <text:p>0,6172000000000</text:p>
          </table:table-cell>
          <table:table-cell office:value-type="float" office:value="0.00000003804" calcext:value-type="float">
            <text:p>0,0000000380400</text:p>
          </table:table-cell>
          <table:table-cell office:value-type="float" office:value="-0.0115" calcext:value-type="float">
            <text:p>-0,0115000000000</text:p>
          </table:table-cell>
          <table:table-cell office:value-type="float" office:value="0.0007828" calcext:value-type="float">
            <text:p>0,0007828000000</text:p>
          </table:table-cell>
          <table:table-cell office:value-type="float" office:value="0.04245" calcext:value-type="float">
            <text:p>0,0424500000000</text:p>
          </table:table-cell>
          <table:table-cell office:value-type="float" office:value="-0.00002696" calcext:value-type="float">
            <text:p>-0,0000269600000</text:p>
          </table:table-cell>
          <table:table-cell office:value-type="float" office:value="-0.01319" calcext:value-type="float">
            <text:p>-0,0131900000000</text:p>
          </table:table-cell>
          <table:table-cell office:value-type="float" office:value="0.0001726" calcext:value-type="float">
            <text:p>0,0001726000000</text:p>
          </table:table-cell>
          <table:table-cell office:value-type="float" office:value="-0.0001467" calcext:value-type="float">
            <text:p>-0,0001467000000</text:p>
          </table:table-cell>
          <table:table-cell office:value-type="float" office:value="-0.000002118" calcext:value-type="float">
            <text:p>-0,0000021180000</text:p>
          </table:table-cell>
          <table:table-cell office:value-type="float" office:value="0.0002499" calcext:value-type="float">
            <text:p>0,0002499000000</text:p>
          </table:table-cell>
          <table:table-cell office:value-type="float" office:value="0.00085085" calcext:value-type="float">
            <text:p>0,0008508500000</text:p>
          </table:table-cell>
          <table:table-cell office:value-type="float" office:value="0.00001616" calcext:value-type="float">
            <text:p>0,00001616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7" calcext:value-type="float">
            <text:p>1,07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office:value-type="float" office:value="0.6728" calcext:value-type="float">
            <text:p>0,6728000000000</text:p>
          </table:table-cell>
          <table:table-cell office:value-type="float" office:value="0.0000000892" calcext:value-type="float">
            <text:p>0,0000000892000</text:p>
          </table:table-cell>
          <table:table-cell office:value-type="float" office:value="-0.01226" calcext:value-type="float">
            <text:p>-0,0122600000000</text:p>
          </table:table-cell>
          <table:table-cell office:value-type="float" office:value="0.0009419" calcext:value-type="float">
            <text:p>0,0009419000000</text:p>
          </table:table-cell>
          <table:table-cell office:value-type="float" office:value="0.04598" calcext:value-type="float">
            <text:p>0,0459800000000</text:p>
          </table:table-cell>
          <table:table-cell office:value-type="float" office:value="-0.00002773" calcext:value-type="float">
            <text:p>-0,0000277300000</text:p>
          </table:table-cell>
          <table:table-cell office:value-type="float" office:value="-0.01466" calcext:value-type="float">
            <text:p>-0,0146600000000</text:p>
          </table:table-cell>
          <table:table-cell office:value-type="float" office:value="0.000241" calcext:value-type="float">
            <text:p>0,0002410000000</text:p>
          </table:table-cell>
          <table:table-cell office:value-type="float" office:value="-0.0001542" calcext:value-type="float">
            <text:p>-0,0001542000000</text:p>
          </table:table-cell>
          <table:table-cell office:value-type="float" office:value="-0.000002882" calcext:value-type="float">
            <text:p>-0,0000028820000</text:p>
          </table:table-cell>
          <table:table-cell office:value-type="float" office:value="0.0002549" calcext:value-type="float">
            <text:p>0,0002549000000</text:p>
          </table:table-cell>
          <table:table-cell office:value-type="float" office:value="0.0011836" calcext:value-type="float">
            <text:p>0,0011836000000</text:p>
          </table:table-cell>
          <table:table-cell office:value-type="float" office:value="0.00001557" calcext:value-type="float">
            <text:p>0,00001557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15" calcext:value-type="float">
            <text:p>1,15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" calcext:value-type="float">
            <text:p>9,0</text:p>
          </table:table-cell>
          <table:table-cell office:value-type="float" office:value="0.7291" calcext:value-type="float">
            <text:p>0,7291000000000</text:p>
          </table:table-cell>
          <table:table-cell office:value-type="float" office:value="0.0000001927" calcext:value-type="float">
            <text:p>0,0000001927000</text:p>
          </table:table-cell>
          <table:table-cell office:value-type="float" office:value="-0.01474" calcext:value-type="float">
            <text:p>-0,0147400000000</text:p>
          </table:table-cell>
          <table:table-cell office:value-type="float" office:value="0.001168" calcext:value-type="float">
            <text:p>0,0011680000000</text:p>
          </table:table-cell>
          <table:table-cell office:value-type="float" office:value="0.05402" calcext:value-type="float">
            <text:p>0,0540200000000</text:p>
          </table:table-cell>
          <table:table-cell office:value-type="float" office:value="-0.00002614" calcext:value-type="float">
            <text:p>-0,0000261400000</text:p>
          </table:table-cell>
          <table:table-cell office:value-type="float" office:value="-0.01446" calcext:value-type="float">
            <text:p>-0,0144600000000</text:p>
          </table:table-cell>
          <table:table-cell office:value-type="float" office:value="0.0003005" calcext:value-type="float">
            <text:p>0,0003005000000</text:p>
          </table:table-cell>
          <table:table-cell office:value-type="float" office:value="-0.0001584" calcext:value-type="float">
            <text:p>-0,0001584000000</text:p>
          </table:table-cell>
          <table:table-cell office:value-type="float" office:value="-0.000003166" calcext:value-type="float">
            <text:p>-0,0000031660000</text:p>
          </table:table-cell>
          <table:table-cell office:value-type="float" office:value="0.0002649" calcext:value-type="float">
            <text:p>0,0002649000000</text:p>
          </table:table-cell>
          <table:table-cell office:value-type="float" office:value="0.0011638" calcext:value-type="float">
            <text:p>0,0011638000000</text:p>
          </table:table-cell>
          <table:table-cell office:value-type="float" office:value="0.00001484" calcext:value-type="float">
            <text:p>0,00001484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23" calcext:value-type="float">
            <text:p>1,23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3" calcext:value-type="float">
            <text:p>13,0</text:p>
          </table:table-cell>
          <table:table-cell office:value-type="float" office:value="4.2978" calcext:value-type="float">
            <text:p>4,2978000000000</text:p>
          </table:table-cell>
          <table:table-cell office:value-type="float" office:value="0.000000000056" calcext:value-type="float">
            <text:p>0,0000000000560</text:p>
          </table:table-cell>
          <table:table-cell office:value-type="float" office:value="0.10728" calcext:value-type="float">
            <text:p>0,1072800000000</text:p>
          </table:table-cell>
          <table:table-cell office:value-type="float" office:value="0.0010017" calcext:value-type="float">
            <text:p>0,0010017000000</text:p>
          </table:table-cell>
          <table:table-cell office:value-type="float" office:value="0.048031" calcext:value-type="float">
            <text:p>0,0480310000000</text:p>
          </table:table-cell>
          <table:table-cell office:value-type="float" office:value="0.000040866" calcext:value-type="float">
            <text:p>0,0000408660000</text:p>
          </table:table-cell>
          <table:table-cell office:value-type="float" office:value="0.21815" calcext:value-type="float">
            <text:p>0,2181500000000</text:p>
          </table:table-cell>
          <table:table-cell office:value-type="float" office:value="0.00086843" calcext:value-type="float">
            <text:p>0,0008684300000</text:p>
          </table:table-cell>
          <table:table-cell office:value-type="float" office:value="0.0035013" calcext:value-type="float">
            <text:p>0,0035013000000</text:p>
          </table:table-cell>
          <table:table-cell office:value-type="float" office:value="0.000014193" calcext:value-type="float">
            <text:p>0,0000141930000</text:p>
          </table:table-cell>
          <table:table-cell office:value-type="float" office:value="0.0009251" calcext:value-type="float">
            <text:p>0,0009251000000</text:p>
          </table:table-cell>
          <table:table-cell office:value-type="float" office:value="0.02991" calcext:value-type="float">
            <text:p>0,0299100000000</text:p>
          </table:table-cell>
          <table:table-cell office:value-type="float" office:value="0.0014966" calcext:value-type="float">
            <text:p>0,0014966000000</text:p>
          </table:table-cell>
          <table:table-cell office:value-type="float" office:value="0.077884" calcext:value-type="float">
            <text:p>0,0778840000000</text:p>
          </table:table-cell>
          <table:table-cell office:value-type="float" office:value="0.039151" calcext:value-type="float">
            <text:p>0,0391510000000</text:p>
          </table:table-cell>
          <table:table-cell office:value-type="float" office:value="0.000054999" calcext:value-type="float">
            <text:p>0,0000549990000</text:p>
          </table:table-cell>
          <table:table-cell office:value-type="float" office:value="0.004977" calcext:value-type="float">
            <text:p>0,0049770000000</text:p>
          </table:table-cell>
          <table:table-cell office:value-type="float" office:value="0.00000072922" calcext:value-type="float">
            <text:p>0,0000007292200</text:p>
          </table:table-cell>
          <table:table-cell office:value-type="float" office:value="0.000098744" calcext:value-type="float">
            <text:p>0,0000987440000</text:p>
          </table:table-cell>
          <table:table-cell office:value-type="float" office:value="0.000011803" calcext:value-type="float">
            <text:p>0,0000118030000</text:p>
          </table:table-cell>
          <table:table-cell office:value-type="float" office:value="0.00073962" calcext:value-type="float">
            <text:p>0,0007396200000</text:p>
          </table:table-cell>
          <table:table-cell office:value-type="float" office:value="0.00028097" calcext:value-type="float">
            <text:p>0,0002809700000</text:p>
          </table:table-cell>
          <table:table-cell office:value-type="float" office:value="0.08743" calcext:value-type="float">
            <text:p>0,0874300000000</text:p>
          </table:table-cell>
          <table:table-cell office:value-type="float" office:value="0.00014089" calcext:value-type="float">
            <text:p>0,0001408900000</text:p>
          </table:table-cell>
          <table:table-cell office:value-type="float" office:value="0.0046992" calcext:value-type="float">
            <text:p>0,0046992000000</text:p>
          </table:table-cell>
          <table:table-cell office:value-type="float" office:value="0.000028527" calcext:value-type="float">
            <text:p>0,0000285270000</text:p>
          </table:table-cell>
          <table:table-cell office:value-type="float" office:value="0.00013204" calcext:value-type="float">
            <text:p>0,0001320400000</text:p>
          </table:table-cell>
          <table:table-cell office:value-type="float" office:value="1.6" calcext:value-type="float">
            <text:p>1,6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5" calcext:value-type="float">
            <text:p>15,0</text:p>
          </table:table-cell>
          <table:table-cell office:value-type="float" office:value="5.2495" calcext:value-type="float">
            <text:p>5,2495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065066" calcext:value-type="float">
            <text:p>0,0650660000000</text:p>
          </table:table-cell>
          <table:table-cell office:value-type="float" office:value="0.0011515" calcext:value-type="float">
            <text:p>0,0011515000000</text:p>
          </table:table-cell>
          <table:table-cell office:value-type="float" office:value="0.061489" calcext:value-type="float">
            <text:p>0,0614890000000</text:p>
          </table:table-cell>
          <table:table-cell office:value-type="float" office:value="0.00005969" calcext:value-type="float">
            <text:p>0,0000596900000</text:p>
          </table:table-cell>
          <table:table-cell office:value-type="float" office:value="0.16165" calcext:value-type="float">
            <text:p>0,1616500000000</text:p>
          </table:table-cell>
          <table:table-cell office:value-type="float" office:value="0.0008122" calcext:value-type="float">
            <text:p>0,0008122000000</text:p>
          </table:table-cell>
          <table:table-cell office:value-type="float" office:value="0.0025381" calcext:value-type="float">
            <text:p>0,0025381000000</text:p>
          </table:table-cell>
          <table:table-cell office:value-type="float" office:value="0.000016414" calcext:value-type="float">
            <text:p>0,0000164140000</text:p>
          </table:table-cell>
          <table:table-cell office:value-type="float" office:value="0.0010625" calcext:value-type="float">
            <text:p>0,0010625000000</text:p>
          </table:table-cell>
          <table:table-cell office:value-type="float" office:value="0.041093" calcext:value-type="float">
            <text:p>0,0410930000000</text:p>
          </table:table-cell>
          <table:table-cell office:value-type="float" office:value="0.002442" calcext:value-type="float">
            <text:p>0,0024420000000</text:p>
          </table:table-cell>
          <table:table-cell office:value-type="float" office:value="0.088774" calcext:value-type="float">
            <text:p>0,0887740000000</text:p>
          </table:table-cell>
          <table:table-cell office:value-type="float" office:value="0.036474" calcext:value-type="float">
            <text:p>0,0364740000000</text:p>
          </table:table-cell>
          <table:table-cell office:value-type="float" office:value="0.000075875" calcext:value-type="float">
            <text:p>0,0000758750000</text:p>
          </table:table-cell>
          <table:table-cell office:value-type="float" office:value="0.0040708" calcext:value-type="float">
            <text:p>0,0040708000000</text:p>
          </table:table-cell>
          <table:table-cell office:value-type="float" office:value="0.00000092999" calcext:value-type="float">
            <text:p>0,0000009299900</text:p>
          </table:table-cell>
          <table:table-cell office:value-type="float" office:value="0.00012672" calcext:value-type="float">
            <text:p>0,0001267200000</text:p>
          </table:table-cell>
          <table:table-cell office:value-type="float" office:value="0.0000099814" calcext:value-type="float">
            <text:p>0,0000099814000</text:p>
          </table:table-cell>
          <table:table-cell office:value-type="float" office:value="0.0014076" calcext:value-type="float">
            <text:p>0,0014076000000</text:p>
          </table:table-cell>
          <table:table-cell office:value-type="float" office:value="0.00038003" calcext:value-type="float">
            <text:p>0,0003800300000</text:p>
          </table:table-cell>
          <table:table-cell office:value-type="float" office:value="0.089701" calcext:value-type="float">
            <text:p>0,0897010000000</text:p>
          </table:table-cell>
          <table:table-cell office:value-type="float" office:value="0.000090001" calcext:value-type="float">
            <text:p>0,0000900010000</text:p>
          </table:table-cell>
          <table:table-cell office:value-type="float" office:value="0.0033234" calcext:value-type="float">
            <text:p>0,0033234000000</text:p>
          </table:table-cell>
          <table:table-cell office:value-type="float" office:value="0.00002016" calcext:value-type="float">
            <text:p>0,0000201600000</text:p>
          </table:table-cell>
          <table:table-cell office:value-type="float" office:value="0.000095371" calcext:value-type="float">
            <text:p>0,0000953710000</text:p>
          </table:table-cell>
          <table:table-cell office:value-type="float" office:value="1.5" calcext:value-type="float">
            <text:p>1,5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8" calcext:value-type="float">
            <text:p>18,0</text:p>
          </table:table-cell>
          <table:table-cell office:value-type="float" office:value="6.1136" calcext:value-type="float">
            <text:p>6,1136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1361" calcext:value-type="float">
            <text:p>0,1361000000000</text:p>
          </table:table-cell>
          <table:table-cell office:value-type="float" office:value="0.001382" calcext:value-type="float">
            <text:p>0,0013820000000</text:p>
          </table:table-cell>
          <table:table-cell office:value-type="float" office:value="0.066102" calcext:value-type="float">
            <text:p>0,0661020000000</text:p>
          </table:table-cell>
          <table:table-cell office:value-type="float" office:value="0.000015269" calcext:value-type="float">
            <text:p>0,0000152690000</text:p>
          </table:table-cell>
          <table:table-cell office:value-type="float" office:value="0.7703" calcext:value-type="float">
            <text:p>0,7703000000000</text:p>
          </table:table-cell>
          <table:table-cell office:value-type="float" office:value="0.00087587" calcext:value-type="float">
            <text:p>0,0008758700000</text:p>
          </table:table-cell>
          <table:table-cell office:value-type="float" office:value="0.011743" calcext:value-type="float">
            <text:p>0,0117430000000</text:p>
          </table:table-cell>
          <table:table-cell office:value-type="float" office:value="0.0000044733" calcext:value-type="float">
            <text:p>0,0000044733000</text:p>
          </table:table-cell>
          <table:table-cell office:value-type="float" office:value="0.0029313" calcext:value-type="float">
            <text:p>0,0029313000000</text:p>
          </table:table-cell>
          <table:table-cell office:value-type="float" office:value="0.11562" calcext:value-type="float">
            <text:p>0,1156200000000</text:p>
          </table:table-cell>
          <table:table-cell office:value-type="float" office:value="0.010024" calcext:value-type="float">
            <text:p>0,0100240000000</text:p>
          </table:table-cell>
          <table:table-cell office:value-type="float" office:value="0.11476" calcext:value-type="float">
            <text:p>0,1147600000000</text:p>
          </table:table-cell>
          <table:table-cell office:value-type="float" office:value="0.039476" calcext:value-type="float">
            <text:p>0,0394760000000</text:p>
          </table:table-cell>
          <table:table-cell office:value-type="float" office:value="0.000084622" calcext:value-type="float">
            <text:p>0,0000846220000</text:p>
          </table:table-cell>
          <table:table-cell office:value-type="float" office:value="0.0046227" calcext:value-type="float">
            <text:p>0,0046227000000</text:p>
          </table:table-cell>
          <table:table-cell office:value-type="float" office:value="0.0000012607" calcext:value-type="float">
            <text:p>0,0000012607000</text:p>
          </table:table-cell>
          <table:table-cell office:value-type="float" office:value="0.00015711" calcext:value-type="float">
            <text:p>0,0001571100000</text:p>
          </table:table-cell>
          <table:table-cell office:value-type="float" office:value="0.00001147" calcext:value-type="float">
            <text:p>0,0000114700000</text:p>
          </table:table-cell>
          <table:table-cell office:value-type="float" office:value="0.0014283" calcext:value-type="float">
            <text:p>0,0014283000000</text:p>
          </table:table-cell>
          <table:table-cell office:value-type="float" office:value="0.0004048" calcext:value-type="float">
            <text:p>0,0004048000000</text:p>
          </table:table-cell>
          <table:table-cell office:value-type="float" office:value="0.092976" calcext:value-type="float">
            <text:p>0,0929760000000</text:p>
          </table:table-cell>
          <table:table-cell office:value-type="float" office:value="0.00018197" calcext:value-type="float">
            <text:p>0,0001819700000</text:p>
          </table:table-cell>
          <table:table-cell office:value-type="float" office:value="0.0054267" calcext:value-type="float">
            <text:p>0,0054267000000</text:p>
          </table:table-cell>
          <table:table-cell office:value-type="float" office:value="0.000026667" calcext:value-type="float">
            <text:p>0,0000266670000</text:p>
          </table:table-cell>
          <table:table-cell office:value-type="float" office:value="0.000093306" calcext:value-type="float">
            <text:p>0,0000933060000</text:p>
          </table:table-cell>
          <table:table-cell office:value-type="float" office:value="1.58" calcext:value-type="float">
            <text:p>1,5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0" calcext:value-type="float">
            <text:p>20,0</text:p>
          </table:table-cell>
          <table:table-cell office:value-type="float" office:value="6.763" calcext:value-type="float">
            <text:p>6,7630000000000</text:p>
          </table:table-cell>
          <table:table-cell office:value-type="float" office:value="0.000000000004" calcext:value-type="float">
            <text:p>0,0000000000040</text:p>
          </table:table-cell>
          <table:table-cell office:value-type="float" office:value="0.24494" calcext:value-type="float">
            <text:p>0,2449400000000</text:p>
          </table:table-cell>
          <table:table-cell office:value-type="float" office:value="0.0014462" calcext:value-type="float">
            <text:p>0,0014462000000</text:p>
          </table:table-cell>
          <table:table-cell office:value-type="float" office:value="0.071907" calcext:value-type="float">
            <text:p>0,0719070000000</text:p>
          </table:table-cell>
          <table:table-cell office:value-type="float" office:value="0.00022435" calcext:value-type="float">
            <text:p>0,0002243500000</text:p>
          </table:table-cell>
          <table:table-cell office:value-type="float" office:value="1.0528" calcext:value-type="float">
            <text:p>1,0528000000000</text:p>
          </table:table-cell>
          <table:table-cell office:value-type="float" office:value="0.00095078" calcext:value-type="float">
            <text:p>0,0009507800000</text:p>
          </table:table-cell>
          <table:table-cell office:value-type="float" office:value="0.0052196" calcext:value-type="float">
            <text:p>0,0052196000000</text:p>
          </table:table-cell>
          <table:table-cell office:value-type="float" office:value="0.000060478" calcext:value-type="float">
            <text:p>0,0000604780000</text:p>
          </table:table-cell>
          <table:table-cell office:value-type="float" office:value="0.016816" calcext:value-type="float">
            <text:p>0,0168160000000</text:p>
          </table:table-cell>
          <table:table-cell office:value-type="float" office:value="0.094854" calcext:value-type="float">
            <text:p>0,0948540000000</text:p>
          </table:table-cell>
          <table:table-cell office:value-type="float" office:value="0.0099015" calcext:value-type="float">
            <text:p>0,0099015000000</text:p>
          </table:table-cell>
          <table:table-cell office:value-type="float" office:value="0.067725" calcext:value-type="float">
            <text:p>0,0677250000000</text:p>
          </table:table-cell>
          <table:table-cell office:value-type="float" office:value="0.03001" calcext:value-type="float">
            <text:p>0,0300100000000</text:p>
          </table:table-cell>
          <table:table-cell office:value-type="float" office:value="0.000083039" calcext:value-type="float">
            <text:p>0,0000830390000</text:p>
          </table:table-cell>
          <table:table-cell office:value-type="float" office:value="0.0038177" calcext:value-type="float">
            <text:p>0,0038177000000</text:p>
          </table:table-cell>
          <table:table-cell office:value-type="float" office:value="0.0000012999" calcext:value-type="float">
            <text:p>0,0000012999000</text:p>
          </table:table-cell>
          <table:table-cell office:value-type="float" office:value="0.00014206" calcext:value-type="float">
            <text:p>0,0001420600000</text:p>
          </table:table-cell>
          <table:table-cell office:value-type="float" office:value="0.00001335" calcext:value-type="float">
            <text:p>0,0000133500000</text:p>
          </table:table-cell>
          <table:table-cell office:value-type="float" office:value="0.0012052" calcext:value-type="float">
            <text:p>0,0012052000000</text:p>
          </table:table-cell>
          <table:table-cell office:value-type="float" office:value="0.00035997" calcext:value-type="float">
            <text:p>0,0003599700000</text:p>
          </table:table-cell>
          <table:table-cell office:value-type="float" office:value="0.093712" calcext:value-type="float">
            <text:p>0,0937120000000</text:p>
          </table:table-cell>
          <table:table-cell office:value-type="float" office:value="0.00029226" calcext:value-type="float">
            <text:p>0,0002922600000</text:p>
          </table:table-cell>
          <table:table-cell office:value-type="float" office:value="0.0050507" calcext:value-type="float">
            <text:p>0,0050507000000</text:p>
          </table:table-cell>
          <table:table-cell office:value-type="float" office:value="0.00017157" calcext:value-type="float">
            <text:p>0,0001715700000</text:p>
          </table:table-cell>
          <table:table-cell office:value-type="float" office:value="0.00025708" calcext:value-type="float">
            <text:p>0,0002570800000</text:p>
          </table:table-cell>
          <table:table-cell office:value-type="float" office:value="1.55" calcext:value-type="float">
            <text:p>1,55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5" calcext:value-type="float">
            <text:p>25,0</text:p>
          </table:table-cell>
          <table:table-cell office:value-type="float" office:value="5.3453" calcext:value-type="float">
            <text:p>5,3453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15322" calcext:value-type="float">
            <text:p>0,1532200000000</text:p>
          </table:table-cell>
          <table:table-cell office:value-type="float" office:value="0.00026369" calcext:value-type="float">
            <text:p>0,0002636900000</text:p>
          </table:table-cell>
          <table:table-cell office:value-type="float" office:value="0.0561" calcext:value-type="float">
            <text:p>0,0561000000000</text:p>
          </table:table-cell>
          <table:table-cell office:value-type="float" office:value="0.000068448" calcext:value-type="float">
            <text:p>0,0000684480000</text:p>
          </table:table-cell>
          <table:table-cell office:value-type="float" office:value="3.0055" calcext:value-type="float">
            <text:p>3,0055000000000</text:p>
          </table:table-cell>
          <table:table-cell office:value-type="float" office:value="0.00098584" calcext:value-type="float">
            <text:p>0,0009858400000</text:p>
          </table:table-cell>
          <table:table-cell office:value-type="float" office:value="0.0039481" calcext:value-type="float">
            <text:p>0,0039481000000</text:p>
          </table:table-cell>
          <table:table-cell office:value-type="float" office:value="0.00024335" calcext:value-type="float">
            <text:p>0,0002433500000</text:p>
          </table:table-cell>
          <table:table-cell office:value-type="float" office:value="0.029582" calcext:value-type="float">
            <text:p>0,0295820000000</text:p>
          </table:table-cell>
          <table:table-cell office:value-type="float" office:value="0.25686" calcext:value-type="float">
            <text:p>0,2568600000000</text:p>
          </table:table-cell>
          <table:table-cell office:value-type="float" office:value="0.031969" calcext:value-type="float">
            <text:p>0,0319690000000</text:p>
          </table:table-cell>
          <table:table-cell office:value-type="float" office:value="0.35489" calcext:value-type="float">
            <text:p>0,3548900000000</text:p>
          </table:table-cell>
          <table:table-cell office:value-type="float" office:value="0.18563" calcext:value-type="float">
            <text:p>0,1856300000000</text:p>
          </table:table-cell>
          <table:table-cell office:value-type="float" office:value="0.00031194" calcext:value-type="float">
            <text:p>0,0003119400000</text:p>
          </table:table-cell>
          <table:table-cell office:value-type="float" office:value="0.019913" calcext:value-type="float">
            <text:p>0,0199130000000</text:p>
          </table:table-cell>
          <table:table-cell office:value-type="float" office:value="0.0000036873" calcext:value-type="float">
            <text:p>0,0000036873000</text:p>
          </table:table-cell>
          <table:table-cell office:value-type="float" office:value="0.00026368" calcext:value-type="float">
            <text:p>0,0002636800000</text:p>
          </table:table-cell>
          <table:table-cell office:value-type="float" office:value="0.000012046" calcext:value-type="float">
            <text:p>0,0000120460000</text:p>
          </table:table-cell>
          <table:table-cell office:value-type="float" office:value="0.0036753" calcext:value-type="float">
            <text:p>0,0036753000000</text:p>
          </table:table-cell>
          <table:table-cell office:value-type="float" office:value="0.00034727" calcext:value-type="float">
            <text:p>0,0003472700000</text:p>
          </table:table-cell>
          <table:table-cell office:value-type="float" office:value="0.088953" calcext:value-type="float">
            <text:p>0,0889530000000</text:p>
          </table:table-cell>
          <table:table-cell office:value-type="float" office:value="0.00040057" calcext:value-type="float">
            <text:p>0,0004005700000</text:p>
          </table:table-cell>
          <table:table-cell office:value-type="float" office:value="0.0033102" calcext:value-type="float">
            <text:p>0,0033102000000</text:p>
          </table:table-cell>
          <table:table-cell office:value-type="float" office:value="0.00058508" calcext:value-type="float">
            <text:p>0,0005850800000</text:p>
          </table:table-cell>
          <table:table-cell office:value-type="float" office:value="0.00094606" calcext:value-type="float">
            <text:p>0,0009460600000</text:p>
          </table:table-cell>
          <table:table-cell office:value-type="float" office:value="1.804" calcext:value-type="float">
            <text:p>1,804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30" calcext:value-type="float">
            <text:p>30,0</text:p>
          </table:table-cell>
          <table:table-cell office:value-type="float" office:value="8.3592" calcext:value-type="float">
            <text:p>8,35920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0.25018" calcext:value-type="float">
            <text:p>0,2501800000000</text:p>
          </table:table-cell>
          <table:table-cell office:value-type="float" office:value="0.001919" calcext:value-type="float">
            <text:p>0,0019190000000</text:p>
          </table:table-cell>
          <table:table-cell office:value-type="float" office:value="0.10231" calcext:value-type="float">
            <text:p>0,1023100000000</text:p>
          </table:table-cell>
          <table:table-cell office:value-type="float" office:value="0.0000065549" calcext:value-type="float">
            <text:p>0,0000065549000</text:p>
          </table:table-cell>
          <table:table-cell office:value-type="float" office:value="3.2162" calcext:value-type="float">
            <text:p>3,2162000000000</text:p>
          </table:table-cell>
          <table:table-cell office:value-type="float" office:value="0.0016879" calcext:value-type="float">
            <text:p>0,0016879000000</text:p>
          </table:table-cell>
          <table:table-cell office:value-type="float" office:value="0.0061792" calcext:value-type="float">
            <text:p>0,0061792000000</text:p>
          </table:table-cell>
          <table:table-cell office:value-type="float" office:value="0.0000078086" calcext:value-type="float">
            <text:p>0,0000078086000</text:p>
          </table:table-cell>
          <table:table-cell office:value-type="float" office:value="0.034686" calcext:value-type="float">
            <text:p>0,0346860000000</text:p>
          </table:table-cell>
          <table:table-cell office:value-type="float" office:value="0.24724" calcext:value-type="float">
            <text:p>0,2472400000000</text:p>
          </table:table-cell>
          <table:table-cell office:value-type="float" office:value="0.034095" calcext:value-type="float">
            <text:p>0,0340950000000</text:p>
          </table:table-cell>
          <table:table-cell office:value-type="float" office:value="0.25821" calcext:value-type="float">
            <text:p>0,2582100000000</text:p>
          </table:table-cell>
          <table:table-cell office:value-type="float" office:value="0.11258" calcext:value-type="float">
            <text:p>0,1125800000000</text:p>
          </table:table-cell>
          <table:table-cell office:value-type="float" office:value="0.00014879" calcext:value-type="float">
            <text:p>0,0001487900000</text:p>
          </table:table-cell>
          <table:table-cell office:value-type="float" office:value="0.015772" calcext:value-type="float">
            <text:p>0,0157720000000</text:p>
          </table:table-cell>
          <table:table-cell office:value-type="float" office:value="0.000002575" calcext:value-type="float">
            <text:p>0,0000025750000</text:p>
          </table:table-cell>
          <table:table-cell office:value-type="float" office:value="0.00030913" calcext:value-type="float">
            <text:p>0,0003091300000</text:p>
          </table:table-cell>
          <table:table-cell office:value-type="float" office:value="0.000025292" calcext:value-type="float">
            <text:p>0,0000252920000</text:p>
          </table:table-cell>
          <table:table-cell office:value-type="float" office:value="0.0041648" calcext:value-type="float">
            <text:p>0,0041648000000</text:p>
          </table:table-cell>
          <table:table-cell office:value-type="float" office:value="0.0010403" calcext:value-type="float">
            <text:p>0,0010403000000</text:p>
          </table:table-cell>
          <table:table-cell office:value-type="float" office:value="0.10389" calcext:value-type="float">
            <text:p>0,1038900000000</text:p>
          </table:table-cell>
          <table:table-cell office:value-type="float" office:value="0.00053929" calcext:value-type="float">
            <text:p>0,0005392900000</text:p>
          </table:table-cell>
          <table:table-cell office:value-type="float" office:value="0.0025623" calcext:value-type="float">
            <text:p>0,0025623000000</text:p>
          </table:table-cell>
          <table:table-cell office:value-type="float" office:value="0.000098578" calcext:value-type="float">
            <text:p>0,0000985780000</text:p>
          </table:table-cell>
          <table:table-cell office:value-type="float" office:value="0.000049892" calcext:value-type="float">
            <text:p>0,0000498920000</text:p>
          </table:table-cell>
          <table:table-cell office:value-type="float" office:value="2.1" calcext:value-type="float">
            <text:p>2,1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0" calcext:value-type="float">
            <text:p>40,0</text:p>
          </table:table-cell>
          <table:table-cell office:value-type="float" office:value="4.7061" calcext:value-type="float">
            <text:p>4,7061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59576" calcext:value-type="float">
            <text:p>0,5957600000000</text:p>
          </table:table-cell>
          <table:table-cell office:value-type="float" office:value="0.00043106" calcext:value-type="float">
            <text:p>0,0004310600000</text:p>
          </table:table-cell>
          <table:table-cell office:value-type="float" office:value="0.058105" calcext:value-type="float">
            <text:p>0,0581050000000</text:p>
          </table:table-cell>
          <table:table-cell office:value-type="float" office:value="0.0000057164" calcext:value-type="float">
            <text:p>0,0000057164000</text:p>
          </table:table-cell>
          <table:table-cell office:value-type="float" office:value="7.3334" calcext:value-type="float">
            <text:p>7,3334000000000</text:p>
          </table:table-cell>
          <table:table-cell office:value-type="float" office:value="0.00097219" calcext:value-type="float">
            <text:p>0,0009721900000</text:p>
          </table:table-cell>
          <table:table-cell office:value-type="float" office:value="0.012312" calcext:value-type="float">
            <text:p>0,0123120000000</text:p>
          </table:table-cell>
          <table:table-cell office:value-type="float" office:value="0.0000052596" calcext:value-type="float">
            <text:p>0,0000052596000</text:p>
          </table:table-cell>
          <table:table-cell office:value-type="float" office:value="0.077638" calcext:value-type="float">
            <text:p>0,0776380000000</text:p>
          </table:table-cell>
          <table:table-cell office:value-type="float" office:value="0.45655" calcext:value-type="float">
            <text:p>0,4565500000000</text:p>
          </table:table-cell>
          <table:table-cell office:value-type="float" office:value="0.08298" calcext:value-type="float">
            <text:p>0,0829800000000</text:p>
          </table:table-cell>
          <table:table-cell office:value-type="float" office:value="0.26108" calcext:value-type="float">
            <text:p>0,2610800000000</text:p>
          </table:table-cell>
          <table:table-cell office:value-type="float" office:value="0.11297" calcext:value-type="float">
            <text:p>0,1129700000000</text:p>
          </table:table-cell>
          <table:table-cell office:value-type="float" office:value="0.00015946" calcext:value-type="float">
            <text:p>0,0001594600000</text:p>
          </table:table-cell>
          <table:table-cell office:value-type="float" office:value="0.01567" calcext:value-type="float">
            <text:p>0,0156700000000</text:p>
          </table:table-cell>
          <table:table-cell office:value-type="float" office:value="0.000006147" calcext:value-type="float">
            <text:p>0,0000061470000</text:p>
          </table:table-cell>
          <table:table-cell office:value-type="float" office:value="0.00033433" calcext:value-type="float">
            <text:p>0,0003343300000</text:p>
          </table:table-cell>
          <table:table-cell office:value-type="float" office:value="0.000022605" calcext:value-type="float">
            <text:p>0,0000226050000</text:p>
          </table:table-cell>
          <table:table-cell office:value-type="float" office:value="0.0041792" calcext:value-type="float">
            <text:p>0,0041792000000</text:p>
          </table:table-cell>
          <table:table-cell office:value-type="float" office:value="0.00082813" calcext:value-type="float">
            <text:p>0,0008281300000</text:p>
          </table:table-cell>
          <table:table-cell office:value-type="float" office:value="0.089673" calcext:value-type="float">
            <text:p>0,0896730000000</text:p>
          </table:table-cell>
          <table:table-cell office:value-type="float" office:value="0.00069448" calcext:value-type="float">
            <text:p>0,0006944800000</text:p>
          </table:table-cell>
          <table:table-cell office:value-type="float" office:value="0.0058691" calcext:value-type="float">
            <text:p>0,0058691000000</text:p>
          </table:table-cell>
          <table:table-cell office:value-type="float" office:value="0.0013345" calcext:value-type="float">
            <text:p>0,0013345000000</text:p>
          </table:table-cell>
          <table:table-cell office:value-type="float" office:value="0.0030603" calcext:value-type="float">
            <text:p>0,0030603000000</text:p>
          </table:table-cell>
          <table:table-cell office:value-type="float" office:value="2.21" calcext:value-type="float">
            <text:p>2,2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50" calcext:value-type="float">
            <text:p>50,0</text:p>
          </table:table-cell>
          <table:table-cell office:value-type="float" office:value="4.7061" calcext:value-type="float">
            <text:p>4,7061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59576" calcext:value-type="float">
            <text:p>0,5957600000000</text:p>
          </table:table-cell>
          <table:table-cell office:value-type="float" office:value="0.00043106" calcext:value-type="float">
            <text:p>0,0004310600000</text:p>
          </table:table-cell>
          <table:table-cell office:value-type="float" office:value="0.058105" calcext:value-type="float">
            <text:p>0,0581050000000</text:p>
          </table:table-cell>
          <table:table-cell office:value-type="float" office:value="0.0000057164" calcext:value-type="float">
            <text:p>0,0000057164000</text:p>
          </table:table-cell>
          <table:table-cell office:value-type="float" office:value="7.3334" calcext:value-type="float">
            <text:p>7,3334000000000</text:p>
          </table:table-cell>
          <table:table-cell office:value-type="float" office:value="0.00097219" calcext:value-type="float">
            <text:p>0,0009721900000</text:p>
          </table:table-cell>
          <table:table-cell office:value-type="float" office:value="0.012312" calcext:value-type="float">
            <text:p>0,0123120000000</text:p>
          </table:table-cell>
          <table:table-cell office:value-type="float" office:value="0.0000052596" calcext:value-type="float">
            <text:p>0,0000052596000</text:p>
          </table:table-cell>
          <table:table-cell office:value-type="float" office:value="0.077638" calcext:value-type="float">
            <text:p>0,0776380000000</text:p>
          </table:table-cell>
          <table:table-cell office:value-type="float" office:value="0.45655" calcext:value-type="float">
            <text:p>0,4565500000000</text:p>
          </table:table-cell>
          <table:table-cell office:value-type="float" office:value="0.08298" calcext:value-type="float">
            <text:p>0,0829800000000</text:p>
          </table:table-cell>
          <table:table-cell office:value-type="float" office:value="0.26108" calcext:value-type="float">
            <text:p>0,2610800000000</text:p>
          </table:table-cell>
          <table:table-cell office:value-type="float" office:value="0.11297" calcext:value-type="float">
            <text:p>0,1129700000000</text:p>
          </table:table-cell>
          <table:table-cell office:value-type="float" office:value="0.00015946" calcext:value-type="float">
            <text:p>0,0001594600000</text:p>
          </table:table-cell>
          <table:table-cell office:value-type="float" office:value="0.01567" calcext:value-type="float">
            <text:p>0,0156700000000</text:p>
          </table:table-cell>
          <table:table-cell office:value-type="float" office:value="0.000006147" calcext:value-type="float">
            <text:p>0,0000061470000</text:p>
          </table:table-cell>
          <table:table-cell office:value-type="float" office:value="0.00033433" calcext:value-type="float">
            <text:p>0,0003343300000</text:p>
          </table:table-cell>
          <table:table-cell office:value-type="float" office:value="0.000022605" calcext:value-type="float">
            <text:p>0,0000226050000</text:p>
          </table:table-cell>
          <table:table-cell office:value-type="float" office:value="0.0041792" calcext:value-type="float">
            <text:p>0,0041792000000</text:p>
          </table:table-cell>
          <table:table-cell office:value-type="float" office:value="0.00082813" calcext:value-type="float">
            <text:p>0,0008281300000</text:p>
          </table:table-cell>
          <table:table-cell office:value-type="float" office:value="0.089673" calcext:value-type="float">
            <text:p>0,0896730000000</text:p>
          </table:table-cell>
          <table:table-cell office:value-type="float" office:value="0.00069448" calcext:value-type="float">
            <text:p>0,0006944800000</text:p>
          </table:table-cell>
          <table:table-cell office:value-type="float" office:value="0.0058691" calcext:value-type="float">
            <text:p>0,0058691000000</text:p>
          </table:table-cell>
          <table:table-cell office:value-type="float" office:value="0.0013345" calcext:value-type="float">
            <text:p>0,0013345000000</text:p>
          </table:table-cell>
          <table:table-cell office:value-type="float" office:value="0.0030603" calcext:value-type="float">
            <text:p>0,0030603000000</text:p>
          </table:table-cell>
          <table:table-cell office:value-type="float" office:value="2.21" calcext:value-type="float">
            <text:p>2,2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0" calcext:value-type="float">
            <text:p>60,0</text:p>
          </table:table-cell>
          <table:table-cell office:value-type="float" office:value="4.7061" calcext:value-type="float">
            <text:p>4,7061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59576" calcext:value-type="float">
            <text:p>0,5957600000000</text:p>
          </table:table-cell>
          <table:table-cell office:value-type="float" office:value="0.00043106" calcext:value-type="float">
            <text:p>0,0004310600000</text:p>
          </table:table-cell>
          <table:table-cell office:value-type="float" office:value="0.058105" calcext:value-type="float">
            <text:p>0,0581050000000</text:p>
          </table:table-cell>
          <table:table-cell office:value-type="float" office:value="0.0000057164" calcext:value-type="float">
            <text:p>0,0000057164000</text:p>
          </table:table-cell>
          <table:table-cell office:value-type="float" office:value="7.3334" calcext:value-type="float">
            <text:p>7,3334000000000</text:p>
          </table:table-cell>
          <table:table-cell office:value-type="float" office:value="0.00097219" calcext:value-type="float">
            <text:p>0,0009721900000</text:p>
          </table:table-cell>
          <table:table-cell office:value-type="float" office:value="0.012312" calcext:value-type="float">
            <text:p>0,0123120000000</text:p>
          </table:table-cell>
          <table:table-cell office:value-type="float" office:value="0.0000052596" calcext:value-type="float">
            <text:p>0,0000052596000</text:p>
          </table:table-cell>
          <table:table-cell office:value-type="float" office:value="0.077638" calcext:value-type="float">
            <text:p>0,0776380000000</text:p>
          </table:table-cell>
          <table:table-cell office:value-type="float" office:value="0.45655" calcext:value-type="float">
            <text:p>0,4565500000000</text:p>
          </table:table-cell>
          <table:table-cell office:value-type="float" office:value="0.08298" calcext:value-type="float">
            <text:p>0,0829800000000</text:p>
          </table:table-cell>
          <table:table-cell office:value-type="float" office:value="0.26108" calcext:value-type="float">
            <text:p>0,2610800000000</text:p>
          </table:table-cell>
          <table:table-cell office:value-type="float" office:value="0.11297" calcext:value-type="float">
            <text:p>0,1129700000000</text:p>
          </table:table-cell>
          <table:table-cell office:value-type="float" office:value="0.00015946" calcext:value-type="float">
            <text:p>0,0001594600000</text:p>
          </table:table-cell>
          <table:table-cell office:value-type="float" office:value="0.01567" calcext:value-type="float">
            <text:p>0,0156700000000</text:p>
          </table:table-cell>
          <table:table-cell office:value-type="float" office:value="0.000006147" calcext:value-type="float">
            <text:p>0,0000061470000</text:p>
          </table:table-cell>
          <table:table-cell office:value-type="float" office:value="0.00033433" calcext:value-type="float">
            <text:p>0,0003343300000</text:p>
          </table:table-cell>
          <table:table-cell office:value-type="float" office:value="0.000022605" calcext:value-type="float">
            <text:p>0,0000226050000</text:p>
          </table:table-cell>
          <table:table-cell office:value-type="float" office:value="0.0041792" calcext:value-type="float">
            <text:p>0,0041792000000</text:p>
          </table:table-cell>
          <table:table-cell office:value-type="float" office:value="0.00082813" calcext:value-type="float">
            <text:p>0,0008281300000</text:p>
          </table:table-cell>
          <table:table-cell office:value-type="float" office:value="0.089673" calcext:value-type="float">
            <text:p>0,0896730000000</text:p>
          </table:table-cell>
          <table:table-cell office:value-type="float" office:value="0.00069448" calcext:value-type="float">
            <text:p>0,0006944800000</text:p>
          </table:table-cell>
          <table:table-cell office:value-type="float" office:value="0.0058691" calcext:value-type="float">
            <text:p>0,0058691000000</text:p>
          </table:table-cell>
          <table:table-cell office:value-type="float" office:value="0.0013345" calcext:value-type="float">
            <text:p>0,0013345000000</text:p>
          </table:table-cell>
          <table:table-cell office:value-type="float" office:value="0.0030603" calcext:value-type="float">
            <text:p>0,0030603000000</text:p>
          </table:table-cell>
          <table:table-cell office:value-type="float" office:value="2.21" calcext:value-type="float">
            <text:p>2,2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0" calcext:value-type="float">
            <text:p>70,0</text:p>
          </table:table-cell>
          <table:table-cell office:value-type="float" office:value="4.7061" calcext:value-type="float">
            <text:p>4,7061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59576" calcext:value-type="float">
            <text:p>0,5957600000000</text:p>
          </table:table-cell>
          <table:table-cell office:value-type="float" office:value="0.00043106" calcext:value-type="float">
            <text:p>0,0004310600000</text:p>
          </table:table-cell>
          <table:table-cell office:value-type="float" office:value="0.058105" calcext:value-type="float">
            <text:p>0,0581050000000</text:p>
          </table:table-cell>
          <table:table-cell office:value-type="float" office:value="0.0000057164" calcext:value-type="float">
            <text:p>0,0000057164000</text:p>
          </table:table-cell>
          <table:table-cell office:value-type="float" office:value="7.3334" calcext:value-type="float">
            <text:p>7,3334000000000</text:p>
          </table:table-cell>
          <table:table-cell office:value-type="float" office:value="0.00097219" calcext:value-type="float">
            <text:p>0,0009721900000</text:p>
          </table:table-cell>
          <table:table-cell office:value-type="float" office:value="0.012312" calcext:value-type="float">
            <text:p>0,0123120000000</text:p>
          </table:table-cell>
          <table:table-cell office:value-type="float" office:value="0.0000052596" calcext:value-type="float">
            <text:p>0,0000052596000</text:p>
          </table:table-cell>
          <table:table-cell office:value-type="float" office:value="0.077638" calcext:value-type="float">
            <text:p>0,0776380000000</text:p>
          </table:table-cell>
          <table:table-cell office:value-type="float" office:value="0.45655" calcext:value-type="float">
            <text:p>0,4565500000000</text:p>
          </table:table-cell>
          <table:table-cell office:value-type="float" office:value="0.08298" calcext:value-type="float">
            <text:p>0,0829800000000</text:p>
          </table:table-cell>
          <table:table-cell office:value-type="float" office:value="0.26108" calcext:value-type="float">
            <text:p>0,2610800000000</text:p>
          </table:table-cell>
          <table:table-cell office:value-type="float" office:value="0.11297" calcext:value-type="float">
            <text:p>0,1129700000000</text:p>
          </table:table-cell>
          <table:table-cell office:value-type="float" office:value="0.00015946" calcext:value-type="float">
            <text:p>0,0001594600000</text:p>
          </table:table-cell>
          <table:table-cell office:value-type="float" office:value="0.01567" calcext:value-type="float">
            <text:p>0,0156700000000</text:p>
          </table:table-cell>
          <table:table-cell office:value-type="float" office:value="0.000006147" calcext:value-type="float">
            <text:p>0,0000061470000</text:p>
          </table:table-cell>
          <table:table-cell office:value-type="float" office:value="0.00033433" calcext:value-type="float">
            <text:p>0,0003343300000</text:p>
          </table:table-cell>
          <table:table-cell office:value-type="float" office:value="0.000022605" calcext:value-type="float">
            <text:p>0,0000226050000</text:p>
          </table:table-cell>
          <table:table-cell office:value-type="float" office:value="0.0041792" calcext:value-type="float">
            <text:p>0,0041792000000</text:p>
          </table:table-cell>
          <table:table-cell office:value-type="float" office:value="0.00082813" calcext:value-type="float">
            <text:p>0,0008281300000</text:p>
          </table:table-cell>
          <table:table-cell office:value-type="float" office:value="0.089673" calcext:value-type="float">
            <text:p>0,0896730000000</text:p>
          </table:table-cell>
          <table:table-cell office:value-type="float" office:value="0.00069448" calcext:value-type="float">
            <text:p>0,0006944800000</text:p>
          </table:table-cell>
          <table:table-cell office:value-type="float" office:value="0.0058691" calcext:value-type="float">
            <text:p>0,0058691000000</text:p>
          </table:table-cell>
          <table:table-cell office:value-type="float" office:value="0.0013345" calcext:value-type="float">
            <text:p>0,0013345000000</text:p>
          </table:table-cell>
          <table:table-cell office:value-type="float" office:value="0.0030603" calcext:value-type="float">
            <text:p>0,0030603000000</text:p>
          </table:table-cell>
          <table:table-cell office:value-type="float" office:value="2.21" calcext:value-type="float">
            <text:p>2,2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0" calcext:value-type="float">
            <text:p>80,0</text:p>
          </table:table-cell>
          <table:table-cell office:value-type="float" office:value="4.7061" calcext:value-type="float">
            <text:p>4,7061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59576" calcext:value-type="float">
            <text:p>0,5957600000000</text:p>
          </table:table-cell>
          <table:table-cell office:value-type="float" office:value="0.00043106" calcext:value-type="float">
            <text:p>0,0004310600000</text:p>
          </table:table-cell>
          <table:table-cell office:value-type="float" office:value="0.058105" calcext:value-type="float">
            <text:p>0,0581050000000</text:p>
          </table:table-cell>
          <table:table-cell office:value-type="float" office:value="0.0000057164" calcext:value-type="float">
            <text:p>0,0000057164000</text:p>
          </table:table-cell>
          <table:table-cell office:value-type="float" office:value="7.3334" calcext:value-type="float">
            <text:p>7,3334000000000</text:p>
          </table:table-cell>
          <table:table-cell office:value-type="float" office:value="0.00097219" calcext:value-type="float">
            <text:p>0,0009721900000</text:p>
          </table:table-cell>
          <table:table-cell office:value-type="float" office:value="0.012312" calcext:value-type="float">
            <text:p>0,0123120000000</text:p>
          </table:table-cell>
          <table:table-cell office:value-type="float" office:value="0.0000052596" calcext:value-type="float">
            <text:p>0,0000052596000</text:p>
          </table:table-cell>
          <table:table-cell office:value-type="float" office:value="0.077638" calcext:value-type="float">
            <text:p>0,0776380000000</text:p>
          </table:table-cell>
          <table:table-cell office:value-type="float" office:value="0.45655" calcext:value-type="float">
            <text:p>0,4565500000000</text:p>
          </table:table-cell>
          <table:table-cell office:value-type="float" office:value="0.08298" calcext:value-type="float">
            <text:p>0,0829800000000</text:p>
          </table:table-cell>
          <table:table-cell office:value-type="float" office:value="0.26108" calcext:value-type="float">
            <text:p>0,2610800000000</text:p>
          </table:table-cell>
          <table:table-cell office:value-type="float" office:value="0.11297" calcext:value-type="float">
            <text:p>0,1129700000000</text:p>
          </table:table-cell>
          <table:table-cell office:value-type="float" office:value="0.00015946" calcext:value-type="float">
            <text:p>0,0001594600000</text:p>
          </table:table-cell>
          <table:table-cell office:value-type="float" office:value="0.01567" calcext:value-type="float">
            <text:p>0,0156700000000</text:p>
          </table:table-cell>
          <table:table-cell office:value-type="float" office:value="0.000006147" calcext:value-type="float">
            <text:p>0,0000061470000</text:p>
          </table:table-cell>
          <table:table-cell office:value-type="float" office:value="0.00033433" calcext:value-type="float">
            <text:p>0,0003343300000</text:p>
          </table:table-cell>
          <table:table-cell office:value-type="float" office:value="0.000022605" calcext:value-type="float">
            <text:p>0,0000226050000</text:p>
          </table:table-cell>
          <table:table-cell office:value-type="float" office:value="0.0041792" calcext:value-type="float">
            <text:p>0,0041792000000</text:p>
          </table:table-cell>
          <table:table-cell office:value-type="float" office:value="0.00082813" calcext:value-type="float">
            <text:p>0,0008281300000</text:p>
          </table:table-cell>
          <table:table-cell office:value-type="float" office:value="0.089673" calcext:value-type="float">
            <text:p>0,0896730000000</text:p>
          </table:table-cell>
          <table:table-cell office:value-type="float" office:value="0.00069448" calcext:value-type="float">
            <text:p>0,0006944800000</text:p>
          </table:table-cell>
          <table:table-cell office:value-type="float" office:value="0.0058691" calcext:value-type="float">
            <text:p>0,0058691000000</text:p>
          </table:table-cell>
          <table:table-cell office:value-type="float" office:value="0.0013345" calcext:value-type="float">
            <text:p>0,0013345000000</text:p>
          </table:table-cell>
          <table:table-cell office:value-type="float" office:value="0.0030603" calcext:value-type="float">
            <text:p>0,0030603000000</text:p>
          </table:table-cell>
          <table:table-cell office:value-type="float" office:value="2.21" calcext:value-type="float">
            <text:p>2,2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0" calcext:value-type="float">
            <text:p>90,0</text:p>
          </table:table-cell>
          <table:table-cell office:value-type="float" office:value="4.7061" calcext:value-type="float">
            <text:p>4,7061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59576" calcext:value-type="float">
            <text:p>0,5957600000000</text:p>
          </table:table-cell>
          <table:table-cell office:value-type="float" office:value="0.00043106" calcext:value-type="float">
            <text:p>0,0004310600000</text:p>
          </table:table-cell>
          <table:table-cell office:value-type="float" office:value="0.058105" calcext:value-type="float">
            <text:p>0,0581050000000</text:p>
          </table:table-cell>
          <table:table-cell office:value-type="float" office:value="0.0000057164" calcext:value-type="float">
            <text:p>0,0000057164000</text:p>
          </table:table-cell>
          <table:table-cell office:value-type="float" office:value="7.3334" calcext:value-type="float">
            <text:p>7,3334000000000</text:p>
          </table:table-cell>
          <table:table-cell office:value-type="float" office:value="0.00097219" calcext:value-type="float">
            <text:p>0,0009721900000</text:p>
          </table:table-cell>
          <table:table-cell office:value-type="float" office:value="0.012312" calcext:value-type="float">
            <text:p>0,0123120000000</text:p>
          </table:table-cell>
          <table:table-cell office:value-type="float" office:value="0.0000052596" calcext:value-type="float">
            <text:p>0,0000052596000</text:p>
          </table:table-cell>
          <table:table-cell office:value-type="float" office:value="0.077638" calcext:value-type="float">
            <text:p>0,0776380000000</text:p>
          </table:table-cell>
          <table:table-cell office:value-type="float" office:value="0.45655" calcext:value-type="float">
            <text:p>0,4565500000000</text:p>
          </table:table-cell>
          <table:table-cell office:value-type="float" office:value="0.08298" calcext:value-type="float">
            <text:p>0,0829800000000</text:p>
          </table:table-cell>
          <table:table-cell office:value-type="float" office:value="0.26108" calcext:value-type="float">
            <text:p>0,2610800000000</text:p>
          </table:table-cell>
          <table:table-cell office:value-type="float" office:value="0.11297" calcext:value-type="float">
            <text:p>0,1129700000000</text:p>
          </table:table-cell>
          <table:table-cell office:value-type="float" office:value="0.00015946" calcext:value-type="float">
            <text:p>0,0001594600000</text:p>
          </table:table-cell>
          <table:table-cell office:value-type="float" office:value="0.01567" calcext:value-type="float">
            <text:p>0,0156700000000</text:p>
          </table:table-cell>
          <table:table-cell office:value-type="float" office:value="0.000006147" calcext:value-type="float">
            <text:p>0,0000061470000</text:p>
          </table:table-cell>
          <table:table-cell office:value-type="float" office:value="0.00033433" calcext:value-type="float">
            <text:p>0,0003343300000</text:p>
          </table:table-cell>
          <table:table-cell office:value-type="float" office:value="0.000022605" calcext:value-type="float">
            <text:p>0,0000226050000</text:p>
          </table:table-cell>
          <table:table-cell office:value-type="float" office:value="0.0041792" calcext:value-type="float">
            <text:p>0,0041792000000</text:p>
          </table:table-cell>
          <table:table-cell office:value-type="float" office:value="0.00082813" calcext:value-type="float">
            <text:p>0,0008281300000</text:p>
          </table:table-cell>
          <table:table-cell office:value-type="float" office:value="0.089673" calcext:value-type="float">
            <text:p>0,0896730000000</text:p>
          </table:table-cell>
          <table:table-cell office:value-type="float" office:value="0.00069448" calcext:value-type="float">
            <text:p>0,0006944800000</text:p>
          </table:table-cell>
          <table:table-cell office:value-type="float" office:value="0.0058691" calcext:value-type="float">
            <text:p>0,0058691000000</text:p>
          </table:table-cell>
          <table:table-cell office:value-type="float" office:value="0.0013345" calcext:value-type="float">
            <text:p>0,0013345000000</text:p>
          </table:table-cell>
          <table:table-cell office:value-type="float" office:value="0.0030603" calcext:value-type="float">
            <text:p>0,0030603000000</text:p>
          </table:table-cell>
          <table:table-cell office:value-type="float" office:value="2.21" calcext:value-type="float">
            <text:p>2,2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00" calcext:value-type="float">
            <text:p>100,0</text:p>
          </table:table-cell>
          <table:table-cell office:value-type="float" office:value="4.7061" calcext:value-type="float">
            <text:p>4,7061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59576" calcext:value-type="float">
            <text:p>0,5957600000000</text:p>
          </table:table-cell>
          <table:table-cell office:value-type="float" office:value="0.00043106" calcext:value-type="float">
            <text:p>0,0004310600000</text:p>
          </table:table-cell>
          <table:table-cell office:value-type="float" office:value="0.058105" calcext:value-type="float">
            <text:p>0,0581050000000</text:p>
          </table:table-cell>
          <table:table-cell office:value-type="float" office:value="0.0000057164" calcext:value-type="float">
            <text:p>0,0000057164000</text:p>
          </table:table-cell>
          <table:table-cell office:value-type="float" office:value="7.3334" calcext:value-type="float">
            <text:p>7,3334000000000</text:p>
          </table:table-cell>
          <table:table-cell office:value-type="float" office:value="0.00097219" calcext:value-type="float">
            <text:p>0,0009721900000</text:p>
          </table:table-cell>
          <table:table-cell office:value-type="float" office:value="0.012312" calcext:value-type="float">
            <text:p>0,0123120000000</text:p>
          </table:table-cell>
          <table:table-cell office:value-type="float" office:value="0.0000052596" calcext:value-type="float">
            <text:p>0,0000052596000</text:p>
          </table:table-cell>
          <table:table-cell office:value-type="float" office:value="0.077638" calcext:value-type="float">
            <text:p>0,0776380000000</text:p>
          </table:table-cell>
          <table:table-cell office:value-type="float" office:value="0.45655" calcext:value-type="float">
            <text:p>0,4565500000000</text:p>
          </table:table-cell>
          <table:table-cell office:value-type="float" office:value="0.08298" calcext:value-type="float">
            <text:p>0,0829800000000</text:p>
          </table:table-cell>
          <table:table-cell office:value-type="float" office:value="0.26108" calcext:value-type="float">
            <text:p>0,2610800000000</text:p>
          </table:table-cell>
          <table:table-cell office:value-type="float" office:value="0.11297" calcext:value-type="float">
            <text:p>0,1129700000000</text:p>
          </table:table-cell>
          <table:table-cell office:value-type="float" office:value="0.00015946" calcext:value-type="float">
            <text:p>0,0001594600000</text:p>
          </table:table-cell>
          <table:table-cell office:value-type="float" office:value="0.01567" calcext:value-type="float">
            <text:p>0,0156700000000</text:p>
          </table:table-cell>
          <table:table-cell office:value-type="float" office:value="0.000006147" calcext:value-type="float">
            <text:p>0,0000061470000</text:p>
          </table:table-cell>
          <table:table-cell office:value-type="float" office:value="0.00033433" calcext:value-type="float">
            <text:p>0,0003343300000</text:p>
          </table:table-cell>
          <table:table-cell office:value-type="float" office:value="0.000022605" calcext:value-type="float">
            <text:p>0,0000226050000</text:p>
          </table:table-cell>
          <table:table-cell office:value-type="float" office:value="0.0041792" calcext:value-type="float">
            <text:p>0,0041792000000</text:p>
          </table:table-cell>
          <table:table-cell office:value-type="float" office:value="0.00082813" calcext:value-type="float">
            <text:p>0,0008281300000</text:p>
          </table:table-cell>
          <table:table-cell office:value-type="float" office:value="0.089673" calcext:value-type="float">
            <text:p>0,0896730000000</text:p>
          </table:table-cell>
          <table:table-cell office:value-type="float" office:value="0.00069448" calcext:value-type="float">
            <text:p>0,0006944800000</text:p>
          </table:table-cell>
          <table:table-cell office:value-type="float" office:value="0.0058691" calcext:value-type="float">
            <text:p>0,0058691000000</text:p>
          </table:table-cell>
          <table:table-cell office:value-type="float" office:value="0.0013345" calcext:value-type="float">
            <text:p>0,0013345000000</text:p>
          </table:table-cell>
          <table:table-cell office:value-type="float" office:value="0.0030603" calcext:value-type="float">
            <text:p>0,0030603000000</text:p>
          </table:table-cell>
          <table:table-cell office:value-type="float" office:value="2.21" calcext:value-type="float">
            <text:p>2,2100000000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&lt;0.05</text:p>
          </table:table-cell>
          <table:table-cell table:style-name="ce6" office:value-type="string" calcext:value-type="string">
            <text:p>He</text:p>
          </table:table-cell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_13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_1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_17</text:p>
          </table:table-cell>
          <table:table-cell table:style-name="ce6" office:value-type="string" calcext:value-type="string">
            <text:p>O_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Mg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T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Mn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Co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Cu</text:p>
          </table:table-cell>
          <table:table-cell table:style-name="ce6" office:value-type="string" calcext:value-type="string">
            <text:p>Zn</text:p>
          </table:table-cell>
          <table:table-cell table:style-name="ce6" office:value-type="string" calcext:value-type="string">
            <text:p>rem</text:p>
          </table:table-cell>
          <table:table-cell table:number-columns-repeated="35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number-columns-repeated="27" office:value-type="float" office:value="0" calcext:value-type="float">
            <text:p>0,0000000000000</text:p>
          </table:table-cell>
          <table:table-cell office:value-type="float" office:value="0.5" calcext:value-type="float">
            <text:p>0,5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" calcext:value-type="float">
            <text:p>1,0</text:p>
          </table:table-cell>
          <table:table-cell office:value-type="float" office:value="0.00794" calcext:value-type="float">
            <text:p>0,0079400000000</text:p>
          </table:table-cell>
          <table:table-cell office:value-type="float" office:value="-0.000000001668" calcext:value-type="float">
            <text:p>-0,0000000016680</text:p>
          </table:table-cell>
          <table:table-cell office:value-type="float" office:value="-0.00017512" calcext:value-type="float">
            <text:p>-0,0001751200000</text:p>
          </table:table-cell>
          <table:table-cell office:value-type="float" office:value="0.000024787" calcext:value-type="float">
            <text:p>0,0000247870000</text:p>
          </table:table-cell>
          <table:table-cell office:value-type="float" office:value="0.00017971" calcext:value-type="float">
            <text:p>0,00017971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18226" calcext:value-type="float">
            <text:p>-0,0000018226000</text:p>
          </table:table-cell>
          <table:table-cell office:value-type="float" office:value="0.00000032246" calcext:value-type="float">
            <text:p>0,0000003224600</text:p>
          </table:table-cell>
          <table:table-cell office:value-type="float" office:value="-0.0000004239" calcext:value-type="float">
            <text:p>-0,0000004239000</text:p>
          </table:table-cell>
          <table:table-cell office:value-type="float" office:value="0.000000000184" calcext:value-type="float">
            <text:p>0,0000000001840</text:p>
          </table:table-cell>
          <table:table-cell office:value-type="float" office:value="0.00000013836" calcext:value-type="float">
            <text:p>0,0000001383600</text:p>
          </table:table-cell>
          <table:table-cell office:value-type="float" office:value="-0.000000001457" calcext:value-type="float">
            <text:p>-0,0000000014570</text:p>
          </table:table-cell>
          <table:table-cell office:value-type="float" office:value="0.000000000111" calcext:value-type="float">
            <text:p>0,000000000111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564" calcext:value-type="float">
            <text:p>0,56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25" calcext:value-type="float">
            <text:p>1,3</text:p>
          </table:table-cell>
          <table:table-cell office:value-type="float" office:value="0.011998" calcext:value-type="float">
            <text:p>0,0119980000000</text:p>
          </table:table-cell>
          <table:table-cell office:value-type="float" office:value="-0.00000000556" calcext:value-type="float">
            <text:p>-0,0000000055600</text:p>
          </table:table-cell>
          <table:table-cell office:value-type="float" office:value="-0.00046301" calcext:value-type="float">
            <text:p>-0,0004630100000</text:p>
          </table:table-cell>
          <table:table-cell office:value-type="float" office:value="0.000039024" calcext:value-type="float">
            <text:p>0,0000390240000</text:p>
          </table:table-cell>
          <table:table-cell office:value-type="float" office:value="0.0005034" calcext:value-type="float">
            <text:p>0,0005034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39991" calcext:value-type="float">
            <text:p>-0,0000039991000</text:p>
          </table:table-cell>
          <table:table-cell office:value-type="float" office:value="0.00000092655" calcext:value-type="float">
            <text:p>0,0000009265500</text:p>
          </table:table-cell>
          <table:table-cell office:value-type="float" office:value="-0.0000018372" calcext:value-type="float">
            <text:p>-0,0000018372000</text:p>
          </table:table-cell>
          <table:table-cell office:value-type="float" office:value="0.000000001249" calcext:value-type="float">
            <text:p>0,0000000012490</text:p>
          </table:table-cell>
          <table:table-cell office:value-type="float" office:value="0.00000037087" calcext:value-type="float">
            <text:p>0,0000003708700</text:p>
          </table:table-cell>
          <table:table-cell office:value-type="float" office:value="0.000000002954" calcext:value-type="float">
            <text:p>0,0000000029540</text:p>
          </table:table-cell>
          <table:table-cell office:value-type="float" office:value="0.000000000266" calcext:value-type="float">
            <text:p>0,000000000266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574" calcext:value-type="float">
            <text:p>0,574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0.012394" calcext:value-type="float">
            <text:p>0,0123940000000</text:p>
          </table:table-cell>
          <table:table-cell office:value-type="float" office:value="-0.000000005351" calcext:value-type="float">
            <text:p>-0,0000000053510</text:p>
          </table:table-cell>
          <table:table-cell office:value-type="float" office:value="-0.00080092" calcext:value-type="float">
            <text:p>-0,0008009200000</text:p>
          </table:table-cell>
          <table:table-cell office:value-type="float" office:value="0.000054915" calcext:value-type="float">
            <text:p>0,0000549150000</text:p>
          </table:table-cell>
          <table:table-cell office:value-type="float" office:value="0.00088313" calcext:value-type="float">
            <text:p>0,00088313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72001" calcext:value-type="float">
            <text:p>-0,0000072001000</text:p>
          </table:table-cell>
          <table:table-cell office:value-type="float" office:value="0.0000035449" calcext:value-type="float">
            <text:p>0,0000035449000</text:p>
          </table:table-cell>
          <table:table-cell office:value-type="float" office:value="-0.0000036016" calcext:value-type="float">
            <text:p>-0,0000036016000</text:p>
          </table:table-cell>
          <table:table-cell office:value-type="float" office:value="0.000000002167" calcext:value-type="float">
            <text:p>0,0000000021670</text:p>
          </table:table-cell>
          <table:table-cell office:value-type="float" office:value="0.0000015732" calcext:value-type="float">
            <text:p>0,0000015732000</text:p>
          </table:table-cell>
          <table:table-cell office:value-type="float" office:value="-0.000000000017" calcext:value-type="float">
            <text:p>-0,0000000000170</text:p>
          </table:table-cell>
          <table:table-cell office:value-type="float" office:value="0.000000000065" calcext:value-type="float">
            <text:p>0,000000000065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" calcext:value-type="float">
            <text:p>0,6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75" calcext:value-type="float">
            <text:p>1,8</text:p>
          </table:table-cell>
          <table:table-cell office:value-type="float" office:value="0.011327" calcext:value-type="float">
            <text:p>0,0113270000000</text:p>
          </table:table-cell>
          <table:table-cell office:value-type="float" office:value="-0.000000007259" calcext:value-type="float">
            <text:p>-0,0000000072590</text:p>
          </table:table-cell>
          <table:table-cell office:value-type="float" office:value="-0.0011244" calcext:value-type="float">
            <text:p>-0,0011244000000</text:p>
          </table:table-cell>
          <table:table-cell office:value-type="float" office:value="0.000061353" calcext:value-type="float">
            <text:p>0,0000613530000</text:p>
          </table:table-cell>
          <table:table-cell office:value-type="float" office:value="0.0012521" calcext:value-type="float">
            <text:p>0,0012521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087377" calcext:value-type="float">
            <text:p>-0,0000087377000</text:p>
          </table:table-cell>
          <table:table-cell office:value-type="float" office:value="0.0000092517" calcext:value-type="float">
            <text:p>0,0000092517000</text:p>
          </table:table-cell>
          <table:table-cell office:value-type="float" office:value="-0.0000054179" calcext:value-type="float">
            <text:p>-0,0000054179000</text:p>
          </table:table-cell>
          <table:table-cell office:value-type="float" office:value="0.000000002581" calcext:value-type="float">
            <text:p>0,0000000025810</text:p>
          </table:table-cell>
          <table:table-cell office:value-type="float" office:value="0.000004241" calcext:value-type="float">
            <text:p>0,0000042410000</text:p>
          </table:table-cell>
          <table:table-cell office:value-type="float" office:value="0.000000003052" calcext:value-type="float">
            <text:p>0,0000000030520</text:p>
          </table:table-cell>
          <table:table-cell office:value-type="float" office:value="-0.000000000255" calcext:value-type="float">
            <text:p>-0,000000000255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15" calcext:value-type="float">
            <text:p>0,615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office:value-type="float" office:value="0.010327" calcext:value-type="float">
            <text:p>0,0103270000000</text:p>
          </table:table-cell>
          <table:table-cell office:value-type="float" office:value="-0.000000011317" calcext:value-type="float">
            <text:p>-0,0000000113170</text:p>
          </table:table-cell>
          <table:table-cell office:value-type="float" office:value="-0.0012645" calcext:value-type="float">
            <text:p>-0,0012645000000</text:p>
          </table:table-cell>
          <table:table-cell office:value-type="float" office:value="0.000069854" calcext:value-type="float">
            <text:p>0,0000698540000</text:p>
          </table:table-cell>
          <table:table-cell office:value-type="float" office:value="0.0014077" calcext:value-type="float">
            <text:p>0,0014077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014319" calcext:value-type="float">
            <text:p>-0,0000143190000</text:p>
          </table:table-cell>
          <table:table-cell office:value-type="float" office:value="0.000014835" calcext:value-type="float">
            <text:p>0,0000148350000</text:p>
          </table:table-cell>
          <table:table-cell office:value-type="float" office:value="-0.0000062375" calcext:value-type="float">
            <text:p>-0,0000062375000</text:p>
          </table:table-cell>
          <table:table-cell office:value-type="float" office:value="0.000000001631" calcext:value-type="float">
            <text:p>0,0000000016310</text:p>
          </table:table-cell>
          <table:table-cell office:value-type="float" office:value="0.0000065858" calcext:value-type="float">
            <text:p>0,0000065858000</text:p>
          </table:table-cell>
          <table:table-cell office:value-type="float" office:value="0.000000001518" calcext:value-type="float">
            <text:p>0,0000000015180</text:p>
          </table:table-cell>
          <table:table-cell office:value-type="float" office:value="0.000000000058" calcext:value-type="float">
            <text:p>0,000000000058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3" calcext:value-type="float">
            <text:p>0,63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office:value-type="float" office:value="0.011151" calcext:value-type="float">
            <text:p>0,0111510000000</text:p>
          </table:table-cell>
          <table:table-cell office:value-type="float" office:value="-0.00000001119" calcext:value-type="float">
            <text:p>-0,0000000111900</text:p>
          </table:table-cell>
          <table:table-cell office:value-type="float" office:value="-0.00099445" calcext:value-type="float">
            <text:p>-0,0009944500000</text:p>
          </table:table-cell>
          <table:table-cell office:value-type="float" office:value="0.000076826" calcext:value-type="float">
            <text:p>0,0000768260000</text:p>
          </table:table-cell>
          <table:table-cell office:value-type="float" office:value="0.0016774" calcext:value-type="float">
            <text:p>0,0016774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11289" calcext:value-type="float">
            <text:p>-0,0001128900000</text:p>
          </table:table-cell>
          <table:table-cell office:value-type="float" office:value="0.000029543" calcext:value-type="float">
            <text:p>0,0000295430000</text:p>
          </table:table-cell>
          <table:table-cell office:value-type="float" office:value="-0.0000074955" calcext:value-type="float">
            <text:p>-0,0000074955000</text:p>
          </table:table-cell>
          <table:table-cell office:value-type="float" office:value="0.000000037528" calcext:value-type="float">
            <text:p>0,0000000375280</text:p>
          </table:table-cell>
          <table:table-cell office:value-type="float" office:value="0.000010586" calcext:value-type="float">
            <text:p>0,0000105860000</text:p>
          </table:table-cell>
          <table:table-cell office:value-type="float" office:value="0.000000038177" calcext:value-type="float">
            <text:p>0,0000000381770</text:p>
          </table:table-cell>
          <table:table-cell office:value-type="float" office:value="0.00000010681" calcext:value-type="float">
            <text:p>0,00000010681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48" calcext:value-type="float">
            <text:p>0,648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25" calcext:value-type="float">
            <text:p>2,3</text:p>
          </table:table-cell>
          <table:table-cell office:value-type="float" office:value="0.013397" calcext:value-type="float">
            <text:p>0,0133970000000</text:p>
          </table:table-cell>
          <table:table-cell office:value-type="float" office:value="-0.000000010399" calcext:value-type="float">
            <text:p>-0,0000000103990</text:p>
          </table:table-cell>
          <table:table-cell office:value-type="float" office:value="-0.00062879" calcext:value-type="float">
            <text:p>-0,0006287900000</text:p>
          </table:table-cell>
          <table:table-cell office:value-type="float" office:value="0.000081136" calcext:value-type="float">
            <text:p>0,0000811360000</text:p>
          </table:table-cell>
          <table:table-cell office:value-type="float" office:value="0.0019175" calcext:value-type="float">
            <text:p>0,0019175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20514" calcext:value-type="float">
            <text:p>-0,0002051400000</text:p>
          </table:table-cell>
          <table:table-cell office:value-type="float" office:value="0.000045227" calcext:value-type="float">
            <text:p>0,0000452270000</text:p>
          </table:table-cell>
          <table:table-cell office:value-type="float" office:value="-0.000008229" calcext:value-type="float">
            <text:p>-0,0000082290000</text:p>
          </table:table-cell>
          <table:table-cell office:value-type="float" office:value="0.000000092632" calcext:value-type="float">
            <text:p>0,0000000926320</text:p>
          </table:table-cell>
          <table:table-cell office:value-type="float" office:value="0.000014367" calcext:value-type="float">
            <text:p>0,0000143670000</text:p>
          </table:table-cell>
          <table:table-cell office:value-type="float" office:value="0.000000076621" calcext:value-type="float">
            <text:p>0,0000000766210</text:p>
          </table:table-cell>
          <table:table-cell office:value-type="float" office:value="0.00000026583" calcext:value-type="float">
            <text:p>0,00000026583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" calcext:value-type="float">
            <text:p>0,66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office:value-type="float" office:value="0.02366" calcext:value-type="float">
            <text:p>0,0236600000000</text:p>
          </table:table-cell>
          <table:table-cell office:value-type="float" office:value="-0.000000012272" calcext:value-type="float">
            <text:p>-0,0000000122720</text:p>
          </table:table-cell>
          <table:table-cell office:value-type="float" office:value="0.0038213" calcext:value-type="float">
            <text:p>0,0038213000000</text:p>
          </table:table-cell>
          <table:table-cell office:value-type="float" office:value="0.000090292" calcext:value-type="float">
            <text:p>0,0000902920000</text:p>
          </table:table-cell>
          <table:table-cell office:value-type="float" office:value="0.0022937" calcext:value-type="float">
            <text:p>0,0022937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043497" calcext:value-type="float">
            <text:p>-0,0004349700000</text:p>
          </table:table-cell>
          <table:table-cell office:value-type="float" office:value="0.000043224" calcext:value-type="float">
            <text:p>0,0000432240000</text:p>
          </table:table-cell>
          <table:table-cell office:value-type="float" office:value="-0.000009894" calcext:value-type="float">
            <text:p>-0,0000098940000</text:p>
          </table:table-cell>
          <table:table-cell office:value-type="float" office:value="0.00000076089" calcext:value-type="float">
            <text:p>0,0000007608900</text:p>
          </table:table-cell>
          <table:table-cell office:value-type="float" office:value="0.00002351" calcext:value-type="float">
            <text:p>0,0000235100000</text:p>
          </table:table-cell>
          <table:table-cell office:value-type="float" office:value="0.0000010657" calcext:value-type="float">
            <text:p>0,0000010657000</text:p>
          </table:table-cell>
          <table:table-cell office:value-type="float" office:value="0.0000012329" calcext:value-type="float">
            <text:p>0,0000012329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63" calcext:value-type="float">
            <text:p>0,663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" calcext:value-type="float">
            <text:p>3,0</text:p>
          </table:table-cell>
          <table:table-cell office:value-type="float" office:value="0.051488" calcext:value-type="float">
            <text:p>0,0514880000000</text:p>
          </table:table-cell>
          <table:table-cell office:value-type="float" office:value="-0.000000016283" calcext:value-type="float">
            <text:p>-0,0000000162830</text:p>
          </table:table-cell>
          <table:table-cell office:value-type="float" office:value="0.013697" calcext:value-type="float">
            <text:p>0,0136970000000</text:p>
          </table:table-cell>
          <table:table-cell office:value-type="float" office:value="0.00010971" calcext:value-type="float">
            <text:p>0,0001097100000</text:p>
          </table:table-cell>
          <table:table-cell office:value-type="float" office:value="0.003093" calcext:value-type="float">
            <text:p>0,003093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11239" calcext:value-type="float">
            <text:p>-0,0011239000000</text:p>
          </table:table-cell>
          <table:table-cell office:value-type="float" office:value="0.000046773" calcext:value-type="float">
            <text:p>0,0000467730000</text:p>
          </table:table-cell>
          <table:table-cell office:value-type="float" office:value="-0.00001368" calcext:value-type="float">
            <text:p>-0,0000136800000</text:p>
          </table:table-cell>
          <table:table-cell office:value-type="float" office:value="0.0000033875" calcext:value-type="float">
            <text:p>0,0000033875000</text:p>
          </table:table-cell>
          <table:table-cell office:value-type="float" office:value="0.000050871" calcext:value-type="float">
            <text:p>0,0000508710000</text:p>
          </table:table-cell>
          <table:table-cell office:value-type="float" office:value="0.000012634" calcext:value-type="float">
            <text:p>0,0000126340000</text:p>
          </table:table-cell>
          <table:table-cell office:value-type="float" office:value="0.000003759" calcext:value-type="float">
            <text:p>0,000003759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682" calcext:value-type="float">
            <text:p>0,68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office:value-type="float" office:value="0.069445" calcext:value-type="float">
            <text:p>0,0694450000000</text:p>
          </table:table-cell>
          <table:table-cell office:value-type="float" office:value="-0.000000025808" calcext:value-type="float">
            <text:p>-0,0000000258080</text:p>
          </table:table-cell>
          <table:table-cell office:value-type="float" office:value="0.018787" calcext:value-type="float">
            <text:p>0,0187870000000</text:p>
          </table:table-cell>
          <table:table-cell office:value-type="float" office:value="0.00013811" calcext:value-type="float">
            <text:p>0,0001381100000</text:p>
          </table:table-cell>
          <table:table-cell office:value-type="float" office:value="0.0040336" calcext:value-type="float">
            <text:p>0,0040336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16942" calcext:value-type="float">
            <text:p>-0,0016942000000</text:p>
          </table:table-cell>
          <table:table-cell office:value-type="float" office:value="0.000048669" calcext:value-type="float">
            <text:p>0,0000486690000</text:p>
          </table:table-cell>
          <table:table-cell office:value-type="float" office:value="-0.000017757" calcext:value-type="float">
            <text:p>-0,0000177570000</text:p>
          </table:table-cell>
          <table:table-cell office:value-type="float" office:value="0.0000056402" calcext:value-type="float">
            <text:p>0,0000056402000</text:p>
          </table:table-cell>
          <table:table-cell office:value-type="float" office:value="0.000065343" calcext:value-type="float">
            <text:p>0,0000653430000</text:p>
          </table:table-cell>
          <table:table-cell office:value-type="float" office:value="0.000045242" calcext:value-type="float">
            <text:p>0,0000452420000</text:p>
          </table:table-cell>
          <table:table-cell office:value-type="float" office:value="0.0000060007" calcext:value-type="float">
            <text:p>0,0000060007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18" calcext:value-type="float">
            <text:p>0,718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" calcext:value-type="float">
            <text:p>4,0</text:p>
          </table:table-cell>
          <table:table-cell office:value-type="float" office:value="0.04887" calcext:value-type="float">
            <text:p>0,0488700000000</text:p>
          </table:table-cell>
          <table:table-cell office:value-type="float" office:value="-0.000000029742" calcext:value-type="float">
            <text:p>-0,0000000297420</text:p>
          </table:table-cell>
          <table:table-cell office:value-type="float" office:value="0.0092211" calcext:value-type="float">
            <text:p>0,0092211000000</text:p>
          </table:table-cell>
          <table:table-cell office:value-type="float" office:value="0.00017287" calcext:value-type="float">
            <text:p>0,0001728700000</text:p>
          </table:table-cell>
          <table:table-cell office:value-type="float" office:value="0.0050833" calcext:value-type="float">
            <text:p>0,0050833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16855" calcext:value-type="float">
            <text:p>-0,0016855000000</text:p>
          </table:table-cell>
          <table:table-cell office:value-type="float" office:value="0.000047893" calcext:value-type="float">
            <text:p>0,0000478930000</text:p>
          </table:table-cell>
          <table:table-cell office:value-type="float" office:value="-0.000020165" calcext:value-type="float">
            <text:p>-0,0000201650000</text:p>
          </table:table-cell>
          <table:table-cell office:value-type="float" office:value="0.0000022544" calcext:value-type="float">
            <text:p>0,0000022544000</text:p>
          </table:table-cell>
          <table:table-cell office:value-type="float" office:value="0.000055144" calcext:value-type="float">
            <text:p>0,0000551440000</text:p>
          </table:table-cell>
          <table:table-cell office:value-type="float" office:value="0.000042323" calcext:value-type="float">
            <text:p>0,0000423230000</text:p>
          </table:table-cell>
          <table:table-cell office:value-type="float" office:value="0.0000062844" calcext:value-type="float">
            <text:p>0,000006284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792" calcext:value-type="float">
            <text:p>0,792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office:value-type="float" office:value="0.078523" calcext:value-type="float">
            <text:p>0,0785230000000</text:p>
          </table:table-cell>
          <table:table-cell office:value-type="float" office:value="-0.000000032909" calcext:value-type="float">
            <text:p>-0,0000000329090</text:p>
          </table:table-cell>
          <table:table-cell office:value-type="float" office:value="-0.0012293" calcext:value-type="float">
            <text:p>-0,0012293000000</text:p>
          </table:table-cell>
          <table:table-cell office:value-type="float" office:value="0.00020393" calcext:value-type="float">
            <text:p>0,0002039300000</text:p>
          </table:table-cell>
          <table:table-cell office:value-type="float" office:value="0.0065383" calcext:value-type="float">
            <text:p>0,0065383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2186" calcext:value-type="float">
            <text:p>-0,0021860000000</text:p>
          </table:table-cell>
          <table:table-cell office:value-type="float" office:value="0.000043824" calcext:value-type="float">
            <text:p>0,0000438240000</text:p>
          </table:table-cell>
          <table:table-cell office:value-type="float" office:value="-0.000023352" calcext:value-type="float">
            <text:p>-0,0000233520000</text:p>
          </table:table-cell>
          <table:table-cell office:value-type="float" office:value="0.00000019099" calcext:value-type="float">
            <text:p>0,0000001909900</text:p>
          </table:table-cell>
          <table:table-cell office:value-type="float" office:value="0.000060205" calcext:value-type="float">
            <text:p>0,0000602050000</text:p>
          </table:table-cell>
          <table:table-cell office:value-type="float" office:value="0.0000018612" calcext:value-type="float">
            <text:p>0,0000018612000</text:p>
          </table:table-cell>
          <table:table-cell office:value-type="float" office:value="0.0000021734" calcext:value-type="float">
            <text:p>0,0000021734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52" calcext:value-type="float">
            <text:p>0,852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5" calcext:value-type="float">
            <text:p>5,0</text:p>
          </table:table-cell>
          <table:table-cell office:value-type="float" office:value="0.1675" calcext:value-type="float">
            <text:p>0,1675000000000</text:p>
          </table:table-cell>
          <table:table-cell office:value-type="float" office:value="-0.00000001436" calcext:value-type="float">
            <text:p>-0,0000000143600</text:p>
          </table:table-cell>
          <table:table-cell office:value-type="float" office:value="0.0028671" calcext:value-type="float">
            <text:p>0,0028671000000</text:p>
          </table:table-cell>
          <table:table-cell office:value-type="float" office:value="0.0024082" calcext:value-type="float">
            <text:p>0,0024082000000</text:p>
          </table:table-cell>
          <table:table-cell office:value-type="float" office:value="0.01188" calcext:value-type="float">
            <text:p>0,011880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36451" calcext:value-type="float">
            <text:p>-0,0036451000000</text:p>
          </table:table-cell>
          <table:table-cell office:value-type="float" office:value="0.000038951" calcext:value-type="float">
            <text:p>0,0000389510000</text:p>
          </table:table-cell>
          <table:table-cell office:value-type="float" office:value="-0.000088506" calcext:value-type="float">
            <text:p>-0,0000885060000</text:p>
          </table:table-cell>
          <table:table-cell office:value-type="float" office:value="0.0000019239" calcext:value-type="float">
            <text:p>0,0000019239000</text:p>
          </table:table-cell>
          <table:table-cell office:value-type="float" office:value="0.000090026" calcext:value-type="float">
            <text:p>0,0000900260000</text:p>
          </table:table-cell>
          <table:table-cell office:value-type="float" office:value="0.000084199" calcext:value-type="float">
            <text:p>0,0000841990000</text:p>
          </table:table-cell>
          <table:table-cell office:value-type="float" office:value="0.00001295" calcext:value-type="float">
            <text:p>0,00001295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879" calcext:value-type="float">
            <text:p>0,879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5.5" calcext:value-type="float">
            <text:p>5,5</text:p>
          </table:table-cell>
          <table:table-cell office:value-type="float" office:value="0.2513" calcext:value-type="float">
            <text:p>0,2513000000000</text:p>
          </table:table-cell>
          <table:table-cell office:value-type="float" office:value="-0.000000030662" calcext:value-type="float">
            <text:p>-0,0000000306620</text:p>
          </table:table-cell>
          <table:table-cell office:value-type="float" office:value="-0.0064297" calcext:value-type="float">
            <text:p>-0,0064297000000</text:p>
          </table:table-cell>
          <table:table-cell office:value-type="float" office:value="0.00060043" calcext:value-type="float">
            <text:p>0,0006004300000</text:p>
          </table:table-cell>
          <table:table-cell office:value-type="float" office:value="0.034038" calcext:value-type="float">
            <text:p>0,034038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59858" calcext:value-type="float">
            <text:p>-0,0059858000000</text:p>
          </table:table-cell>
          <table:table-cell office:value-type="float" office:value="0.000065724" calcext:value-type="float">
            <text:p>0,0000657240000</text:p>
          </table:table-cell>
          <table:table-cell office:value-type="float" office:value="-0.000099152" calcext:value-type="float">
            <text:p>-0,0000991520000</text:p>
          </table:table-cell>
          <table:table-cell office:value-type="float" office:value="0.00000026744" calcext:value-type="float">
            <text:p>0,0000002674400</text:p>
          </table:table-cell>
          <table:table-cell office:value-type="float" office:value="0.00011282" calcext:value-type="float">
            <text:p>0,0001128200000</text:p>
          </table:table-cell>
          <table:table-cell office:value-type="float" office:value="0.00022848" calcext:value-type="float">
            <text:p>0,0002284800000</text:p>
          </table:table-cell>
          <table:table-cell office:value-type="float" office:value="0.000022282" calcext:value-type="float">
            <text:p>0,000022282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" calcext:value-type="float">
            <text:p>0,90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" calcext:value-type="float">
            <text:p>6,0</text:p>
          </table:table-cell>
          <table:table-cell office:value-type="float" office:value="0.33136" calcext:value-type="float">
            <text:p>0,3313600000000</text:p>
          </table:table-cell>
          <table:table-cell office:value-type="float" office:value="-0.000000038418" calcext:value-type="float">
            <text:p>-0,0000000384180</text:p>
          </table:table-cell>
          <table:table-cell office:value-type="float" office:value="-0.0098768" calcext:value-type="float">
            <text:p>-0,0098768000000</text:p>
          </table:table-cell>
          <table:table-cell office:value-type="float" office:value="0.00055319" calcext:value-type="float">
            <text:p>0,0005531900000</text:p>
          </table:table-cell>
          <table:table-cell office:value-type="float" office:value="0.036214" calcext:value-type="float">
            <text:p>0,0362140000000</text:p>
          </table:table-cell>
          <table:table-cell office:value-type="float" office:value="0" calcext:value-type="float">
            <text:p>0,0000000000000</text:p>
          </table:table-cell>
          <table:table-cell office:value-type="float" office:value="-0.0080712" calcext:value-type="float">
            <text:p>-0,0080712000000</text:p>
          </table:table-cell>
          <table:table-cell office:value-type="float" office:value="0.00008285" calcext:value-type="float">
            <text:p>0,0000828500000</text:p>
          </table:table-cell>
          <table:table-cell office:value-type="float" office:value="-0.00010929" calcext:value-type="float">
            <text:p>-0,0001092900000</text:p>
          </table:table-cell>
          <table:table-cell office:value-type="float" office:value="-0.00000088498" calcext:value-type="float">
            <text:p>-0,0000008849800</text:p>
          </table:table-cell>
          <table:table-cell office:value-type="float" office:value="0.00013223" calcext:value-type="float">
            <text:p>0,0001322300000</text:p>
          </table:table-cell>
          <table:table-cell office:value-type="float" office:value="0.00019813" calcext:value-type="float">
            <text:p>0,0001981300000</text:p>
          </table:table-cell>
          <table:table-cell office:value-type="float" office:value="0.000019267" calcext:value-type="float">
            <text:p>0,000019267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29" calcext:value-type="float">
            <text:p>0,929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.5" calcext:value-type="float">
            <text:p>6,5</text:p>
          </table:table-cell>
          <table:table-cell office:value-type="float" office:value="0.40248" calcext:value-type="float">
            <text:p>0,4024800000000</text:p>
          </table:table-cell>
          <table:table-cell office:value-type="float" office:value="-0.000000022253" calcext:value-type="float">
            <text:p>-0,0000000222530</text:p>
          </table:table-cell>
          <table:table-cell office:value-type="float" office:value="-0.0097679" calcext:value-type="float">
            <text:p>-0,0097679000000</text:p>
          </table:table-cell>
          <table:table-cell office:value-type="float" office:value="0.00055069" calcext:value-type="float">
            <text:p>0,0005506900000</text:p>
          </table:table-cell>
          <table:table-cell office:value-type="float" office:value="0.036392" calcext:value-type="float">
            <text:p>0,0363920000000</text:p>
          </table:table-cell>
          <table:table-cell office:value-type="float" office:value="-0.000011915" calcext:value-type="float">
            <text:p>-0,0000119150000</text:p>
          </table:table-cell>
          <table:table-cell office:value-type="float" office:value="-0.0089376" calcext:value-type="float">
            <text:p>-0,0089376000000</text:p>
          </table:table-cell>
          <table:table-cell office:value-type="float" office:value="0.000091875" calcext:value-type="float">
            <text:p>0,0000918750000</text:p>
          </table:table-cell>
          <table:table-cell office:value-type="float" office:value="-0.00011854" calcext:value-type="float">
            <text:p>-0,0001185400000</text:p>
          </table:table-cell>
          <table:table-cell office:value-type="float" office:value="-0.00000076094" calcext:value-type="float">
            <text:p>-0,0000007609400</text:p>
          </table:table-cell>
          <table:table-cell office:value-type="float" office:value="0.00016692" calcext:value-type="float">
            <text:p>0,0001669200000</text:p>
          </table:table-cell>
          <table:table-cell office:value-type="float" office:value="0.00030065" calcext:value-type="float">
            <text:p>0,0003006500000</text:p>
          </table:table-cell>
          <table:table-cell office:value-type="float" office:value="0.000021589" calcext:value-type="float">
            <text:p>0,000021589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495" calcext:value-type="float">
            <text:p>0,9495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" calcext:value-type="float">
            <text:p>7,0</text:p>
          </table:table-cell>
          <table:table-cell office:value-type="float" office:value="0.4736" calcext:value-type="float">
            <text:p>0,4736000000000</text:p>
          </table:table-cell>
          <table:table-cell office:value-type="float" office:value="-0.000000006088" calcext:value-type="float">
            <text:p>-0,0000000060880</text:p>
          </table:table-cell>
          <table:table-cell office:value-type="float" office:value="-0.009659" calcext:value-type="float">
            <text:p>-0,0096590000000</text:p>
          </table:table-cell>
          <table:table-cell office:value-type="float" office:value="0.0005482" calcext:value-type="float">
            <text:p>0,0005482000000</text:p>
          </table:table-cell>
          <table:table-cell office:value-type="float" office:value="0.03657" calcext:value-type="float">
            <text:p>0,0365700000000</text:p>
          </table:table-cell>
          <table:table-cell office:value-type="float" office:value="-0.00002383" calcext:value-type="float">
            <text:p>-0,0000238300000</text:p>
          </table:table-cell>
          <table:table-cell office:value-type="float" office:value="-0.009804" calcext:value-type="float">
            <text:p>-0,0098040000000</text:p>
          </table:table-cell>
          <table:table-cell office:value-type="float" office:value="0.0001009" calcext:value-type="float">
            <text:p>0,0001009000000</text:p>
          </table:table-cell>
          <table:table-cell office:value-type="float" office:value="-0.0001278" calcext:value-type="float">
            <text:p>-0,0001278000000</text:p>
          </table:table-cell>
          <table:table-cell office:value-type="float" office:value="-0.0000006369" calcext:value-type="float">
            <text:p>-0,0000006369000</text:p>
          </table:table-cell>
          <table:table-cell office:value-type="float" office:value="0.0002016" calcext:value-type="float">
            <text:p>0,0002016000000</text:p>
          </table:table-cell>
          <table:table-cell office:value-type="float" office:value="0.00040318" calcext:value-type="float">
            <text:p>0,0004031800000</text:p>
          </table:table-cell>
          <table:table-cell office:value-type="float" office:value="0.00002391" calcext:value-type="float">
            <text:p>0,00002391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0.97" calcext:value-type="float">
            <text:p>0,97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.5" calcext:value-type="float">
            <text:p>7,5</text:p>
          </table:table-cell>
          <table:table-cell office:value-type="float" office:value="0.5492" calcext:value-type="float">
            <text:p>0,5492000000000</text:p>
          </table:table-cell>
          <table:table-cell office:value-type="float" office:value="0.0000000114" calcext:value-type="float">
            <text:p>0,0000000114000</text:p>
          </table:table-cell>
          <table:table-cell office:value-type="float" office:value="-0.009928" calcext:value-type="float">
            <text:p>-0,0099280000000</text:p>
          </table:table-cell>
          <table:table-cell office:value-type="float" office:value="0.0006315" calcext:value-type="float">
            <text:p>0,0006315000000</text:p>
          </table:table-cell>
          <table:table-cell office:value-type="float" office:value="0.0384" calcext:value-type="float">
            <text:p>0,0384000000000</text:p>
          </table:table-cell>
          <table:table-cell office:value-type="float" office:value="-0.00002557" calcext:value-type="float">
            <text:p>-0,0000255700000</text:p>
          </table:table-cell>
          <table:table-cell office:value-type="float" office:value="-0.01139" calcext:value-type="float">
            <text:p>-0,0113900000000</text:p>
          </table:table-cell>
          <table:table-cell office:value-type="float" office:value="0.0001256" calcext:value-type="float">
            <text:p>0,0001256000000</text:p>
          </table:table-cell>
          <table:table-cell office:value-type="float" office:value="-0.0001376" calcext:value-type="float">
            <text:p>-0,0001376000000</text:p>
          </table:table-cell>
          <table:table-cell office:value-type="float" office:value="-0.000001087" calcext:value-type="float">
            <text:p>-0,0000010870000</text:p>
          </table:table-cell>
          <table:table-cell office:value-type="float" office:value="0.0002303" calcext:value-type="float">
            <text:p>0,0002303000000</text:p>
          </table:table-cell>
          <table:table-cell office:value-type="float" office:value="0.00046192" calcext:value-type="float">
            <text:p>0,0004619200000</text:p>
          </table:table-cell>
          <table:table-cell office:value-type="float" office:value="0.0000186" calcext:value-type="float">
            <text:p>0,00001860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1" calcext:value-type="float">
            <text:p>1,01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" calcext:value-type="float">
            <text:p>8,0</text:p>
          </table:table-cell>
          <table:table-cell office:value-type="float" office:value="0.6172" calcext:value-type="float">
            <text:p>0,6172000000000</text:p>
          </table:table-cell>
          <table:table-cell office:value-type="float" office:value="0.00000003804" calcext:value-type="float">
            <text:p>0,0000000380400</text:p>
          </table:table-cell>
          <table:table-cell office:value-type="float" office:value="-0.0115" calcext:value-type="float">
            <text:p>-0,0115000000000</text:p>
          </table:table-cell>
          <table:table-cell office:value-type="float" office:value="0.0007828" calcext:value-type="float">
            <text:p>0,0007828000000</text:p>
          </table:table-cell>
          <table:table-cell office:value-type="float" office:value="0.04245" calcext:value-type="float">
            <text:p>0,0424500000000</text:p>
          </table:table-cell>
          <table:table-cell office:value-type="float" office:value="-0.00002696" calcext:value-type="float">
            <text:p>-0,0000269600000</text:p>
          </table:table-cell>
          <table:table-cell office:value-type="float" office:value="-0.01319" calcext:value-type="float">
            <text:p>-0,0131900000000</text:p>
          </table:table-cell>
          <table:table-cell office:value-type="float" office:value="0.0001726" calcext:value-type="float">
            <text:p>0,0001726000000</text:p>
          </table:table-cell>
          <table:table-cell office:value-type="float" office:value="-0.0001467" calcext:value-type="float">
            <text:p>-0,0001467000000</text:p>
          </table:table-cell>
          <table:table-cell office:value-type="float" office:value="-0.000002118" calcext:value-type="float">
            <text:p>-0,0000021180000</text:p>
          </table:table-cell>
          <table:table-cell office:value-type="float" office:value="0.0002499" calcext:value-type="float">
            <text:p>0,0002499000000</text:p>
          </table:table-cell>
          <table:table-cell office:value-type="float" office:value="0.00085085" calcext:value-type="float">
            <text:p>0,0008508500000</text:p>
          </table:table-cell>
          <table:table-cell office:value-type="float" office:value="0.00001616" calcext:value-type="float">
            <text:p>0,00001616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07" calcext:value-type="float">
            <text:p>1,07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office:value-type="float" office:value="0.6728" calcext:value-type="float">
            <text:p>0,6728000000000</text:p>
          </table:table-cell>
          <table:table-cell office:value-type="float" office:value="0.0000000892" calcext:value-type="float">
            <text:p>0,0000000892000</text:p>
          </table:table-cell>
          <table:table-cell office:value-type="float" office:value="-0.01226" calcext:value-type="float">
            <text:p>-0,0122600000000</text:p>
          </table:table-cell>
          <table:table-cell office:value-type="float" office:value="0.0009419" calcext:value-type="float">
            <text:p>0,0009419000000</text:p>
          </table:table-cell>
          <table:table-cell office:value-type="float" office:value="0.04598" calcext:value-type="float">
            <text:p>0,0459800000000</text:p>
          </table:table-cell>
          <table:table-cell office:value-type="float" office:value="-0.00002773" calcext:value-type="float">
            <text:p>-0,0000277300000</text:p>
          </table:table-cell>
          <table:table-cell office:value-type="float" office:value="-0.01466" calcext:value-type="float">
            <text:p>-0,0146600000000</text:p>
          </table:table-cell>
          <table:table-cell office:value-type="float" office:value="0.000241" calcext:value-type="float">
            <text:p>0,0002410000000</text:p>
          </table:table-cell>
          <table:table-cell office:value-type="float" office:value="-0.0001542" calcext:value-type="float">
            <text:p>-0,0001542000000</text:p>
          </table:table-cell>
          <table:table-cell office:value-type="float" office:value="-0.000002882" calcext:value-type="float">
            <text:p>-0,0000028820000</text:p>
          </table:table-cell>
          <table:table-cell office:value-type="float" office:value="0.0002549" calcext:value-type="float">
            <text:p>0,0002549000000</text:p>
          </table:table-cell>
          <table:table-cell office:value-type="float" office:value="0.0011836" calcext:value-type="float">
            <text:p>0,0011836000000</text:p>
          </table:table-cell>
          <table:table-cell office:value-type="float" office:value="0.00001557" calcext:value-type="float">
            <text:p>0,00001557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15" calcext:value-type="float">
            <text:p>1,15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" calcext:value-type="float">
            <text:p>9,0</text:p>
          </table:table-cell>
          <table:table-cell office:value-type="float" office:value="0.7291" calcext:value-type="float">
            <text:p>0,7291000000000</text:p>
          </table:table-cell>
          <table:table-cell office:value-type="float" office:value="0.0000001927" calcext:value-type="float">
            <text:p>0,0000001927000</text:p>
          </table:table-cell>
          <table:table-cell office:value-type="float" office:value="-0.01474" calcext:value-type="float">
            <text:p>-0,0147400000000</text:p>
          </table:table-cell>
          <table:table-cell office:value-type="float" office:value="0.001168" calcext:value-type="float">
            <text:p>0,0011680000000</text:p>
          </table:table-cell>
          <table:table-cell office:value-type="float" office:value="0.05402" calcext:value-type="float">
            <text:p>0,0540200000000</text:p>
          </table:table-cell>
          <table:table-cell office:value-type="float" office:value="-0.00002614" calcext:value-type="float">
            <text:p>-0,0000261400000</text:p>
          </table:table-cell>
          <table:table-cell office:value-type="float" office:value="-0.01446" calcext:value-type="float">
            <text:p>-0,0144600000000</text:p>
          </table:table-cell>
          <table:table-cell office:value-type="float" office:value="0.0003005" calcext:value-type="float">
            <text:p>0,0003005000000</text:p>
          </table:table-cell>
          <table:table-cell office:value-type="float" office:value="-0.0001584" calcext:value-type="float">
            <text:p>-0,0001584000000</text:p>
          </table:table-cell>
          <table:table-cell office:value-type="float" office:value="-0.000003166" calcext:value-type="float">
            <text:p>-0,0000031660000</text:p>
          </table:table-cell>
          <table:table-cell office:value-type="float" office:value="0.0002649" calcext:value-type="float">
            <text:p>0,0002649000000</text:p>
          </table:table-cell>
          <table:table-cell office:value-type="float" office:value="0.0011638" calcext:value-type="float">
            <text:p>0,0011638000000</text:p>
          </table:table-cell>
          <table:table-cell office:value-type="float" office:value="0.00001484" calcext:value-type="float">
            <text:p>0,0000148400000</text:p>
          </table:table-cell>
          <table:table-cell table:number-columns-repeated="14" office:value-type="float" office:value="0" calcext:value-type="float">
            <text:p>0,0000000000000</text:p>
          </table:table-cell>
          <table:table-cell office:value-type="float" office:value="1.23" calcext:value-type="float">
            <text:p>1,23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3" calcext:value-type="float">
            <text:p>13,0</text:p>
          </table:table-cell>
          <table:table-cell office:value-type="float" office:value="4.6931" calcext:value-type="float">
            <text:p>4,6931000000000</text:p>
          </table:table-cell>
          <table:table-cell office:value-type="float" office:value="0.000000000004" calcext:value-type="float">
            <text:p>0,0000000000040</text:p>
          </table:table-cell>
          <table:table-cell office:value-type="float" office:value="0.11521" calcext:value-type="float">
            <text:p>0,1152100000000</text:p>
          </table:table-cell>
          <table:table-cell office:value-type="float" office:value="0.0025381" calcext:value-type="float">
            <text:p>0,0025381000000</text:p>
          </table:table-cell>
          <table:table-cell office:value-type="float" office:value="0.10507" calcext:value-type="float">
            <text:p>0,1050700000000</text:p>
          </table:table-cell>
          <table:table-cell office:value-type="float" office:value="0.00010073" calcext:value-type="float">
            <text:p>0,0001007300000</text:p>
          </table:table-cell>
          <table:table-cell office:value-type="float" office:value="0.35594" calcext:value-type="float">
            <text:p>0,3559400000000</text:p>
          </table:table-cell>
          <table:table-cell office:value-type="float" office:value="0.0032654" calcext:value-type="float">
            <text:p>0,0032654000000</text:p>
          </table:table-cell>
          <table:table-cell office:value-type="float" office:value="0.013034" calcext:value-type="float">
            <text:p>0,0130340000000</text:p>
          </table:table-cell>
          <table:table-cell office:value-type="float" office:value="0.000033109" calcext:value-type="float">
            <text:p>0,0000331090000</text:p>
          </table:table-cell>
          <table:table-cell office:value-type="float" office:value="0.001923" calcext:value-type="float">
            <text:p>0,0019230000000</text:p>
          </table:table-cell>
          <table:table-cell office:value-type="float" office:value="0.040712" calcext:value-type="float">
            <text:p>0,0407120000000</text:p>
          </table:table-cell>
          <table:table-cell office:value-type="float" office:value="0.0034862" calcext:value-type="float">
            <text:p>0,0034862000000</text:p>
          </table:table-cell>
          <table:table-cell office:value-type="float" office:value="0.083353" calcext:value-type="float">
            <text:p>0,0833530000000</text:p>
          </table:table-cell>
          <table:table-cell office:value-type="float" office:value="0.037452" calcext:value-type="float">
            <text:p>0,0374520000000</text:p>
          </table:table-cell>
          <table:table-cell office:value-type="float" office:value="0.00012449" calcext:value-type="float">
            <text:p>0,0001244900000</text:p>
          </table:table-cell>
          <table:table-cell office:value-type="float" office:value="0.0048666" calcext:value-type="float">
            <text:p>0,0048666000000</text:p>
          </table:table-cell>
          <table:table-cell office:value-type="float" office:value="0.0000019452" calcext:value-type="float">
            <text:p>0,0000019452000</text:p>
          </table:table-cell>
          <table:table-cell office:value-type="float" office:value="0.00017473" calcext:value-type="float">
            <text:p>0,0001747300000</text:p>
          </table:table-cell>
          <table:table-cell office:value-type="float" office:value="0.000020332" calcext:value-type="float">
            <text:p>0,0000203320000</text:p>
          </table:table-cell>
          <table:table-cell office:value-type="float" office:value="0.0013272" calcext:value-type="float">
            <text:p>0,0013272000000</text:p>
          </table:table-cell>
          <table:table-cell office:value-type="float" office:value="0.00051299" calcext:value-type="float">
            <text:p>0,0005129900000</text:p>
          </table:table-cell>
          <table:table-cell office:value-type="float" office:value="0.10726" calcext:value-type="float">
            <text:p>0,1072600000000</text:p>
          </table:table-cell>
          <table:table-cell office:value-type="float" office:value="0.00026046" calcext:value-type="float">
            <text:p>0,0002604600000</text:p>
          </table:table-cell>
          <table:table-cell office:value-type="float" office:value="0.0061544" calcext:value-type="float">
            <text:p>0,0061544000000</text:p>
          </table:table-cell>
          <table:table-cell office:value-type="float" office:value="0.000054795" calcext:value-type="float">
            <text:p>0,0000547950000</text:p>
          </table:table-cell>
          <table:table-cell office:value-type="float" office:value="0.00019441" calcext:value-type="float">
            <text:p>0,0001944100000</text:p>
          </table:table-cell>
          <table:table-cell office:value-type="float" office:value="1.54" calcext:value-type="float">
            <text:p>1,54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5" calcext:value-type="float">
            <text:p>15,0</text:p>
          </table:table-cell>
          <table:table-cell office:value-type="float" office:value="5.2285" calcext:value-type="float">
            <text:p>5,2285000000000</text:p>
          </table:table-cell>
          <table:table-cell office:value-type="float" office:value="0.000000011732" calcext:value-type="float">
            <text:p>0,0000000117320</text:p>
          </table:table-cell>
          <table:table-cell office:value-type="float" office:value="0.09238" calcext:value-type="float">
            <text:p>0,0923800000000</text:p>
          </table:table-cell>
          <table:table-cell office:value-type="float" office:value="0.00088292" calcext:value-type="float">
            <text:p>0,0008829200000</text:p>
          </table:table-cell>
          <table:table-cell office:value-type="float" office:value="0.15926" calcext:value-type="float">
            <text:p>0,1592600000000</text:p>
          </table:table-cell>
          <table:table-cell office:value-type="float" office:value="0.000029743" calcext:value-type="float">
            <text:p>0,0000297430000</text:p>
          </table:table-cell>
          <table:table-cell office:value-type="float" office:value="0.72722" calcext:value-type="float">
            <text:p>0,7272200000000</text:p>
          </table:table-cell>
          <table:table-cell office:value-type="float" office:value="0.0038326" calcext:value-type="float">
            <text:p>0,0038326000000</text:p>
          </table:table-cell>
          <table:table-cell office:value-type="float" office:value="0.013726" calcext:value-type="float">
            <text:p>0,0137260000000</text:p>
          </table:table-cell>
          <table:table-cell office:value-type="float" office:value="0.000012629" calcext:value-type="float">
            <text:p>0,0000126290000</text:p>
          </table:table-cell>
          <table:table-cell office:value-type="float" office:value="0.0024753" calcext:value-type="float">
            <text:p>0,0024753000000</text:p>
          </table:table-cell>
          <table:table-cell office:value-type="float" office:value="0.10025" calcext:value-type="float">
            <text:p>0,1002500000000</text:p>
          </table:table-cell>
          <table:table-cell office:value-type="float" office:value="0.011547" calcext:value-type="float">
            <text:p>0,0115470000000</text:p>
          </table:table-cell>
          <table:table-cell office:value-type="float" office:value="0.14478" calcext:value-type="float">
            <text:p>0,1447800000000</text:p>
          </table:table-cell>
          <table:table-cell office:value-type="float" office:value="0.046949" calcext:value-type="float">
            <text:p>0,0469490000000</text:p>
          </table:table-cell>
          <table:table-cell office:value-type="float" office:value="0.00015533" calcext:value-type="float">
            <text:p>0,0001553300000</text:p>
          </table:table-cell>
          <table:table-cell office:value-type="float" office:value="0.005255" calcext:value-type="float">
            <text:p>0,0052550000000</text:p>
          </table:table-cell>
          <table:table-cell office:value-type="float" office:value="0.0000036566" calcext:value-type="float">
            <text:p>0,0000036566000</text:p>
          </table:table-cell>
          <table:table-cell office:value-type="float" office:value="0.0001967" calcext:value-type="float">
            <text:p>0,0001967000000</text:p>
          </table:table-cell>
          <table:table-cell office:value-type="float" office:value="0.000020625" calcext:value-type="float">
            <text:p>0,0000206250000</text:p>
          </table:table-cell>
          <table:table-cell office:value-type="float" office:value="0.0017631" calcext:value-type="float">
            <text:p>0,0017631000000</text:p>
          </table:table-cell>
          <table:table-cell office:value-type="float" office:value="0.00083752" calcext:value-type="float">
            <text:p>0,0008375200000</text:p>
          </table:table-cell>
          <table:table-cell office:value-type="float" office:value="0.11517" calcext:value-type="float">
            <text:p>0,1151700000000</text:p>
          </table:table-cell>
          <table:table-cell office:value-type="float" office:value="0.0002972" calcext:value-type="float">
            <text:p>0,0002972000000</text:p>
          </table:table-cell>
          <table:table-cell office:value-type="float" office:value="0.0074544" calcext:value-type="float">
            <text:p>0,0074544000000</text:p>
          </table:table-cell>
          <table:table-cell office:value-type="float" office:value="0.00014901" calcext:value-type="float">
            <text:p>0,0001490100000</text:p>
          </table:table-cell>
          <table:table-cell office:value-type="float" office:value="0.00029607" calcext:value-type="float">
            <text:p>0,0002960700000</text:p>
          </table:table-cell>
          <table:table-cell office:value-type="float" office:value="1.62" calcext:value-type="float">
            <text:p>1,62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8" calcext:value-type="float">
            <text:p>18,0</text:p>
          </table:table-cell>
          <table:table-cell office:value-type="float" office:value="5.7247" calcext:value-type="float">
            <text:p>5,7247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21587" calcext:value-type="float">
            <text:p>0,2158700000000</text:p>
          </table:table-cell>
          <table:table-cell office:value-type="float" office:value="0.0032449" calcext:value-type="float">
            <text:p>0,0032449000000</text:p>
          </table:table-cell>
          <table:table-cell office:value-type="float" office:value="0.12009" calcext:value-type="float">
            <text:p>0,1200900000000</text:p>
          </table:table-cell>
          <table:table-cell office:value-type="float" office:value="0.000037152" calcext:value-type="float">
            <text:p>0,0000371520000</text:p>
          </table:table-cell>
          <table:table-cell office:value-type="float" office:value="1.5312" calcext:value-type="float">
            <text:p>1,5312000000000</text:p>
          </table:table-cell>
          <table:table-cell office:value-type="float" office:value="0.0043085" calcext:value-type="float">
            <text:p>0,0043085000000</text:p>
          </table:table-cell>
          <table:table-cell office:value-type="float" office:value="0.032881" calcext:value-type="float">
            <text:p>0,0328810000000</text:p>
          </table:table-cell>
          <table:table-cell office:value-type="float" office:value="0.000013276" calcext:value-type="float">
            <text:p>0,0000132760000</text:p>
          </table:table-cell>
          <table:table-cell office:value-type="float" office:value="0.035631" calcext:value-type="float">
            <text:p>0,0356310000000</text:p>
          </table:table-cell>
          <table:table-cell office:value-type="float" office:value="0.18999" calcext:value-type="float">
            <text:p>0,1899900000000</text:p>
          </table:table-cell>
          <table:table-cell office:value-type="float" office:value="0.024354" calcext:value-type="float">
            <text:p>0,0243540000000</text:p>
          </table:table-cell>
          <table:table-cell office:value-type="float" office:value="0.056524" calcext:value-type="float">
            <text:p>0,0565240000000</text:p>
          </table:table-cell>
          <table:table-cell office:value-type="float" office:value="0.022557" calcext:value-type="float">
            <text:p>0,0225570000000</text:p>
          </table:table-cell>
          <table:table-cell office:value-type="float" office:value="0.00016253" calcext:value-type="float">
            <text:p>0,0001625300000</text:p>
          </table:table-cell>
          <table:table-cell office:value-type="float" office:value="0.0029101" calcext:value-type="float">
            <text:p>0,0029101000000</text:p>
          </table:table-cell>
          <table:table-cell office:value-type="float" office:value="0.0000038385" calcext:value-type="float">
            <text:p>0,0000038385000</text:p>
          </table:table-cell>
          <table:table-cell office:value-type="float" office:value="0.00017926" calcext:value-type="float">
            <text:p>0,0001792600000</text:p>
          </table:table-cell>
          <table:table-cell office:value-type="float" office:value="0.000018403" calcext:value-type="float">
            <text:p>0,0000184030000</text:p>
          </table:table-cell>
          <table:table-cell office:value-type="float" office:value="0.0007342" calcext:value-type="float">
            <text:p>0,0007342000000</text:p>
          </table:table-cell>
          <table:table-cell office:value-type="float" office:value="0.0004685" calcext:value-type="float">
            <text:p>0,0004685000000</text:p>
          </table:table-cell>
          <table:table-cell office:value-type="float" office:value="0.11588" calcext:value-type="float">
            <text:p>0,1158800000000</text:p>
          </table:table-cell>
          <table:table-cell office:value-type="float" office:value="0.00066954" calcext:value-type="float">
            <text:p>0,0006695400000</text:p>
          </table:table-cell>
          <table:table-cell office:value-type="float" office:value="0.010333" calcext:value-type="float">
            <text:p>0,0103330000000</text:p>
          </table:table-cell>
          <table:table-cell office:value-type="float" office:value="0.00069468" calcext:value-type="float">
            <text:p>0,0006946800000</text:p>
          </table:table-cell>
          <table:table-cell office:value-type="float" office:value="0.00076567" calcext:value-type="float">
            <text:p>0,0007656700000</text:p>
          </table:table-cell>
          <table:table-cell office:value-type="float" office:value="1.46" calcext:value-type="float">
            <text:p>1,46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0" calcext:value-type="float">
            <text:p>20,0</text:p>
          </table:table-cell>
          <table:table-cell office:value-type="float" office:value="5.9308" calcext:value-type="float">
            <text:p>5,9308000000000</text:p>
          </table:table-cell>
          <table:table-cell office:value-type="float" office:value="0.000000000019" calcext:value-type="float">
            <text:p>0,0000000000190</text:p>
          </table:table-cell>
          <table:table-cell office:value-type="float" office:value="0.31281" calcext:value-type="float">
            <text:p>0,3128100000000</text:p>
          </table:table-cell>
          <table:table-cell office:value-type="float" office:value="0.0033053" calcext:value-type="float">
            <text:p>0,0033053000000</text:p>
          </table:table-cell>
          <table:table-cell office:value-type="float" office:value="0.1281" calcext:value-type="float">
            <text:p>0,1281000000000</text:p>
          </table:table-cell>
          <table:table-cell office:value-type="float" office:value="0.00001004" calcext:value-type="float">
            <text:p>0,0000100400000</text:p>
          </table:table-cell>
          <table:table-cell office:value-type="float" office:value="1.9193" calcext:value-type="float">
            <text:p>1,9193000000000</text:p>
          </table:table-cell>
          <table:table-cell office:value-type="float" office:value="0.0045422" calcext:value-type="float">
            <text:p>0,0045422000000</text:p>
          </table:table-cell>
          <table:table-cell office:value-type="float" office:value="0.037884" calcext:value-type="float">
            <text:p>0,0378840000000</text:p>
          </table:table-cell>
          <table:table-cell office:value-type="float" office:value="0.000018775" calcext:value-type="float">
            <text:p>0,0000187750000</text:p>
          </table:table-cell>
          <table:table-cell office:value-type="float" office:value="0.041984" calcext:value-type="float">
            <text:p>0,0419840000000</text:p>
          </table:table-cell>
          <table:table-cell office:value-type="float" office:value="0.20909" calcext:value-type="float">
            <text:p>0,2090900000000</text:p>
          </table:table-cell>
          <table:table-cell office:value-type="float" office:value="0.029237" calcext:value-type="float">
            <text:p>0,0292370000000</text:p>
          </table:table-cell>
          <table:table-cell office:value-type="float" office:value="0.13184" calcext:value-type="float">
            <text:p>0,1318400000000</text:p>
          </table:table-cell>
          <table:table-cell office:value-type="float" office:value="0.056456" calcext:value-type="float">
            <text:p>0,0564560000000</text:p>
          </table:table-cell>
          <table:table-cell office:value-type="float" office:value="0.00020317" calcext:value-type="float">
            <text:p>0,0002031700000</text:p>
          </table:table-cell>
          <table:table-cell office:value-type="float" office:value="0.0068009" calcext:value-type="float">
            <text:p>0,0068009000000</text:p>
          </table:table-cell>
          <table:table-cell office:value-type="float" office:value="0.0000048998" calcext:value-type="float">
            <text:p>0,0000048998000</text:p>
          </table:table-cell>
          <table:table-cell office:value-type="float" office:value="0.00023257" calcext:value-type="float">
            <text:p>0,0002325700000</text:p>
          </table:table-cell>
          <table:table-cell office:value-type="float" office:value="0.000025722" calcext:value-type="float">
            <text:p>0,0000257220000</text:p>
          </table:table-cell>
          <table:table-cell office:value-type="float" office:value="0.002251" calcext:value-type="float">
            <text:p>0,0022510000000</text:p>
          </table:table-cell>
          <table:table-cell office:value-type="float" office:value="0.0010689" calcext:value-type="float">
            <text:p>0,0010689000000</text:p>
          </table:table-cell>
          <table:table-cell office:value-type="float" office:value="0.1213" calcext:value-type="float">
            <text:p>0,1213000000000</text:p>
          </table:table-cell>
          <table:table-cell office:value-type="float" office:value="0.00079389" calcext:value-type="float">
            <text:p>0,0007938900000</text:p>
          </table:table-cell>
          <table:table-cell office:value-type="float" office:value="0.0094501" calcext:value-type="float">
            <text:p>0,0094501000000</text:p>
          </table:table-cell>
          <table:table-cell office:value-type="float" office:value="0.00093899" calcext:value-type="float">
            <text:p>0,0009389900000</text:p>
          </table:table-cell>
          <table:table-cell office:value-type="float" office:value="0.0011231" calcext:value-type="float">
            <text:p>0,0011231000000</text:p>
          </table:table-cell>
          <table:table-cell office:value-type="float" office:value="1.63" calcext:value-type="float">
            <text:p>1,63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25" calcext:value-type="float">
            <text:p>25,0</text:p>
          </table:table-cell>
          <table:table-cell office:value-type="float" office:value="6.0842" calcext:value-type="float">
            <text:p>6,0842000000000</text:p>
          </table:table-cell>
          <table:table-cell office:value-type="float" office:value="0.000000000024" calcext:value-type="float">
            <text:p>0,0000000000240</text:p>
          </table:table-cell>
          <table:table-cell office:value-type="float" office:value="0.20325" calcext:value-type="float">
            <text:p>0,2032500000000</text:p>
          </table:table-cell>
          <table:table-cell office:value-type="float" office:value="0.0018813" calcext:value-type="float">
            <text:p>0,0018813000000</text:p>
          </table:table-cell>
          <table:table-cell office:value-type="float" office:value="0.13638" calcext:value-type="float">
            <text:p>0,1363800000000</text:p>
          </table:table-cell>
          <table:table-cell office:value-type="float" office:value="0.00061209" calcext:value-type="float">
            <text:p>0,0006120900000</text:p>
          </table:table-cell>
          <table:table-cell office:value-type="float" office:value="3.0091" calcext:value-type="float">
            <text:p>3,0091000000000</text:p>
          </table:table-cell>
          <table:table-cell office:value-type="float" office:value="0.0046558" calcext:value-type="float">
            <text:p>0,0046558000000</text:p>
          </table:table-cell>
          <table:table-cell office:value-type="float" office:value="0.016625" calcext:value-type="float">
            <text:p>0,0166250000000</text:p>
          </table:table-cell>
          <table:table-cell office:value-type="float" office:value="0.00019164" calcext:value-type="float">
            <text:p>0,0001916400000</text:p>
          </table:table-cell>
          <table:table-cell office:value-type="float" office:value="0.041304" calcext:value-type="float">
            <text:p>0,0413040000000</text:p>
          </table:table-cell>
          <table:table-cell office:value-type="float" office:value="0.32528" calcext:value-type="float">
            <text:p>0,3252800000000</text:p>
          </table:table-cell>
          <table:table-cell office:value-type="float" office:value="0.045281" calcext:value-type="float">
            <text:p>0,0452810000000</text:p>
          </table:table-cell>
          <table:table-cell office:value-type="float" office:value="0.34125" calcext:value-type="float">
            <text:p>0,3412500000000</text:p>
          </table:table-cell>
          <table:table-cell office:value-type="float" office:value="0.13192" calcext:value-type="float">
            <text:p>0,1319200000000</text:p>
          </table:table-cell>
          <table:table-cell office:value-type="float" office:value="0.00031285" calcext:value-type="float">
            <text:p>0,0003128500000</text:p>
          </table:table-cell>
          <table:table-cell office:value-type="float" office:value="0.011377" calcext:value-type="float">
            <text:p>0,0113770000000</text:p>
          </table:table-cell>
          <table:table-cell office:value-type="float" office:value="0.0000075032" calcext:value-type="float">
            <text:p>0,0000075032000</text:p>
          </table:table-cell>
          <table:table-cell office:value-type="float" office:value="0.00029523" calcext:value-type="float">
            <text:p>0,0002952300000</text:p>
          </table:table-cell>
          <table:table-cell office:value-type="float" office:value="0.00002757" calcext:value-type="float">
            <text:p>0,0000275700000</text:p>
          </table:table-cell>
          <table:table-cell office:value-type="float" office:value="0.002826" calcext:value-type="float">
            <text:p>0,0028260000000</text:p>
          </table:table-cell>
          <table:table-cell office:value-type="float" office:value="0.00096272" calcext:value-type="float">
            <text:p>0,0009627200000</text:p>
          </table:table-cell>
          <table:table-cell office:value-type="float" office:value="0.12087" calcext:value-type="float">
            <text:p>0,1208700000000</text:p>
          </table:table-cell>
          <table:table-cell office:value-type="float" office:value="0.0010164" calcext:value-type="float">
            <text:p>0,0010164000000</text:p>
          </table:table-cell>
          <table:table-cell office:value-type="float" office:value="0.0091183" calcext:value-type="float">
            <text:p>0,0091183000000</text:p>
          </table:table-cell>
          <table:table-cell office:value-type="float" office:value="0.0014133" calcext:value-type="float">
            <text:p>0,0014133000000</text:p>
          </table:table-cell>
          <table:table-cell office:value-type="float" office:value="0.0019625" calcext:value-type="float">
            <text:p>0,0019625000000</text:p>
          </table:table-cell>
          <table:table-cell office:value-type="float" office:value="1.88" calcext:value-type="float">
            <text:p>1,8800000000000</text:p>
          </table:table-cell>
          <table:table-cell table:number-columns-repeated="35"/>
        </table:table-row>
        <table:table-row table:style-name="ro1">
          <table:table-cell table:style-name="ce3" office:value-type="float" office:value="30" calcext:value-type="float">
            <text:p>30,0</text:p>
          </table:table-cell>
          <table:table-cell office:value-type="float" office:value="7.6718" calcext:value-type="float">
            <text:p>7,6718000000000</text:p>
          </table:table-cell>
          <table:table-cell office:value-type="float" office:value="0.00000010645" calcext:value-type="float">
            <text:p>0,0000001064500</text:p>
          </table:table-cell>
          <table:table-cell office:value-type="float" office:value="0.15193" calcext:value-type="float">
            <text:p>0,1519300000000</text:p>
          </table:table-cell>
          <table:table-cell office:value-type="float" office:value="0.0040076" calcext:value-type="float">
            <text:p>0,0040076000000</text:p>
          </table:table-cell>
          <table:table-cell office:value-type="float" office:value="0.18875" calcext:value-type="float">
            <text:p>0,1887500000000</text:p>
          </table:table-cell>
          <table:table-cell office:value-type="float" office:value="0.0036936" calcext:value-type="float">
            <text:p>0,0036936000000</text:p>
          </table:table-cell>
          <table:table-cell office:value-type="float" office:value="5.599" calcext:value-type="float">
            <text:p>5,5990000000000</text:p>
          </table:table-cell>
          <table:table-cell office:value-type="float" office:value="0.0088693" calcext:value-type="float">
            <text:p>0,0088693000000</text:p>
          </table:table-cell>
          <table:table-cell office:value-type="float" office:value="0.015377" calcext:value-type="float">
            <text:p>0,0153770000000</text:p>
          </table:table-cell>
          <table:table-cell office:value-type="float" office:value="0.00025777" calcext:value-type="float">
            <text:p>0,0002577700000</text:p>
          </table:table-cell>
          <table:table-cell office:value-type="float" office:value="0.0080709" calcext:value-type="float">
            <text:p>0,0080709000000</text:p>
          </table:table-cell>
          <table:table-cell office:value-type="float" office:value="0.30895" calcext:value-type="float">
            <text:p>0,3089500000000</text:p>
          </table:table-cell>
          <table:table-cell office:value-type="float" office:value="0.059945" calcext:value-type="float">
            <text:p>0,0599450000000</text:p>
          </table:table-cell>
          <table:table-cell office:value-type="float" office:value="0.76859" calcext:value-type="float">
            <text:p>0,7685900000000</text:p>
          </table:table-cell>
          <table:table-cell office:value-type="float" office:value="0.21475" calcext:value-type="float">
            <text:p>0,2147500000000</text:p>
          </table:table-cell>
          <table:table-cell office:value-type="float" office:value="0.00040622" calcext:value-type="float">
            <text:p>0,0004062200000</text:p>
          </table:table-cell>
          <table:table-cell office:value-type="float" office:value="0.015979" calcext:value-type="float">
            <text:p>0,0159790000000</text:p>
          </table:table-cell>
          <table:table-cell office:value-type="float" office:value="0.000014346" calcext:value-type="float">
            <text:p>0,0000143460000</text:p>
          </table:table-cell>
          <table:table-cell office:value-type="float" office:value="0.00048714" calcext:value-type="float">
            <text:p>0,0004871400000</text:p>
          </table:table-cell>
          <table:table-cell office:value-type="float" office:value="0.000042362" calcext:value-type="float">
            <text:p>0,0000423620000</text:p>
          </table:table-cell>
          <table:table-cell office:value-type="float" office:value="0.0049212" calcext:value-type="float">
            <text:p>0,0049212000000</text:p>
          </table:table-cell>
          <table:table-cell office:value-type="float" office:value="0.0013719" calcext:value-type="float">
            <text:p>0,0013719000000</text:p>
          </table:table-cell>
          <table:table-cell office:value-type="float" office:value="0.13758" calcext:value-type="float">
            <text:p>0,1375800000000</text:p>
          </table:table-cell>
          <table:table-cell office:value-type="float" office:value="0.00053039" calcext:value-type="float">
            <text:p>0,0005303900000</text:p>
          </table:table-cell>
          <table:table-cell office:value-type="float" office:value="0.011199" calcext:value-type="float">
            <text:p>0,0111990000000</text:p>
          </table:table-cell>
          <table:table-cell office:value-type="float" office:value="0.00068946" calcext:value-type="float">
            <text:p>0,0006894600000</text:p>
          </table:table-cell>
          <table:table-cell office:value-type="float" office:value="0.0039059" calcext:value-type="float">
            <text:p>0,0039059000000</text:p>
          </table:table-cell>
          <table:table-cell office:value-type="float" office:value="2.32" calcext:value-type="float">
            <text:p>2,32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40" calcext:value-type="float">
            <text:p>40,0</text:p>
          </table:table-cell>
          <table:table-cell office:value-type="float" office:value="9.1696" calcext:value-type="float">
            <text:p>9,1696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46481" calcext:value-type="float">
            <text:p>0,4648100000000</text:p>
          </table:table-cell>
          <table:table-cell office:value-type="float" office:value="0.0022357" calcext:value-type="float">
            <text:p>0,0022357000000</text:p>
          </table:table-cell>
          <table:table-cell office:value-type="float" office:value="0.29237" calcext:value-type="float">
            <text:p>0,2923700000000</text:p>
          </table:table-cell>
          <table:table-cell office:value-type="float" office:value="0.000045051" calcext:value-type="float">
            <text:p>0,0000450510000</text:p>
          </table:table-cell>
          <table:table-cell office:value-type="float" office:value="6.8622" calcext:value-type="float">
            <text:p>6,8622000000000</text:p>
          </table:table-cell>
          <table:table-cell office:value-type="float" office:value="0.014085" calcext:value-type="float">
            <text:p>0,0140850000000</text:p>
          </table:table-cell>
          <table:table-cell office:value-type="float" office:value="0.040735" calcext:value-type="float">
            <text:p>0,0407350000000</text:p>
          </table:table-cell>
          <table:table-cell office:value-type="float" office:value="0.000041742" calcext:value-type="float">
            <text:p>0,0000417420000</text:p>
          </table:table-cell>
          <table:table-cell office:value-type="float" office:value="0.12331" calcext:value-type="float">
            <text:p>0,1233100000000</text:p>
          </table:table-cell>
          <table:table-cell office:value-type="float" office:value="0.69224" calcext:value-type="float">
            <text:p>0,6922400000000</text:p>
          </table:table-cell>
          <table:table-cell office:value-type="float" office:value="0.13968" calcext:value-type="float">
            <text:p>0,1396800000000</text:p>
          </table:table-cell>
          <table:table-cell office:value-type="float" office:value="0.34641" calcext:value-type="float">
            <text:p>0,3464100000000</text:p>
          </table:table-cell>
          <table:table-cell office:value-type="float" office:value="0.13108" calcext:value-type="float">
            <text:p>0,1310800000000</text:p>
          </table:table-cell>
          <table:table-cell office:value-type="float" office:value="0.00036574" calcext:value-type="float">
            <text:p>0,0003657400000</text:p>
          </table:table-cell>
          <table:table-cell office:value-type="float" office:value="0.016096" calcext:value-type="float">
            <text:p>0,0160960000000</text:p>
          </table:table-cell>
          <table:table-cell office:value-type="float" office:value="0.000020352" calcext:value-type="float">
            <text:p>0,0000203520000</text:p>
          </table:table-cell>
          <table:table-cell office:value-type="float" office:value="0.00055013" calcext:value-type="float">
            <text:p>0,0005501300000</text:p>
          </table:table-cell>
          <table:table-cell office:value-type="float" office:value="0.000047606" calcext:value-type="float">
            <text:p>0,0000476060000</text:p>
          </table:table-cell>
          <table:table-cell office:value-type="float" office:value="0.0050421" calcext:value-type="float">
            <text:p>0,0050421000000</text:p>
          </table:table-cell>
          <table:table-cell office:value-type="float" office:value="0.0014907" calcext:value-type="float">
            <text:p>0,0014907000000</text:p>
          </table:table-cell>
          <table:table-cell office:value-type="float" office:value="0.14215" calcext:value-type="float">
            <text:p>0,1421500000000</text:p>
          </table:table-cell>
          <table:table-cell office:value-type="float" office:value="0.0020275" calcext:value-type="float">
            <text:p>0,0020275000000</text:p>
          </table:table-cell>
          <table:table-cell office:value-type="float" office:value="0.015826" calcext:value-type="float">
            <text:p>0,0158260000000</text:p>
          </table:table-cell>
          <table:table-cell office:value-type="float" office:value="0.0034739" calcext:value-type="float">
            <text:p>0,0034739000000</text:p>
          </table:table-cell>
          <table:table-cell office:value-type="float" office:value="0.0072154" calcext:value-type="float">
            <text:p>0,0072154000000</text:p>
          </table:table-cell>
          <table:table-cell office:value-type="float" office:value="2.28" calcext:value-type="float">
            <text:p>2,2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50" calcext:value-type="float">
            <text:p>50,0</text:p>
          </table:table-cell>
          <table:table-cell office:value-type="float" office:value="9.1696" calcext:value-type="float">
            <text:p>9,1696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46481" calcext:value-type="float">
            <text:p>0,4648100000000</text:p>
          </table:table-cell>
          <table:table-cell office:value-type="float" office:value="0.0022357" calcext:value-type="float">
            <text:p>0,0022357000000</text:p>
          </table:table-cell>
          <table:table-cell office:value-type="float" office:value="0.29237" calcext:value-type="float">
            <text:p>0,2923700000000</text:p>
          </table:table-cell>
          <table:table-cell office:value-type="float" office:value="0.000045051" calcext:value-type="float">
            <text:p>0,0000450510000</text:p>
          </table:table-cell>
          <table:table-cell office:value-type="float" office:value="6.8622" calcext:value-type="float">
            <text:p>6,8622000000000</text:p>
          </table:table-cell>
          <table:table-cell office:value-type="float" office:value="0.014085" calcext:value-type="float">
            <text:p>0,0140850000000</text:p>
          </table:table-cell>
          <table:table-cell office:value-type="float" office:value="0.040735" calcext:value-type="float">
            <text:p>0,0407350000000</text:p>
          </table:table-cell>
          <table:table-cell office:value-type="float" office:value="0.000041742" calcext:value-type="float">
            <text:p>0,0000417420000</text:p>
          </table:table-cell>
          <table:table-cell office:value-type="float" office:value="0.12331" calcext:value-type="float">
            <text:p>0,1233100000000</text:p>
          </table:table-cell>
          <table:table-cell office:value-type="float" office:value="0.69224" calcext:value-type="float">
            <text:p>0,6922400000000</text:p>
          </table:table-cell>
          <table:table-cell office:value-type="float" office:value="0.13968" calcext:value-type="float">
            <text:p>0,1396800000000</text:p>
          </table:table-cell>
          <table:table-cell office:value-type="float" office:value="0.34641" calcext:value-type="float">
            <text:p>0,3464100000000</text:p>
          </table:table-cell>
          <table:table-cell office:value-type="float" office:value="0.13108" calcext:value-type="float">
            <text:p>0,1310800000000</text:p>
          </table:table-cell>
          <table:table-cell office:value-type="float" office:value="0.00036574" calcext:value-type="float">
            <text:p>0,0003657400000</text:p>
          </table:table-cell>
          <table:table-cell office:value-type="float" office:value="0.016096" calcext:value-type="float">
            <text:p>0,0160960000000</text:p>
          </table:table-cell>
          <table:table-cell office:value-type="float" office:value="0.000020352" calcext:value-type="float">
            <text:p>0,0000203520000</text:p>
          </table:table-cell>
          <table:table-cell office:value-type="float" office:value="0.00055013" calcext:value-type="float">
            <text:p>0,0005501300000</text:p>
          </table:table-cell>
          <table:table-cell office:value-type="float" office:value="0.000047606" calcext:value-type="float">
            <text:p>0,0000476060000</text:p>
          </table:table-cell>
          <table:table-cell office:value-type="float" office:value="0.0050421" calcext:value-type="float">
            <text:p>0,0050421000000</text:p>
          </table:table-cell>
          <table:table-cell office:value-type="float" office:value="0.0014907" calcext:value-type="float">
            <text:p>0,0014907000000</text:p>
          </table:table-cell>
          <table:table-cell office:value-type="float" office:value="0.14215" calcext:value-type="float">
            <text:p>0,1421500000000</text:p>
          </table:table-cell>
          <table:table-cell office:value-type="float" office:value="0.0020275" calcext:value-type="float">
            <text:p>0,0020275000000</text:p>
          </table:table-cell>
          <table:table-cell office:value-type="float" office:value="0.015826" calcext:value-type="float">
            <text:p>0,0158260000000</text:p>
          </table:table-cell>
          <table:table-cell office:value-type="float" office:value="0.0034739" calcext:value-type="float">
            <text:p>0,0034739000000</text:p>
          </table:table-cell>
          <table:table-cell office:value-type="float" office:value="0.0072154" calcext:value-type="float">
            <text:p>0,0072154000000</text:p>
          </table:table-cell>
          <table:table-cell office:value-type="float" office:value="2.28" calcext:value-type="float">
            <text:p>2,2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60" calcext:value-type="float">
            <text:p>60,0</text:p>
          </table:table-cell>
          <table:table-cell office:value-type="float" office:value="9.1696" calcext:value-type="float">
            <text:p>9,1696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46481" calcext:value-type="float">
            <text:p>0,4648100000000</text:p>
          </table:table-cell>
          <table:table-cell office:value-type="float" office:value="0.0022357" calcext:value-type="float">
            <text:p>0,0022357000000</text:p>
          </table:table-cell>
          <table:table-cell office:value-type="float" office:value="0.29237" calcext:value-type="float">
            <text:p>0,2923700000000</text:p>
          </table:table-cell>
          <table:table-cell office:value-type="float" office:value="0.000045051" calcext:value-type="float">
            <text:p>0,0000450510000</text:p>
          </table:table-cell>
          <table:table-cell office:value-type="float" office:value="6.8622" calcext:value-type="float">
            <text:p>6,8622000000000</text:p>
          </table:table-cell>
          <table:table-cell office:value-type="float" office:value="0.014085" calcext:value-type="float">
            <text:p>0,0140850000000</text:p>
          </table:table-cell>
          <table:table-cell office:value-type="float" office:value="0.040735" calcext:value-type="float">
            <text:p>0,0407350000000</text:p>
          </table:table-cell>
          <table:table-cell office:value-type="float" office:value="0.000041742" calcext:value-type="float">
            <text:p>0,0000417420000</text:p>
          </table:table-cell>
          <table:table-cell office:value-type="float" office:value="0.12331" calcext:value-type="float">
            <text:p>0,1233100000000</text:p>
          </table:table-cell>
          <table:table-cell office:value-type="float" office:value="0.69224" calcext:value-type="float">
            <text:p>0,6922400000000</text:p>
          </table:table-cell>
          <table:table-cell office:value-type="float" office:value="0.13968" calcext:value-type="float">
            <text:p>0,1396800000000</text:p>
          </table:table-cell>
          <table:table-cell office:value-type="float" office:value="0.34641" calcext:value-type="float">
            <text:p>0,3464100000000</text:p>
          </table:table-cell>
          <table:table-cell office:value-type="float" office:value="0.13108" calcext:value-type="float">
            <text:p>0,1310800000000</text:p>
          </table:table-cell>
          <table:table-cell office:value-type="float" office:value="0.00036574" calcext:value-type="float">
            <text:p>0,0003657400000</text:p>
          </table:table-cell>
          <table:table-cell office:value-type="float" office:value="0.016096" calcext:value-type="float">
            <text:p>0,0160960000000</text:p>
          </table:table-cell>
          <table:table-cell office:value-type="float" office:value="0.000020352" calcext:value-type="float">
            <text:p>0,0000203520000</text:p>
          </table:table-cell>
          <table:table-cell office:value-type="float" office:value="0.00055013" calcext:value-type="float">
            <text:p>0,0005501300000</text:p>
          </table:table-cell>
          <table:table-cell office:value-type="float" office:value="0.000047606" calcext:value-type="float">
            <text:p>0,0000476060000</text:p>
          </table:table-cell>
          <table:table-cell office:value-type="float" office:value="0.0050421" calcext:value-type="float">
            <text:p>0,0050421000000</text:p>
          </table:table-cell>
          <table:table-cell office:value-type="float" office:value="0.0014907" calcext:value-type="float">
            <text:p>0,0014907000000</text:p>
          </table:table-cell>
          <table:table-cell office:value-type="float" office:value="0.14215" calcext:value-type="float">
            <text:p>0,1421500000000</text:p>
          </table:table-cell>
          <table:table-cell office:value-type="float" office:value="0.0020275" calcext:value-type="float">
            <text:p>0,0020275000000</text:p>
          </table:table-cell>
          <table:table-cell office:value-type="float" office:value="0.015826" calcext:value-type="float">
            <text:p>0,0158260000000</text:p>
          </table:table-cell>
          <table:table-cell office:value-type="float" office:value="0.0034739" calcext:value-type="float">
            <text:p>0,0034739000000</text:p>
          </table:table-cell>
          <table:table-cell office:value-type="float" office:value="0.0072154" calcext:value-type="float">
            <text:p>0,0072154000000</text:p>
          </table:table-cell>
          <table:table-cell office:value-type="float" office:value="2.28" calcext:value-type="float">
            <text:p>2,2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70" calcext:value-type="float">
            <text:p>70,0</text:p>
          </table:table-cell>
          <table:table-cell office:value-type="float" office:value="9.1696" calcext:value-type="float">
            <text:p>9,1696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46481" calcext:value-type="float">
            <text:p>0,4648100000000</text:p>
          </table:table-cell>
          <table:table-cell office:value-type="float" office:value="0.0022357" calcext:value-type="float">
            <text:p>0,0022357000000</text:p>
          </table:table-cell>
          <table:table-cell office:value-type="float" office:value="0.29237" calcext:value-type="float">
            <text:p>0,2923700000000</text:p>
          </table:table-cell>
          <table:table-cell office:value-type="float" office:value="0.000045051" calcext:value-type="float">
            <text:p>0,0000450510000</text:p>
          </table:table-cell>
          <table:table-cell office:value-type="float" office:value="6.8622" calcext:value-type="float">
            <text:p>6,8622000000000</text:p>
          </table:table-cell>
          <table:table-cell office:value-type="float" office:value="0.014085" calcext:value-type="float">
            <text:p>0,0140850000000</text:p>
          </table:table-cell>
          <table:table-cell office:value-type="float" office:value="0.040735" calcext:value-type="float">
            <text:p>0,0407350000000</text:p>
          </table:table-cell>
          <table:table-cell office:value-type="float" office:value="0.000041742" calcext:value-type="float">
            <text:p>0,0000417420000</text:p>
          </table:table-cell>
          <table:table-cell office:value-type="float" office:value="0.12331" calcext:value-type="float">
            <text:p>0,1233100000000</text:p>
          </table:table-cell>
          <table:table-cell office:value-type="float" office:value="0.69224" calcext:value-type="float">
            <text:p>0,6922400000000</text:p>
          </table:table-cell>
          <table:table-cell office:value-type="float" office:value="0.13968" calcext:value-type="float">
            <text:p>0,1396800000000</text:p>
          </table:table-cell>
          <table:table-cell office:value-type="float" office:value="0.34641" calcext:value-type="float">
            <text:p>0,3464100000000</text:p>
          </table:table-cell>
          <table:table-cell office:value-type="float" office:value="0.13108" calcext:value-type="float">
            <text:p>0,1310800000000</text:p>
          </table:table-cell>
          <table:table-cell office:value-type="float" office:value="0.00036574" calcext:value-type="float">
            <text:p>0,0003657400000</text:p>
          </table:table-cell>
          <table:table-cell office:value-type="float" office:value="0.016096" calcext:value-type="float">
            <text:p>0,0160960000000</text:p>
          </table:table-cell>
          <table:table-cell office:value-type="float" office:value="0.000020352" calcext:value-type="float">
            <text:p>0,0000203520000</text:p>
          </table:table-cell>
          <table:table-cell office:value-type="float" office:value="0.00055013" calcext:value-type="float">
            <text:p>0,0005501300000</text:p>
          </table:table-cell>
          <table:table-cell office:value-type="float" office:value="0.000047606" calcext:value-type="float">
            <text:p>0,0000476060000</text:p>
          </table:table-cell>
          <table:table-cell office:value-type="float" office:value="0.0050421" calcext:value-type="float">
            <text:p>0,0050421000000</text:p>
          </table:table-cell>
          <table:table-cell office:value-type="float" office:value="0.0014907" calcext:value-type="float">
            <text:p>0,0014907000000</text:p>
          </table:table-cell>
          <table:table-cell office:value-type="float" office:value="0.14215" calcext:value-type="float">
            <text:p>0,1421500000000</text:p>
          </table:table-cell>
          <table:table-cell office:value-type="float" office:value="0.0020275" calcext:value-type="float">
            <text:p>0,0020275000000</text:p>
          </table:table-cell>
          <table:table-cell office:value-type="float" office:value="0.015826" calcext:value-type="float">
            <text:p>0,0158260000000</text:p>
          </table:table-cell>
          <table:table-cell office:value-type="float" office:value="0.0034739" calcext:value-type="float">
            <text:p>0,0034739000000</text:p>
          </table:table-cell>
          <table:table-cell office:value-type="float" office:value="0.0072154" calcext:value-type="float">
            <text:p>0,0072154000000</text:p>
          </table:table-cell>
          <table:table-cell office:value-type="float" office:value="2.28" calcext:value-type="float">
            <text:p>2,2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80" calcext:value-type="float">
            <text:p>80,0</text:p>
          </table:table-cell>
          <table:table-cell office:value-type="float" office:value="9.1696" calcext:value-type="float">
            <text:p>9,1696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46481" calcext:value-type="float">
            <text:p>0,4648100000000</text:p>
          </table:table-cell>
          <table:table-cell office:value-type="float" office:value="0.0022357" calcext:value-type="float">
            <text:p>0,0022357000000</text:p>
          </table:table-cell>
          <table:table-cell office:value-type="float" office:value="0.29237" calcext:value-type="float">
            <text:p>0,2923700000000</text:p>
          </table:table-cell>
          <table:table-cell office:value-type="float" office:value="0.000045051" calcext:value-type="float">
            <text:p>0,0000450510000</text:p>
          </table:table-cell>
          <table:table-cell office:value-type="float" office:value="6.8622" calcext:value-type="float">
            <text:p>6,8622000000000</text:p>
          </table:table-cell>
          <table:table-cell office:value-type="float" office:value="0.014085" calcext:value-type="float">
            <text:p>0,0140850000000</text:p>
          </table:table-cell>
          <table:table-cell office:value-type="float" office:value="0.040735" calcext:value-type="float">
            <text:p>0,0407350000000</text:p>
          </table:table-cell>
          <table:table-cell office:value-type="float" office:value="0.000041742" calcext:value-type="float">
            <text:p>0,0000417420000</text:p>
          </table:table-cell>
          <table:table-cell office:value-type="float" office:value="0.12331" calcext:value-type="float">
            <text:p>0,1233100000000</text:p>
          </table:table-cell>
          <table:table-cell office:value-type="float" office:value="0.69224" calcext:value-type="float">
            <text:p>0,6922400000000</text:p>
          </table:table-cell>
          <table:table-cell office:value-type="float" office:value="0.13968" calcext:value-type="float">
            <text:p>0,1396800000000</text:p>
          </table:table-cell>
          <table:table-cell office:value-type="float" office:value="0.34641" calcext:value-type="float">
            <text:p>0,3464100000000</text:p>
          </table:table-cell>
          <table:table-cell office:value-type="float" office:value="0.13108" calcext:value-type="float">
            <text:p>0,1310800000000</text:p>
          </table:table-cell>
          <table:table-cell office:value-type="float" office:value="0.00036574" calcext:value-type="float">
            <text:p>0,0003657400000</text:p>
          </table:table-cell>
          <table:table-cell office:value-type="float" office:value="0.016096" calcext:value-type="float">
            <text:p>0,0160960000000</text:p>
          </table:table-cell>
          <table:table-cell office:value-type="float" office:value="0.000020352" calcext:value-type="float">
            <text:p>0,0000203520000</text:p>
          </table:table-cell>
          <table:table-cell office:value-type="float" office:value="0.00055013" calcext:value-type="float">
            <text:p>0,0005501300000</text:p>
          </table:table-cell>
          <table:table-cell office:value-type="float" office:value="0.000047606" calcext:value-type="float">
            <text:p>0,0000476060000</text:p>
          </table:table-cell>
          <table:table-cell office:value-type="float" office:value="0.0050421" calcext:value-type="float">
            <text:p>0,0050421000000</text:p>
          </table:table-cell>
          <table:table-cell office:value-type="float" office:value="0.0014907" calcext:value-type="float">
            <text:p>0,0014907000000</text:p>
          </table:table-cell>
          <table:table-cell office:value-type="float" office:value="0.14215" calcext:value-type="float">
            <text:p>0,1421500000000</text:p>
          </table:table-cell>
          <table:table-cell office:value-type="float" office:value="0.0020275" calcext:value-type="float">
            <text:p>0,0020275000000</text:p>
          </table:table-cell>
          <table:table-cell office:value-type="float" office:value="0.015826" calcext:value-type="float">
            <text:p>0,0158260000000</text:p>
          </table:table-cell>
          <table:table-cell office:value-type="float" office:value="0.0034739" calcext:value-type="float">
            <text:p>0,0034739000000</text:p>
          </table:table-cell>
          <table:table-cell office:value-type="float" office:value="0.0072154" calcext:value-type="float">
            <text:p>0,0072154000000</text:p>
          </table:table-cell>
          <table:table-cell office:value-type="float" office:value="2.28" calcext:value-type="float">
            <text:p>2,2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90" calcext:value-type="float">
            <text:p>90,0</text:p>
          </table:table-cell>
          <table:table-cell office:value-type="float" office:value="9.1696" calcext:value-type="float">
            <text:p>9,1696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46481" calcext:value-type="float">
            <text:p>0,4648100000000</text:p>
          </table:table-cell>
          <table:table-cell office:value-type="float" office:value="0.0022357" calcext:value-type="float">
            <text:p>0,0022357000000</text:p>
          </table:table-cell>
          <table:table-cell office:value-type="float" office:value="0.29237" calcext:value-type="float">
            <text:p>0,2923700000000</text:p>
          </table:table-cell>
          <table:table-cell office:value-type="float" office:value="0.000045051" calcext:value-type="float">
            <text:p>0,0000450510000</text:p>
          </table:table-cell>
          <table:table-cell office:value-type="float" office:value="6.8622" calcext:value-type="float">
            <text:p>6,8622000000000</text:p>
          </table:table-cell>
          <table:table-cell office:value-type="float" office:value="0.014085" calcext:value-type="float">
            <text:p>0,0140850000000</text:p>
          </table:table-cell>
          <table:table-cell office:value-type="float" office:value="0.040735" calcext:value-type="float">
            <text:p>0,0407350000000</text:p>
          </table:table-cell>
          <table:table-cell office:value-type="float" office:value="0.000041742" calcext:value-type="float">
            <text:p>0,0000417420000</text:p>
          </table:table-cell>
          <table:table-cell office:value-type="float" office:value="0.12331" calcext:value-type="float">
            <text:p>0,1233100000000</text:p>
          </table:table-cell>
          <table:table-cell office:value-type="float" office:value="0.69224" calcext:value-type="float">
            <text:p>0,6922400000000</text:p>
          </table:table-cell>
          <table:table-cell office:value-type="float" office:value="0.13968" calcext:value-type="float">
            <text:p>0,1396800000000</text:p>
          </table:table-cell>
          <table:table-cell office:value-type="float" office:value="0.34641" calcext:value-type="float">
            <text:p>0,3464100000000</text:p>
          </table:table-cell>
          <table:table-cell office:value-type="float" office:value="0.13108" calcext:value-type="float">
            <text:p>0,1310800000000</text:p>
          </table:table-cell>
          <table:table-cell office:value-type="float" office:value="0.00036574" calcext:value-type="float">
            <text:p>0,0003657400000</text:p>
          </table:table-cell>
          <table:table-cell office:value-type="float" office:value="0.016096" calcext:value-type="float">
            <text:p>0,0160960000000</text:p>
          </table:table-cell>
          <table:table-cell office:value-type="float" office:value="0.000020352" calcext:value-type="float">
            <text:p>0,0000203520000</text:p>
          </table:table-cell>
          <table:table-cell office:value-type="float" office:value="0.00055013" calcext:value-type="float">
            <text:p>0,0005501300000</text:p>
          </table:table-cell>
          <table:table-cell office:value-type="float" office:value="0.000047606" calcext:value-type="float">
            <text:p>0,0000476060000</text:p>
          </table:table-cell>
          <table:table-cell office:value-type="float" office:value="0.0050421" calcext:value-type="float">
            <text:p>0,0050421000000</text:p>
          </table:table-cell>
          <table:table-cell office:value-type="float" office:value="0.0014907" calcext:value-type="float">
            <text:p>0,0014907000000</text:p>
          </table:table-cell>
          <table:table-cell office:value-type="float" office:value="0.14215" calcext:value-type="float">
            <text:p>0,1421500000000</text:p>
          </table:table-cell>
          <table:table-cell office:value-type="float" office:value="0.0020275" calcext:value-type="float">
            <text:p>0,0020275000000</text:p>
          </table:table-cell>
          <table:table-cell office:value-type="float" office:value="0.015826" calcext:value-type="float">
            <text:p>0,0158260000000</text:p>
          </table:table-cell>
          <table:table-cell office:value-type="float" office:value="0.0034739" calcext:value-type="float">
            <text:p>0,0034739000000</text:p>
          </table:table-cell>
          <table:table-cell office:value-type="float" office:value="0.0072154" calcext:value-type="float">
            <text:p>0,0072154000000</text:p>
          </table:table-cell>
          <table:table-cell office:value-type="float" office:value="2.28" calcext:value-type="float">
            <text:p>2,2800000000000</text:p>
          </table:table-cell>
          <table:table-cell table:number-columns-repeated="35"/>
        </table:table-row>
        <table:table-row table:style-name="ro1">
          <table:table-cell table:style-name="ce2" office:value-type="float" office:value="100" calcext:value-type="float">
            <text:p>100,0</text:p>
          </table:table-cell>
          <table:table-cell office:value-type="float" office:value="9.1696" calcext:value-type="float">
            <text:p>9,1696000000000</text:p>
          </table:table-cell>
          <table:table-cell office:value-type="float" office:value="0.000000000001" calcext:value-type="float">
            <text:p>0,0000000000010</text:p>
          </table:table-cell>
          <table:table-cell office:value-type="float" office:value="0.46481" calcext:value-type="float">
            <text:p>0,4648100000000</text:p>
          </table:table-cell>
          <table:table-cell office:value-type="float" office:value="0.0022357" calcext:value-type="float">
            <text:p>0,0022357000000</text:p>
          </table:table-cell>
          <table:table-cell office:value-type="float" office:value="0.29237" calcext:value-type="float">
            <text:p>0,2923700000000</text:p>
          </table:table-cell>
          <table:table-cell office:value-type="float" office:value="0.000045051" calcext:value-type="float">
            <text:p>0,0000450510000</text:p>
          </table:table-cell>
          <table:table-cell office:value-type="float" office:value="6.8622" calcext:value-type="float">
            <text:p>6,8622000000000</text:p>
          </table:table-cell>
          <table:table-cell office:value-type="float" office:value="0.014085" calcext:value-type="float">
            <text:p>0,0140850000000</text:p>
          </table:table-cell>
          <table:table-cell office:value-type="float" office:value="0.040735" calcext:value-type="float">
            <text:p>0,0407350000000</text:p>
          </table:table-cell>
          <table:table-cell office:value-type="float" office:value="0.000041742" calcext:value-type="float">
            <text:p>0,0000417420000</text:p>
          </table:table-cell>
          <table:table-cell office:value-type="float" office:value="0.12331" calcext:value-type="float">
            <text:p>0,1233100000000</text:p>
          </table:table-cell>
          <table:table-cell office:value-type="float" office:value="0.69224" calcext:value-type="float">
            <text:p>0,6922400000000</text:p>
          </table:table-cell>
          <table:table-cell office:value-type="float" office:value="0.13968" calcext:value-type="float">
            <text:p>0,1396800000000</text:p>
          </table:table-cell>
          <table:table-cell office:value-type="float" office:value="0.34641" calcext:value-type="float">
            <text:p>0,3464100000000</text:p>
          </table:table-cell>
          <table:table-cell office:value-type="float" office:value="0.13108" calcext:value-type="float">
            <text:p>0,1310800000000</text:p>
          </table:table-cell>
          <table:table-cell office:value-type="float" office:value="0.00036574" calcext:value-type="float">
            <text:p>0,0003657400000</text:p>
          </table:table-cell>
          <table:table-cell office:value-type="float" office:value="0.016096" calcext:value-type="float">
            <text:p>0,0160960000000</text:p>
          </table:table-cell>
          <table:table-cell office:value-type="float" office:value="0.000020352" calcext:value-type="float">
            <text:p>0,0000203520000</text:p>
          </table:table-cell>
          <table:table-cell office:value-type="float" office:value="0.00055013" calcext:value-type="float">
            <text:p>0,0005501300000</text:p>
          </table:table-cell>
          <table:table-cell office:value-type="float" office:value="0.000047606" calcext:value-type="float">
            <text:p>0,0000476060000</text:p>
          </table:table-cell>
          <table:table-cell office:value-type="float" office:value="0.0050421" calcext:value-type="float">
            <text:p>0,0050421000000</text:p>
          </table:table-cell>
          <table:table-cell office:value-type="float" office:value="0.0014907" calcext:value-type="float">
            <text:p>0,0014907000000</text:p>
          </table:table-cell>
          <table:table-cell office:value-type="float" office:value="0.14215" calcext:value-type="float">
            <text:p>0,1421500000000</text:p>
          </table:table-cell>
          <table:table-cell office:value-type="float" office:value="0.0020275" calcext:value-type="float">
            <text:p>0,0020275000000</text:p>
          </table:table-cell>
          <table:table-cell office:value-type="float" office:value="0.015826" calcext:value-type="float">
            <text:p>0,0158260000000</text:p>
          </table:table-cell>
          <table:table-cell office:value-type="float" office:value="0.0034739" calcext:value-type="float">
            <text:p>0,0034739000000</text:p>
          </table:table-cell>
          <table:table-cell office:value-type="float" office:value="0.0072154" calcext:value-type="float">
            <text:p>0,0072154000000</text:p>
          </table:table-cell>
          <table:table-cell office:value-type="float" office:value="2.28" calcext:value-type="float">
            <text:p>2,2800000000000</text:p>
          </table:table-cell>
          <table:table-cell table:number-columns-repeated="35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ADME" table:style-name="ta1">
        <table:table-column table:style-name="co5" table:default-cell-style-name="ce21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For make StarDeep work properly:</text:p>
          </table:table-cell>
          <table:table-cell table:style-name="ce22" table:number-columns-repeated="2"/>
        </table:table-row>
        <table:table-row table:style-name="ro1">
          <table:table-cell table:style-name="ce20"/>
          <table:table-cell table:style-name="ce22" table:number-columns-repeated="2"/>
        </table:table-row>
        <table:table-row table:style-name="ro1">
          <table:table-cell table:style-name="ce20" office:value-type="string" calcext:value-type="string">
            <text:p>Save as .csv</text:p>
          </table:table-cell>
          <table:table-cell table:style-name="ce22" table:number-columns-repeated="2"/>
        </table:table-row>
        <table:table-row table:style-name="ro1">
          <table:table-cell table:style-name="ce20" office:value-type="string" calcext:value-type="string">
            <text:p>Characther Code: Unicode UTF-8</text:p>
          </table:table-cell>
          <table:table-cell table:style-name="ce22" table:number-columns-repeated="2"/>
        </table:table-row>
        <table:table-row table:style-name="ro1">
          <table:table-cell table:style-name="ce20" office:value-type="string" calcext:value-type="string">
            <text:p>separator {tabulation}</text:p>
          </table:table-cell>
          <table:table-cell table:style-name="ce22" table:number-columns-repeated="2"/>
        </table:table-row>
        <table:table-row table:style-name="ro1">
          <table:table-cell table:style-name="ce20" office:value-type="string" calcext:value-type="string">
            <text:p>"Save content as Show"</text:p>
          </table:table-cell>
          <table:table-cell table:style-name="ce22" table:number-columns-repeated="2"/>
        </table:table-row>
        <table:table-row table:style-name="ro1">
          <table:table-cell table:style-name="ce20" office:value-type="string" calcext:value-type="string">
            <text:p>NOT "quotes of string cells"</text:p>
          </table:table-cell>
          <table:table-cell table:style-name="ce22" table:number-columns-repeated="2"/>
        </table:table-row>
        <table:table-row table:style-name="ro1">
          <table:table-cell table:style-name="ce20" office:value-type="string" calcext:value-type="string">
            <text:p>NOT "Mantain column distance"</text:p>
          </table:table-cell>
          <table:table-cell table:style-name="ce22"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0" loext:min-decimal-places="0" number:min-integer-digits="5"/>
    </number:number-style>
    <number:currency-style style:name="N15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date-style style:name="N160P0" style:volatile="true">
      <number:month/>
      <number:text>/</number:text>
      <number:day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12" loext:min-decimal-places="12" number:min-integer-digits="1"/>
    </number:number-style>
    <number:number-style style:name="N162">
      <number:number number:decimal-places="13" loext:min-decimal-places="13" number:min-integer-digits="1"/>
    </number:number-style>
    <number:number-style style:name="N163">
      <number:number number:decimal-places="14" loext:min-decimal-places="14" number:min-integer-digits="1"/>
    </number:number-style>
    <number:number-style style:name="N164">
      <number:number number:decimal-places="15" loext:min-decimal-places="15" number:min-integer-digits="1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7" loext:min-decimal-places="17" number:min-integer-digits="1"/>
    </number:number-style>
    <number:number-style style:name="N167">
      <number:scientific-number number:decimal-places="0" loext:min-decimal-places="0" number:min-integer-digits="4" number:grouping="true" number:min-exponent-digits="1" loext:exponent-interval="4" loext:forced-exponent-sign="true"/>
    </number:number-style>
    <number:date-style style:name="N16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18:16.85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19:00:28.94</meta:creation-date>
    <dc:date>2020-01-28T12:24:21.546000000</dc:date>
    <meta:editing-duration>PT5H12M37S</meta:editing-duration>
    <meta:editing-cycles>13</meta:editing-cycles>
    <meta:generator>LibreOffice/6.3.4.2$Windows_X86_64 LibreOffice_project/60da17e045e08f1793c57c00ba83cdfce946d0aa</meta:generator>
    <meta:document-statistic meta:table-count="2" meta:cell-count="6271" meta:object-count="0"/>
  </office:meta>
</office:document-meta>
</file>